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automatic" presentation:transition-speed="fast" presentation:duration="PT00H00M04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automatic" presentation:transition-speed="fast" presentation:duration="PT00H00M24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7" style:family="drawing-page">
      <style:drawing-page-properties presentation:transition-type="automatic" presentation:transition-speed="fast" presentation:duration="PT00H01M21S" presentation:background-visible="true" presentation:background-objects-visible="true" presentation:display-footer="true" presentation:display-page-number="true" presentation:display-date-time="true"/>
    </style:style>
    <style:style style:name="dp8" style:family="drawing-page">
      <style:drawing-page-properties presentation:transition-type="automatic" presentation:transition-speed="fast" presentation:duration="PT00H01M51S" presentation:background-visible="true" presentation:background-objects-visible="true" presentation:display-footer="true" presentation:display-page-number="true" presentation:display-date-time="true"/>
    </style:style>
    <style:style style:name="dp9" style:family="drawing-page">
      <style:drawing-page-properties presentation:transition-type="automatic" presentation:transition-speed="fast" presentation:duration="PT00H01M30S" presentation:background-visible="true" presentation:background-objects-visible="true" presentation:display-footer="true" presentation:display-page-number="true" presentation:display-date-time="true"/>
    </style:style>
    <style:style style:name="dp10" style:family="drawing-page">
      <style:drawing-page-properties presentation:transition-type="automatic" presentation:transition-speed="fast" presentation:duration="PT00H01M40S" presentation:background-visible="true" presentation:background-objects-visible="true" presentation:display-footer="true" presentation:display-page-number="true" presentation:display-date-time="true"/>
    </style:style>
    <style:style style:name="dp11" style:family="drawing-page">
      <style:drawing-page-properties presentation:transition-type="automatic" presentation:transition-speed="fast" presentation:duration="PT00H01M00S" presentation:background-visible="true" presentation:background-objects-visible="true" presentation:display-footer="true" presentation:display-page-number="true" presentation:display-date-time="true"/>
    </style:style>
    <style:style style:name="dp12" style:family="drawing-page">
      <style:drawing-page-properties presentation:transition-type="automatic" presentation:transition-speed="fast" presentation:duration="PT00H01M07S" presentation:background-visible="true" presentation:background-objects-visible="true" presentation:display-footer="true" presentation:display-page-number="true" presentation:display-date-time="true"/>
    </style:style>
    <style:style style:name="dp13" style:family="drawing-page">
      <style:drawing-page-properties presentation:transition-type="automatic" presentation:transition-speed="fast" presentation:duration="PT00H00M55S" presentation:background-visible="true" presentation:background-objects-visible="true" presentation:display-footer="true" presentation:display-page-number="true" presentation:display-date-time="true"/>
    </style:style>
    <style:style style:name="dp14" style:family="drawing-page">
      <style:drawing-page-properties presentation:transition-type="automatic" presentation:transition-speed="fast" presentation:duration="PT00H00M38S" presentation:background-visible="true" presentation:background-objects-visible="true" presentation:display-footer="true" presentation:display-page-number="true" presentation:display-date-time="true"/>
    </style:style>
    <style:style style:name="dp15" style:family="drawing-page">
      <style:drawing-page-properties presentation:transition-type="automatic" presentation:transition-speed="fast" presentation:duration="PT00H00M48S" presentation:background-visible="true" presentation:background-objects-visible="true" presentation:display-footer="true" presentation:display-page-number="true" presentation:display-date-time="true"/>
    </style:style>
    <style:style style:name="dp16" style:family="drawing-page">
      <style:drawing-page-properties presentation:transition-type="automatic" presentation:transition-speed="fast" presentation:duration="PT00H00M40S" presentation:background-visible="true" presentation:background-objects-visible="true" presentation:display-footer="true" presentation:display-page-number="true" presentation:display-date-time="true"/>
    </style:style>
    <style:style style:name="dp17" style:family="drawing-page">
      <style:drawing-page-properties presentation:transition-type="automatic" presentation:transition-speed="fast" presentation:duration="PT00H01M04S" presentation:background-visible="true" presentation:background-objects-visible="true" presentation:display-footer="true" presentation:display-page-number="true" presentation:display-date-time="true"/>
    </style:style>
    <style:style style:name="dp18" style:family="drawing-page">
      <style:drawing-page-properties presentation:transition-type="automatic" presentation:transition-speed="fast" presentation:duration="PT00H01M36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fill-color="#787e8a" draw:textarea-horizontal-align="left" draw:textarea-vertical-align="top" draw:auto-grow-height="true" fo:padding-top="0.127cm" fo:padding-bottom="0.127cm" fo:padding-left="0.254cm" fo:padding-right="0.254cm" fo:wrap-option="no-wrap" draw:shadow="hidden" draw:shadow-color="#000000"/>
    </style:style>
    <style:style style:name="gr2" style:family="graphic" style:parent-style-name="standard">
      <style:graphic-properties draw:stroke="solid" svg:stroke-width="0.079cm" svg:stroke-color="#ffffff" draw:stroke-linejoin="miter" draw:fill="none" draw:fill-color="#ffffff" draw:textarea-horizontal-align="left" draw:textarea-vertical-align="top" draw:auto-grow-height="true" fo:padding-top="0.126cm" fo:padding-bottom="0.126cm" fo:padding-left="0.253cm" fo:padding-right="0.253cm" fo:wrap-option="no-wrap" draw:shadow="hidden" draw:shadow-color="#000000"/>
    </style:style>
    <style:style style:name="gr3" style:family="graphic">
      <style:graphic-properties style:protect="size"/>
    </style:style>
    <style:style style:name="gr4" style:family="graphic" style:parent-style-name="standard">
      <style:graphic-properties draw:stroke="none" draw:fill="none" draw:fill-color="#ff9b9b" draw:textarea-horizontal-align="justify" draw:textarea-vertical-align="top" draw:auto-grow-height="true" fo:padding-top="0.13cm" fo:padding-bottom="0.13cm" fo:padding-left="0.25cm" fo:padding-right="0.25cm" fo:wrap-option="wrap" draw:shadow="hidden"/>
    </style:style>
    <style:style style:name="gr5" style:family="graphic" style:parent-style-name="standard">
      <style:graphic-properties draw:stroke="none" draw:fill="none" draw:fill-color="#787e8a" draw:textarea-horizontal-align="justify" draw:textarea-vertical-align="middle" draw:auto-grow-height="false" fo:padding-top="0.128cm" fo:padding-bottom="0.128cm" fo:padding-left="0.256cm" fo:padding-right="0.256cm" fo:wrap-option="no-wrap" draw:shadow="hidden" draw:shadow-color="#000000"/>
    </style:style>
    <style:style style:name="gr6" style:family="graphic" style:parent-style-name="standard">
      <style:graphic-properties draw:stroke="none" draw:fill="none" draw:fill-color="#787e8a" draw:textarea-horizontal-align="left" draw:textarea-vertical-align="top" draw:auto-grow-height="false" fo:padding-top="0.15cm" fo:padding-bottom="0.15cm" fo:padding-left="0.3cm" fo:padding-right="0.3cm" fo:wrap-option="no-wrap" draw:shadow="hidden" draw:shadow-color="#000000"/>
    </style:style>
    <style:style style:name="gr7" style:family="graphic" style:parent-style-name="standard">
      <style:graphic-properties draw:stroke="none" draw:fill="none" draw:fill-color="#787e8a" draw:textarea-horizontal-align="left" draw:textarea-vertical-align="top" draw:auto-grow-height="true" fo:padding-top="0.121cm" fo:padding-bottom="0.121cm" fo:padding-left="0.241cm" fo:padding-right="0.241cm" fo:wrap-option="wrap" draw:shadow="hidden" draw:shadow-color="#000000"/>
    </style:style>
    <style:style style:name="gr8" style:family="graphic" style:parent-style-name="standard">
      <style:graphic-properties draw:stroke="solid" svg:stroke-width="0.035cm" svg:stroke-color="#ffffff" draw:stroke-linejoin="miter" draw:fill="solid" draw:fill-color="#ff9933" draw:textarea-horizontal-align="left" draw:textarea-vertical-align="middle" draw:auto-grow-height="false" fo:padding-top="0.13cm" fo:padding-bottom="0.13cm" fo:padding-left="0.25cm" fo:padding-right="0.25cm" fo:wrap-option="wrap" draw:shadow="hidden" draw:shadow-color="#000000"/>
    </style:style>
    <style:style style:name="gr9" style:family="graphic" style:parent-style-name="standard">
      <style:graphic-properties draw:stroke="none" draw:fill="none" draw:fill-color="#787e8a" draw:textarea-horizontal-align="justify" draw:textarea-vertical-align="top" draw:auto-grow-height="true" fo:padding-top="0.083cm" fo:padding-bottom="0.083cm" fo:padding-left="0.17cm" fo:padding-right="0.17cm" fo:wrap-option="no-wrap" draw:shadow="hidden" draw:shadow-color="#000000"/>
    </style:style>
    <style:style style:name="gr10" style:family="graphic" style:parent-style-name="standard">
      <style:graphic-properties draw:stroke="none" draw:fill="none" draw:fill-color="#787e8a" draw:textarea-horizontal-align="left" draw:textarea-vertical-align="top" draw:auto-grow-height="true" fo:padding-top="0.083cm" fo:padding-bottom="0.083cm" fo:padding-left="0.17cm" fo:padding-right="0.17cm" fo:wrap-option="wrap" draw:shadow="hidden" draw:shadow-color="#000000"/>
    </style:style>
    <style:style style:name="gr11" style:family="graphic" style:parent-style-name="standard">
      <style:graphic-properties draw:stroke="none" draw:fill="solid" draw:fill-color="#ff9933" draw:textarea-horizontal-align="left" draw:textarea-vertical-align="top" draw:auto-grow-height="true" fo:padding-top="0.083cm" fo:padding-bottom="0.083cm" fo:padding-left="0.17cm" fo:padding-right="0.17cm" fo:wrap-option="wrap" draw:shadow="hidden" draw:shadow-color="#000000"/>
    </style:style>
    <style:style style:name="gr12" style:family="graphic" style:parent-style-name="standard">
      <style:graphic-properties draw:stroke="solid" svg:stroke-width="0.035cm" svg:stroke-color="#ffffff" draw:marker-end="msArrowStealthEnd_20_6" draw:marker-end-width="0.21cm" draw:marker-end-center="false" draw:stroke-linejoin="miter" draw:fill="none" draw:fill-color="#787e8a" draw:textarea-horizontal-align="left" draw:textarea-vertical-align="middle" draw:auto-grow-height="false" fo:padding-top="0.13cm" fo:padding-bottom="0.13cm" fo:padding-left="0.25cm" fo:padding-right="0.25cm" fo:wrap-option="wrap" draw:shadow="hidden" draw:shadow-color="#000000"/>
    </style:style>
    <style:style style:name="gr13" style:family="graphic" style:parent-style-name="standard">
      <style:graphic-properties draw:stroke="solid" svg:stroke-width="0.026cm" svg:stroke-color="#ffffff" draw:stroke-linejoin="miter" draw:fill="solid" draw:fill-color="#ff9933" draw:textarea-horizontal-align="justify" draw:textarea-vertical-align="top" draw:auto-grow-height="true" fo:padding-top="0.083cm" fo:padding-bottom="0.083cm" fo:padding-left="0.17cm" fo:padding-right="0.17cm" fo:wrap-option="no-wrap" draw:shadow="hidden" draw:shadow-color="#000000"/>
    </style:style>
    <style:style style:name="gr14" style:family="graphic" style:parent-style-name="standard">
      <style:graphic-properties draw:stroke="dash" draw:stroke-dash="Dash_20_2" svg:stroke-width="0cm" svg:stroke-color="#1383c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gr16" style:family="graphic" style:parent-style-name="standard">
      <style:graphic-properties draw:stroke="solid" svg:stroke-width="0.026cm" svg:stroke-color="#ffff99" draw:stroke-linejoin="round" draw:fill="solid" draw:fill-color="#000000" draw:textarea-horizontal-align="left" draw:textarea-vertical-align="top" draw:auto-grow-height="false" fo:padding-top="0.13cm" fo:padding-bottom="0.13cm" fo:padding-left="0.25cm" fo:padding-right="0.25cm" fo:wrap-option="no-wrap" draw:shadow="hidden"/>
    </style:style>
    <style:style style:name="gr17"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gr18" style:family="graphic" style:parent-style-name="standard">
      <style:graphic-properties draw:stroke="solid" svg:stroke-width="0.079cm" svg:stroke-color="#74b6d0" draw:marker-start="Arrowheads_20_1" draw:marker-start-width="0.237cm" draw:marker-start-center="false" draw:marker-end="" draw:marker-end-width="0.237cm" draw:marker-end-center="false" svg:stroke-opacity="100%" draw:stroke-linejoin="round" draw:fill="none" draw:fill-color="#787e8a" draw:textarea-horizontal-align="left" draw:textarea-vertical-align="middle" draw:auto-grow-height="false" fo:padding-top="0.13cm" fo:padding-bottom="0.13cm" fo:padding-left="0.25cm" fo:padding-right="0.25cm" fo:wrap-option="wrap" draw:shadow="hidden" draw:shadow-color="#000000"/>
    </style:style>
    <style:style style:name="gr19" style:family="graphic" style:parent-style-name="standard">
      <style:graphic-properties draw:stroke="solid" svg:stroke-width="0.079cm" svg:stroke-color="#74b6d0" draw:marker-start="Arrowheads_20_2" draw:marker-start-width="0.237cm" draw:marker-start-center="false" draw:marker-end="" draw:marker-end-width="0.237cm" draw:marker-end-center="false" svg:stroke-opacity="100%" draw:stroke-linejoin="round" draw:fill="none" draw:fill-color="#787e8a" draw:textarea-horizontal-align="left" draw:textarea-vertical-align="middle" draw:auto-grow-height="false" fo:padding-top="0.13cm" fo:padding-bottom="0.13cm" fo:padding-left="0.25cm" fo:padding-right="0.25cm" fo:wrap-option="wrap" draw:shadow="hidden" draw:shadow-color="#000000"/>
    </style:style>
    <style:style style:name="gr20" style:family="graphic" style:parent-style-name="standard">
      <style:graphic-properties draw:stroke="solid" svg:stroke-width="0.079cm" svg:stroke-color="#74b6d0" draw:marker-start="Arrowheads_20_3" draw:marker-start-width="0.237cm" draw:marker-start-center="false" draw:marker-end="" draw:marker-end-width="0.237cm" draw:marker-end-center="false" svg:stroke-opacity="100%" draw:stroke-linejoin="round" draw:fill="none" draw:fill-color="#787e8a" draw:textarea-horizontal-align="left" draw:textarea-vertical-align="middle" draw:auto-grow-height="false" fo:padding-top="0.13cm" fo:padding-bottom="0.13cm" fo:padding-left="0.25cm" fo:padding-right="0.25cm" fo:wrap-option="wrap" draw:shadow="hidden" draw:shadow-color="#000000"/>
    </style:style>
    <style:style style:name="gr21" style:family="graphic" style:parent-style-name="standard">
      <style:graphic-properties draw:stroke="solid" svg:stroke-width="0.079cm" svg:stroke-color="#74b6d0" draw:marker-start="Arrowheads_20_4" draw:marker-start-width="0.237cm" draw:marker-start-center="false" draw:marker-end="" draw:marker-end-width="0.237cm" draw:marker-end-center="false" svg:stroke-opacity="100%" draw:stroke-linejoin="round" draw:fill="none" draw:fill-color="#787e8a" draw:textarea-horizontal-align="left" draw:textarea-vertical-align="middle" draw:auto-grow-height="false" fo:padding-top="0.13cm" fo:padding-bottom="0.13cm" fo:padding-left="0.25cm" fo:padding-right="0.25cm" fo:wrap-option="wrap" draw:shadow="hidden" draw:shadow-color="#000000"/>
    </style:style>
    <style:style style:name="gr22" style:family="graphic" style:parent-style-name="standard">
      <style:graphic-properties draw:stroke="solid" svg:stroke-width="0.159cm" svg:stroke-color="#339966"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style:style>
    <style:style style:name="gr23" style:family="graphic" style:parent-style-name="standard">
      <style:graphic-properties draw:stroke="none" draw:fill="none" draw:fill-color="#ff9b9b" draw:textarea-horizontal-align="left" draw:textarea-vertical-align="top" draw:auto-grow-height="true" fo:padding-top="0.13cm" fo:padding-bottom="0.13cm" fo:padding-left="0.25cm" fo:padding-right="0.25cm" fo:wrap-option="no-wrap" draw:shadow="hidden"/>
    </style:style>
    <style:style style:name="gr24" style:family="graphic" style:parent-style-name="standard">
      <style:graphic-properties draw:stroke="solid" svg:stroke-width="0.071cm" svg:stroke-color="#dddddd" draw:marker-end="msArrowStealthEnd_20_9" draw:marker-end-width="0.355cm" draw:marker-end-center="false" draw:stroke-linejoin="miter" draw:fill="none" draw:fill-color="#ffffff" draw:textarea-horizontal-align="left" draw:textarea-vertical-align="top" draw:auto-grow-height="true" fo:padding-top="0.112cm" fo:padding-bottom="0.112cm" fo:padding-left="0.224cm" fo:padding-right="0.224cm" fo:wrap-option="no-wrap" draw:shadow="hidden" draw:shadow-color="#000000"/>
    </style:style>
    <style:style style:name="gr25" style:family="graphic" style:parent-style-name="standard">
      <style:graphic-properties draw:stroke="none" draw:fill="none" draw:fill-color="#787e8a" draw:textarea-horizontal-align="left" draw:textarea-vertical-align="top" draw:auto-grow-height="true" fo:padding-top="0.1cm" fo:padding-bottom="0.1cm" fo:padding-left="0.2cm" fo:padding-right="0.2cm" fo:wrap-option="wrap" draw:shadow="hidden" draw:shadow-color="#000000"/>
    </style:style>
    <style:style style:name="gr26" style:family="graphic" style:parent-style-name="standard">
      <style:graphic-properties draw:stroke="none" draw:fill="none" draw:fill-color="#787e8a" draw:textarea-horizontal-align="justify" draw:textarea-vertical-align="top" draw:auto-grow-height="true" fo:padding-top="0.113cm" fo:padding-bottom="0.113cm" fo:padding-left="0.226cm" fo:padding-right="0.226cm" fo:wrap-option="wrap" draw:shadow="hidden" draw:shadow-color="#000000"/>
    </style:style>
    <style:style style:name="gr27" style:family="graphic" style:parent-style-name="standard">
      <style:graphic-properties draw:stroke="solid" svg:stroke-width="0.035cm" svg:stroke-color="#ffffff" draw:stroke-linejoin="miter" draw:fill="solid" draw:fill-color="#ff9900" draw:textarea-horizontal-align="justify" draw:textarea-vertical-align="middle" draw:auto-grow-height="false" fo:padding-top="0.1cm" fo:padding-bottom="0.1cm" fo:padding-left="0.201cm" fo:padding-right="0.201cm" fo:wrap-option="wrap" draw:shadow="hidden" draw:shadow-color="#000000"/>
    </style:style>
    <style:style style:name="gr28" style:family="graphic" style:parent-style-name="standard">
      <style:graphic-properties draw:stroke="solid" svg:stroke-width="0.044cm" svg:stroke-color="#dddddd" draw:marker-end="msArrowEnd_20_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draw:start-line-spacing-horizontal="0.63cm" draw:start-line-spacing-vertical="0.63cm" draw:end-line-spacing-horizontal="0.63cm" draw:end-line-spacing-vertical="0.63cm"/>
    </style:style>
    <style:style style:name="gr29" style:family="graphic" style:parent-style-name="standard">
      <style:graphic-properties draw:stroke="none" draw:fill="none" draw:fill-color="#fc0128" draw:textarea-horizontal-align="left" draw:textarea-vertical-align="top" draw:auto-grow-height="true" fo:padding-top="0.134cm" fo:padding-bottom="0.134cm" fo:padding-left="0.267cm" fo:padding-right="0.267cm" fo:wrap-option="no-wrap" draw:shadow="hidden" draw:shadow-color="#919191"/>
    </style:style>
    <style:style style:name="gr30" style:family="graphic" style:parent-style-name="standard">
      <style:graphic-properties draw:stroke="none" draw:fill="none" draw:fill-color="#787e8a" draw:textarea-horizontal-align="left" draw:textarea-vertical-align="top" draw:auto-grow-height="false" fo:padding-top="0.13cm" fo:padding-bottom="0.13cm" fo:padding-left="0.25cm" fo:padding-right="0.25cm" fo:wrap-option="no-wrap" draw:shadow="hidden"/>
    </style:style>
    <style:style style:name="gr31" style:family="graphic" style:parent-style-name="standard">
      <style:graphic-properties draw:stroke="solid" svg:stroke-width="0.026cm" svg:stroke-color="#ff9900" draw:stroke-linejoin="miter" draw:fill="none" draw:fill-color="#787e8a" draw:textarea-horizontal-align="left" draw:textarea-vertical-align="top" draw:auto-grow-height="true" fo:padding-top="0.13cm" fo:padding-bottom="0.13cm" fo:padding-left="0.25cm" fo:padding-right="0.25cm" fo:wrap-option="wrap" draw:shadow="hidden" draw:shadow-color="#000000"/>
    </style:style>
    <style:style style:name="gr32" style:family="graphic" style:parent-style-name="standard">
      <style:graphic-properties draw:stroke="solid" svg:stroke-width="0cm" svg:stroke-color="#1383cf" draw:marker-end="Arrowheads_20_5"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33" style:family="graphic" style:parent-style-name="standard">
      <style:graphic-properties draw:stroke="solid" svg:stroke-width="0cm" svg:stroke-color="#1383cf" draw:marker-end="Arrowheads_20_6"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34" style:family="graphic" style:parent-style-name="standard">
      <style:graphic-properties draw:stroke="solid" svg:stroke-width="0cm" svg:stroke-color="#1383cf" draw:marker-end="Arrowheads_20_7"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35" style:family="graphic" style:parent-style-name="standard">
      <style:graphic-properties draw:stroke="solid" svg:stroke-width="0cm" svg:stroke-color="#1383cf" draw:marker-end="Arrowheads_20_8"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36" style:family="graphic" style:parent-style-name="standard">
      <style:graphic-properties draw:stroke="none" draw:fill="none" draw:fill-color="#ffffff" draw:textarea-horizontal-align="left" draw:textarea-vertical-align="top" draw:auto-grow-height="true" fo:padding-top="0cm" fo:padding-bottom="0cm" fo:padding-left="0cm" fo:padding-right="0cm" fo:wrap-option="no-wrap" draw:shadow="hidden"/>
    </style:style>
    <style:style style:name="gr37" style:family="graphic" style:parent-style-name="standard">
      <style:graphic-properties draw:stroke="none" draw:fill="solid" draw:fill-color="#febf6a" draw:textarea-horizontal-align="left" draw:textarea-vertical-align="middle" draw:auto-grow-height="true" fo:padding-top="0.13cm" fo:padding-bottom="0.13cm" fo:padding-left="0.25cm" fo:padding-right="0.25cm" fo:wrap-option="no-wrap" draw:shadow="hidden" draw:shadow-color="#000000"/>
    </style:style>
    <style:style style:name="gr38" style:family="graphic" style:parent-style-name="standard">
      <style:graphic-properties draw:stroke="none" draw:fill="solid" draw:fill-color="#ff9b9b" draw:textarea-horizontal-align="left" draw:textarea-vertical-align="middle" draw:auto-grow-height="true" fo:padding-top="0.13cm" fo:padding-bottom="0.13cm" fo:padding-left="0.25cm" fo:padding-right="0.25cm" fo:wrap-option="no-wrap" draw:shadow="hidden" draw:shadow-color="#000000"/>
    </style:style>
    <style:style style:name="gr39" style:family="graphic" style:parent-style-name="standard">
      <style:graphic-properties draw:stroke="none" draw:fill="none" draw:fill-color="#ffffff" draw:textarea-horizontal-align="left" draw:textarea-vertical-align="top" draw:auto-grow-height="true" fo:padding-top="0cm" fo:padding-bottom="0cm" fo:padding-left="0cm" fo:padding-right="0cm" fo:wrap-option="wrap" draw:shadow="hidden"/>
    </style:style>
    <style:style style:name="gr40" style:family="graphic" style:parent-style-name="standard">
      <style:graphic-properties draw:stroke="none" draw:fill="none" draw:fill-color="#ffffff" draw:textarea-horizontal-align="right" draw:textarea-vertical-align="top" draw:auto-grow-height="true" fo:padding-top="0cm" fo:padding-bottom="0cm" fo:padding-left="0cm" fo:padding-right="0cm" fo:wrap-option="no-wrap" draw:shadow="hidden"/>
    </style:style>
    <style:style style:name="gr41" style:family="graphic" style:parent-style-name="standard">
      <style:graphic-properties draw:stroke="none" draw:fill="none" draw:fill-color="#ffffff" draw:textarea-horizontal-align="right" draw:textarea-vertical-align="top" draw:auto-grow-height="true" fo:padding-top="0cm" fo:padding-bottom="0cm" fo:padding-left="0cm" fo:padding-right="0cm" fo:wrap-option="wrap" draw:shadow="hidden"/>
    </style:style>
    <style:style style:name="gr42" style:family="graphic" style:parent-style-name="standard">
      <style:graphic-properties draw:stroke="solid" svg:stroke-width="0cm" svg:stroke-color="#000000" draw:stroke-linejoin="round" draw:fill="solid" draw:fill-color="#de8002" draw:opacity="100%" draw:textarea-horizontal-align="left" draw:textarea-vertical-align="middle" draw:auto-grow-height="false" fo:padding-top="0.13cm" fo:padding-bottom="0.13cm" fo:padding-left="0.25cm" fo:padding-right="0.25cm" fo:wrap-option="wrap" draw:shadow="hidden" draw:shadow-color="#000000"/>
    </style:style>
    <style:style style:name="gr43" style:family="graphic" style:parent-style-name="standard">
      <style:graphic-properties draw:stroke="none" draw:fill="solid" draw:fill-color="#ffffcc" draw:textarea-horizontal-align="left" draw:textarea-vertical-align="top" draw:auto-grow-height="false" fo:padding-top="0.13cm" fo:padding-bottom="0.13cm" fo:padding-left="0.25cm" fo:padding-right="0.25cm" fo:wrap-option="no-wrap" draw:shadow="hidden"/>
    </style:style>
    <style:style style:name="gr44" style:family="graphic" style:parent-style-name="standard">
      <style:graphic-properties draw:stroke="dash" draw:stroke-dash="Dash_20_3" svg:stroke-width="0.009cm" svg:stroke-color="#000000" draw:stroke-linejoin="miter" draw:fill="none" draw:fill-color="#ffffff" draw:textarea-horizontal-align="left" draw:textarea-vertical-align="middle" draw:auto-grow-height="true" fo:padding-top="0.13cm" fo:padding-bottom="0.13cm" fo:padding-left="0.25cm" fo:padding-right="0.25cm" fo:wrap-option="no-wrap" draw:shadow="hidden" draw:shadow-color="#000000"/>
    </style:style>
    <style:style style:name="gr45" style:family="graphic" style:parent-style-name="standard">
      <style:graphic-properties draw:stroke="none" draw:fill="gradient" draw:fill-color="#00c8b5" draw:fill-gradient-name="Gradient_20_13" draw:textarea-horizontal-align="left" draw:textarea-vertical-align="middle" draw:auto-grow-height="true" fo:padding-top="0.13cm" fo:padding-bottom="0.13cm" fo:padding-left="0.25cm" fo:padding-right="0.25cm" fo:wrap-option="no-wrap" draw:shadow="hidden" draw:shadow-color="#000000"/>
    </style:style>
    <style:style style:name="gr46" style:family="graphic" style:parent-style-name="standard">
      <style:graphic-properties draw:stroke="dash" draw:stroke-dash="Dash_20_4" svg:stroke-width="0.071cm" svg:stroke-color="#000000" draw:stroke-linejoin="miter" draw:fill="none" draw:fill-color="#ffffff" draw:textarea-horizontal-align="left" draw:textarea-vertical-align="middle" draw:auto-grow-height="true" fo:padding-top="0.13cm" fo:padding-bottom="0.13cm" fo:padding-left="0.25cm" fo:padding-right="0.25cm" fo:wrap-option="no-wrap" draw:shadow="hidden" draw:shadow-color="#000000"/>
    </style:style>
    <style:style style:name="gr47" style:family="graphic" style:parent-style-name="standard">
      <style:graphic-properties draw:stroke="solid" svg:stroke-width="0cm" svg:stroke-color="#000000" draw:stroke-linejoin="round" draw:fill="solid" draw:fill-color="#de8002" draw:textarea-horizontal-align="left" draw:textarea-vertical-align="top" draw:auto-grow-height="false" fo:padding-top="0.13cm" fo:padding-bottom="0.13cm" fo:padding-left="0.25cm" fo:padding-right="0.25cm" fo:wrap-option="no-wrap" draw:shadow="hidden"/>
    </style:style>
    <style:style style:name="gr48" style:family="graphic" style:parent-style-name="standard">
      <style:graphic-properties draw:stroke="none" draw:fill="solid" draw:fill-color="#de8002" draw:textarea-horizontal-align="left" draw:textarea-vertical-align="top" draw:auto-grow-height="false" fo:padding-top="0.13cm" fo:padding-bottom="0.13cm" fo:padding-left="0.25cm" fo:padding-right="0.25cm" fo:wrap-option="no-wrap" draw:shadow="hidden"/>
    </style:style>
    <style:style style:name="gr49" style:family="graphic" style:parent-style-name="standard">
      <style:graphic-properties draw:stroke="solid" svg:stroke-width="0cm" svg:stroke-color="#000000" draw:stroke-linejoin="round" draw:fill="solid" draw:fill-color="#ff9b9b" draw:textarea-horizontal-align="left" draw:textarea-vertical-align="top" draw:auto-grow-height="false" fo:padding-top="0.13cm" fo:padding-bottom="0.13cm" fo:padding-left="0.25cm" fo:padding-right="0.25cm" fo:wrap-option="no-wrap" draw:shadow="hidden"/>
    </style:style>
    <style:style style:name="gr50" style:family="graphic" style:parent-style-name="standard">
      <style:graphic-properties draw:stroke="solid" svg:stroke-width="0.018cm" svg:stroke-color="#000000" draw:stroke-linejoin="round" draw:fill="solid" draw:fill-color="#000000" draw:textarea-horizontal-align="left" draw:textarea-vertical-align="top" draw:auto-grow-height="false" fo:padding-top="0.13cm" fo:padding-bottom="0.13cm" fo:padding-left="0.25cm" fo:padding-right="0.25cm" fo:wrap-option="no-wrap" draw:shadow="hidden"/>
    </style:style>
    <style:style style:name="gr51" style:family="graphic" style:parent-style-name="standard">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52"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53" style:family="graphic" style:parent-style-name="standard">
      <style:graphic-properties draw:stroke="solid" svg:stroke-width="0cm" svg:stroke-color="#000000" draw:stroke-linejoin="round" draw:fill="solid" draw:fill-color="#ff9b9b" draw:textarea-horizontal-align="left" draw:textarea-vertical-align="middle" draw:auto-grow-height="false" fo:padding-top="0.13cm" fo:padding-bottom="0.13cm" fo:padding-left="0.25cm" fo:padding-right="0.25cm" fo:wrap-option="wrap" draw:shadow="hidden" draw:shadow-color="#000000"/>
    </style:style>
    <style:style style:name="gr54" style:family="graphic" style:parent-style-name="standard">
      <style:graphic-properties draw:stroke="solid" svg:stroke-width="0.106cm" svg:stroke-color="#ff9900" draw:stroke-linejoin="miter" draw:fill="none" draw:fill-color="#ffffff" draw:textarea-horizontal-align="justify" draw:textarea-vertical-align="top" draw:auto-grow-height="true" fo:padding-top="0cm" fo:padding-bottom="0cm" fo:padding-left="0cm" fo:padding-right="0cm" fo:wrap-option="wrap" draw:shadow="hidden"/>
    </style:style>
    <style:style style:name="gr55" style:family="graphic" style:parent-style-name="standard">
      <style:graphic-properties draw:stroke="solid" svg:stroke-width="0.106cm" svg:stroke-color="#ff9900" draw:stroke-linejoin="miter" draw:fill="none" draw:fill-color="#ffffff" draw:textarea-horizontal-align="justify" draw:textarea-vertical-align="top" draw:auto-grow-height="true" fo:padding-top="0cm" fo:padding-bottom="0cm" fo:padding-left="0cm" fo:padding-right="0cm" fo:wrap-option="no-wrap" draw:shadow="hidden"/>
    </style:style>
    <style:style style:name="gr56" style:family="graphic" style:parent-style-name="standard">
      <style:graphic-properties draw:stroke="solid" svg:stroke-width="0.035cm" svg:stroke-color="#ffffff" svg:stroke-opacity="100%" draw:stroke-linejoin="round" draw:fill="solid" draw:fill-color="#787e8a" draw:opacity="100%" draw:textarea-horizontal-align="left" draw:textarea-vertical-align="top" draw:auto-grow-height="true" fo:padding-top="0.126cm" fo:padding-bottom="0.126cm" fo:padding-left="0.253cm" fo:padding-right="0.253cm" fo:wrap-option="no-wrap" draw:shadow="hidden" draw:shadow-offset-x="0.071cm" draw:shadow-offset-y="0.071cm" draw:shadow-color="#000000" draw:shadow-opacity="100%"/>
    </style:style>
    <style:style style:name="gr57" style:family="graphic" style:parent-style-name="standard">
      <style:graphic-properties draw:stroke="solid" svg:stroke-width="0.106cm" svg:stroke-color="#74b6d0" draw:marker-end="Arrowheads_20_9" draw:marker-end-width="0.53cm" draw:marker-end-center="false" draw:stroke-linejoin="miter" draw:fill="none" draw:fill-color="#ffffff" draw:textarea-horizontal-align="left" draw:textarea-vertical-align="top" draw:auto-grow-height="true" fo:padding-top="0.126cm" fo:padding-bottom="0.126cm" fo:padding-left="0.253cm" fo:padding-right="0.253cm" fo:wrap-option="no-wrap" draw:shadow="hidden" draw:shadow-color="#000000"/>
    </style:style>
    <style:style style:name="gr58" style:family="graphic" style:parent-style-name="standard">
      <style:graphic-properties draw:stroke="none" draw:fill="none" draw:fill-color="#787e8a" draw:textarea-horizontal-align="left" draw:textarea-vertical-align="top" draw:auto-grow-height="true" fo:padding-top="0.127cm" fo:padding-bottom="0.127cm" fo:padding-left="0.254cm" fo:padding-right="0.254cm" fo:wrap-option="wrap" draw:shadow="hidden" draw:shadow-color="#000000"/>
    </style:style>
    <style:style style:name="gr59" style:family="graphic" style:parent-style-name="standard">
      <style:graphic-properties draw:stroke="solid" svg:stroke-width="0.106cm" svg:stroke-color="#74b6d0" draw:marker-end="Arrowheads_20_10" draw:marker-end-width="0.53cm" draw:marker-end-center="false" draw:stroke-linejoin="miter" draw:fill="none" draw:fill-color="#ffffff" draw:textarea-horizontal-align="left" draw:textarea-vertical-align="top" draw:auto-grow-height="true" fo:padding-top="0.126cm" fo:padding-bottom="0.126cm" fo:padding-left="0.253cm" fo:padding-right="0.253cm" fo:wrap-option="no-wrap" draw:shadow="hidden" draw:shadow-color="#000000"/>
    </style:style>
    <style:style style:name="gr60" style:family="graphic" style:parent-style-name="standard">
      <style:graphic-properties draw:stroke="solid" svg:stroke-width="0.079cm" svg:stroke-color="#1383cf" draw:marker-end="Arrowheads_20_11" draw:marker-end-width="0.39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1" style:family="graphic" style:parent-style-name="standard">
      <style:graphic-properties draw:stroke="solid" svg:stroke-width="0.079cm" svg:stroke-color="#1383cf" draw:marker-end="Arrowheads_20_12" draw:marker-end-width="0.39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2" style:family="graphic" style:parent-style-name="standard">
      <style:graphic-properties draw:stroke="solid" svg:stroke-width="0.079cm" svg:stroke-color="#1383cf" draw:marker-end="Arrowheads_20_13" draw:marker-end-width="0.39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3" style:family="graphic" style:parent-style-name="standard">
      <style:graphic-properties draw:stroke="solid" svg:stroke-width="0.079cm" svg:stroke-color="#1383cf" draw:marker-end="Arrowheads_20_14" draw:marker-end-width="0.39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4" style:family="graphic" style:parent-style-name="standard">
      <style:graphic-properties draw:stroke="none" draw:fill="solid" draw:fill-color="#51596d" draw:textarea-horizontal-align="left" draw:textarea-vertical-align="middle" draw:auto-grow-height="false" fo:padding-top="0.13cm" fo:padding-bottom="0.13cm" fo:padding-left="0.25cm" fo:padding-right="0.25cm" fo:wrap-option="wrap" draw:shadow="hidden"/>
    </style:style>
    <style:style style:name="gr65" style:family="graphic" style:parent-style-name="standard">
      <style:graphic-properties draw:stroke="solid" svg:stroke-width="0.079cm" svg:stroke-color="#1383cf" draw:stroke-linejoin="miter" draw:fill="none" draw:fill-color="#ff9b9b" draw:textarea-horizontal-align="justify" draw:textarea-vertical-align="top" draw:auto-grow-height="true" fo:padding-top="0.13cm" fo:padding-bottom="0.13cm" fo:padding-left="0.25cm" fo:padding-right="0.25cm" fo:wrap-option="wrap" draw:shadow="hidden"/>
    </style:style>
    <style:style style:name="gr66" style:family="graphic" style:parent-style-name="standard">
      <style:graphic-properties draw:stroke="none" draw:fill="none" draw:fill-color="#787e8a" draw:textarea-horizontal-align="left" draw:textarea-vertical-align="top" draw:auto-grow-height="false" fo:padding-top="0.127cm" fo:padding-bottom="0.127cm" fo:padding-left="0.254cm" fo:padding-right="0.254cm" fo:wrap-option="no-wrap" draw:shadow="hidden" draw:shadow-color="#000000"/>
    </style:style>
    <style:style style:name="gr67" style:family="graphic" style:parent-style-name="standard">
      <style:graphic-properties draw:stroke="none" draw:fill="none" draw:fill-color="#787e8a" draw:textarea-horizontal-align="left" draw:textarea-vertical-align="top" draw:auto-grow-height="false" fo:padding-top="0.126cm" fo:padding-bottom="0.126cm" fo:padding-left="0.253cm" fo:padding-right="0.253cm" fo:wrap-option="no-wrap" draw:shadow="hidden" draw:shadow-color="#000000"/>
    </style:style>
    <style:style style:name="gr68" style:family="graphic" style:parent-style-name="standard">
      <style:graphic-properties draw:stroke="solid" svg:stroke-width="0.035cm" svg:stroke-color="#ffffff" draw:stroke-linejoin="miter" draw:fill="none" draw:fill-color="#ffffff" draw:textarea-horizontal-align="left" draw:textarea-vertical-align="top" draw:auto-grow-height="true" fo:padding-top="0.126cm" fo:padding-bottom="0.126cm" fo:padding-left="0.253cm" fo:padding-right="0.253cm" fo:wrap-option="no-wrap" draw:shadow="hidden" draw:shadow-color="#000000"/>
    </style:style>
    <style:style style:name="gr69" style:family="graphic" style:parent-style-name="standard">
      <style:graphic-properties draw:stroke="none" draw:fill="none" draw:fill-color="#787e8a" draw:textarea-horizontal-align="left" draw:textarea-vertical-align="top" draw:auto-grow-height="true" fo:padding-top="0.126cm" fo:padding-bottom="0.126cm" fo:padding-left="0.253cm" fo:padding-right="0.253cm" fo:wrap-option="no-wrap" draw:shadow="hidden" draw:shadow-color="#000000"/>
    </style:style>
    <style:style style:name="gr70" style:family="graphic" style:parent-style-name="standard">
      <style:graphic-properties draw:stroke="solid" svg:stroke-width="0.035cm" svg:stroke-color="#74b6d0" draw:stroke-linejoin="miter" draw:fill="none" draw:fill-color="#787e8a" draw:textarea-horizontal-align="left" draw:textarea-vertical-align="top" draw:auto-grow-height="true" fo:padding-top="0.127cm" fo:padding-bottom="0.127cm" fo:padding-left="0.254cm" fo:padding-right="0.254cm" fo:wrap-option="no-wrap" draw:shadow="hidden" draw:shadow-color="#000000"/>
    </style:style>
    <style:style style:name="gr71" style:family="graphic" style:parent-style-name="standard">
      <style:graphic-properties draw:stroke="solid" svg:stroke-width="0.035cm" svg:stroke-color="#ffffff" draw:marker-end="msArrowStealthEnd_20_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style:style>
    <style:style style:name="gr72" style:family="graphic" style:parent-style-name="standard">
      <style:graphic-properties draw:stroke="none" draw:fill="none" draw:fill-color="#787e8a" draw:textarea-horizontal-align="left" draw:textarea-vertical-align="top" draw:auto-grow-height="true" fo:padding-top="0.128cm" fo:padding-bottom="0.128cm" fo:padding-left="0.256cm" fo:padding-right="0.256cm" fo:wrap-option="wrap" draw:shadow="hidden" draw:shadow-color="#000000"/>
    </style:style>
    <style:style style:name="gr73" style:family="graphic" style:parent-style-name="standard">
      <style:graphic-properties draw:stroke="solid" svg:stroke-width="0.026cm" svg:stroke-color="#ffffff" draw:stroke-linejoin="miter" draw:fill="gradient" draw:fill-color="#990099" draw:fill-gradient-name="Gradient_20_14" draw:textarea-horizontal-align="left" draw:textarea-vertical-align="middle" draw:auto-grow-height="false" fo:padding-top="0.13cm" fo:padding-bottom="0.13cm" fo:padding-left="0.25cm" fo:padding-right="0.25cm" fo:wrap-option="wrap" draw:shadow="hidden" draw:shadow-color="#000000"/>
    </style:style>
    <style:style style:name="gr74" style:family="graphic" style:parent-style-name="standard">
      <style:graphic-properties draw:stroke="solid" svg:stroke-width="0.071cm" svg:stroke-color="#ffffff"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style:style>
    <style:style style:name="gr75" style:family="graphic" style:parent-style-name="standard">
      <style:graphic-properties draw:stroke="none" draw:fill="none" draw:fill-color="#dddddd" draw:textarea-horizontal-align="left" draw:textarea-vertical-align="top" draw:auto-grow-height="true" fo:padding-top="0.128cm" fo:padding-bottom="0.128cm" fo:padding-left="0.256cm" fo:padding-right="0.256cm" fo:wrap-option="wrap" draw:shadow="hidden" draw:shadow-color="#000000"/>
    </style:style>
    <style:style style:name="gr76" style:family="graphic" style:parent-style-name="standard">
      <style:graphic-properties draw:stroke="none" draw:fill="none" draw:fill-color="#787e8a" draw:textarea-horizontal-align="justify" draw:textarea-vertical-align="top" draw:auto-grow-height="true" fo:padding-top="0.128cm" fo:padding-bottom="0.128cm" fo:padding-left="0.256cm" fo:padding-right="0.256cm" fo:wrap-option="no-wrap" draw:shadow="hidden" draw:shadow-color="#000000"/>
    </style:style>
    <style:style style:name="gr77" style:family="graphic" style:parent-style-name="standard">
      <style:graphic-properties draw:stroke="solid" svg:stroke-width="0.071cm" svg:stroke-color="#ffffff" draw:marker-end="Arrowheads_20_15" draw:marker-end-width="0.213cm" draw:marker-end-center="false" draw:stroke-linejoin="miter" draw:fill="none" draw:fill-color="#787e8a" draw:textarea-horizontal-align="left" draw:textarea-vertical-align="middle" draw:auto-grow-height="false" fo:padding-top="0.13cm" fo:padding-bottom="0.13cm" fo:padding-left="0.25cm" fo:padding-right="0.25cm" fo:wrap-option="wrap" draw:shadow="hidden" draw:shadow-color="#000000"/>
    </style:style>
    <style:style style:name="gr78" style:family="graphic" style:parent-style-name="standard">
      <style:graphic-properties draw:stroke="none" draw:fill="none" draw:fill-color="#787e8a" draw:textarea-horizontal-align="justify" draw:textarea-vertical-align="top" draw:auto-grow-height="true" fo:padding-top="0.128cm" fo:padding-bottom="0.128cm" fo:padding-left="0.256cm" fo:padding-right="0.256cm" fo:wrap-option="wrap" draw:shadow="hidden" draw:shadow-color="#000000"/>
    </style:style>
    <style:style style:name="gr79" style:family="graphic" style:parent-style-name="standard">
      <style:graphic-properties draw:stroke="solid" svg:stroke-width="0.071cm" svg:stroke-color="#ffffff" draw:marker-end="Arrowheads_20_16" draw:marker-end-width="0.213cm" draw:marker-end-center="false" draw:stroke-linejoin="miter" draw:fill="none" draw:fill-color="#787e8a" draw:textarea-horizontal-align="left" draw:textarea-vertical-align="middle" draw:auto-grow-height="false" fo:padding-top="0.13cm" fo:padding-bottom="0.13cm" fo:padding-left="0.25cm" fo:padding-right="0.25cm" fo:wrap-option="wrap" draw:shadow="hidden" draw:shadow-color="#000000"/>
    </style:style>
    <style:style style:name="gr80" style:family="graphic" style:parent-style-name="standard">
      <style:graphic-properties draw:stroke="solid" svg:stroke-width="0.071cm" svg:stroke-color="#ffffff" draw:marker-end="Arrowheads_20_17" draw:marker-end-width="0.213cm" draw:marker-end-center="false" draw:stroke-linejoin="miter" draw:fill="none" draw:fill-color="#787e8a" draw:textarea-horizontal-align="left" draw:textarea-vertical-align="middle" draw:auto-grow-height="false" fo:padding-top="0.13cm" fo:padding-bottom="0.13cm" fo:padding-left="0.25cm" fo:padding-right="0.25cm" fo:wrap-option="wrap" draw:shadow="hidden" draw:shadow-color="#000000"/>
    </style:style>
    <style:style style:name="gr81" style:family="graphic" style:parent-style-name="standard">
      <style:graphic-properties draw:stroke="solid" svg:stroke-width="0.071cm" svg:stroke-color="#ffffff" draw:marker-end="Arrowheads_20_18" draw:marker-end-width="0.213cm" draw:marker-end-center="false" draw:stroke-linejoin="miter" draw:fill="none" draw:fill-color="#787e8a" draw:textarea-horizontal-align="left" draw:textarea-vertical-align="middle" draw:auto-grow-height="false" fo:padding-top="0.13cm" fo:padding-bottom="0.13cm" fo:padding-left="0.25cm" fo:padding-right="0.25cm" fo:wrap-option="wrap" draw:shadow="hidden" draw:shadow-color="#000000"/>
    </style:style>
    <style:style style:name="gr82" style:family="graphic" style:parent-style-name="standard">
      <style:graphic-properties draw:stroke="solid" svg:stroke-width="0.106cm" svg:stroke-color="#ffffff" draw:marker-end="Arrowheads_20_19"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style:style>
    <style:style style:name="gr83" style:family="graphic" style:parent-style-name="standard">
      <style:graphic-properties draw:stroke="none" draw:fill="solid" draw:fill-color="#787e8a" draw:textarea-horizontal-align="justify" draw:textarea-vertical-align="top" draw:auto-grow-height="true" fo:padding-top="0.127cm" fo:padding-bottom="0.127cm" fo:padding-left="0.254cm" fo:padding-right="0.254cm" fo:wrap-option="no-wrap" draw:shadow="hidden" draw:shadow-color="#000000"/>
    </style:style>
    <style:style style:name="gr84" style:family="graphic" style:parent-style-name="standard">
      <style:graphic-properties draw:stroke="none" draw:fill="none" draw:fill-color="#787e8a" draw:textarea-horizontal-align="justify" draw:textarea-vertical-align="top" draw:auto-grow-height="true" fo:padding-top="0.127cm" fo:padding-bottom="0.127cm" fo:padding-left="0.254cm" fo:padding-right="0.254cm" fo:wrap-option="no-wrap" draw:shadow="hidden" draw:shadow-color="#000000"/>
    </style:style>
    <style:style style:name="gr85" style:family="graphic" style:parent-style-name="standard">
      <style:graphic-properties draw:stroke="solid" svg:stroke-width="0.035cm" svg:stroke-color="#ffffff"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style:style>
    <style:style style:name="gr86" style:family="graphic" style:parent-style-name="standard">
      <style:graphic-properties draw:stroke="solid" svg:stroke-width="0.035cm" svg:stroke-color="#99ccff" draw:stroke-linejoin="miter" draw:fill="solid" draw:fill-color="#787e8a" draw:textarea-horizontal-align="left" draw:textarea-vertical-align="middle" draw:auto-grow-height="false" fo:padding-top="0.13cm" fo:padding-bottom="0.13cm" fo:padding-left="0.25cm" fo:padding-right="0.25cm" fo:wrap-option="wrap" draw:shadow="hidden" draw:shadow-color="#000000"/>
    </style:style>
    <style:style style:name="gr87" style:family="graphic" style:parent-style-name="standard">
      <style:graphic-properties draw:stroke="solid" svg:stroke-width="0.035cm" svg:stroke-color="#ffffff" draw:stroke-linejoin="miter" draw:fill="solid" draw:fill-color="#787e8a" draw:textarea-horizontal-align="left" draw:textarea-vertical-align="middle" draw:auto-grow-height="true" fo:padding-top="0.126cm" fo:padding-bottom="0.126cm" fo:padding-left="0.253cm" fo:padding-right="0.253cm" fo:wrap-option="wrap" draw:shadow="hidden" draw:shadow-color="#000000"/>
    </style:style>
    <style:style style:name="gr88" style:family="graphic" style:parent-style-name="standard">
      <style:graphic-properties draw:stroke="solid" svg:stroke-width="0.035cm" svg:stroke-color="#ffffff" draw:stroke-linejoin="miter" draw:fill="solid" draw:fill-color="#787e8a" draw:textarea-horizontal-align="justify" draw:textarea-vertical-align="middle" draw:auto-grow-height="true" fo:padding-top="0.127cm" fo:padding-bottom="0.127cm" fo:padding-left="0.254cm" fo:padding-right="0.254cm" fo:wrap-option="no-wrap" draw:shadow="hidden" draw:shadow-color="#000000"/>
    </style:style>
    <style:style style:name="gr89" style:family="graphic" style:parent-style-name="standard">
      <style:graphic-properties draw:stroke="solid" svg:stroke-width="0.079cm" svg:stroke-color="#ffffff" draw:marker-end="Arrowheads_20_20"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style:style>
    <style:style style:name="gr90" style:family="graphic" style:parent-style-name="standard">
      <style:graphic-properties draw:stroke="solid" svg:stroke-width="0.079cm" svg:stroke-color="#ffffff" draw:marker-end="Arrowheads_20_2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style:style>
    <style:style style:name="gr91" style:family="graphic" style:parent-style-name="standard">
      <style:graphic-properties draw:stroke="solid" svg:stroke-width="0.079cm" svg:stroke-color="#ffffff" draw:marker-end="Arrowheads_20_2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style:style>
    <style:style style:name="gr92" style:family="graphic" style:parent-style-name="standard">
      <style:graphic-properties draw:stroke="solid" svg:stroke-width="0.053cm" svg:stroke-color="#ffffff" draw:stroke-linejoin="miter" draw:fill="solid" draw:fill-color="#787e8a" draw:textarea-horizontal-align="left" draw:textarea-vertical-align="middle" draw:auto-grow-height="false" fo:padding-top="0.13cm" fo:padding-bottom="0.13cm" fo:padding-left="0.25cm" fo:padding-right="0.25cm" fo:wrap-option="wrap" draw:shadow="hidden" draw:shadow-color="#000000"/>
    </style:style>
    <style:style style:name="gr93" style:family="graphic" style:parent-style-name="standard">
      <style:graphic-properties draw:stroke="solid" svg:stroke-width="0.053cm" svg:stroke-color="#ffffff"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style:style>
    <style:style style:name="gr94" style:family="graphic" style:parent-style-name="standard">
      <style:graphic-properties draw:stroke="solid" svg:stroke-width="0.079cm" svg:stroke-color="#ffffff" draw:marker-end="Arrowheads_20_23" draw:marker-end-width="0.395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draw:start-line-spacing-horizontal="0cm" draw:start-line-spacing-vertical="0cm" draw:end-line-spacing-horizontal="0cm" draw:end-line-spacing-vertical="0cm"/>
    </style:style>
    <style:style style:name="gr95" style:family="graphic" style:parent-style-name="standard">
      <style:graphic-properties draw:stroke="solid" svg:stroke-width="0.079cm" svg:stroke-color="#ffffff" draw:marker-end="Arrowheads_20_24" draw:marker-end-width="0.395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draw:start-line-spacing-horizontal="0cm" draw:start-line-spacing-vertical="0cm" draw:end-line-spacing-horizontal="0cm" draw:end-line-spacing-vertical="0cm"/>
    </style:style>
    <style:style style:name="gr96" style:family="graphic" style:parent-style-name="standard">
      <style:graphic-properties draw:stroke="none" draw:fill="none" draw:fill-color="#787e8a" draw:textarea-horizontal-align="justify" draw:textarea-vertical-align="top" draw:auto-grow-height="true" fo:padding-top="0.127cm" fo:padding-bottom="0.127cm" fo:padding-left="0.254cm" fo:padding-right="0.254cm" fo:wrap-option="wrap" draw:shadow="hidden" draw:shadow-color="#000000"/>
    </style:style>
    <style:style style:name="gr97" style:family="graphic" style:parent-style-name="standard">
      <style:graphic-properties draw:stroke="none" draw:fill="none" draw:fill-color="#787e8a" draw:textarea-horizontal-align="justify" draw:textarea-vertical-align="middle" draw:auto-grow-height="true" fo:padding-top="0.127cm" fo:padding-bottom="0.127cm" fo:padding-left="0.254cm" fo:padding-right="0.254cm" fo:wrap-option="wrap" draw:shadow="hidden" draw:shadow-color="#000000"/>
    </style:style>
    <style:style style:name="pr1" style:family="presentation" style:parent-style-name="Title1-title">
      <style:graphic-properties draw:stroke="none" draw:fill="none" draw:fill-color="#787e8a" draw:textarea-horizontal-align="justify" draw:textarea-vertical-align="middle" draw:auto-grow-height="true" draw:auto-grow-width="false" fo:min-height="4.533cm" fo:min-width="0cm" fo:padding-top="0.113cm" fo:padding-bottom="0.113cm" fo:padding-left="0.226cm" fo:padding-right="0.226cm" fo:wrap-option="no-wrap" draw:shadow="hidden" draw:shadow-color="#000000"/>
    </style:style>
    <style:style style:name="pr2" style:family="presentation" style:parent-style-name="Title1-subtitle">
      <style:graphic-properties draw:stroke="none" draw:fill="none" draw:fill-color="#787e8a" draw:textarea-horizontal-align="justify" draw:textarea-vertical-align="top" draw:auto-grow-height="true" draw:auto-grow-width="false" fo:min-height="3.096cm" fo:min-width="0cm" fo:padding-top="0.113cm" fo:padding-bottom="0.113cm" fo:padding-left="0.226cm" fo:padding-right="0.226cm" fo:wrap-option="no-wrap" draw:shadow="hidden" draw:shadow-color="#000000"/>
    </style:style>
    <style:style style:name="pr3" style:family="presentation" style:parent-style-name="Title1-notes">
      <style:graphic-properties draw:stroke="none" draw:fill="none" draw:fill-color="#618ffd" draw:textarea-horizontal-align="left" draw:textarea-vertical-align="top" draw:auto-grow-height="true" draw:auto-grow-width="false" fo:min-height="11.643cm" fo:min-width="0cm" fo:padding-top="0.121cm" fo:padding-bottom="0.121cm" fo:padding-left="0.252cm" fo:padding-right="0.252cm" fo:wrap-option="no-wrap" draw:shadow="hidden" draw:shadow-color="#919191"/>
    </style:style>
    <style:style style:name="pr4" style:family="presentation" style:parent-style-name="Default-title">
      <style:graphic-properties draw:stroke="none" draw:fill="none" draw:fill-color="#787e8a" draw:textarea-horizontal-align="justify" draw:textarea-vertical-align="middle" draw:auto-grow-height="true" draw:auto-grow-width="false" fo:min-height="2.606cm" fo:min-width="0cm" fo:padding-top="0.113cm" fo:padding-bottom="0.113cm" fo:padding-left="0.226cm" fo:padding-right="0.226cm" fo:wrap-option="no-wrap" draw:shadow="hidden" draw:shadow-color="#000000"/>
    </style:style>
    <style:style style:name="pr5" style:family="presentation" style:parent-style-name="Default-outline1">
      <style:graphic-properties draw:stroke="none" draw:fill="none" draw:fill-color="#787e8a" draw:textarea-horizontal-align="left" draw:textarea-vertical-align="top" draw:auto-grow-height="true" draw:auto-grow-width="false" fo:min-height="5.767cm" fo:min-width="0cm" fo:padding-top="0.113cm" fo:padding-bottom="0.113cm" fo:padding-left="0.226cm" fo:padding-right="0.226cm" fo:wrap-option="no-wrap" draw:shadow="hidden" draw:shadow-color="#000000"/>
    </style:style>
    <style:style style:name="pr6" style:family="presentation" style:parent-style-name="Default-notes">
      <style:graphic-properties draw:stroke="none" draw:fill="none" draw:fill-color="#618ffd" draw:textarea-horizontal-align="left" draw:textarea-vertical-align="top" draw:auto-grow-height="true" draw:auto-grow-width="false" fo:min-height="11.643cm" fo:min-width="0cm" fo:padding-top="0.121cm" fo:padding-bottom="0.121cm" fo:padding-left="0.252cm" fo:padding-right="0.252cm" fo:wrap-option="no-wrap" draw:shadow="hidden" draw:shadow-color="#919191"/>
    </style:style>
    <style:style style:name="pr7" style:family="presentation" style:parent-style-name="Default-title">
      <style:graphic-properties draw:stroke="none" draw:fill="none" draw:fill-color="#787e8a" draw:textarea-horizontal-align="justify" draw:textarea-vertical-align="middle" draw:auto-grow-height="true" draw:auto-grow-width="false" fo:min-height="1.018cm" fo:min-width="0cm" fo:padding-top="0.113cm" fo:padding-bottom="0.113cm" fo:padding-left="0.226cm" fo:padding-right="0.226cm" fo:wrap-option="no-wrap" draw:shadow="hidden" draw:shadow-color="#000000"/>
    </style:style>
    <style:style style:name="pr8" style:family="presentation" style:parent-style-name="Default-outline1">
      <style:graphic-properties draw:stroke="none" draw:fill="none" draw:fill-color="#787e8a" draw:textarea-horizontal-align="left" draw:textarea-vertical-align="top" draw:auto-grow-height="true" draw:auto-grow-width="false" fo:min-height="12.788cm" fo:min-width="0cm" fo:padding-top="0.113cm" fo:padding-bottom="0.113cm" fo:padding-left="0.226cm" fo:padding-right="0.226cm" fo:wrap-option="no-wrap" draw:shadow="hidden" draw:shadow-color="#000000"/>
    </style:style>
    <style:style style:name="pr9" style:family="presentation" style:parent-style-name="Default-notes">
      <style:graphic-properties draw:fill-color="#ffffff" fo:min-height="11.886cm"/>
    </style:style>
    <style:style style:name="pr10" style:family="presentation" style:parent-style-name="Default-outline1">
      <style:graphic-properties draw:stroke="none" draw:fill="none" draw:fill-color="#787e8a" draw:textarea-horizontal-align="left" draw:textarea-vertical-align="top" draw:auto-grow-height="true" draw:auto-grow-width="false" fo:min-height="10.989cm" fo:min-width="0cm" fo:padding-top="0.113cm" fo:padding-bottom="0.113cm" fo:padding-left="0.226cm" fo:padding-right="0.226cm" fo:wrap-option="no-wrap" draw:shadow="hidden" draw:shadow-color="#000000"/>
    </style:style>
    <style:style style:name="pr11" style:family="presentation" style:parent-style-name="Default-title">
      <style:graphic-properties draw:stroke="none" draw:fill="none" draw:fill-color="#787e8a" draw:textarea-horizontal-align="justify" draw:textarea-vertical-align="middle" draw:auto-grow-height="true" draw:auto-grow-width="false" fo:min-height="0.348cm" fo:min-width="0cm" fo:padding-top="0.113cm" fo:padding-bottom="0.113cm" fo:padding-left="0.226cm" fo:padding-right="0.226cm" fo:wrap-option="no-wrap" draw:shadow="hidden" draw:shadow-color="#000000"/>
    </style:style>
    <style:style style:name="pr12" style:family="presentation" style:parent-style-name="Default-outline1">
      <style:graphic-properties draw:stroke="none" draw:fill="none" draw:fill-color="#787e8a" draw:textarea-horizontal-align="left" draw:textarea-vertical-align="top" draw:auto-grow-height="true" draw:auto-grow-width="false" fo:min-height="12.894cm" fo:min-width="0cm" fo:padding-top="0.113cm" fo:padding-bottom="0.113cm" fo:padding-left="0.226cm" fo:padding-right="0.226cm" fo:wrap-option="no-wrap" draw:shadow="hidden" draw:shadow-color="#000000"/>
    </style:style>
    <style:style style:name="pr13" style:family="presentation" style:parent-style-name="Default-outline1">
      <style:graphic-properties draw:stroke="none" draw:fill="none" draw:fill-color="#787e8a" draw:textarea-horizontal-align="left" draw:textarea-vertical-align="top" draw:auto-grow-height="true" draw:auto-grow-width="false" fo:min-height="9.86cm" fo:min-width="0cm" fo:padding-top="0.113cm" fo:padding-bottom="0.113cm" fo:padding-left="0.226cm" fo:padding-right="0.226cm" fo:wrap-option="no-wrap" draw:shadow="hidden" draw:shadow-color="#000000"/>
    </style:style>
    <style:style style:name="pr14" style:family="presentation" style:parent-style-name="Default-title">
      <style:graphic-properties draw:stroke="none" draw:fill="none" draw:fill-color="#787e8a" draw:textarea-horizontal-align="justify" draw:textarea-vertical-align="middle" draw:auto-grow-height="true" draw:auto-grow-width="false" fo:min-height="1.16cm" fo:min-width="0cm" fo:padding-top="0.113cm" fo:padding-bottom="0.113cm" fo:padding-left="0.226cm" fo:padding-right="0.226cm" fo:wrap-option="no-wrap" draw:shadow="hidden" draw:shadow-color="#000000"/>
    </style:style>
    <style:style style:name="pr15" style:family="presentation" style:parent-style-name="Default-outline1">
      <style:graphic-properties draw:stroke="none" draw:fill="none" draw:fill-color="#787e8a" draw:textarea-horizontal-align="left" draw:textarea-vertical-align="top" draw:auto-grow-height="true" draw:auto-grow-width="false" fo:min-height="12.153cm" fo:min-width="0cm" fo:padding-top="0.113cm" fo:padding-bottom="0.113cm" fo:padding-left="0.226cm" fo:padding-right="0.226cm" fo:wrap-option="no-wrap" draw:shadow="hidden" draw:shadow-color="#000000"/>
    </style:style>
    <style:style style:name="pr16" style:family="presentation" style:parent-style-name="Default-title">
      <style:graphic-properties draw:stroke="none" draw:fill="none" draw:fill-color="#787e8a" draw:textarea-horizontal-align="justify" draw:textarea-vertical-align="middle" draw:auto-grow-height="true" draw:auto-grow-width="false" fo:min-height="0.983cm" fo:min-width="0cm" fo:padding-top="0.113cm" fo:padding-bottom="0.113cm" fo:padding-left="0.226cm" fo:padding-right="0.226cm" fo:wrap-option="no-wrap" draw:shadow="hidden" draw:shadow-color="#000000"/>
    </style:style>
    <style:style style:name="pr17" style:family="presentation" style:parent-style-name="Default-title">
      <style:graphic-properties draw:stroke="none" draw:fill="none" draw:fill-color="#787e8a" draw:textarea-horizontal-align="justify" draw:textarea-vertical-align="middle" draw:auto-grow-height="true" draw:auto-grow-width="false" fo:min-height="1.477cm" fo:min-width="0cm" fo:padding-top="0.113cm" fo:padding-bottom="0.113cm" fo:padding-left="0.226cm" fo:padding-right="0.226cm" fo:wrap-option="no-wrap" draw:shadow="hidden" draw:shadow-color="#000000"/>
    </style:style>
    <style:style style:name="pr18" style:family="presentation" style:parent-style-name="Default-title">
      <style:graphic-properties draw:stroke="none" draw:fill="none" draw:fill-color="#787e8a" draw:textarea-horizontal-align="justify" draw:textarea-vertical-align="middle" draw:auto-grow-height="true" draw:auto-grow-width="false" fo:min-height="0.878cm" fo:min-width="0cm" fo:padding-top="0.113cm" fo:padding-bottom="0.113cm" fo:padding-left="0.226cm" fo:padding-right="0.226cm" fo:wrap-option="no-wrap" draw:shadow="hidden" draw:shadow-color="#000000"/>
    </style:style>
    <style:style style:name="pr19" style:family="presentation" style:parent-style-name="Default-outline1">
      <style:graphic-properties draw:stroke="none" draw:fill="none" draw:fill-color="#787e8a" draw:textarea-horizontal-align="left" draw:textarea-vertical-align="top" draw:auto-grow-height="true" draw:auto-grow-width="false" fo:min-height="5.287cm" fo:min-width="0cm" fo:padding-top="0.113cm" fo:padding-bottom="0.113cm" fo:padding-left="0.226cm" fo:padding-right="0.226cm" fo:wrap-option="no-wrap" draw:shadow="hidden" draw:shadow-color="#000000"/>
    </style:style>
    <style:style style:name="pr20" style:family="presentation" style:parent-style-name="Default-notes">
      <style:graphic-properties draw:stroke="none" draw:fill="none" draw:fill-color="#fc0128" draw:textarea-horizontal-align="left" draw:textarea-vertical-align="top" draw:auto-grow-height="true" draw:auto-grow-width="false" fo:min-height="11.207cm" fo:min-width="0cm" fo:padding-top="0.136cm" fo:padding-bottom="0.136cm" fo:padding-left="0.271cm" fo:padding-right="0.271cm" fo:wrap-option="no-wrap" draw:shadow="hidden" draw:shadow-color="#919191"/>
    </style:style>
    <style:style style:name="pr21" style:family="presentation" style:parent-style-name="Default-title">
      <style:graphic-properties draw:stroke="none" draw:fill="none" draw:fill-color="#787e8a" draw:textarea-horizontal-align="justify" draw:textarea-vertical-align="middle" draw:auto-grow-height="true" draw:auto-grow-width="false" fo:min-height="0.595cm" fo:min-width="0cm" fo:padding-top="0.113cm" fo:padding-bottom="0.113cm" fo:padding-left="0.226cm" fo:padding-right="0.226cm" fo:wrap-option="no-wrap" draw:shadow="hidden" draw:shadow-color="#000000"/>
    </style:style>
    <style:style style:name="pr22" style:family="presentation" style:parent-style-name="Default-outline1">
      <style:graphic-properties draw:stroke="none" draw:fill="none" draw:fill-color="#787e8a" draw:textarea-horizontal-align="left" draw:textarea-vertical-align="top" draw:auto-grow-height="true" draw:auto-grow-width="false" fo:min-height="12.964cm" fo:min-width="0cm" fo:padding-top="0.113cm" fo:padding-bottom="0.113cm" fo:padding-left="0.226cm" fo:padding-right="0.226cm" fo:wrap-option="no-wrap" draw:shadow="hidden" draw:shadow-color="#000000"/>
    </style:style>
    <style:style style:name="pr23" style:family="presentation" style:parent-style-name="Default-notes">
      <style:graphic-properties draw:stroke="none" draw:fill="none" draw:fill-color="#618ffd" draw:auto-grow-height="true" fo:min-height="11.886cm" draw:shadow="hidden" draw:shadow-color="#919191"/>
    </style:style>
    <style:style style:name="pr24" style:family="presentation" style:parent-style-name="Default-title">
      <style:graphic-properties draw:stroke="none" draw:fill="none" draw:fill-color="#787e8a" draw:textarea-horizontal-align="justify" draw:textarea-vertical-align="middle" draw:auto-grow-height="true" draw:auto-grow-width="false" fo:min-height="0.666cm" fo:min-width="0cm" fo:padding-top="0.113cm" fo:padding-bottom="0.113cm" fo:padding-left="0.226cm" fo:padding-right="0.226cm" fo:wrap-option="no-wrap" draw:shadow="hidden" draw:shadow-color="#000000"/>
    </style:style>
    <style:style style:name="pr25" style:family="presentation" style:parent-style-name="Default-outline1">
      <style:graphic-properties draw:stroke="none" draw:fill="none" draw:fill-color="#787e8a" draw:textarea-horizontal-align="left" draw:textarea-vertical-align="top" draw:auto-grow-height="true" draw:auto-grow-width="false" fo:min-height="5.274cm" fo:min-width="0cm" fo:padding-top="0.113cm" fo:padding-bottom="0.113cm" fo:padding-left="0.226cm" fo:padding-right="0.226cm" fo:wrap-option="no-wrap" draw:shadow="hidden" draw:shadow-color="#000000"/>
    </style:style>
    <style:style style:name="pr26" style:family="presentation" style:parent-style-name="Default-title">
      <style:graphic-properties draw:stroke="none" draw:fill="none" draw:fill-color="#787e8a" draw:textarea-horizontal-align="justify" draw:textarea-vertical-align="middle" draw:auto-grow-height="true" draw:auto-grow-width="false" fo:min-height="1.054cm" fo:min-width="0cm" fo:padding-top="0.113cm" fo:padding-bottom="0.113cm" fo:padding-left="0.226cm" fo:padding-right="0.226cm" fo:wrap-option="no-wrap" draw:shadow="hidden" draw:shadow-color="#000000"/>
    </style:style>
    <style:style style:name="pr27" style:family="presentation" style:parent-style-name="Default-outline1">
      <style:graphic-properties draw:stroke="none" draw:fill="none" draw:fill-color="#787e8a" draw:textarea-horizontal-align="left" draw:textarea-vertical-align="top" draw:auto-grow-height="true" draw:auto-grow-width="false" fo:min-height="7.602cm" fo:min-width="0cm" fo:padding-top="0.113cm" fo:padding-bottom="0.113cm" fo:padding-left="0.226cm" fo:padding-right="0.226cm" fo:wrap-option="no-wrap" draw:shadow="hidden" draw:shadow-color="#000000"/>
    </style:style>
    <style:style style:name="pr28" style:family="presentation" style:parent-style-name="Default-title">
      <style:graphic-properties draw:stroke="none" draw:fill="none" draw:fill-color="#787e8a" draw:textarea-horizontal-align="justify" draw:textarea-vertical-align="middle" draw:auto-grow-height="true" draw:auto-grow-width="false" fo:min-height="0.56cm" fo:min-width="0cm" fo:padding-top="0.113cm" fo:padding-bottom="0.113cm" fo:padding-left="0.226cm" fo:padding-right="0.226cm" fo:wrap-option="no-wrap" draw:shadow="hidden" draw:shadow-color="#000000"/>
    </style:style>
    <style:style style:name="pr29" style:family="presentation" style:parent-style-name="Default-outline1">
      <style:graphic-properties draw:stroke="none" draw:fill="none" draw:fill-color="#787e8a" draw:textarea-horizontal-align="left" draw:textarea-vertical-align="top" draw:auto-grow-height="true" draw:auto-grow-width="false" fo:min-height="12.576cm" fo:min-width="0cm" fo:padding-top="0.113cm" fo:padding-bottom="0.113cm" fo:padding-left="0.226cm" fo:padding-right="0.226cm" fo:wrap-option="no-wrap" draw:shadow="hidden" draw:shadow-color="#000000"/>
    </style:style>
    <style:style style:name="pr30" style:family="presentation" style:parent-style-name="Default-outline1">
      <style:graphic-properties draw:stroke="none" draw:fill="none" draw:fill-color="#787e8a" draw:textarea-horizontal-align="left" draw:textarea-vertical-align="top" draw:auto-grow-height="true" draw:auto-grow-width="false" fo:min-height="6.015cm" fo:min-width="0cm" fo:padding-top="0.113cm" fo:padding-bottom="0.113cm" fo:padding-left="0.226cm" fo:padding-right="0.226cm" fo:wrap-option="no-wrap" draw:shadow="hidden" draw:shadow-color="#000000"/>
    </style:style>
    <style:style style:name="pr31" style:family="presentation" style:parent-style-name="Default-outline1">
      <style:graphic-properties draw:stroke="none" draw:fill="none" draw:fill-color="#787e8a" draw:textarea-horizontal-align="left" draw:textarea-vertical-align="top" draw:auto-grow-height="true" draw:auto-grow-width="false" fo:min-height="11.729cm" fo:min-width="0cm" fo:padding-top="0.113cm" fo:padding-bottom="0.113cm" fo:padding-left="0.226cm" fo:padding-right="0.226cm" fo:wrap-option="no-wrap" draw:shadow="hidden" draw:shadow-color="#000000"/>
    </style:style>
    <style:style style:name="pr32" style:family="presentation" style:parent-style-name="Default-title">
      <style:graphic-properties draw:stroke="none" draw:fill="none" draw:fill-color="#787e8a" draw:textarea-horizontal-align="justify" draw:textarea-vertical-align="middle" draw:auto-grow-height="true" draw:auto-grow-width="false" fo:min-height="0.877cm" fo:min-width="0cm" fo:padding-top="0.113cm" fo:padding-bottom="0.113cm" fo:padding-left="0.226cm" fo:padding-right="0.226cm" fo:wrap-option="no-wrap" draw:shadow="hidden" draw:shadow-color="#000000"/>
    </style:style>
    <style:style style:name="pr33" style:family="presentation" style:parent-style-name="Default-outline1">
      <style:graphic-properties draw:stroke="none" draw:fill="none" draw:fill-color="#787e8a" draw:textarea-horizontal-align="left" draw:textarea-vertical-align="top" draw:auto-grow-height="true" draw:auto-grow-width="false" fo:min-height="13.424cm" fo:min-width="0cm" fo:padding-top="0.113cm" fo:padding-bottom="0.113cm" fo:padding-left="0.226cm" fo:padding-right="0.226cm" fo:wrap-option="no-wrap" draw:shadow="hidden" draw:shadow-color="#000000"/>
    </style:style>
    <style:style style:name="pr34" style:family="presentation" style:parent-style-name="Default-title">
      <style:graphic-properties draw:stroke="none" draw:fill="none" draw:fill-color="#787e8a" draw:textarea-horizontal-align="justify" draw:textarea-vertical-align="middle" draw:auto-grow-height="true" draw:auto-grow-width="false" fo:min-height="1.089cm" fo:min-width="0cm" fo:padding-top="0.113cm" fo:padding-bottom="0.113cm" fo:padding-left="0.226cm" fo:padding-right="0.226cm" fo:wrap-option="no-wrap" draw:shadow="hidden" draw:shadow-color="#000000"/>
    </style:style>
    <style:style style:name="pr35" style:family="presentation" style:parent-style-name="Default-outline1">
      <style:graphic-properties draw:stroke="none" draw:fill="none" draw:fill-color="#787e8a" draw:textarea-horizontal-align="left" draw:textarea-vertical-align="top" draw:auto-grow-height="true" draw:auto-grow-width="false" fo:min-height="4.497cm" fo:min-width="0cm" fo:padding-top="0.113cm" fo:padding-bottom="0.113cm" fo:padding-left="0.226cm" fo:padding-right="0.226cm" fo:wrap-option="no-wrap" draw:shadow="hidden" draw:shadow-color="#000000"/>
    </style:style>
    <style:style style:name="pr36" style:family="presentation" style:parent-style-name="Default-title">
      <style:graphic-properties draw:stroke="none" draw:fill="none" draw:fill-color="#787e8a" draw:textarea-horizontal-align="justify" draw:textarea-vertical-align="middle" draw:auto-grow-height="true" draw:auto-grow-width="false" fo:min-height="0.772cm" fo:min-width="0cm" fo:padding-top="0.113cm" fo:padding-bottom="0.113cm" fo:padding-left="0.226cm" fo:padding-right="0.226cm" fo:wrap-option="no-wrap" draw:shadow="hidden" draw:shadow-color="#000000"/>
    </style:style>
    <style:style style:name="pr37" style:family="presentation" style:parent-style-name="Default-outline1">
      <style:graphic-properties draw:stroke="none" draw:fill="none" draw:fill-color="#787e8a" draw:textarea-horizontal-align="left" draw:textarea-vertical-align="top" draw:auto-grow-height="true" draw:auto-grow-width="false" fo:min-height="7.814cm" fo:min-width="0cm" fo:padding-top="0.113cm" fo:padding-bottom="0.113cm" fo:padding-left="0.226cm" fo:padding-right="0.226cm" fo:wrap-option="no-wrap" draw:shadow="hidden" draw:shadow-color="#000000"/>
    </style:style>
    <style:style style:name="pr38" style:family="presentation" style:parent-style-name="Default-title">
      <style:graphic-properties draw:stroke="none" draw:fill="none" draw:fill-color="#787e8a" draw:textarea-horizontal-align="justify" draw:textarea-vertical-align="middle" draw:auto-grow-height="true" draw:auto-grow-width="false" fo:min-height="1.442cm" fo:min-width="0cm" fo:padding-top="0.113cm" fo:padding-bottom="0.113cm" fo:padding-left="0.226cm" fo:padding-right="0.226cm" fo:wrap-option="no-wrap" draw:shadow="hidden" draw:shadow-color="#000000"/>
    </style:style>
    <style:style style:name="pr39" style:family="presentation" style:parent-style-name="Default-outline1">
      <style:graphic-properties draw:stroke="none" draw:fill="none" draw:fill-color="#787e8a" draw:textarea-horizontal-align="left" draw:textarea-vertical-align="top" draw:auto-grow-height="true" draw:auto-grow-width="false" fo:min-height="4.886cm" fo:min-width="0cm" fo:padding-top="0.113cm" fo:padding-bottom="0.113cm" fo:padding-left="0.226cm" fo:padding-right="0.226cm" fo:wrap-option="no-wrap" draw:shadow="hidden" draw:shadow-color="#000000"/>
    </style:style>
    <style:style style:name="pr40" style:family="presentation" style:parent-style-name="Default-outline1">
      <style:graphic-properties draw:stroke="none" draw:fill="none" draw:fill-color="#787e8a" draw:textarea-horizontal-align="left" draw:textarea-vertical-align="top" draw:auto-grow-height="true" draw:auto-grow-width="false" fo:min-height="11.871cm" fo:min-width="0cm" fo:padding-top="0.113cm" fo:padding-bottom="0.113cm" fo:padding-left="0.226cm" fo:padding-right="0.226cm" fo:wrap-option="no-wrap" draw:shadow="hidden" draw:shadow-color="#000000"/>
    </style:style>
    <style:style style:name="pr41" style:family="presentation" style:parent-style-name="Default-title">
      <style:graphic-properties draw:stroke="none" draw:fill="none" draw:fill-color="#787e8a" draw:textarea-horizontal-align="justify" draw:textarea-vertical-align="middle" draw:auto-grow-height="true" draw:auto-grow-width="false" fo:min-height="0.913cm" fo:min-width="0cm" fo:padding-top="0.113cm" fo:padding-bottom="0.113cm" fo:padding-left="0.226cm" fo:padding-right="0.226cm" fo:wrap-option="no-wrap" draw:shadow="hidden" draw:shadow-color="#000000"/>
    </style:style>
    <style:style style:name="pr42" style:family="presentation" style:parent-style-name="Default-outline1">
      <style:graphic-properties draw:stroke="none" draw:fill="none" draw:fill-color="#787e8a" draw:textarea-horizontal-align="left" draw:textarea-vertical-align="top" draw:auto-grow-height="true" draw:auto-grow-width="false" fo:min-height="5.944cm" fo:min-width="0cm" fo:padding-top="0.113cm" fo:padding-bottom="0.113cm" fo:padding-left="0.226cm" fo:padding-right="0.226cm" fo:wrap-option="no-wrap" draw:shadow="hidden" draw:shadow-color="#000000"/>
    </style:style>
    <style:style style:name="pr43" style:family="presentation" style:parent-style-name="Default-title">
      <style:graphic-properties draw:stroke="none" draw:fill="none" draw:fill-color="#787e8a" draw:textarea-horizontal-align="justify" draw:textarea-vertical-align="middle" draw:auto-grow-height="true" draw:auto-grow-width="false" fo:min-height="1.124cm" fo:min-width="0cm" fo:padding-top="0.113cm" fo:padding-bottom="0.113cm" fo:padding-left="0.226cm" fo:padding-right="0.226cm" fo:wrap-option="no-wrap" draw:shadow="hidden" draw:shadow-color="#000000"/>
    </style:style>
    <style:style style:name="pr44" style:family="presentation" style:parent-style-name="Default-outline1">
      <style:graphic-properties draw:stroke="none" draw:fill="none" draw:fill-color="#787e8a" draw:textarea-horizontal-align="left" draw:textarea-vertical-align="top" draw:auto-grow-height="true" draw:auto-grow-width="false" fo:min-height="2.769cm" fo:min-width="0cm" fo:padding-top="0.113cm" fo:padding-bottom="0.113cm" fo:padding-left="0.226cm" fo:padding-right="0.226cm" fo:wrap-option="no-wrap" draw:shadow="hidden" draw:shadow-color="#000000"/>
    </style:style>
    <style:style style:name="pr45" style:family="presentation" style:parent-style-name="Default-outline1">
      <style:graphic-properties draw:stroke="none" draw:fill="none" draw:fill-color="#787e8a" draw:textarea-horizontal-align="left" draw:textarea-vertical-align="top" draw:auto-grow-height="true" draw:auto-grow-width="false" fo:min-height="3.933cm" fo:min-width="0cm" fo:padding-top="0.113cm" fo:padding-bottom="0.113cm" fo:padding-left="0.226cm" fo:padding-right="0.226cm" fo:wrap-option="no-wrap" draw:shadow="hidden" draw:shadow-color="#000000"/>
    </style:style>
    <style:style style:name="pr46" style:family="presentation" style:parent-style-name="Default-outline1">
      <style:graphic-properties draw:stroke="none" draw:fill="none" draw:fill-color="#787e8a" draw:textarea-horizontal-align="justify" draw:textarea-vertical-align="top" draw:auto-grow-height="true" draw:auto-grow-width="false" fo:min-height="12.964cm" fo:min-width="0cm" fo:padding-top="0.113cm" fo:padding-bottom="0.113cm" fo:padding-left="0.226cm" fo:padding-right="0.226cm" fo:wrap-option="no-wrap" draw:shadow="hidden" draw:shadow-color="#000000"/>
    </style:style>
    <style:style style:name="pr47" style:family="presentation" style:parent-style-name="Default-title">
      <style:graphic-properties draw:stroke="none" draw:fill="none" draw:fill-color="#787e8a" draw:textarea-horizontal-align="justify" draw:textarea-vertical-align="middle" draw:auto-grow-height="true" draw:auto-grow-width="false" fo:min-height="1.301cm" fo:min-width="0cm" fo:padding-top="0.113cm" fo:padding-bottom="0.113cm" fo:padding-left="0.226cm" fo:padding-right="0.226cm" fo:wrap-option="no-wrap" draw:shadow="hidden" draw:shadow-color="#000000"/>
    </style:style>
    <style:style style:name="pr48" style:family="presentation" style:parent-style-name="Default-outline1">
      <style:graphic-properties draw:stroke="none" draw:fill="none" draw:fill-color="#787e8a" draw:textarea-horizontal-align="left" draw:textarea-vertical-align="top" draw:auto-grow-height="true" draw:auto-grow-width="false" fo:min-height="12.364cm" fo:min-width="0cm" fo:padding-top="0.113cm" fo:padding-bottom="0.113cm" fo:padding-left="0.226cm" fo:padding-right="0.226cm" fo:wrap-option="no-wrap" draw:shadow="hidden" draw:shadow-color="#000000"/>
    </style:style>
    <style:style style:name="pr49" style:family="presentation" style:parent-style-name="Default-outline1">
      <style:graphic-properties draw:stroke="none" draw:fill="none" draw:fill-color="#787e8a" draw:textarea-horizontal-align="left" draw:textarea-vertical-align="top" draw:auto-grow-height="true" draw:auto-grow-width="false" fo:min-height="5.662cm" fo:min-width="0cm" fo:padding-top="0.113cm" fo:padding-bottom="0.113cm" fo:padding-left="0.226cm" fo:padding-right="0.226cm" fo:wrap-option="no-wrap" draw:shadow="hidden" draw:shadow-color="#000000"/>
    </style:style>
    <style:style style:name="P1" style:family="paragraph">
      <style:paragraph-properties fo:margin-left="0cm" fo:margin-right="0cm" fo:line-height="100%" text:enable-numbering="false" fo:text-indent="0cm"/>
    </style:style>
    <style:style style:name="P2" style:family="paragraph">
      <style:paragraph-properties style:writing-mode="lr-tb"/>
    </style:style>
    <style:style style:name="P3" style:family="paragraph">
      <style:paragraph-properties fo:margin-left="0cm" fo:margin-right="0cm" fo:margin-top="0.317cm" fo:margin-bottom="0cm" fo:line-height="90%" text:enable-numbering="false" fo:text-indent="0cm"/>
    </style:style>
    <style:style style:name="P4" style:family="paragraph">
      <style:paragraph-properties fo:margin-left="0cm" fo:margin-right="0cm" text:enable-numbering="false" fo:text-indent="0cm"/>
    </style:style>
    <style:style style:name="P5" style:family="paragraph">
      <style:paragraph-properties fo:margin-left="0cm" fo:margin-right="0cm" text:enable-numbering="false" fo:text-indent="0cm">
        <style:tab-stops>
          <style:tab-stop style:position="0cm"/>
          <style:tab-stop style:position="2.262cm"/>
          <style:tab-stop style:position="4.524cm"/>
          <style:tab-stop style:position="6.786cm"/>
          <style:tab-stop style:position="9.048cm"/>
          <style:tab-stop style:position="11.31cm"/>
          <style:tab-stop style:position="13.573cm"/>
          <style:tab-stop style:position="15.835cm"/>
          <style:tab-stop style:position="18.097cm"/>
          <style:tab-stop style:position="20.359cm"/>
          <style:tab-stop style:position="22.621cm"/>
          <style:tab-stop style:position="24.884cm"/>
          <style:tab-stop style:position="27.146cm"/>
          <style:tab-stop style:position="29.408cm"/>
        </style:tab-stops>
      </style:paragraph-properties>
    </style:style>
    <style:style style:name="P6" style:family="paragraph">
      <style:paragraph-properties fo:margin-left="0.846cm" fo:margin-right="0cm" fo:margin-top="0.246cm" fo:margin-bottom="0cm" text:enable-numbering="false" fo:text-indent="-0.846cm"/>
    </style:style>
    <style:style style:name="P7" style:family="paragraph">
      <style:paragraph-properties fo:margin-left="0cm" fo:margin-right="0cm" fo:line-height="100%" text:enable-numbering="false" fo:text-indent="0cm" style:punctuation-wrap="hanging" style:line-break="strict"/>
    </style:style>
    <style:style style:name="P8" style:family="paragraph">
      <style:paragraph-properties fo:text-align="center" style:writing-mode="lr-tb"/>
      <style:text-properties fo:font-size="24pt"/>
    </style:style>
    <style:style style:name="P9" style:family="paragraph">
      <style:paragraph-properties fo:margin-left="0.846cm" fo:margin-right="0cm" fo:margin-top="0.211cm" fo:margin-bottom="0cm" text:enable-numbering="true" fo:text-indent="-0.846cm"/>
    </style:style>
    <style:style style:name="P10" style:family="paragraph">
      <style:paragraph-properties fo:margin-left="1.838cm" fo:margin-right="0cm" fo:margin-top="0.185cm" fo:margin-bottom="0cm" text:enable-numbering="true" fo:text-indent="-0.71cm"/>
    </style:style>
    <style:style style:name="P11" style:family="paragraph">
      <style:paragraph-properties fo:margin-left="2.826cm" fo:margin-right="0cm" fo:margin-top="0.167cm" fo:margin-bottom="0cm" text:enable-numbering="true" fo:text-indent="-0.564cm"/>
    </style:style>
    <style:style style:name="P12" style:family="paragraph">
      <style:paragraph-properties fo:margin-left="5.088cm" fo:margin-right="0cm" fo:margin-top="0.141cm" fo:margin-bottom="0cm" text:enable-numbering="true" fo:text-indent="-0.564cm"/>
    </style:style>
    <style:style style:name="P13" style:family="paragraph">
      <style:paragraph-properties fo:margin-left="0.846cm" fo:margin-right="0cm" fo:margin-top="0.246cm" fo:margin-bottom="0cm" text:enable-numbering="true" fo:text-indent="-0.846cm"/>
    </style:style>
    <style:style style:name="P14" style:family="paragraph">
      <style:paragraph-properties fo:margin-left="2.826cm" fo:margin-right="0cm" fo:margin-top="0.185cm" fo:margin-bottom="0cm" text:enable-numbering="true" fo:text-indent="-0.564cm"/>
    </style:style>
    <style:style style:name="P15" style:family="paragraph">
      <style:paragraph-properties fo:margin-left="2.826cm" fo:margin-right="0cm" fo:margin-top="0.185cm" fo:margin-bottom="0cm" text:enable-numbering="false" fo:text-indent="-0.564cm"/>
    </style:style>
    <style:style style:name="P16" style:family="paragraph">
      <style:paragraph-properties fo:margin-left="0cm" fo:margin-right="0cm" fo:line-height="100%" fo:text-align="center" text:enable-numbering="false" fo:text-indent="0cm" style:punctuation-wrap="hanging" style:line-break="strict"/>
    </style:style>
    <style:style style:name="P17" style:family="paragraph">
      <style:paragraph-properties fo:margin-left="0cm" fo:margin-right="0cm" fo:line-height="100%" fo:text-align="center" text:enable-numbering="false" fo:text-indent="0cm"/>
    </style:style>
    <style:style style:name="P18" style:family="paragraph">
      <style:paragraph-properties fo:margin-left="0.846cm" fo:margin-right="0cm" fo:margin-top="0.202cm" fo:margin-bottom="0cm" fo:line-height="100%" text:enable-numbering="true" fo:text-indent="-0.846cm"/>
    </style:style>
    <style:style style:name="P19" style:family="paragraph">
      <style:paragraph-properties fo:margin-left="0cm" fo:margin-right="0cm" fo:line-height="90%" text:enable-numbering="false" fo:text-indent="0cm"/>
    </style:style>
    <style:style style:name="P20" style:family="paragraph">
      <style:paragraph-properties fo:margin-left="0cm" fo:margin-right="0cm" fo:line-height="90%" fo:text-align="center" text:enable-numbering="false" fo:text-indent="0cm"/>
    </style:style>
    <style:style style:name="P21" style:family="paragraph">
      <style:paragraph-properties fo:margin-left="0.846cm" fo:margin-right="0cm" fo:margin-top="0.246cm" fo:margin-bottom="0cm" fo:line-height="90%" text:enable-numbering="true" fo:text-indent="-0.846cm"/>
    </style:style>
    <style:style style:name="P22" style:family="paragraph">
      <style:paragraph-properties fo:margin-left="2.826cm" fo:margin-right="0cm" fo:margin-top="0.185cm" fo:margin-bottom="0cm" fo:line-height="90%" text:enable-numbering="true" fo:text-indent="-0.564cm"/>
    </style:style>
    <style:style style:name="P23" style:family="paragraph">
      <style:paragraph-properties fo:margin-left="2.826cm" fo:margin-right="0cm" fo:margin-top="0.185cm" fo:margin-bottom="0cm" fo:line-height="90%" text:enable-numbering="false" fo:text-indent="-0.564cm"/>
    </style:style>
    <style:style style:name="P24" style:family="paragraph">
      <style:paragraph-properties fo:margin-left="0cm" fo:margin-right="0cm" fo:text-align="center" text:enable-numbering="false" fo:text-indent="0cm" style:punctuation-wrap="hanging" style:line-break="strict"/>
    </style:style>
    <style:style style:name="P25" style:family="paragraph">
      <style:paragraph-properties fo:margin-left="0.846cm" fo:margin-right="0cm" fo:margin-top="0.194cm" fo:margin-bottom="0cm" text:enable-numbering="true" fo:text-indent="-0.846cm"/>
    </style:style>
    <style:style style:name="P26" style:family="paragraph">
      <style:paragraph-properties fo:margin-left="0cm" fo:margin-right="0cm" fo:line-height="87%" fo:text-align="center" text:enable-numbering="false" fo:text-indent="0cm" style:punctuation-wrap="hanging" style:line-break="strict"/>
    </style:style>
    <style:style style:name="P27" style:family="paragraph">
      <style:paragraph-properties fo:margin-left="0cm" fo:margin-right="0cm" fo:line-height="89%" text:enable-numbering="false" fo:text-indent="0cm"/>
    </style:style>
    <style:style style:name="P28" style:family="paragraph">
      <style:paragraph-properties fo:margin-left="0cm" fo:margin-right="0cm" fo:margin-top="0cm" fo:margin-bottom="0.114cm" fo:line-height="100%" text:enable-numbering="false" fo:text-indent="0cm"/>
    </style:style>
    <style:style style:name="P29" style:family="paragraph">
      <style:paragraph-properties fo:margin-left="0cm" fo:margin-right="0cm" fo:margin-top="0.22cm" fo:margin-bottom="0cm" fo:line-height="100%" text:enable-numbering="false" fo:text-indent="0cm"/>
    </style:style>
    <style:style style:name="P30" style:family="paragraph">
      <style:paragraph-properties fo:margin-left="0.846cm" fo:margin-right="0cm" fo:margin-top="0.211cm" fo:margin-bottom="0cm" fo:line-height="90%" text:enable-numbering="true" fo:text-indent="-0.846cm"/>
    </style:style>
    <style:style style:name="P31" style:family="paragraph">
      <style:paragraph-properties fo:margin-left="2.826cm" fo:margin-right="0cm" fo:margin-top="0.167cm" fo:margin-bottom="0cm" fo:line-height="90%" text:enable-numbering="true" fo:text-indent="-0.564cm"/>
    </style:style>
    <style:style style:name="P32" style:family="paragraph">
      <style:paragraph-properties fo:margin-left="3.955cm" fo:margin-right="0cm" fo:margin-top="0.141cm" fo:margin-bottom="0cm" fo:line-height="90%" text:enable-numbering="true" fo:text-indent="-0.564cm"/>
    </style:style>
    <style:style style:name="P33" style:family="paragraph">
      <style:paragraph-properties fo:margin-left="2.826cm" fo:margin-right="0cm" fo:margin-top="0.167cm" fo:margin-bottom="0cm" fo:line-height="90%" text:enable-numbering="false" fo:text-indent="-0.564cm"/>
    </style:style>
    <style:style style:name="P34" style:family="paragraph">
      <style:paragraph-properties fo:margin-left="0cm" fo:margin-right="0cm" fo:text-indent="0cm"/>
    </style:style>
    <style:style style:name="P35" style:family="paragraph">
      <style:paragraph-properties fo:margin-left="0.846cm" fo:margin-right="0cm" fo:margin-top="0.211cm" fo:margin-bottom="0cm" fo:line-height="80%" text:enable-numbering="false" fo:text-indent="-0.846cm"/>
    </style:style>
    <style:style style:name="P36" style:family="paragraph">
      <style:paragraph-properties fo:margin-left="1.838cm" fo:margin-right="0cm" fo:margin-top="0.185cm" fo:margin-bottom="0cm" fo:line-height="80%" text:enable-numbering="true" fo:text-indent="-0.71cm"/>
    </style:style>
    <style:style style:name="P37" style:family="paragraph">
      <style:paragraph-properties fo:margin-left="0.846cm" fo:margin-right="0cm" fo:margin-top="0.22cm" fo:margin-bottom="0cm" fo:line-height="100%" text:enable-numbering="false" fo:text-indent="-0.846cm"/>
    </style:style>
    <style:style style:name="P38" style:family="paragraph">
      <style:paragraph-properties fo:margin-left="1.838cm" fo:margin-right="0cm" fo:margin-top="0.185cm" fo:margin-bottom="0cm" fo:line-height="100%" text:enable-numbering="true" fo:text-indent="-0.71cm"/>
    </style:style>
    <style:style style:name="P39" style:family="paragraph">
      <style:paragraph-properties fo:margin-left="1.838cm" fo:margin-right="0cm" fo:margin-top="0.167cm" fo:margin-bottom="0cm" fo:line-height="100%" text:enable-numbering="true" fo:text-indent="-0.71cm"/>
    </style:style>
    <style:style style:name="P40" style:family="paragraph">
      <style:paragraph-properties fo:margin-left="0cm" fo:margin-right="0cm" fo:margin-top="0.396cm" fo:margin-bottom="0cm" fo:line-height="90%" text:enable-numbering="false" fo:text-indent="0cm"/>
    </style:style>
    <style:style style:name="P41" style:family="paragraph">
      <style:paragraph-properties fo:margin-left="0cm" fo:margin-right="0cm" fo:margin-top="0.374cm" fo:margin-bottom="0cm" fo:line-height="90%" text:enable-numbering="false" fo:text-indent="0cm"/>
    </style:style>
    <style:style style:name="P42" style:family="paragraph">
      <style:paragraph-properties fo:margin-left="0cm" fo:margin-right="0cm" fo:margin-top="0.396cm" fo:margin-bottom="0cm" fo:line-height="90%" fo:text-align="end" text:enable-numbering="false" fo:text-indent="0cm"/>
    </style:style>
    <style:style style:name="P43" style:family="paragraph">
      <style:paragraph-properties fo:margin-left="0cm" fo:margin-right="0cm" fo:margin-top="0.242cm" fo:margin-bottom="0cm" fo:line-height="90%" fo:text-align="center" text:enable-numbering="false" fo:text-indent="0cm"/>
    </style:style>
    <style:style style:name="P44" style:family="paragraph">
      <style:paragraph-properties fo:margin-left="0cm" fo:margin-right="0cm" fo:margin-top="0.463cm" fo:margin-bottom="0cm" fo:line-height="90%" text:enable-numbering="false" fo:text-indent="0cm"/>
    </style:style>
    <style:style style:name="P45" style:family="paragraph">
      <style:paragraph-properties fo:margin-left="0cm" fo:margin-right="0cm" fo:margin-top="0.308cm" fo:margin-bottom="0cm" fo:line-height="90%" fo:text-align="center" text:enable-numbering="false" fo:text-indent="0cm"/>
    </style:style>
    <style:style style:name="P46" style:family="paragraph">
      <style:paragraph-properties fo:margin-left="0.846cm" fo:margin-right="0cm" fo:margin-top="0.22cm" fo:margin-bottom="0cm" fo:line-height="90%" text:enable-numbering="true" fo:text-indent="-0.846cm"/>
    </style:style>
    <style:style style:name="P47" style:family="paragraph">
      <style:paragraph-properties fo:margin-left="1.838cm" fo:margin-right="0cm" fo:margin-top="0.185cm" fo:margin-bottom="0cm" fo:line-height="90%" text:enable-numbering="true" fo:text-indent="-0.71cm"/>
    </style:style>
    <style:style style:name="P48" style:family="paragraph">
      <style:paragraph-properties fo:margin-left="1.322cm" fo:margin-right="0cm" fo:margin-top="0.158cm" fo:margin-bottom="0cm" fo:line-height="80%" text:enable-numbering="false" fo:text-indent="-1.322cm"/>
    </style:style>
    <style:style style:name="P49" style:family="paragraph">
      <style:paragraph-properties fo:margin-left="1.322cm" fo:margin-right="0cm" fo:margin-top="0.158cm" fo:margin-bottom="0cm" fo:line-height="80%" text:enable-numbering="true" fo:text-indent="-1.322cm"/>
    </style:style>
    <style:style style:name="P50" style:family="paragraph">
      <style:paragraph-properties fo:margin-left="2.24cm" fo:margin-right="0cm" fo:margin-top="0.132cm" fo:margin-bottom="0cm" fo:line-height="80%" text:enable-numbering="true" fo:text-indent="-1.112cm"/>
    </style:style>
    <style:style style:name="P51" style:family="paragraph">
      <style:paragraph-properties fo:margin-left="2.24cm" fo:margin-right="0cm" fo:margin-top="0.141cm" fo:margin-bottom="0cm" fo:line-height="80%" text:enable-numbering="false" fo:text-indent="-1.112cm"/>
    </style:style>
    <style:style style:name="P52" style:family="paragraph">
      <style:paragraph-properties fo:margin-left="0.423cm" fo:margin-right="0cm" text:enable-numbering="false" fo:text-indent="-0.423cm"/>
    </style:style>
    <style:style style:name="P53" style:family="paragraph">
      <style:paragraph-properties fo:margin-left="0.423cm" fo:margin-right="0cm" text:enable-numbering="false" fo:text-indent="-0.423cm">
        <style:tab-stops>
          <style:tab-stop style:position="0cm"/>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 style:position="24.976cm"/>
          <style:tab-stop style:position="27.516cm"/>
        </style:tab-stops>
      </style:paragraph-properties>
    </style:style>
    <style:style style:name="P54" style:family="paragraph">
      <style:paragraph-properties fo:margin-left="0.846cm" fo:margin-right="0cm" fo:margin-top="0.291cm" fo:margin-bottom="0cm" fo:line-height="80%" text:enable-numbering="false" fo:text-indent="-0.846cm"/>
    </style:style>
    <style:style style:name="P55" style:family="paragraph">
      <style:paragraph-properties fo:margin-left="1.838cm" fo:margin-right="0cm" fo:margin-top="0.141cm" fo:margin-bottom="0cm" fo:line-height="80%" text:enable-numbering="true" fo:text-indent="-0.71cm"/>
    </style:style>
    <style:style style:name="P56" style:family="paragraph">
      <style:paragraph-properties fo:margin-left="0cm" fo:margin-right="0cm" fo:margin-top="0.317cm" fo:margin-bottom="0cm" style:line-height-at-least="0.705cm" fo:text-align="center" text:enable-numbering="false" fo:text-indent="0cm"/>
    </style:style>
    <style:style style:name="P57" style:family="paragraph">
      <style:paragraph-properties fo:margin-left="0.846cm" fo:margin-right="0cm" fo:margin-top="0.176cm" fo:margin-bottom="0cm" fo:line-height="80%" text:enable-numbering="true" fo:text-indent="-0.846cm"/>
    </style:style>
    <style:style style:name="P58" style:family="paragraph">
      <style:paragraph-properties fo:margin-left="2.826cm" fo:margin-right="0cm" fo:margin-top="0.149cm" fo:margin-bottom="0cm" fo:line-height="80%" text:enable-numbering="true" fo:text-indent="-0.564cm"/>
    </style:style>
    <style:style style:name="P59" style:family="paragraph">
      <style:paragraph-properties fo:margin-left="3.955cm" fo:margin-right="0cm" fo:margin-top="0.123cm" fo:margin-bottom="0cm" fo:line-height="80%" text:enable-numbering="true" fo:text-indent="-0.564cm"/>
    </style:style>
    <style:style style:name="P60" style:family="paragraph">
      <style:paragraph-properties fo:margin-left="3.955cm" fo:margin-right="0cm" fo:margin-top="0.123cm" fo:margin-bottom="0cm" fo:line-height="80%" text:enable-numbering="false" fo:text-indent="-0.564cm"/>
    </style:style>
    <style:style style:name="P61" style:family="paragraph">
      <style:paragraph-properties fo:margin-left="5.088cm" fo:margin-right="0cm" fo:margin-top="0.123cm" fo:margin-bottom="0cm" fo:line-height="80%" text:enable-numbering="true" fo:text-indent="-0.564cm"/>
    </style:style>
    <style:style style:name="P62" style:family="paragraph">
      <style:paragraph-properties fo:margin-left="0.846cm" fo:margin-right="0cm" fo:margin-top="0.158cm" fo:margin-bottom="0cm" fo:line-height="80%" text:enable-numbering="true" fo:text-indent="-0.846cm"/>
    </style:style>
    <style:style style:name="P63" style:family="paragraph">
      <style:paragraph-properties fo:margin-left="0.846cm" fo:margin-right="0cm" fo:margin-top="0.158cm" fo:margin-bottom="0cm" fo:line-height="80%" text:enable-numbering="false" fo:text-indent="-0.846cm"/>
    </style:style>
    <style:style style:name="P64" style:family="paragraph">
      <style:paragraph-properties fo:margin-left="0.846cm" fo:margin-right="0cm" fo:margin-top="0.185cm" fo:margin-bottom="0cm" text:enable-numbering="true" fo:text-indent="-0.846cm"/>
    </style:style>
    <style:style style:name="P65" style:family="paragraph">
      <style:paragraph-properties fo:margin-left="1.838cm" fo:margin-right="0cm" fo:margin-top="0.167cm" fo:margin-bottom="0cm" text:enable-numbering="true" fo:text-indent="-0.71cm"/>
    </style:style>
    <style:style style:name="P66" style:family="paragraph">
      <style:paragraph-properties fo:margin-left="0.846cm" fo:margin-right="0cm" fo:margin-top="0.167cm" fo:margin-bottom="0cm" text:enable-numbering="false" fo:text-indent="-0.846cm"/>
    </style:style>
    <style:style style:name="P67" style:family="paragraph">
      <style:paragraph-properties fo:margin-left="0.846cm" fo:margin-right="0cm" fo:margin-top="0.211cm" fo:margin-bottom="0cm" fo:line-height="90%" text:enable-numbering="false" fo:text-indent="-0.846cm"/>
    </style:style>
    <style:style style:name="P68" style:family="paragraph">
      <style:paragraph-properties fo:margin-left="0.846cm" fo:margin-right="0cm" fo:margin-top="0.176cm" fo:margin-bottom="0cm" fo:line-height="80%" text:enable-numbering="false" fo:text-indent="-0.846cm"/>
    </style:style>
    <style:style style:name="P69" style:family="paragraph">
      <style:paragraph-properties fo:margin-left="0.846cm" fo:margin-right="0cm" fo:margin-top="0.176cm" fo:margin-bottom="0cm" fo:line-height="90%" text:enable-numbering="true" fo:text-indent="-0.846cm"/>
    </style:style>
    <style:style style:name="P70" style:family="paragraph">
      <style:paragraph-properties fo:margin-left="0.846cm" fo:margin-right="0cm" fo:margin-top="0.211cm" fo:margin-bottom="0cm" fo:line-height="80%" text:enable-numbering="true" fo:text-indent="-0.846cm"/>
    </style:style>
    <style:style style:name="P71" style:family="paragraph">
      <style:paragraph-properties fo:margin-left="0cm" fo:margin-right="0cm" fo:margin-top="0.352cm" fo:margin-bottom="0cm" fo:line-height="100%" text:enable-numbering="false" fo:text-indent="0cm"/>
    </style:style>
    <style:style style:name="P72" style:family="paragraph">
      <style:paragraph-properties fo:margin-left="0cm" fo:margin-right="0cm" fo:margin-top="0.44cm" fo:margin-bottom="0cm" fo:line-height="100%" fo:text-align="center" text:enable-numbering="false" fo:text-indent="0cm"/>
    </style:style>
    <style:style style:name="P73" style:family="paragraph">
      <style:paragraph-properties fo:margin-left="0cm" fo:margin-right="0cm" fo:margin-top="0.44cm" fo:margin-bottom="0cm" fo:line-height="100%" text:enable-numbering="false" fo:text-indent="0cm"/>
    </style:style>
    <style:style style:name="P74" style:family="paragraph">
      <style:paragraph-properties fo:margin-left="0cm" fo:margin-right="0cm" fo:margin-top="0.396cm" fo:margin-bottom="0cm" fo:line-height="100%" fo:text-align="center" text:enable-numbering="false" fo:text-indent="0cm"/>
    </style:style>
    <style:style style:name="P75" style:family="paragraph">
      <style:paragraph-properties fo:margin-left="0cm" fo:margin-right="0cm" fo:margin-top="0.881cm" fo:margin-bottom="0cm" text:enable-numbering="false" fo:text-indent="0cm"/>
    </style:style>
    <style:style style:name="P76" style:family="paragraph">
      <style:paragraph-properties fo:margin-left="1.838cm" fo:margin-right="0cm" fo:margin-top="0.149cm" fo:margin-bottom="0.224cm" fo:line-height="80%" text:enable-numbering="true" fo:text-indent="-0.71cm"/>
    </style:style>
    <style:style style:name="P77" style:family="paragraph">
      <style:paragraph-properties fo:margin-left="0.846cm" fo:margin-right="0cm" fo:margin-top="0.246cm" fo:margin-bottom="0cm" fo:text-align="center" text:enable-numbering="false" fo:text-indent="-0.846cm"/>
    </style:style>
    <style:style style:name="P78" style:family="paragraph">
      <style:paragraph-properties fo:margin-left="0.846cm" fo:margin-right="0cm" fo:margin-top="0.149cm" fo:margin-bottom="0cm" fo:line-height="80%" text:enable-numbering="true" fo:text-indent="-0.846cm"/>
    </style:style>
    <style:style style:name="P79" style:family="paragraph">
      <style:paragraph-properties fo:margin-left="0.846cm" fo:margin-right="0cm" fo:margin-top="0.246cm" fo:margin-bottom="0cm" fo:line-height="100%" text:enable-numbering="false" fo:text-indent="-0.846cm"/>
    </style:style>
    <style:style style:name="T1" style:family="text">
      <style:text-properties fo:color="#dddddd" fo:font-family="Abbess" style:font-pitch="variable" fo:font-size="90pt" style:font-size-asian="90pt" style:font-size-complex="90pt"/>
    </style:style>
    <style:style style:name="T2" style:family="text">
      <style:text-properties fo:font-family="'Tw Cen MT Condensed Extra Bold'" style:font-family-generic="swiss" style:font-pitch="variable" fo:font-size="36pt" style:font-size-asian="36pt" style:font-size-complex="36pt"/>
    </style:style>
    <style:style style:name="T3" style:family="text">
      <style:text-properties fo:font-size="36pt" style:font-size-asian="36pt" style:font-size-complex="36pt"/>
    </style:style>
    <style:style style:name="T4" style:family="text">
      <style:text-properties fo:color="#ffffff" fo:font-family="Garamond" style:font-family-generic="roman" style:font-pitch="variable" style:font-family-asian="Arial" style:font-pitch-asian="variable" style:font-family-complex="Arial" style:font-pitch-complex="variable"/>
    </style:style>
    <style:style style:name="T5" style:family="text">
      <style:text-properties fo:font-size="35pt" style:font-size-asian="35pt" style:font-size-complex="35pt"/>
    </style:style>
    <style:style style:name="T6" style:family="text">
      <style:text-properties fo:font-size="24pt" style:font-size-asian="24pt" style:font-size-complex="24pt"/>
    </style:style>
    <style:style style:name="T7" style:family="text">
      <style:text-properties fo:font-size="21pt" style:font-size-asian="21pt" style:font-size-complex="21pt"/>
    </style:style>
    <style:style style:name="T8" style:family="text">
      <style:text-properties fo:font-size="19pt" style:font-size-asian="19pt" style:font-size-complex="19pt"/>
    </style:style>
    <style:style style:name="T9" style:family="text">
      <style:text-properties fo:font-size="16pt" style:font-size-asian="16pt" style:font-size-complex="16pt"/>
    </style:style>
    <style:style style:name="T10" style:family="text">
      <style:text-properties fo:color="#ffff00"/>
    </style:style>
    <style:style style:name="T11" style:family="text">
      <style:text-properties fo:color="#ff9900" fo:font-size="24pt" fo:language="en" fo:country="US" fo:font-weight="bold" style:font-size-asian="24pt" style:font-size-complex="24pt"/>
    </style:style>
    <style:style style:name="T12" style:family="text">
      <style:text-properties fo:color="#ffff00" fo:font-size="24pt" fo:language="en" fo:country="US" style:font-size-asian="24pt" style:font-size-complex="24pt"/>
    </style:style>
    <style:style style:name="T13" style:family="text">
      <style:text-properties fo:color="#ff9900" fo:font-family="Garamond" style:font-family-generic="roman" style:font-pitch="variable" fo:font-size="18pt" fo:font-weight="bold" style:font-family-asian="Arial" style:font-pitch-asian="variable" style:font-size-asian="18pt" style:font-family-complex="Arial" style:font-pitch-complex="variable" style:font-size-complex="18pt"/>
    </style:style>
    <style:style style:name="T14" style:family="text">
      <style:text-properties fo:color="#dddddd" fo:font-family="Garamond" style:font-family-generic="roman" style:font-pitch="variable" fo:font-size="35pt" fo:text-shadow="none" fo:font-weight="normal" style:font-family-asian="Arial" style:font-pitch-asian="variable" style:font-size-asian="35pt" style:font-family-complex="Arial" style:font-pitch-complex="variable" style:font-size-complex="35pt"/>
    </style:style>
    <style:style style:name="T15" style:family="text">
      <style:text-properties fo:color="#ffffff" fo:font-family="Garamond" style:font-family-generic="roman" style:font-pitch="variable" fo:font-size="23pt" fo:text-shadow="none" style:font-family-asian="Arial" style:font-pitch-asian="variable" style:font-size-asian="23pt" style:font-family-complex="Arial" style:font-pitch-complex="variable" style:font-size-complex="23pt"/>
    </style:style>
    <style:style style:name="T16" style:family="text">
      <style:text-properties fo:color="#ffffff" fo:font-family="Arial" style:font-pitch="variable" fo:font-size="23pt" fo:font-weight="bold" style:font-size-asian="23pt" style:font-size-complex="23pt"/>
    </style:style>
    <style:style style:name="T17" style:family="text">
      <style:text-properties fo:color="#000000" fo:font-family="Arial" style:font-pitch="variable" fo:font-size="12pt" fo:font-weight="bold" style:font-size-asian="12pt" style:font-size-complex="12pt"/>
    </style:style>
    <style:style style:name="T18" style:family="text">
      <style:text-properties fo:color="#dddddd" fo:font-family="Arial" style:font-pitch="variable" fo:font-size="12pt" fo:font-weight="bold" style:font-size-asian="12pt" style:font-size-complex="12pt"/>
    </style:style>
    <style:style style:name="T19" style:family="text">
      <style:text-properties fo:color="#ffff00" fo:text-shadow="none" fo:font-weight="bold"/>
    </style:style>
    <style:style style:name="T20" style:family="text">
      <style:text-properties fo:text-shadow="none"/>
    </style:style>
    <style:style style:name="T21" style:family="text">
      <style:text-properties fo:color="#ffff00" fo:font-size="13pt" fo:font-weight="bold" style:font-family-asian="Arial" style:font-pitch-asian="variable" style:font-size-asian="13pt" style:font-family-complex="Arial" style:font-pitch-complex="variable" style:font-size-complex="13pt"/>
    </style:style>
    <style:style style:name="T22" style:family="text">
      <style:text-properties fo:color="#ffff00" fo:font-family="Garamond" style:font-family-generic="roman" style:font-pitch="variable" fo:font-size="18pt" fo:language="en" fo:country="US" fo:font-weight="bold" style:font-family-asian="Arial" style:font-pitch-asian="variable" style:font-size-asian="18pt" style:font-family-complex="Arial" style:font-pitch-complex="variable" style:font-size-complex="18pt"/>
    </style:style>
    <style:style style:name="T23" style:family="text">
      <style:text-properties fo:color="#ffffff" fo:font-family="Garamond" style:font-family-generic="roman" style:font-pitch="variable" fo:font-size="18pt" fo:language="en" fo:country="US" style:font-family-asian="Arial" style:font-pitch-asian="variable" style:font-size-asian="18pt" style:font-family-complex="Arial" style:font-pitch-complex="variable" style:font-size-complex="18pt"/>
    </style:style>
    <style:style style:name="T24" style:family="text">
      <style:text-properties fo:font-size="15pt" style:font-size-asian="15pt" style:font-size-complex="15pt"/>
    </style:style>
    <style:style style:name="T25" style:family="text">
      <style:text-properties fo:font-size="11pt" style:font-size-asian="11pt" style:font-size-complex="11pt"/>
    </style:style>
    <style:style style:name="T26" style:family="text">
      <style:text-properties fo:font-size="22pt" style:font-size-asian="22pt" style:font-size-complex="22pt"/>
    </style:style>
    <style:style style:name="T27" style:family="text">
      <style:text-properties fo:color="#dddddd" fo:font-family="Arial" style:font-pitch="variable" fo:font-size="15pt" fo:font-weight="bold" style:font-size-asian="15pt" style:font-size-complex="15pt"/>
    </style:style>
    <style:style style:name="T28" style:family="text">
      <style:text-properties fo:color="#ffffff" fo:font-family="Arial" style:font-pitch="variable" fo:font-size="18pt" fo:font-weight="bold" style:font-size-asian="18pt" style:font-size-complex="18pt"/>
    </style:style>
    <style:style style:name="T29" style:family="text">
      <style:text-properties fo:color="#ffff00" fo:font-family="Arial" style:font-pitch="variable" fo:font-size="14pt" fo:font-weight="bold" style:font-size-asian="14pt" style:font-size-complex="14pt"/>
    </style:style>
    <style:style style:name="T30" style:family="text">
      <style:text-properties fo:font-family="'ZapfHumnst BT'" style:font-family-generic="swiss" style:font-pitch="variable" fo:font-size="7pt" style:font-size-asian="7pt" style:font-size-complex="7pt"/>
    </style:style>
    <style:style style:name="T31" style:family="text">
      <style:text-properties fo:font-family="'ZapfHumnst BT'" style:font-family-generic="swiss" style:font-pitch="variable" fo:font-size="7pt" fo:font-style="italic" style:font-size-asian="7pt" style:font-size-complex="7pt"/>
    </style:style>
    <style:style style:name="T32" style:family="text">
      <style:text-properties fo:font-family="'ZapfHumnst BT'" style:font-family-generic="swiss" style:font-pitch="variable" fo:font-size="10pt" style:font-size-asian="10pt" style:font-size-complex="10pt"/>
    </style:style>
    <style:style style:name="T33" style:family="text">
      <style:text-properties fo:font-size="19pt" fo:language="en" fo:country="US" style:font-size-asian="19pt" style:font-size-complex="19pt"/>
    </style:style>
    <style:style style:name="T34" style:family="text">
      <style:text-properties fo:font-size="16pt" fo:language="en" fo:country="US" style:font-size-asian="16pt" style:font-size-complex="16pt"/>
    </style:style>
    <style:style style:name="T35" style:family="text">
      <style:text-properties fo:font-size="19pt" fo:language="en" fo:country="GB" style:font-size-asian="19pt" style:font-size-complex="19pt"/>
    </style:style>
    <style:style style:name="T36" style:family="text">
      <style:text-properties fo:color="#ffff00" fo:font-size="24pt" fo:font-weight="bold" style:font-size-asian="24pt" style:font-size-complex="24pt"/>
    </style:style>
    <style:style style:name="T37" style:family="text">
      <style:text-properties fo:color="#ffff00" fo:font-family="Garamond" style:font-family-generic="roman" style:font-pitch="variable" fo:font-size="25pt" fo:text-shadow="none" fo:font-weight="bold" style:font-family-asian="Arial" style:font-pitch-asian="variable" style:font-size-asian="25pt" style:font-family-complex="Arial" style:font-pitch-complex="variable" style:font-size-complex="25pt"/>
    </style:style>
    <style:style style:name="T38" style:family="text">
      <style:text-properties fo:color="#ffffff" fo:font-family="Garamond" style:font-family-generic="roman" style:font-pitch="variable" fo:font-size="21pt" fo:text-shadow="none" style:font-family-asian="Arial" style:font-pitch-asian="variable" style:font-size-asian="21pt" style:font-family-complex="Arial" style:font-pitch-complex="variable" style:font-size-complex="21pt"/>
    </style:style>
    <style:style style:name="T39" style:family="text">
      <style:text-properties fo:color="#ffffff" fo:font-family="Garamond" style:font-family-generic="roman" style:font-pitch="variable" fo:font-size="19pt" fo:text-shadow="none" style:font-family-asian="Arial" style:font-pitch-asian="variable" style:font-size-asian="19pt" style:font-family-complex="Arial" style:font-pitch-complex="variable" style:font-size-complex="19pt"/>
    </style:style>
    <style:style style:name="T40" style:family="text">
      <style:text-properties fo:color="#ffffff" fo:font-size="32pt" style:font-size-asian="32pt" style:font-size-complex="32pt"/>
    </style:style>
    <style:style style:name="T41" style:family="text">
      <style:text-properties fo:color="#dddddd" fo:font-family="Garamond" style:font-family-generic="roman" style:font-pitch="variable" fo:font-size="18pt" fo:font-weight="bold" style:font-family-asian="Arial" style:font-pitch-asian="variable" style:font-size-asian="18pt" style:font-family-complex="Arial" style:font-pitch-complex="variable" style:font-size-complex="18pt"/>
    </style:style>
    <style:style style:name="T42" style:family="text">
      <style:text-properties fo:font-size="30pt" style:font-size-asian="30pt" style:font-size-complex="30pt"/>
    </style:style>
    <style:style style:name="T43" style:family="text">
      <style:text-properties fo:font-size="13pt" style:font-size-asian="13pt" style:font-size-complex="13pt"/>
    </style:style>
    <style:style style:name="T44" style:family="text">
      <style:text-properties fo:color="#ff9900" fo:font-family="Arial" style:font-pitch="variable" fo:font-size="18pt" fo:font-weight="bold" style:font-size-asian="18pt" style:font-size-complex="18pt"/>
    </style:style>
    <style:style style:name="T45" style:family="text">
      <style:text-properties fo:color="#ff9900" fo:font-family="Arial" style:font-pitch="variable" fo:font-size="17pt" fo:font-weight="bold" style:font-size-asian="17pt" style:font-size-complex="17pt"/>
    </style:style>
    <style:style style:name="T46" style:family="text">
      <style:text-properties fo:color="#000000" fo:font-family="Arial" style:font-pitch="variable" fo:font-size="18pt" fo:font-weight="bold" style:font-size-asian="18pt" style:font-size-complex="18pt"/>
    </style:style>
    <style:style style:name="T47" style:family="text">
      <style:text-properties fo:color="#000000" fo:font-family="Arial" style:font-pitch="variable" fo:font-size="11pt" style:font-size-asian="11pt" style:font-size-complex="11pt"/>
    </style:style>
    <style:style style:name="T48" style:family="text">
      <style:text-properties fo:color="#ff9900" fo:font-family="Arial" style:font-pitch="variable" fo:font-size="21pt" fo:font-weight="bold" style:font-size-asian="21pt" style:font-size-complex="21pt"/>
    </style:style>
    <style:style style:name="T49" style:family="text">
      <style:text-properties fo:color="#000000" fo:font-family="Arial" style:font-pitch="variable" fo:font-size="13pt" style:font-size-asian="13pt" style:font-size-complex="13pt"/>
    </style:style>
    <style:style style:name="T50" style:family="text">
      <style:text-properties fo:color="#000000" fo:font-family="Arial" style:font-pitch="variable" fo:font-size="14pt" fo:font-weight="bold" style:font-size-asian="14pt" style:font-size-complex="14pt"/>
    </style:style>
    <style:style style:name="T51" style:family="text">
      <style:text-properties fo:color="#000000" fo:font-family="Arial" style:font-pitch="variable" fo:font-size="14pt" style:font-size-asian="14pt" style:font-size-complex="14pt"/>
    </style:style>
    <style:style style:name="T52" style:family="text">
      <style:text-properties fo:color="#ffffff" fo:font-family="Garamond" style:font-family-generic="roman" style:font-pitch="variable" fo:font-size="18pt" style:font-family-asian="Arial" style:font-pitch-asian="variable" style:font-size-asian="18pt" style:font-family-complex="Arial" style:font-pitch-complex="variable" style:font-size-complex="18pt"/>
    </style:style>
    <style:style style:name="T53" style:family="text">
      <style:text-properties fo:color="#00ffff" fo:font-family="Garamond" style:font-family-generic="roman" style:font-pitch="variable" fo:font-size="22pt" fo:language="en" fo:country="US" fo:font-weight="bold" style:font-family-asian="Arial" style:font-pitch-asian="variable" style:font-size-asian="22pt" style:font-family-complex="Arial" style:font-pitch-complex="variable" style:font-size-complex="22pt"/>
    </style:style>
    <style:style style:name="T54" style:family="text">
      <style:text-properties fo:color="#ffffff" fo:font-family="Garamond" style:font-family-generic="roman" style:font-pitch="variable" fo:font-size="22pt" fo:language="en" fo:country="US" fo:font-weight="bold" style:font-family-asian="Arial" style:font-pitch-asian="variable" style:font-size-asian="22pt" style:font-family-complex="Arial" style:font-pitch-complex="variable" style:font-size-complex="22pt"/>
    </style:style>
    <style:style style:name="T55" style:family="text">
      <style:text-properties fo:color="#ff9900" fo:font-family="Garamond" style:font-family-generic="roman" style:font-pitch="variable" fo:font-size="18pt" style:font-family-asian="Arial" style:font-pitch-asian="variable" style:font-size-asian="18pt" style:font-family-complex="Arial" style:font-pitch-complex="variable" style:font-size-complex="18pt"/>
    </style:style>
    <style:style style:name="T56" style:family="text">
      <style:text-properties fo:color="#ffffff" fo:font-size="25pt" style:font-size-asian="25pt" style:font-size-complex="25pt"/>
    </style:style>
    <style:style style:name="T57" style:family="text">
      <style:text-properties fo:color="#ffff66" fo:font-size="21pt" fo:font-weight="bold" style:font-size-asian="21pt" style:font-size-complex="21pt"/>
    </style:style>
    <style:style style:name="T58" style:family="text">
      <style:text-properties fo:color="#ffffff" fo:font-size="21pt" style:font-size-asian="21pt" style:font-size-complex="21pt"/>
    </style:style>
    <style:style style:name="T59" style:family="text">
      <style:text-properties fo:color="#ffff66" fo:font-size="21pt" style:font-size-asian="21pt" style:font-size-complex="21pt"/>
    </style:style>
    <style:style style:name="T60" style:family="text">
      <style:text-properties fo:color="#ffff66" fo:font-family="Garamond" style:font-family-generic="roman" style:font-pitch="variable" fo:font-size="25pt" fo:text-shadow="none" style:font-family-asian="Arial" style:font-pitch-asian="variable" style:font-size-asian="25pt" style:font-family-complex="Arial" style:font-pitch-complex="variable" style:font-size-complex="25pt"/>
    </style:style>
    <style:style style:name="T61" style:family="text">
      <style:text-properties fo:color="#ffffff" fo:font-family="Garamond" style:font-family-generic="roman" style:font-pitch="variable" fo:font-size="25pt" fo:text-shadow="none" style:font-family-asian="Arial" style:font-pitch-asian="variable" style:font-size-asian="25pt" style:font-family-complex="Arial" style:font-pitch-complex="variable" style:font-size-complex="25pt"/>
    </style:style>
    <style:style style:name="T62" style:family="text">
      <style:text-properties fo:color="#ffff66" fo:font-family="Garamond" style:font-family-generic="roman" style:font-pitch="variable" fo:font-size="25pt" fo:text-shadow="none" fo:font-weight="bold" style:font-family-asian="Arial" style:font-pitch-asian="variable" style:font-size-asian="25pt" style:font-family-complex="Arial" style:font-pitch-complex="variable" style:font-size-complex="25pt"/>
    </style:style>
    <style:style style:name="T63" style:family="text">
      <style:text-properties fo:color="#ffffff" fo:font-size="18pt" fo:text-shadow="none" style:font-size-asian="18pt" style:font-size-complex="18pt"/>
    </style:style>
    <style:style style:name="T64" style:family="text">
      <style:text-properties fo:color="#ffff00" fo:font-size="18pt" fo:text-shadow="none" style:font-size-asian="18pt" style:font-size-complex="18pt"/>
    </style:style>
    <style:style style:name="T65" style:family="text">
      <style:text-properties fo:color="#ffffff" fo:font-size="15pt" style:font-size-asian="15pt" style:font-size-complex="15pt"/>
    </style:style>
    <style:style style:name="T66" style:family="text">
      <style:text-properties fo:color="#ffff99" fo:font-size="16pt" fo:text-shadow="none" style:font-size-asian="16pt" style:font-size-complex="16pt"/>
    </style:style>
    <style:style style:name="T67" style:family="text">
      <style:text-properties fo:color="#ffff99" fo:font-size="18pt" fo:text-shadow="none" style:font-size-asian="18pt" style:font-size-complex="18pt"/>
    </style:style>
    <style:style style:name="T68" style:family="text">
      <style:text-properties fo:font-weight="bold"/>
    </style:style>
    <style:style style:name="T69" style:family="text">
      <style:text-properties fo:font-size="33pt" style:font-size-asian="33pt" style:font-size-complex="33pt"/>
    </style:style>
    <style:style style:name="T70" style:family="text">
      <style:text-properties fo:font-size="16pt" fo:text-shadow="none" style:font-size-asian="16pt" style:font-size-complex="16pt"/>
    </style:style>
    <style:style style:name="T71" style:family="text">
      <style:text-properties fo:color="#ffffff" fo:font-family="Helvetica" style:font-family-generic="swiss" style:font-pitch="variable" fo:font-size="18pt" fo:font-style="italic" style:font-size-asian="18pt" style:font-size-complex="18pt"/>
    </style:style>
    <style:style style:name="T72" style:family="text">
      <style:text-properties fo:color="#000000" fo:font-size="14pt" fo:font-weight="bold" style:font-size-asian="14pt" style:font-size-complex="14pt"/>
    </style:style>
    <style:style style:name="T73" style:family="text">
      <style:text-properties fo:color="#000000" fo:font-size="16pt" fo:font-weight="bold" style:font-size-asian="16pt" style:font-size-complex="16pt"/>
    </style:style>
    <style:style style:name="T74" style:family="text">
      <style:text-properties fo:color="#ffffff" fo:font-size="15pt" fo:text-shadow="1pt 1pt" fo:font-weight="bold" style:font-size-asian="15pt" style:font-size-complex="15pt"/>
    </style:style>
    <style:style style:name="T75" style:family="text">
      <style:text-properties fo:color="#ff9900" fo:font-size="30pt" style:font-size-asian="30pt" style:font-size-complex="30pt"/>
    </style:style>
    <style:style style:name="T76" style:family="text">
      <style:text-properties fo:color="#ff9900" fo:font-size="15pt" style:font-size-asian="15pt" style:font-size-complex="15pt"/>
    </style:style>
    <style:style style:name="T77" style:family="text">
      <style:text-properties fo:color="#ffff99" fo:font-size="24pt" style:font-size-asian="24pt" style:font-size-complex="24pt"/>
    </style:style>
    <style:style style:name="T78" style:family="text">
      <style:text-properties fo:color="#ffff99" fo:font-weight="bold"/>
    </style:style>
    <style:style style:name="T79" style:family="text">
      <style:text-properties fo:color="#ffff99"/>
    </style:style>
    <style:style style:name="T80" style:family="text">
      <style:text-properties fo:color="#fc0128" fo:font-weight="bold"/>
    </style:style>
    <style:style style:name="T81" style:family="text">
      <style:text-properties fo:color="#ffff00" fo:font-size="20pt" style:font-size-asian="20pt" style:font-size-complex="20pt"/>
    </style:style>
    <style:style style:name="T82" style:family="text">
      <style:text-properties fo:color="#ffffcc" fo:font-size="17pt" fo:text-shadow="none" style:font-size-asian="17pt" style:font-size-complex="17pt"/>
    </style:style>
    <style:style style:name="T83" style:family="text">
      <style:text-properties fo:font-size="14pt" fo:text-shadow="none" style:font-size-asian="14pt" style:font-size-complex="14pt"/>
    </style:style>
    <style:style style:name="T84" style:family="text">
      <style:text-properties fo:color="#ffff99" fo:font-size="20pt" style:font-size-asian="20pt" style:font-size-complex="20pt"/>
    </style:style>
    <style:style style:name="T85" style:family="text">
      <style:text-properties fo:color="#ffffcc" fo:font-size="14pt" style:font-size-asian="14pt" style:font-size-complex="14pt"/>
    </style:style>
    <style:style style:name="T86" style:family="text">
      <style:text-properties fo:font-size="20pt" style:font-size-asian="20pt" style:font-size-complex="20pt"/>
    </style:style>
    <style:style style:name="T87" style:family="text">
      <style:text-properties fo:font-size="17pt" fo:text-shadow="none" style:font-size-asian="17pt" style:font-size-complex="17pt"/>
    </style:style>
    <style:style style:name="T88" style:family="text">
      <style:text-properties fo:font-size="14pt" style:font-size-asian="14pt" style:font-size-complex="14pt"/>
    </style:style>
    <style:style style:name="T89" style:family="text">
      <style:text-properties fo:font-size="35pt" fo:text-shadow="none" fo:font-weight="normal" style:font-size-asian="35pt" style:font-size-complex="35pt"/>
    </style:style>
    <style:style style:name="T90" style:family="text">
      <style:text-properties fo:font-size="18pt" style:font-size-asian="18pt" style:font-size-complex="18pt"/>
    </style:style>
    <style:style style:name="T91" style:family="text">
      <style:text-properties fo:font-size="18pt" fo:text-shadow="none" style:font-size-asian="18pt" style:font-size-complex="18pt"/>
    </style:style>
    <style:style style:name="T92" style:family="text">
      <style:text-properties fo:color="#ffffff" fo:font-size="20pt" fo:text-shadow="1pt 1pt" fo:font-weight="bold" style:font-size-asian="20pt" style:font-size-complex="20pt"/>
    </style:style>
    <style:style style:name="T93" style:family="text">
      <style:text-properties fo:color="#ffff99" fo:font-size="21pt" style:font-size-asian="21pt" style:font-size-complex="21pt"/>
    </style:style>
    <style:style style:name="T94" style:family="text">
      <style:text-properties fo:color="#ffff99" fo:font-size="21pt" fo:font-weight="bold" style:font-size-asian="21pt" style:font-size-complex="21pt"/>
    </style:style>
    <style:style style:name="T95" style:family="text">
      <style:text-properties fo:color="#ffff99" fo:font-size="19pt" style:font-size-asian="19pt" style:font-size-complex="19pt"/>
    </style:style>
    <style:style style:name="T96" style:family="text">
      <style:text-properties fo:color="#ffff99" fo:language="en" fo:country="US" fo:font-weight="bold"/>
    </style:style>
    <style:style style:name="T97" style:family="text">
      <style:text-properties fo:language="en" fo:country="US" fo:font-weight="bold"/>
    </style:style>
    <style:style style:name="T98" style:family="text">
      <style:text-properties fo:language="en" fo:country="US"/>
    </style:style>
    <style:style style:name="T99" style:family="text">
      <style:text-properties fo:color="#fc0128" fo:language="en" fo:country="US"/>
    </style:style>
    <style:style style:name="T100" style:family="text">
      <style:text-properties fo:color="#ffff99" fo:language="en" fo:country="US"/>
    </style:style>
    <style:style style:name="T101" style:family="text">
      <style:text-properties fo:color="#ffff66" fo:font-size="24pt" fo:text-shadow="none" style:font-size-asian="24pt" style:font-size-complex="24pt"/>
    </style:style>
    <style:style style:name="T102" style:family="text">
      <style:text-properties fo:color="#ffff66" fo:font-size="24pt" style:font-size-asian="24pt" style:font-size-complex="24pt"/>
    </style:style>
    <style:style style:name="T103" style:family="text">
      <style:text-properties fo:color="#dddddd" fo:font-family="Garamond" style:font-family-generic="roman" style:font-pitch="variable" fo:font-size="22pt" fo:font-weight="bold" style:font-family-asian="Arial" style:font-pitch-asian="variable" style:font-size-asian="22pt" style:font-family-complex="Arial" style:font-pitch-complex="variable" style:font-size-complex="22pt"/>
    </style:style>
    <style:style style:name="T104" style:family="text">
      <style:text-properties fo:color="#ffff00" fo:font-weight="bold"/>
    </style:style>
    <style:style style:name="T105" style:family="text">
      <style:text-properties fo:font-size="35pt" fo:text-shadow="none" style:font-size-asian="35pt" style:font-size-complex="35pt"/>
    </style:style>
    <style:style style:name="T106" style:family="text">
      <style:text-properties fo:color="#ffff66" fo:font-size="20pt" fo:text-shadow="none" style:font-size-asian="20pt" style:font-size-complex="20pt"/>
    </style:style>
    <style:style style:name="T107" style:family="text">
      <style:text-properties fo:color="#ffff66" fo:font-size="20pt" style:font-size-asian="20pt" style:font-size-complex="20pt"/>
    </style:style>
    <style:style style:name="T108" style:family="text">
      <style:text-properties fo:color="#74b6d0" fo:font-family="Garamond" style:font-family-generic="roman" style:font-pitch="variable" fo:font-size="22pt" fo:font-weight="bold" style:font-family-asian="Arial" style:font-pitch-asian="variable" style:font-size-asian="22pt" style:font-family-complex="Arial" style:font-pitch-complex="variable" style:font-size-complex="22pt"/>
    </style:style>
    <style:style style:name="T109" style:family="text">
      <style:text-properties fo:font-size="24pt" fo:text-shadow="none" style:font-size-asian="24pt" style:font-size-complex="24pt"/>
    </style:style>
    <style:style style:name="T110" style:family="text">
      <style:text-properties fo:color="#ffff66"/>
    </style:style>
    <style:style style:name="T111" style:family="text">
      <style:text-properties fo:color="#ffff66" fo:font-weight="bold"/>
    </style:style>
    <style:style style:name="T112" style:family="text">
      <style:text-properties fo:font-size="32pt" style:font-size-asian="32pt" style:font-size-complex="32pt"/>
    </style:style>
    <style:style style:name="T113" style:family="text">
      <style:text-properties fo:color="#ffffff" fo:font-family="Arial" style:font-pitch="variable" fo:font-size="16pt" style:font-size-asian="16pt" style:font-size-complex="16pt"/>
    </style:style>
    <style:style style:name="T114" style:family="text">
      <style:text-properties fo:color="#ffffff" fo:font-family="Arial" style:font-pitch="variable" fo:font-size="20pt" style:font-size-asian="20pt" style:font-size-complex="20pt"/>
    </style:style>
    <style:style style:name="T115" style:family="text">
      <style:text-properties fo:color="#ffff00" fo:font-family="Arial" style:font-pitch="variable" fo:font-size="18pt" style:font-size-asian="18pt" style:font-size-complex="18pt"/>
    </style:style>
    <style:style style:name="T116" style:family="text">
      <style:text-properties fo:color="#99ccff" fo:font-size="40pt" style:font-size-asian="40pt" style:font-size-complex="40pt"/>
    </style:style>
    <style:style style:name="T117" style:family="text">
      <style:text-properties fo:color="#ffffff" fo:font-family="Tahoma" style:font-family-generic="swiss" style:font-pitch="variable" fo:font-size="16pt" style:font-family-asian="Arial" style:font-pitch-asian="variable" style:font-size-asian="16pt" style:font-family-complex="Arial" style:font-pitch-complex="variable" style:font-size-complex="16pt"/>
    </style:style>
    <style:style style:name="T118" style:family="text">
      <style:text-properties fo:font-size="17pt" style:font-size-asian="17pt" style:font-size-complex="17pt"/>
    </style:style>
    <style:style style:name="T119" style:family="text">
      <style:text-properties fo:color="#ffff66" fo:font-size="17pt" style:font-size-asian="17pt" style:font-size-complex="17pt"/>
    </style:style>
    <style:style style:name="T120" style:family="text">
      <style:text-properties fo:font-size="17pt" fo:font-weight="bold" style:font-size-asian="17pt" style:font-size-complex="17pt"/>
    </style:style>
    <style:style style:name="T121" style:family="text">
      <style:text-properties fo:color="#ffff00" fo:font-size="17pt" style:font-size-asian="17pt" style:font-size-complex="17pt"/>
    </style:style>
    <style:style style:name="T122" style:family="text">
      <style:text-properties fo:color="#ffffff" fo:font-family="Arial" style:font-pitch="variable" fo:font-size="16pt" fo:font-weight="bold" style:font-size-asian="16pt" style:font-size-complex="16pt"/>
    </style:style>
    <style:style style:name="T123" style:family="text">
      <style:text-properties fo:color="#ffff66" fo:font-family="Garamond" style:font-family-generic="roman" style:font-pitch="variable" fo:font-size="18pt" style:font-family-asian="Arial" style:font-pitch-asian="variable" style:font-size-asian="18pt" style:font-family-complex="Arial" style:font-pitch-complex="variable" style:font-size-complex="18pt"/>
    </style:style>
    <style:style style:name="T124" style:family="text">
      <style:text-properties fo:font-style="italic"/>
    </style:style>
    <style:style style:name="T125" style:family="text">
      <style:text-properties fo:font-family="Arial" style:font-pitch="variable" fo:font-size="17pt" fo:language="en" fo:country="US" style:font-size-asian="17pt" style:font-size-complex="17pt"/>
    </style:style>
    <style:style style:name="T126" style:family="text">
      <style:text-properties fo:font-family="Arial" style:font-pitch="variable" fo:font-size="17pt" fo:language="en" fo:country="US" fo:text-shadow="none" style:font-size-asian="17pt" style:font-size-complex="17pt"/>
    </style:style>
    <style:style style:name="T127" style:family="text">
      <style:text-properties fo:color="#00ffff" fo:font-family="Arial" style:font-pitch="variable" fo:font-size="17pt" fo:language="en" fo:country="US" style:font-size-asian="17pt" style:font-size-complex="17pt"/>
    </style:style>
    <style:style style:name="T128" style:family="text">
      <style:text-properties fo:color="#00ffff" fo:font-family="Tahoma" style:font-family-generic="swiss" style:font-pitch="variable" fo:language="en" fo:country="US" style:font-family-asian="Tahoma" style:font-family-generic-asian="swiss" style:font-pitch-asian="variable" style:font-family-complex="Tahoma" style:font-family-generic-complex="swiss" style:font-pitch-complex="variable"/>
    </style:style>
    <style:style style:name="T129" style:family="text">
      <style:text-properties fo:color="#ffffff" fo:font-family="Garamond" style:font-family-generic="roman" style:font-pitch="variable" fo:font-size="35pt" fo:language="en" fo:country="US" fo:font-weight="bold" style:font-family-asian="Arial" style:font-pitch-asian="variable" style:font-size-asian="35pt" style:font-family-complex="Arial" style:font-pitch-complex="variable" style:font-size-complex="35pt"/>
    </style:style>
    <style:style style:name="T130" style:family="text">
      <style:text-properties fo:color="#00ffff" fo:font-family="Garamond" style:font-family-generic="roman" style:font-pitch="variable" fo:font-size="18pt" fo:language="en" fo:country="US" fo:font-weight="bold" style:font-family-asian="Arial" style:font-pitch-asian="variable" style:font-size-asian="18pt" style:font-family-complex="Arial" style:font-pitch-complex="variable" style:font-size-complex="18pt"/>
    </style:style>
    <text:list-style style:name="L1">
      <text:list-level-style-bullet text:level="1" text:bullet-char="•">
        <style:text-properties fo:font-family="Abbess" style:font-pitch="variable" fo:color="#dddddd" fo:font-size="100%"/>
      </text:list-level-style-bullet>
    </text:list-style>
    <text:list-style style:name="L2">
      <text:list-level-style-bullet text:level="1" text:bullet-char="">
        <style:text-properties fo:font-family="Wingdings" style:font-pitch="variable" style:font-charset="x-symbol" fo:color="#00ffff" fo:font-size="70%"/>
      </text:list-level-style-bullet>
      <text:list-level-style-bullet text:level="2" text:bullet-char="">
        <style:list-level-properties text:space-before="1.128cm"/>
        <style:text-properties fo:font-family="Wingdings" style:font-pitch="variable" style:font-charset="x-symbol" fo:color="#339966" fo:font-size="70%"/>
      </text:list-level-style-bullet>
      <text:list-level-style-bullet text:level="3" text:bullet-char="">
        <style:list-level-properties text:space-before="2.262cm"/>
        <style:text-properties fo:font-family="Wingdings" style:font-pitch="variable" style:font-charset="x-symbol" fo:color="#dddddd" fo:font-size="70%"/>
      </text:list-level-style-bullet>
      <text:list-level-style-bullet text:level="4" text:bullet-char="">
        <style:list-level-properties text:space-before="3.391cm"/>
        <style:text-properties fo:font-family="Wingdings" style:font-pitch="variable" style:font-charset="x-symbol" fo:color="#339966" fo:font-size="70%"/>
      </text:list-level-style-bullet>
      <text:list-level-style-bullet text:level="5" text:bullet-char="">
        <style:list-level-properties text:space-before="4.524cm"/>
        <style:text-properties fo:font-family="Wingdings" style:font-pitch="variable" style:font-charset="x-symbol" fo:color="#00ffff" fo:font-size="70%"/>
      </text:list-level-style-bullet>
      <text:list-level-style-bullet text:level="6" text:bullet-char="">
        <style:list-level-properties text:space-before="4.524cm"/>
        <style:text-properties fo:font-family="Wingdings" style:font-pitch="variable" style:font-charset="x-symbol" fo:color="#00ffff" fo:font-size="70%"/>
      </text:list-level-style-bullet>
      <text:list-level-style-bullet text:level="7" text:bullet-char="">
        <style:list-level-properties text:space-before="4.524cm"/>
        <style:text-properties fo:font-family="Wingdings" style:font-pitch="variable" style:font-charset="x-symbol" fo:color="#00ffff" fo:font-size="70%"/>
      </text:list-level-style-bullet>
      <text:list-level-style-bullet text:level="8" text:bullet-char="">
        <style:list-level-properties text:space-before="4.524cm"/>
        <style:text-properties fo:font-family="Wingdings" style:font-pitch="variable" style:font-charset="x-symbol" fo:color="#00ffff" fo:font-size="70%"/>
      </text:list-level-style-bullet>
      <text:list-level-style-bullet text:level="9" text:bullet-char="">
        <style:list-level-properties text:space-before="4.524cm"/>
        <style:text-properties fo:font-family="Wingdings" style:font-pitch="variable" style:font-charset="x-symbol" fo:color="#00ffff" fo:font-size="70%"/>
      </text:list-level-style-bullet>
    </text:list-style>
    <text:list-style style:name="L3">
      <text:list-level-style-bullet text:level="1" text:bullet-char="•">
        <style:text-properties fo:font-family="Arial" style:font-pitch="variable" fo:color="#000000" fo:font-size="100%"/>
      </text:list-level-style-bullet>
      <text:list-level-style-bullet text:level="2" text:bullet-char="•">
        <style:list-level-properties text:space-before="0.317cm" text:min-label-width="0.318cm"/>
        <style:text-properties fo:font-family="Arial" style:font-pitch="variable" fo:color="#000000" fo:font-size="100%"/>
      </text:list-level-style-bullet>
      <text:list-level-style-bullet text:level="3" text:bullet-char="•">
        <style:list-level-properties text:space-before="0.952cm" text:min-label-width="0.318cm"/>
        <style:text-properties fo:font-family="Arial" style:font-pitch="variable" fo:color="#000000" fo:font-size="100%"/>
      </text:list-level-style-bullet>
      <text:list-level-style-bullet text:level="4" text:bullet-char="•">
        <style:list-level-properties text:space-before="1.587cm" text:min-label-width="0.318cm"/>
        <style:text-properties fo:font-family="Arial" style:font-pitch="variable" fo:color="#000000" fo:font-size="100%"/>
      </text:list-level-style-bullet>
      <text:list-level-style-bullet text:level="5" text:bullet-char="•">
        <style:list-level-properties text:space-before="2.222cm" text:min-label-width="0.318cm"/>
        <style:text-properties fo:font-family="Arial" style:font-pitch="variable" fo:color="#000000" fo:font-size="100%"/>
      </text:list-level-style-bullet>
      <text:list-level-style-bullet text:level="6" text:bullet-char="•">
        <style:list-level-properties text:space-before="2.222cm" text:min-label-width="0.318cm"/>
        <style:text-properties fo:font-family="Arial" style:font-pitch="variable" fo:color="#000000" fo:font-size="100%"/>
      </text:list-level-style-bullet>
      <text:list-level-style-bullet text:level="7" text:bullet-char="•">
        <style:list-level-properties text:space-before="2.222cm" text:min-label-width="0.318cm"/>
        <style:text-properties fo:font-family="Arial" style:font-pitch="variable" fo:color="#000000" fo:font-size="100%"/>
      </text:list-level-style-bullet>
      <text:list-level-style-bullet text:level="8" text:bullet-char="•">
        <style:list-level-properties text:space-before="2.222cm" text:min-label-width="0.318cm"/>
        <style:text-properties fo:font-family="Arial" style:font-pitch="variable" fo:color="#000000" fo:font-size="100%"/>
      </text:list-level-style-bullet>
      <text:list-level-style-bullet text:level="9" text:bullet-char="•">
        <style:list-level-properties text:space-before="2.222cm" text:min-label-width="0.318cm"/>
        <style:text-properties fo:font-family="Arial" style:font-pitch="variable" fo:color="#000000" fo:font-size="100%"/>
      </text:list-level-style-bullet>
      <text:list-level-style-bullet text:level="10" text:bullet-char="•">
        <style:list-level-properties text:space-before="2.222cm" text:min-label-width="0.318cm"/>
        <style:text-properties fo:font-family="Arial" style:font-pitch="variable" fo:color="#000000" fo:font-size="100%"/>
      </text:list-level-style-bullet>
    </text:list-style>
    <text:list-style style:name="L4">
      <text:list-level-style-bullet text:level="1" text:bullet-char="•">
        <style:text-properties fo:font-family="Garamond" style:font-family-generic="roman" style:font-pitch="variable" fo:color="#dddddd" fo:font-size="100%"/>
      </text:list-level-style-bullet>
    </text:list-style>
    <text:list-style style:name="L5">
      <text:list-level-style-bullet text:level="1" text:bullet-char="">
        <style:list-level-properties text:min-label-width="0.846cm"/>
        <style:text-properties fo:font-family="Wingdings" style:font-pitch="variable" style:font-charset="x-symbol" fo:color="#00ffff" fo:font-size="70%"/>
      </text:list-level-style-bullet>
      <text:list-level-style-bullet text:level="2" text:bullet-char="">
        <style:list-level-properties text:space-before="1.128cm" text:min-label-width="0.71cm"/>
        <style:text-properties fo:font-family="Wingdings" style:font-pitch="variable" style:font-charset="x-symbol" fo:color="#000000" fo:font-size="70%"/>
      </text:list-level-style-bullet>
      <text:list-level-style-bullet text:level="3" text:bullet-char="">
        <style:list-level-properties text:space-before="2.262cm" text:min-label-width="0.564cm"/>
        <style:text-properties fo:font-family="Wingdings" style:font-pitch="variable" style:font-charset="x-symbol" fo:color="#000000" fo:font-size="70%"/>
      </text:list-level-style-bullet>
      <text:list-level-style-bullet text:level="4" text:bullet-char="">
        <style:list-level-properties text:space-before="3.391cm" text:min-label-width="0.564cm"/>
        <style:text-properties fo:font-family="Wingdings" style:font-pitch="variable" style:font-charset="x-symbol" fo:color="#000000" fo:font-size="70%"/>
      </text:list-level-style-bullet>
      <text:list-level-style-bullet text:level="5" text:bullet-char="">
        <style:list-level-properties text:space-before="4.524cm" text:min-label-width="0.564cm"/>
        <style:text-properties fo:font-family="Wingdings" style:font-pitch="variable" style:font-charset="x-symbol" fo:color="#000000" fo:font-size="70%"/>
      </text:list-level-style-bullet>
      <text:list-level-style-bullet text:level="6" text:bullet-char="">
        <style:list-level-properties text:space-before="4.524cm" text:min-label-width="0.564cm"/>
        <style:text-properties fo:font-family="Wingdings" style:font-pitch="variable" style:font-charset="x-symbol" fo:color="#000000" fo:font-size="70%"/>
      </text:list-level-style-bullet>
      <text:list-level-style-bullet text:level="7" text:bullet-char="">
        <style:list-level-properties text:space-before="4.524cm" text:min-label-width="0.564cm"/>
        <style:text-properties fo:font-family="Wingdings" style:font-pitch="variable" style:font-charset="x-symbol" fo:color="#000000" fo:font-size="70%"/>
      </text:list-level-style-bullet>
      <text:list-level-style-bullet text:level="8" text:bullet-char="">
        <style:list-level-properties text:space-before="4.524cm" text:min-label-width="0.564cm"/>
        <style:text-properties fo:font-family="Wingdings" style:font-pitch="variable" style:font-charset="x-symbol" fo:color="#000000" fo:font-size="70%"/>
      </text:list-level-style-bullet>
    </text:list-style>
    <text:list-style style:name="L6">
      <text:list-level-style-bullet text:level="1" text:bullet-char="•">
        <style:text-properties fo:font-family="Garamond"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846cm"/>
        <style:text-properties fo:font-family="Wingdings" style:font-pitch="variable" style:font-charset="x-symbol" fo:color="#00ffff" fo:font-size="70%"/>
      </text:list-level-style-bullet>
      <text:list-level-style-bullet text:level="2" text:bullet-char="">
        <style:list-level-properties text:space-before="1.128cm" text:min-label-width="0.71cm"/>
        <style:text-properties fo:font-family="Wingdings" style:font-pitch="variable" style:font-charset="x-symbol" fo:color="#339966" fo:font-size="70%"/>
      </text:list-level-style-bullet>
      <text:list-level-style-bullet text:level="3" text:bullet-char="">
        <style:list-level-properties text:space-before="2.262cm" text:min-label-width="0.564cm"/>
        <style:text-properties fo:font-family="Wingdings" style:font-pitch="variable" style:font-charset="x-symbol" fo:color="#dddddd" fo:font-size="70%"/>
      </text:list-level-style-bullet>
      <text:list-level-style-bullet text:level="4" text:bullet-char="">
        <style:list-level-properties text:space-before="3.391cm" text:min-label-width="0.564cm"/>
        <style:text-properties fo:font-family="Wingdings" style:font-pitch="variable" style:font-charset="x-symbol" fo:color="#339966" fo:font-size="70%"/>
      </text:list-level-style-bullet>
      <text:list-level-style-bullet text:level="5" text:bullet-char="">
        <style:list-level-properties text:space-before="4.524cm" text:min-label-width="0.564cm"/>
        <style:text-properties fo:font-family="Wingdings" style:font-pitch="variable" style:font-charset="x-symbol" fo:color="#339966" fo:font-size="70%"/>
      </text:list-level-style-bullet>
      <text:list-level-style-bullet text:level="6" text:bullet-char="">
        <style:list-level-properties text:space-before="4.524cm" text:min-label-width="0.564cm"/>
        <style:text-properties fo:font-family="Wingdings" style:font-pitch="variable" style:font-charset="x-symbol" fo:color="#339966" fo:font-size="70%"/>
      </text:list-level-style-bullet>
      <text:list-level-style-bullet text:level="7" text:bullet-char="">
        <style:list-level-properties text:space-before="4.524cm" text:min-label-width="0.564cm"/>
        <style:text-properties fo:font-family="Wingdings" style:font-pitch="variable" style:font-charset="x-symbol" fo:color="#339966" fo:font-size="70%"/>
      </text:list-level-style-bullet>
      <text:list-level-style-bullet text:level="8" text:bullet-char="">
        <style:list-level-properties text:space-before="4.524cm" text:min-label-width="0.564cm"/>
        <style:text-properties fo:font-family="Wingdings" style:font-pitch="variable" style:font-charset="x-symbol" fo:color="#339966" fo:font-size="70%"/>
      </text:list-level-style-bullet>
    </text:list-style>
    <text:list-style style:name="L8">
      <text:list-level-style-bullet text:level="1" text:bullet-char="">
        <style:list-level-properties text:min-label-width="0.846cm"/>
        <style:text-properties fo:font-family="Wingdings" style:font-pitch="variable" style:font-charset="x-symbol" fo:color="#000000" fo:font-size="70%"/>
      </text:list-level-style-bullet>
      <text:list-level-style-bullet text:level="2" text:bullet-char="">
        <style:list-level-properties text:space-before="1.128cm" text:min-label-width="0.71cm"/>
        <style:text-properties fo:font-family="Wingdings" style:font-pitch="variable" style:font-charset="x-symbol" fo:color="#000000" fo:font-size="70%"/>
      </text:list-level-style-bullet>
      <text:list-level-style-bullet text:level="3" text:bullet-char="">
        <style:list-level-properties text:space-before="2.262cm" text:min-label-width="0.564cm"/>
        <style:text-properties fo:font-family="Wingdings" style:font-pitch="variable" style:font-charset="x-symbol" fo:color="#dddddd" fo:font-size="70%"/>
      </text:list-level-style-bullet>
      <text:list-level-style-bullet text:level="4" text:bullet-char="">
        <style:list-level-properties text:space-before="3.391cm" text:min-label-width="0.564cm"/>
        <style:text-properties fo:font-family="Wingdings" style:font-pitch="variable" style:font-charset="x-symbol" fo:color="#000000" fo:font-size="70%"/>
      </text:list-level-style-bullet>
      <text:list-level-style-bullet text:level="5" text:bullet-char="">
        <style:list-level-properties text:space-before="4.524cm" text:min-label-width="0.564cm"/>
        <style:text-properties fo:font-family="Wingdings" style:font-pitch="variable" style:font-charset="x-symbol" fo:color="#000000" fo:font-size="70%"/>
      </text:list-level-style-bullet>
      <text:list-level-style-bullet text:level="6" text:bullet-char="">
        <style:list-level-properties text:space-before="4.524cm" text:min-label-width="0.564cm"/>
        <style:text-properties fo:font-family="Wingdings" style:font-pitch="variable" style:font-charset="x-symbol" fo:color="#000000" fo:font-size="70%"/>
      </text:list-level-style-bullet>
      <text:list-level-style-bullet text:level="7" text:bullet-char="">
        <style:list-level-properties text:space-before="4.524cm" text:min-label-width="0.564cm"/>
        <style:text-properties fo:font-family="Wingdings" style:font-pitch="variable" style:font-charset="x-symbol" fo:color="#000000" fo:font-size="70%"/>
      </text:list-level-style-bullet>
      <text:list-level-style-bullet text:level="8" text:bullet-char="">
        <style:list-level-properties text:space-before="4.524cm" text:min-label-width="0.564cm"/>
        <style:text-properties fo:font-family="Wingdings" style:font-pitch="variable" style:font-charset="x-symbol" fo:color="#000000" fo:font-size="70%"/>
      </text:list-level-style-bullet>
    </text:list-style>
    <text:list-style style:name="L9">
      <text:list-level-style-bullet text:level="1" text:bullet-char="•">
        <style:text-properties fo:font-family="Garamond" style:font-family-generic="roman" style:font-pitch="variable" fo:color="#ff99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list-level-properties text:min-label-width="0.846cm"/>
        <style:text-properties fo:font-family="Wingdings" style:font-pitch="variable" style:font-charset="x-symbol" fo:color="#00ffff" fo:font-size="7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text-properties fo:font-family="Arial"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text-properties fo:font-family="Arial" style:font-pitch="variable" fo:color="#dddddd"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bullet text:level="1" text:bullet-char="•">
        <style:text-properties fo:font-family="'Times New Roman'" style:font-family-generic="roman"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bullet text:level="1" text:bullet-char="•">
        <style:text-properties fo:font-family="Garamond" style:font-family-generic="roman"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text-properties fo:font-family="Arial"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7">
      <text:list-level-style-bullet text:level="1" text:bullet-char="•">
        <style:text-properties fo:font-family="'ZapfHumnst BT'" style:font-family-generic="swiss" style:font-pitch="variable" fo:color="#000000" fo:font-size="100%"/>
      </text:list-level-style-bullet>
      <text:list-level-style-bullet text:level="2" text:bullet-char="•">
        <style:list-level-properties text:space-before="0.317cm" text:min-label-width="0.318cm"/>
        <style:text-properties fo:font-family="Arial" style:font-pitch="variable" fo:color="#000000" fo:font-size="100%"/>
      </text:list-level-style-bullet>
      <text:list-level-style-bullet text:level="3" text:bullet-char="•">
        <style:list-level-properties text:space-before="0.952cm" text:min-label-width="0.318cm"/>
        <style:text-properties fo:font-family="Arial" style:font-pitch="variable" fo:color="#000000" fo:font-size="100%"/>
      </text:list-level-style-bullet>
      <text:list-level-style-bullet text:level="4" text:bullet-char="•">
        <style:list-level-properties text:space-before="1.587cm" text:min-label-width="0.318cm"/>
        <style:text-properties fo:font-family="Arial" style:font-pitch="variable" fo:color="#000000" fo:font-size="100%"/>
      </text:list-level-style-bullet>
      <text:list-level-style-bullet text:level="5" text:bullet-char="•">
        <style:list-level-properties text:space-before="2.222cm" text:min-label-width="0.318cm"/>
        <style:text-properties fo:font-family="Arial" style:font-pitch="variable" fo:color="#000000" fo:font-size="100%"/>
      </text:list-level-style-bullet>
      <text:list-level-style-bullet text:level="6" text:bullet-char="•">
        <style:list-level-properties text:space-before="2.222cm" text:min-label-width="0.318cm"/>
        <style:text-properties fo:font-family="Arial" style:font-pitch="variable" fo:color="#000000" fo:font-size="100%"/>
      </text:list-level-style-bullet>
      <text:list-level-style-bullet text:level="7" text:bullet-char="•">
        <style:list-level-properties text:space-before="2.222cm" text:min-label-width="0.318cm"/>
        <style:text-properties fo:font-family="Arial" style:font-pitch="variable" fo:color="#000000" fo:font-size="100%"/>
      </text:list-level-style-bullet>
      <text:list-level-style-bullet text:level="8" text:bullet-char="•">
        <style:list-level-properties text:space-before="2.222cm" text:min-label-width="0.318cm"/>
        <style:text-properties fo:font-family="Arial" style:font-pitch="variable" fo:color="#000000" fo:font-size="100%"/>
      </text:list-level-style-bullet>
      <text:list-level-style-bullet text:level="9" text:bullet-char="•">
        <style:list-level-properties text:space-before="2.222cm" text:min-label-width="0.318cm"/>
        <style:text-properties fo:font-family="Arial" style:font-pitch="variable" fo:color="#000000" fo:font-size="100%"/>
      </text:list-level-style-bullet>
      <text:list-level-style-bullet text:level="10" text:bullet-char="•">
        <style:list-level-properties text:space-before="2.222cm" text:min-label-width="0.318cm"/>
        <style:text-properties fo:font-family="Arial" style:font-pitch="variable" fo:color="#000000" fo:font-size="100%"/>
      </text:list-level-style-bullet>
    </text:list-style>
    <text:list-style style:name="L18">
      <text:list-level-style-bullet text:level="1" text:bullet-char="•">
        <style:text-properties fo:font-family="'ZapfHumnst BT'"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9">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128cm" text:min-label-width="0.71cm"/>
        <style:text-properties fo:font-family="Wingdings" style:font-pitch="variable" style:font-charset="x-symbol" fo:color="#339966" fo:font-size="7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0">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1">
      <text:list-level-style-bullet text:level="1" text:bullet-char="•">
        <style:text-properties fo:font-family="Arial" style:font-pitch="variable" fo:color="#ff99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2">
      <text:list-level-style-bullet text:level="1" text:bullet-char="•">
        <style:text-properties fo:font-family="Garamond" style:font-family-generic="roman" style:font-pitch="variable" fo:color="#00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3">
      <text:list-level-style-bullet text:level="1" text:bullet-char="">
        <style:text-properties fo:font-family="Wingdings" style:font-pitch="variable" style:font-charset="x-symbol" fo:color="#00ffff" fo:font-size="7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4">
      <text:list-level-style-bullet text:level="1" text:bullet-char="">
        <style:list-level-properties text:min-label-width="1.322cm"/>
        <style:text-properties fo:font-family="Wingdings" style:font-pitch="variable" style:font-charset="x-symbol" fo:color="#00ffff" fo:font-size="70%"/>
      </text:list-level-style-bullet>
      <text:list-level-style-bullet text:level="2" text:bullet-char="">
        <style:list-level-properties text:space-before="1.128cm" text:min-label-width="0.71cm"/>
        <style:text-properties fo:font-family="Wingdings" style:font-pitch="variable" style:font-charset="x-symbol" fo:color="#000000" fo:font-size="70%"/>
      </text:list-level-style-bullet>
      <text:list-level-style-bullet text:level="3" text:bullet-char="">
        <style:list-level-properties text:space-before="2.262cm" text:min-label-width="0.564cm"/>
        <style:text-properties fo:font-family="Wingdings" style:font-pitch="variable" style:font-charset="x-symbol" fo:color="#000000" fo:font-size="70%"/>
      </text:list-level-style-bullet>
      <text:list-level-style-bullet text:level="4" text:bullet-char="">
        <style:list-level-properties text:space-before="3.391cm" text:min-label-width="0.564cm"/>
        <style:text-properties fo:font-family="Wingdings" style:font-pitch="variable" style:font-charset="x-symbol" fo:color="#000000" fo:font-size="70%"/>
      </text:list-level-style-bullet>
      <text:list-level-style-bullet text:level="5" text:bullet-char="">
        <style:list-level-properties text:space-before="4.524cm" text:min-label-width="0.564cm"/>
        <style:text-properties fo:font-family="Wingdings" style:font-pitch="variable" style:font-charset="x-symbol" fo:color="#000000" fo:font-size="70%"/>
      </text:list-level-style-bullet>
      <text:list-level-style-bullet text:level="6" text:bullet-char="">
        <style:list-level-properties text:space-before="4.524cm" text:min-label-width="0.564cm"/>
        <style:text-properties fo:font-family="Wingdings" style:font-pitch="variable" style:font-charset="x-symbol" fo:color="#000000" fo:font-size="70%"/>
      </text:list-level-style-bullet>
      <text:list-level-style-bullet text:level="7" text:bullet-char="">
        <style:list-level-properties text:space-before="4.524cm" text:min-label-width="0.564cm"/>
        <style:text-properties fo:font-family="Wingdings" style:font-pitch="variable" style:font-charset="x-symbol" fo:color="#000000" fo:font-size="70%"/>
      </text:list-level-style-bullet>
      <text:list-level-style-bullet text:level="8" text:bullet-char="">
        <style:list-level-properties text:space-before="4.524cm" text:min-label-width="0.564cm"/>
        <style:text-properties fo:font-family="Wingdings" style:font-pitch="variable" style:font-charset="x-symbol" fo:color="#000000" fo:font-size="70%"/>
      </text:list-level-style-bullet>
    </text:list-style>
    <text:list-style style:name="L25">
      <text:list-level-style-bullet text:level="1" text:bullet-char="">
        <style:list-level-properties text:min-label-width="0.846cm"/>
        <style:text-properties fo:font-family="Wingdings" style:font-pitch="variable" style:font-charset="x-symbol" fo:color="#000000" fo:font-size="70%"/>
      </text:list-level-style-bullet>
      <text:list-level-style-bullet text:level="2" text:bullet-char="">
        <style:list-level-properties text:space-before="1.128cm" text:min-label-width="1.112cm"/>
        <style:text-properties fo:font-family="Wingdings" style:font-pitch="variable" style:font-charset="x-symbol" fo:color="#339966" fo:font-size="70%"/>
      </text:list-level-style-bullet>
      <text:list-level-style-bullet text:level="3" text:bullet-char="">
        <style:list-level-properties text:space-before="2.262cm" text:min-label-width="0.564cm"/>
        <style:text-properties fo:font-family="Wingdings" style:font-pitch="variable" style:font-charset="x-symbol" fo:color="#000000" fo:font-size="70%"/>
      </text:list-level-style-bullet>
      <text:list-level-style-bullet text:level="4" text:bullet-char="">
        <style:list-level-properties text:space-before="3.391cm" text:min-label-width="0.564cm"/>
        <style:text-properties fo:font-family="Wingdings" style:font-pitch="variable" style:font-charset="x-symbol" fo:color="#000000" fo:font-size="70%"/>
      </text:list-level-style-bullet>
      <text:list-level-style-bullet text:level="5" text:bullet-char="">
        <style:list-level-properties text:space-before="4.524cm" text:min-label-width="0.564cm"/>
        <style:text-properties fo:font-family="Wingdings" style:font-pitch="variable" style:font-charset="x-symbol" fo:color="#000000" fo:font-size="70%"/>
      </text:list-level-style-bullet>
      <text:list-level-style-bullet text:level="6" text:bullet-char="">
        <style:list-level-properties text:space-before="4.524cm" text:min-label-width="0.564cm"/>
        <style:text-properties fo:font-family="Wingdings" style:font-pitch="variable" style:font-charset="x-symbol" fo:color="#000000" fo:font-size="70%"/>
      </text:list-level-style-bullet>
      <text:list-level-style-bullet text:level="7" text:bullet-char="">
        <style:list-level-properties text:space-before="4.524cm" text:min-label-width="0.564cm"/>
        <style:text-properties fo:font-family="Wingdings" style:font-pitch="variable" style:font-charset="x-symbol" fo:color="#000000" fo:font-size="70%"/>
      </text:list-level-style-bullet>
      <text:list-level-style-bullet text:level="8" text:bullet-char="">
        <style:list-level-properties text:space-before="4.524cm" text:min-label-width="0.564cm"/>
        <style:text-properties fo:font-family="Wingdings" style:font-pitch="variable" style:font-charset="x-symbol" fo:color="#000000" fo:font-size="70%"/>
      </text:list-level-style-bullet>
    </text:list-style>
    <text:list-style style:name="L26">
      <text:list-level-style-bullet text:level="1" text:bullet-char="•">
        <style:list-level-properties text:min-label-width="0.423cm"/>
        <style:text-properties fo:font-family="Arial" style:font-pitch="variable" fo:color="#000000" fo:font-size="100%"/>
      </text:list-level-style-bullet>
      <text:list-level-style-bullet text:level="2" text:bullet-char="•">
        <style:list-level-properties text:space-before="0.317cm" text:min-label-width="0.318cm"/>
        <style:text-properties fo:font-family="Arial" style:font-pitch="variable" fo:color="#000000" fo:font-size="100%"/>
      </text:list-level-style-bullet>
      <text:list-level-style-bullet text:level="3" text:bullet-char="•">
        <style:list-level-properties text:space-before="0.952cm" text:min-label-width="0.318cm"/>
        <style:text-properties fo:font-family="Arial" style:font-pitch="variable" fo:color="#000000" fo:font-size="100%"/>
      </text:list-level-style-bullet>
      <text:list-level-style-bullet text:level="4" text:bullet-char="•">
        <style:list-level-properties text:space-before="1.587cm" text:min-label-width="0.318cm"/>
        <style:text-properties fo:font-family="Arial" style:font-pitch="variable" fo:color="#000000" fo:font-size="100%"/>
      </text:list-level-style-bullet>
      <text:list-level-style-bullet text:level="5" text:bullet-char="•">
        <style:list-level-properties text:space-before="2.222cm" text:min-label-width="0.318cm"/>
        <style:text-properties fo:font-family="Arial" style:font-pitch="variable" fo:color="#000000" fo:font-size="100%"/>
      </text:list-level-style-bullet>
      <text:list-level-style-bullet text:level="6" text:bullet-char="•">
        <style:list-level-properties text:space-before="2.222cm" text:min-label-width="0.318cm"/>
        <style:text-properties fo:font-family="Arial" style:font-pitch="variable" fo:color="#000000" fo:font-size="100%"/>
      </text:list-level-style-bullet>
      <text:list-level-style-bullet text:level="7" text:bullet-char="•">
        <style:list-level-properties text:space-before="2.222cm" text:min-label-width="0.318cm"/>
        <style:text-properties fo:font-family="Arial" style:font-pitch="variable" fo:color="#000000" fo:font-size="100%"/>
      </text:list-level-style-bullet>
      <text:list-level-style-bullet text:level="8" text:bullet-char="•">
        <style:list-level-properties text:space-before="2.222cm" text:min-label-width="0.318cm"/>
        <style:text-properties fo:font-family="Arial" style:font-pitch="variable" fo:color="#000000" fo:font-size="100%"/>
      </text:list-level-style-bullet>
      <text:list-level-style-bullet text:level="9" text:bullet-char="•">
        <style:list-level-properties text:space-before="2.222cm" text:min-label-width="0.318cm"/>
        <style:text-properties fo:font-family="Arial" style:font-pitch="variable" fo:color="#000000" fo:font-size="100%"/>
      </text:list-level-style-bullet>
      <text:list-level-style-bullet text:level="10" text:bullet-char="•">
        <style:list-level-properties text:space-before="2.222cm" text:min-label-width="0.318cm"/>
        <style:text-properties fo:font-family="Arial" style:font-pitch="variable" fo:color="#000000" fo:font-size="100%"/>
      </text:list-level-style-bullet>
    </text:list-style>
    <text:list-style style:name="L27">
      <text:list-level-style-bullet text:level="1" text:bullet-char="•">
        <style:text-properties fo:font-family="Helvetica"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8">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9">
      <text:list-level-style-bullet text:level="1" text:bullet-char="•">
        <style:text-properties fo:font-family="Arial" style:font-pitch="variable" fo:color="#ffff99" fo:font-size="100%"/>
      </text:list-level-style-bullet>
      <text:list-level-style-bullet text:level="2" text:bullet-char="•">
        <style:list-level-properties text:space-before="0.317cm" text:min-label-width="0.318cm"/>
        <style:text-properties fo:font-family="Arial" style:font-pitch="variable" fo:color="#000000" fo:font-size="100%"/>
      </text:list-level-style-bullet>
      <text:list-level-style-bullet text:level="3" text:bullet-char="•">
        <style:list-level-properties text:space-before="0.952cm" text:min-label-width="0.318cm"/>
        <style:text-properties fo:font-family="Arial" style:font-pitch="variable" fo:color="#000000" fo:font-size="100%"/>
      </text:list-level-style-bullet>
      <text:list-level-style-bullet text:level="4" text:bullet-char="•">
        <style:list-level-properties text:space-before="1.587cm" text:min-label-width="0.318cm"/>
        <style:text-properties fo:font-family="Arial" style:font-pitch="variable" fo:color="#000000" fo:font-size="100%"/>
      </text:list-level-style-bullet>
      <text:list-level-style-bullet text:level="5" text:bullet-char="•">
        <style:list-level-properties text:space-before="2.222cm" text:min-label-width="0.318cm"/>
        <style:text-properties fo:font-family="Arial" style:font-pitch="variable" fo:color="#000000" fo:font-size="100%"/>
      </text:list-level-style-bullet>
      <text:list-level-style-bullet text:level="6" text:bullet-char="•">
        <style:list-level-properties text:space-before="2.222cm" text:min-label-width="0.318cm"/>
        <style:text-properties fo:font-family="Arial" style:font-pitch="variable" fo:color="#000000" fo:font-size="100%"/>
      </text:list-level-style-bullet>
      <text:list-level-style-bullet text:level="7" text:bullet-char="•">
        <style:list-level-properties text:space-before="2.222cm" text:min-label-width="0.318cm"/>
        <style:text-properties fo:font-family="Arial" style:font-pitch="variable" fo:color="#000000" fo:font-size="100%"/>
      </text:list-level-style-bullet>
      <text:list-level-style-bullet text:level="8" text:bullet-char="•">
        <style:list-level-properties text:space-before="2.222cm" text:min-label-width="0.318cm"/>
        <style:text-properties fo:font-family="Arial" style:font-pitch="variable" fo:color="#000000" fo:font-size="100%"/>
      </text:list-level-style-bullet>
      <text:list-level-style-bullet text:level="9" text:bullet-char="•">
        <style:list-level-properties text:space-before="2.222cm" text:min-label-width="0.318cm"/>
        <style:text-properties fo:font-family="Arial" style:font-pitch="variable" fo:color="#000000" fo:font-size="100%"/>
      </text:list-level-style-bullet>
      <text:list-level-style-bullet text:level="10" text:bullet-char="•">
        <style:list-level-properties text:space-before="2.222cm" text:min-label-width="0.318cm"/>
        <style:text-properties fo:font-family="Arial" style:font-pitch="variable" fo:color="#000000" fo:font-size="100%"/>
      </text:list-level-style-bullet>
    </text:list-style>
    <text:list-style style:name="L30">
      <text:list-level-style-bullet text:level="1" text:bullet-char="•">
        <style:text-properties fo:font-family="Arial" style:font-pitch="variable" fo:color="#fc0128" fo:font-size="100%"/>
      </text:list-level-style-bullet>
      <text:list-level-style-bullet text:level="2" text:bullet-char="•">
        <style:list-level-properties text:space-before="0.317cm" text:min-label-width="0.318cm"/>
        <style:text-properties fo:font-family="Arial" style:font-pitch="variable" fo:color="#000000" fo:font-size="100%"/>
      </text:list-level-style-bullet>
      <text:list-level-style-bullet text:level="3" text:bullet-char="•">
        <style:list-level-properties text:space-before="0.952cm" text:min-label-width="0.318cm"/>
        <style:text-properties fo:font-family="Arial" style:font-pitch="variable" fo:color="#000000" fo:font-size="100%"/>
      </text:list-level-style-bullet>
      <text:list-level-style-bullet text:level="4" text:bullet-char="•">
        <style:list-level-properties text:space-before="1.587cm" text:min-label-width="0.318cm"/>
        <style:text-properties fo:font-family="Arial" style:font-pitch="variable" fo:color="#000000" fo:font-size="100%"/>
      </text:list-level-style-bullet>
      <text:list-level-style-bullet text:level="5" text:bullet-char="•">
        <style:list-level-properties text:space-before="2.222cm" text:min-label-width="0.318cm"/>
        <style:text-properties fo:font-family="Arial" style:font-pitch="variable" fo:color="#000000" fo:font-size="100%"/>
      </text:list-level-style-bullet>
      <text:list-level-style-bullet text:level="6" text:bullet-char="•">
        <style:list-level-properties text:space-before="2.222cm" text:min-label-width="0.318cm"/>
        <style:text-properties fo:font-family="Arial" style:font-pitch="variable" fo:color="#000000" fo:font-size="100%"/>
      </text:list-level-style-bullet>
      <text:list-level-style-bullet text:level="7" text:bullet-char="•">
        <style:list-level-properties text:space-before="2.222cm" text:min-label-width="0.318cm"/>
        <style:text-properties fo:font-family="Arial" style:font-pitch="variable" fo:color="#000000" fo:font-size="100%"/>
      </text:list-level-style-bullet>
      <text:list-level-style-bullet text:level="8" text:bullet-char="•">
        <style:list-level-properties text:space-before="2.222cm" text:min-label-width="0.318cm"/>
        <style:text-properties fo:font-family="Arial" style:font-pitch="variable" fo:color="#000000" fo:font-size="100%"/>
      </text:list-level-style-bullet>
      <text:list-level-style-bullet text:level="9" text:bullet-char="•">
        <style:list-level-properties text:space-before="2.222cm" text:min-label-width="0.318cm"/>
        <style:text-properties fo:font-family="Arial" style:font-pitch="variable" fo:color="#000000" fo:font-size="100%"/>
      </text:list-level-style-bullet>
      <text:list-level-style-bullet text:level="10" text:bullet-char="•">
        <style:list-level-properties text:space-before="2.222cm" text:min-label-width="0.318cm"/>
        <style:text-properties fo:font-family="Arial" style:font-pitch="variable" fo:color="#000000" fo:font-size="100%"/>
      </text:list-level-style-bullet>
    </text:list-style>
    <text:list-style style:name="L31">
      <text:list-level-style-bullet text:level="1" text:bullet-char="•">
        <style:text-properties fo:font-family="Arial" style:font-pitch="variable" fo:color="#ffff00" fo:font-size="100%"/>
      </text:list-level-style-bullet>
      <text:list-level-style-bullet text:level="2" text:bullet-char="•">
        <style:list-level-properties text:space-before="0.317cm" text:min-label-width="0.318cm"/>
        <style:text-properties fo:font-family="Arial" style:font-pitch="variable" fo:color="#000000" fo:font-size="100%"/>
      </text:list-level-style-bullet>
      <text:list-level-style-bullet text:level="3" text:bullet-char="•">
        <style:list-level-properties text:space-before="0.952cm" text:min-label-width="0.318cm"/>
        <style:text-properties fo:font-family="Arial" style:font-pitch="variable" fo:color="#000000" fo:font-size="100%"/>
      </text:list-level-style-bullet>
      <text:list-level-style-bullet text:level="4" text:bullet-char="•">
        <style:list-level-properties text:space-before="1.587cm" text:min-label-width="0.318cm"/>
        <style:text-properties fo:font-family="Arial" style:font-pitch="variable" fo:color="#000000" fo:font-size="100%"/>
      </text:list-level-style-bullet>
      <text:list-level-style-bullet text:level="5" text:bullet-char="•">
        <style:list-level-properties text:space-before="2.222cm" text:min-label-width="0.318cm"/>
        <style:text-properties fo:font-family="Arial" style:font-pitch="variable" fo:color="#000000" fo:font-size="100%"/>
      </text:list-level-style-bullet>
      <text:list-level-style-bullet text:level="6" text:bullet-char="•">
        <style:list-level-properties text:space-before="2.222cm" text:min-label-width="0.318cm"/>
        <style:text-properties fo:font-family="Arial" style:font-pitch="variable" fo:color="#000000" fo:font-size="100%"/>
      </text:list-level-style-bullet>
      <text:list-level-style-bullet text:level="7" text:bullet-char="•">
        <style:list-level-properties text:space-before="2.222cm" text:min-label-width="0.318cm"/>
        <style:text-properties fo:font-family="Arial" style:font-pitch="variable" fo:color="#000000" fo:font-size="100%"/>
      </text:list-level-style-bullet>
      <text:list-level-style-bullet text:level="8" text:bullet-char="•">
        <style:list-level-properties text:space-before="2.222cm" text:min-label-width="0.318cm"/>
        <style:text-properties fo:font-family="Arial" style:font-pitch="variable" fo:color="#000000" fo:font-size="100%"/>
      </text:list-level-style-bullet>
      <text:list-level-style-bullet text:level="9" text:bullet-char="•">
        <style:list-level-properties text:space-before="2.222cm" text:min-label-width="0.318cm"/>
        <style:text-properties fo:font-family="Arial" style:font-pitch="variable" fo:color="#000000" fo:font-size="100%"/>
      </text:list-level-style-bullet>
      <text:list-level-style-bullet text:level="10" text:bullet-char="•">
        <style:list-level-properties text:space-before="2.222cm" text:min-label-width="0.318cm"/>
        <style:text-properties fo:font-family="Arial" style:font-pitch="variable" fo:color="#000000" fo:font-size="100%"/>
      </text:list-level-style-bullet>
    </text:list-style>
    <text:list-style style:name="L32">
      <text:list-level-style-bullet text:level="1" text:bullet-char="•">
        <style:text-properties fo:font-family="Garamond" style:font-family-generic="roman" style:font-pitch="variable" fo:color="#74b6d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3">
      <text:list-level-style-bullet text:level="1" text:bullet-char="•">
        <style:text-properties fo:font-family="'Times New Roman'" style:font-family-generic="roman" style:font-pitch="variable" fo:color="#99cc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4">
      <text:list-level-style-bullet text:level="1" text:bullet-char="•">
        <style:text-properties fo:font-family="Tahoma"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footer-decl presentation:name="ftr1">By Masoud Kalali</presentation:footer-decl>
      <presentation:date-time-decl presentation:name="dtd1" presentation:source="fixed">3/1/2005</presentation:date-time-decl>
      <draw:page draw:name="Software Life cycle Overview" draw:style-name="dp1" draw:master-page-name="Title1" presentation:presentation-page-layout-name="AL1T0" presentation:use-footer-name="ftr1" presentation:use-date-time-name="dtd1">
        <office:forms form:automatic-focus="false" form:apply-design-mode="false"/>
        <draw:frame presentation:style-name="pr1" draw:text-style-name="P2" draw:layer="layout" svg:width="19.196cm" svg:height="11.657cm" svg:x="1.693cm" svg:y="0.855cm" presentation:class="title" presentation:user-transformed="true">
          <draw:text-box>
            <text:p text:style-name="P1"><text:span text:style-name="T1">Software Life cycle Overview</text:span></text:p>
          </draw:text-box>
        </draw:frame>
        <draw:frame presentation:style-name="pr2" draw:text-style-name="P2" draw:layer="layout" svg:width="15.809cm" svg:height="3.322cm" svg:x="3.562cm" svg:y="12.258cm" presentation:class="subtitle" presentation:user-transformed="true">
          <draw:text-box>
            <text:p text:style-name="P3"><text:span text:style-name="T2">By Masoud Kalali</text:span><text:span text:style-name="T3"> </text:span></text:p>
            <text:p text:style-name="P3"><text:span text:style-name="T3">March/2005</text:span></text:p>
          </draw:text-box>
        </draw:frame>
        <presentation:notes draw:style-name="dp2">
          <draw:page-thumbnail draw:layer="layout" svg:width="13.238cm" svg:height="9.961cm" svg:x="3.537cm" svg:y="2.02cm" draw:page-number="1"/>
          <draw:frame presentation:style-name="pr3" draw:text-style-name="P2" draw:layer="layout" svg:width="13.776cm" svg:height="11.885cm" svg:x="3.197cm" svg:y="13.481cm" presentation:class="notes" presentation:user-transformed="true">
            <draw:text-box>
              <text:p text:style-name="P4">This presentation made because</text:p>
              <text:p text:style-name="P4">At first : I see a need in RUP community for such presentation .</text:p>
              <text:p text:style-name="P4">Use of this presentation and all material included in it is free in respect the author which I used some of their word in my presentation. But pleas add my reference page at end of your presentation and a new <text:s/>entry for my own presentation.</text:p>
            </draw:text-box>
          </draw:frame>
        </presentation:notes>
      </draw:page>
      <draw:page draw:name="Presentation Goal " draw:style-name="dp3" draw:master-page-name="Default" presentation:presentation-page-layout-name="AL2T1" presentation:use-footer-name="ftr1" presentation:use-date-time-name="dtd1">
        <draw:frame presentation:style-name="pr4" draw:text-style-name="P2" draw:layer="layout" svg:width="20.324cm" svg:height="2.832cm" svg:x="1.129cm" svg:y="0.678cm" presentation:class="title" presentation:user-transformed="true">
          <draw:text-box>
            <text:p text:style-name="P5">Presentation Goal<text:tab/></text:p>
          </draw:text-box>
        </draw:frame>
        <draw:frame presentation:style-name="pr5" draw:text-style-name="P2" draw:layer="layout" svg:width="20.324cm" svg:height="5.993cm" svg:x="1.129cm" svg:y="6.152cm" presentation:class="outline" presentation:user-transformed="true">
          <draw:text-box>
            <text:list text:style-name="L5">
              <text:list-item>
                <text:p text:style-name="P6">A brief in common Software development models </text:p>
              </text:list-item>
            </text:list>
            <text:list text:style-name="L5">
              <text:list-item>
                <text:p text:style-name="P6">and a look at life cycle model in RUP in more </text:p>
              </text:list-item>
            </text:list>
            <text:list text:style-name="L5">
              <text:list-item>
                <text:p text:style-name="P6">detail.</text:p>
              </text:list-item>
            </text:list>
            <text:list text:style-name="L5">
              <text:list-item>
                <text:p text:style-name="P6"/>
              </text:list-item>
            </text:list>
          </draw:text-box>
        </draw:frame>
        <draw:custom-shape draw:style-name="gr1" draw:text-style-name="P2" draw:layer="layout" svg:width="20.042cm" svg:height="1.271cm" svg:x="0.485cm" svg:y="4.335cm">
          <text:p text:style-name="P7"><text:span text:style-name="T4">Have a better understanding of RUP</text:span></text:p>
          <draw:enhanced-geometry svg:viewBox="0 0 21600 21600" draw:type="mso-spt202" draw:enhanced-path="M 0 0 L 21600 0 21600 21600 0 21600 0 0 Z N"/>
        </draw:custom-shape>
        <draw:line draw:style-name="gr2" draw:text-style-name="P8" draw:layer="layout" svg:x1="0cm" svg:y1="5.962cm" svg:x2="22.582cm" svg:y2="5.962cm">
          <text:p text:style-name="P34"/>
        </draw:line>
        <draw:line draw:style-name="gr2" draw:text-style-name="P8" draw:layer="layout" svg:x1="0cm" svg:y1="12.206cm" svg:x2="22.503cm" svg:y2="12.206cm">
          <text:p text:style-name="P34"/>
        </draw:line>
        <presentation:notes draw:style-name="dp2">
          <draw:page-thumbnail draw:layer="layout" svg:width="13.238cm" svg:height="9.961cm" svg:x="3.537cm" svg:y="2.02cm" draw:page-number="2"/>
          <draw:frame presentation:style-name="pr6" draw:text-style-name="P2" draw:layer="layout" svg:width="13.776cm" svg:height="11.885cm" svg:x="3.197cm" svg:y="13.481cm" presentation:class="notes" presentation:user-transformed="true">
            <draw:text-box>
              <text:p text:style-name="P4">What we will learn from this presentation ?</text:p>
              <text:p text:style-name="P4">An overview of RUP as a process </text:p>
              <text:p text:style-name="P4">Some details about RUP process and then we will take a very short look at RUP product from IBM</text:p>
              <text:p text:style-name="P4">After looking into it we will see how RUP and MSF will compare .</text:p>
            </draw:text-box>
          </draw:frame>
        </presentation:notes>
      </draw:page>
      <draw:page draw:name="Presentation Agenda" draw:style-name="dp4" draw:master-page-name="Default" presentation:presentation-page-layout-name="AL2T1" presentation:use-footer-name="ftr1" presentation:use-date-time-name="dtd1">
        <draw:frame presentation:style-name="pr7" draw:text-style-name="P2" draw:layer="layout" svg:width="20.325cm" svg:height="1.709cm" svg:x="1.057cm" svg:y="0.411cm" presentation:class="title" presentation:user-transformed="true">
          <draw:text-box>
            <text:p text:style-name="P4"><text:span text:style-name="T5">Presentation Agenda</text:span></text:p>
          </draw:text-box>
        </draw:frame>
        <draw:frame presentation:style-name="pr8" draw:text-style-name="P2" draw:layer="layout" svg:width="20.324cm" svg:height="13.014cm" svg:x="1.129cm" svg:y="2.164cm" presentation:class="outline" presentation:user-transformed="true">
          <draw:text-box>
            <text:list text:style-name="L7">
              <text:list-item>
                <text:p text:style-name="P9"><text:span text:style-name="T6">Part I</text:span></text:p>
              </text:list-item>
            </text:list>
            <text:list text:style-name="L7">
              <text:list-item>
                <text:list>
                  <text:list-item>
                    <text:p text:style-name="P10"><text:span text:style-name="T7">Basics and Explanations</text:span></text:p>
                  </text:list-item>
                </text:list>
              </text:list-item>
            </text:list>
            <text:list text:style-name="L7">
              <text:list-item>
                <text:list>
                  <text:list-item>
                    <text:list>
                      <text:list-item>
                        <text:p text:style-name="P11"><text:span text:style-name="T8">Terms and definitions</text:span></text:p>
                      </text:list-item>
                    </text:list>
                  </text:list-item>
                </text:list>
              </text:list-item>
            </text:list>
            <text:list text:style-name="L7">
              <text:list-item>
                <text:list>
                  <text:list-item>
                    <text:list>
                      <text:list-item>
                        <text:p text:style-name="P11"><text:span text:style-name="T8">Well known Life Cycle models</text:span></text:p>
                      </text:list-item>
                    </text:list>
                  </text:list-item>
                </text:list>
              </text:list-item>
            </text:list>
            <text:list text:style-name="L7">
              <text:list-item>
                <text:list>
                  <text:list-item>
                    <text:list>
                      <text:list-item>
                        <text:list>
                          <text:list-item>
                            <text:list>
                              <text:list-item>
                                <text:p text:style-name="P12"><text:span text:style-name="T9">Waterfall</text:span></text:p>
                              </text:list-item>
                            </text:list>
                          </text:list-item>
                        </text:list>
                      </text:list-item>
                    </text:list>
                  </text:list-item>
                </text:list>
              </text:list-item>
            </text:list>
            <text:list text:style-name="L7">
              <text:list-item>
                <text:list>
                  <text:list-item>
                    <text:list>
                      <text:list-item>
                        <text:list>
                          <text:list-item>
                            <text:list>
                              <text:list-item>
                                <text:p text:style-name="P12"><text:span text:style-name="T9">Spiral</text:span></text:p>
                              </text:list-item>
                            </text:list>
                          </text:list-item>
                        </text:list>
                      </text:list-item>
                    </text:list>
                  </text:list-item>
                </text:list>
              </text:list-item>
            </text:list>
            <text:list text:style-name="L7">
              <text:list-item>
                <text:list>
                  <text:list-item>
                    <text:list>
                      <text:list-item>
                        <text:list>
                          <text:list-item>
                            <text:list>
                              <text:list-item>
                                <text:p text:style-name="P12"><text:span text:style-name="T9">Iterative</text:span></text:p>
                              </text:list-item>
                            </text:list>
                          </text:list-item>
                        </text:list>
                      </text:list-item>
                    </text:list>
                  </text:list-item>
                </text:list>
              </text:list-item>
            </text:list>
            <text:list text:style-name="L7">
              <text:list-item>
                <text:list>
                  <text:list-item>
                    <text:list>
                      <text:list-item>
                        <text:list>
                          <text:list-item>
                            <text:list>
                              <text:list-item>
                                <text:p text:style-name="P12"><text:span text:style-name="T9">XP</text:span></text:p>
                              </text:list-item>
                            </text:list>
                          </text:list-item>
                        </text:list>
                      </text:list-item>
                    </text:list>
                  </text:list-item>
                </text:list>
              </text:list-item>
            </text:list>
            <text:list text:style-name="L7">
              <text:list-item>
                <text:p text:style-name="P9"><text:span text:style-name="T6">Part II</text:span></text:p>
              </text:list-item>
            </text:list>
            <text:list text:style-name="L7">
              <text:list-item>
                <text:list>
                  <text:list-item>
                    <text:p text:style-name="P10"><text:span text:style-name="T7">RUP as a SDP <text:s/>Life Cycle Model</text:span></text:p>
                  </text:list-item>
                </text:list>
              </text:list-item>
            </text:list>
            <text:list text:style-name="L7">
              <text:list-item>
                <text:list>
                  <text:list-item>
                    <text:list>
                      <text:list-item>
                        <text:p text:style-name="P11"><text:span text:style-name="T8">Phases and Milestones</text:span></text:p>
                      </text:list-item>
                    </text:list>
                  </text:list-item>
                </text:list>
              </text:list-item>
            </text:list>
            <text:list text:style-name="L7">
              <text:list-item>
                <text:list>
                  <text:list-item>
                    <text:list>
                      <text:list-item>
                        <text:p text:style-name="P11"><text:span text:style-name="T8">RUP and System Evolution</text:span></text:p>
                      </text:list-item>
                    </text:list>
                  </text:list-item>
                </text:list>
              </text:list-item>
            </text:list>
            <text:list text:style-name="L7">
              <text:list-item>
                <text:list>
                  <text:list-item>
                    <text:p text:style-name="P10"><text:span text:style-name="T7">EUP (Explanation)</text:span></text:p>
                  </text:list-item>
                </text:list>
              </text:list-item>
            </text:list>
          </draw:text-box>
        </draw:frame>
        <presentation:notes draw:style-name="dp5">
          <draw:page-thumbnail draw:style-name="gr3" draw:layer="layout" svg:width="13.238cm" svg:height="9.962cm" svg:x="3.537cm" svg:y="2.019cm" draw:page-number="3" presentation:class="page"/>
          <draw:frame presentation:style-name="pr9" draw:layer="layout" svg:width="13.776cm" svg:height="11.886cm" svg:x="3.197cm" svg:y="13.481cm" presentation:class="notes" presentation:placeholder="true">
            <draw:text-box/>
          </draw:frame>
        </presentation:notes>
      </draw:page>
      <draw:page draw:name="Part I" draw:style-name="dp4" draw:master-page-name="Default" presentation:presentation-page-layout-name="AL2T1" presentation:use-footer-name="ftr1" presentation:use-date-time-name="dtd1">
        <draw:frame presentation:style-name="pr4" draw:text-style-name="P2" draw:layer="layout" svg:width="20.324cm" svg:height="2.832cm" svg:x="1.129cm" svg:y="0.678cm" presentation:class="title" presentation:user-transformed="true">
          <draw:text-box>
            <text:p text:style-name="P4">Part I</text:p>
          </draw:text-box>
        </draw:frame>
        <draw:frame presentation:style-name="pr10" draw:text-style-name="P2" draw:layer="layout" svg:width="20.324cm" svg:height="11.215cm" svg:x="1.129cm" svg:y="3.964cm" presentation:class="outline" presentation:user-transformed="true">
          <draw:text-box>
            <text:list text:style-name="L7">
              <text:list-item>
                <text:p text:style-name="P13"><text:span text:style-name="T10">Terms and definitions</text:span></text:p>
              </text:list-item>
            </text:list>
            <text:list text:style-name="L7">
              <text:list-item>
                <text:p text:style-name="P13"><text:span text:style-name="T10">Software Development models</text:span></text:p>
              </text:list-item>
            </text:list>
          </draw:text-box>
        </draw:frame>
        <presentation:notes draw:style-name="dp5">
          <draw:page-thumbnail draw:style-name="gr3" draw:layer="layout" svg:width="13.238cm" svg:height="9.962cm" svg:x="3.537cm" svg:y="2.019cm" draw:page-number="4" presentation:class="page"/>
          <draw:frame presentation:style-name="pr9" draw:layer="layout" svg:width="13.776cm" svg:height="11.886cm" svg:x="3.197cm" svg:y="13.481cm" presentation:class="notes" presentation:placeholder="true">
            <draw:text-box/>
          </draw:frame>
        </presentation:notes>
      </draw:page>
      <draw:page draw:name="Terms and Explanations" draw:style-name="dp4" draw:master-page-name="Default" presentation:presentation-page-layout-name="AL2T1" presentation:use-footer-name="ftr1" presentation:use-date-time-name="dtd1">
        <draw:frame presentation:style-name="pr11" draw:text-style-name="P2" draw:layer="layout" svg:width="20.324cm" svg:height="1.709cm" svg:x="1.129cm" svg:y="0.111cm" presentation:class="title" presentation:user-transformed="true">
          <draw:text-box>
            <text:p text:style-name="P4"><text:span text:style-name="T5">Terms and Explanations</text:span></text:p>
          </draw:text-box>
        </draw:frame>
        <draw:frame presentation:style-name="pr12" draw:text-style-name="P2" draw:layer="layout" svg:width="20.324cm" svg:height="13.12cm" svg:x="1.129cm" svg:y="2.058cm" presentation:class="outline" presentation:user-transformed="true">
          <draw:text-box>
            <text:list text:style-name="L7">
              <text:list-item>
                <text:p text:style-name="P13"><text:span text:style-name="T10">Life Cycle</text:span></text:p>
              </text:list-item>
            </text:list>
            <text:list text:style-name="L7">
              <text:list-item>
                <text:list>
                  <text:list-item>
                    <text:list>
                      <text:list-item>
                        <text:p text:style-name="P14">A complete Pass through the phases.</text:p>
                      </text:list-item>
                    </text:list>
                  </text:list-item>
                </text:list>
              </text:list-item>
            </text:list>
            <text:list text:style-name="L7">
              <text:list-item>
                <text:list>
                  <text:list-item>
                    <text:list>
                      <text:list-item>
                        <text:p text:style-name="P14">Time from beginning the software developing to end of releasing.</text:p>
                      </text:list-item>
                    </text:list>
                  </text:list-item>
                </text:list>
              </text:list-item>
            </text:list>
            <text:list text:style-name="L7">
              <text:list-item>
                <text:list>
                  <text:list-item>
                    <text:list>
                      <text:list-item>
                        <text:p text:style-name="P14">Whole time which software or related documents in under work <text:s/>in development Organization</text:p>
                      </text:list-item>
                    </text:list>
                  </text:list-item>
                </text:list>
              </text:list-item>
            </text:list>
            <text:list text:style-name="L7">
              <text:list-item>
                <text:p text:style-name="P13"><text:span text:style-name="T10">Phase</text:span></text:p>
              </text:list-item>
            </text:list>
            <text:list text:style-name="L7">
              <text:list-item>
                <text:list>
                  <text:list-item>
                    <text:list>
                      <text:list-item>
                        <text:p text:style-name="P14">Time between two major project milestone.</text:p>
                      </text:list-item>
                    </text:list>
                  </text:list-item>
                </text:list>
              </text:list-item>
            </text:list>
            <text:list text:style-name="L7">
              <text:list-item>
                <text:list>
                  <text:list-item>
                    <text:list>
                      <text:list-item>
                        <text:p text:style-name="P14">Time which you decide to move the project to new State in its Life Cycle.</text:p>
                      </text:list-item>
                    </text:list>
                  </text:list-item>
                </text:list>
              </text:list-item>
            </text:list>
            <text:list text:style-name="L8">
              <text:list-item>
                <text:list>
                  <text:list-item>
                    <text:list>
                      <text:list-item>
                        <text:p text:style-name="P15"/>
                      </text:list-item>
                    </text:list>
                  </text:list-item>
                </text:list>
              </text:list-item>
            </text:list>
          </draw:text-box>
        </draw:frame>
        <presentation:notes draw:style-name="dp5">
          <draw:page-thumbnail draw:style-name="gr3" draw:layer="layout" svg:width="13.238cm" svg:height="9.962cm" svg:x="3.537cm" svg:y="2.019cm" draw:page-number="5" presentation:class="page"/>
          <draw:frame presentation:style-name="pr9" draw:layer="layout" svg:width="13.776cm" svg:height="11.886cm" svg:x="3.197cm" svg:y="13.481cm" presentation:class="notes" presentation:placeholder="true">
            <draw:text-box/>
          </draw:frame>
        </presentation:notes>
      </draw:page>
      <draw:page draw:name="page6" draw:style-name="dp4" draw:master-page-name="Default" presentation:presentation-page-layout-name="AL2T1" presentation:use-footer-name="ftr1" presentation:use-date-time-name="dtd1">
        <draw:frame presentation:style-name="pr11" draw:text-style-name="P2" draw:layer="layout" svg:width="20.324cm" svg:height="1.709cm" svg:x="1.129cm" svg:y="0.111cm" presentation:class="title" presentation:user-transformed="true">
          <draw:text-box>
            <text:p text:style-name="P4"><text:span text:style-name="T5">Terms and Explanations</text:span></text:p>
          </draw:text-box>
        </draw:frame>
        <draw:frame presentation:style-name="pr12" draw:text-style-name="P2" draw:layer="layout" svg:width="20.324cm" svg:height="13.12cm" svg:x="1.129cm" svg:y="2.058cm" presentation:class="outline" presentation:user-transformed="true">
          <draw:text-box>
            <text:list text:style-name="L7">
              <text:list-item>
                <text:p text:style-name="P13"><text:span text:style-name="T10">Iteration</text:span></text:p>
              </text:list-item>
            </text:list>
            <text:list text:style-name="L7">
              <text:list-item>
                <text:list>
                  <text:list-item>
                    <text:list>
                      <text:list-item>
                        <text:p text:style-name="P14">distinct sequence of activities.</text:p>
                      </text:list-item>
                    </text:list>
                  </text:list-item>
                </text:list>
              </text:list-item>
            </text:list>
            <text:list text:style-name="L7">
              <text:list-item>
                <text:list>
                  <text:list-item>
                    <text:list>
                      <text:list-item>
                        <text:p text:style-name="P14">Have base-lined plan and valuation criteria.</text:p>
                      </text:list-item>
                    </text:list>
                  </text:list-item>
                </text:list>
              </text:list-item>
            </text:list>
            <text:list text:style-name="L7">
              <text:list-item>
                <text:list>
                  <text:list-item>
                    <text:list>
                      <text:list-item>
                        <text:p text:style-name="P14">Resulting in a release.</text:p>
                      </text:list-item>
                    </text:list>
                  </text:list-item>
                </text:list>
              </text:list-item>
            </text:list>
            <text:list text:style-name="L7">
              <text:list-item>
                <text:p text:style-name="P13"><text:span text:style-name="T10">Milestone</text:span></text:p>
              </text:list-item>
            </text:list>
            <text:list text:style-name="L7">
              <text:list-item>
                <text:list>
                  <text:list-item>
                    <text:list>
                      <text:list-item>
                        <text:p text:style-name="P14">An end point for an iteration</text:p>
                      </text:list-item>
                    </text:list>
                  </text:list-item>
                </text:list>
              </text:list-item>
            </text:list>
            <text:list text:style-name="L7">
              <text:list-item>
                <text:list>
                  <text:list-item>
                    <text:list>
                      <text:list-item>
                        <text:p text:style-name="P14">Corresponds to release point</text:p>
                      </text:list-item>
                    </text:list>
                  </text:list-item>
                </text:list>
              </text:list-item>
            </text:list>
            <text:list text:style-name="L7">
              <text:list-item>
                <text:p text:style-name="P13"><text:span text:style-name="T10">Artifacts (Deliverable):</text:span></text:p>
              </text:list-item>
            </text:list>
            <text:list text:style-name="L7">
              <text:list-item>
                <text:list>
                  <text:list-item>
                    <text:list>
                      <text:list-item>
                        <text:p text:style-name="P14">Stakeholders use Artifacts to do activities</text:p>
                      </text:list-item>
                    </text:list>
                  </text:list-item>
                </text:list>
              </text:list-item>
            </text:list>
            <text:list text:style-name="L7">
              <text:list-item>
                <text:list>
                  <text:list-item>
                    <text:list>
                      <text:list-item>
                        <text:p text:style-name="P14">Stakeholders do activities to produce artifacts</text:p>
                      </text:list-item>
                    </text:list>
                  </text:list-item>
                </text:list>
              </text:list-item>
            </text:list>
            <text:list text:style-name="L7">
              <text:list-item>
                <text:list>
                  <text:list-item>
                    <text:list>
                      <text:list-item>
                        <text:p text:style-name="P14">Artifacts are responsibility of a role – worker (s)</text:p>
                      </text:list-item>
                    </text:list>
                  </text:list-item>
                </text:list>
              </text:list-item>
            </text:list>
          </draw:text-box>
        </draw:frame>
        <presentation:notes draw:style-name="dp5">
          <draw:page-thumbnail draw:style-name="gr3" draw:layer="layout" svg:width="13.238cm" svg:height="9.962cm" svg:x="3.537cm" svg:y="2.019cm" draw:page-number="6" presentation:class="page"/>
          <draw:frame presentation:style-name="pr9" draw:layer="layout" svg:width="13.776cm" svg:height="11.886cm" svg:x="3.197cm" svg:y="13.481cm" presentation:class="notes" presentation:placeholder="true">
            <draw:text-box/>
          </draw:frame>
        </presentation:notes>
      </draw:page>
      <draw:page draw:name="Software Development Models" draw:style-name="dp4" draw:master-page-name="Default" presentation:presentation-page-layout-name="AL2T1" presentation:use-footer-name="ftr1" presentation:use-date-time-name="dtd1">
        <draw:frame presentation:style-name="pr4" draw:text-style-name="P2" draw:layer="layout" svg:width="20.324cm" svg:height="2.832cm" svg:x="1.129cm" svg:y="0.678cm" presentation:class="title" presentation:user-transformed="true">
          <draw:text-box>
            <text:p text:style-name="P4">Software Development Models</text:p>
          </draw:text-box>
        </draw:frame>
        <draw:frame presentation:style-name="pr13" draw:text-style-name="P2" draw:layer="layout" svg:width="20.324cm" svg:height="10.086cm" svg:x="1.129cm" svg:y="3.963cm" presentation:class="outline" presentation:user-transformed="true">
          <draw:text-box>
            <text:list text:style-name="L7">
              <text:list-item>
                <text:p text:style-name="P9"><text:span text:style-name="T11">Waterfall model *</text:span></text:p>
              </text:list-item>
            </text:list>
            <text:list text:style-name="L7">
              <text:list-item>
                <text:p text:style-name="P9"><text:span text:style-name="T11">Spiral model *</text:span></text:p>
              </text:list-item>
            </text:list>
            <text:list text:style-name="L7">
              <text:list-item>
                <text:p text:style-name="P9"><text:span text:style-name="T11">Iterative <text:s/>model *</text:span></text:p>
              </text:list-item>
            </text:list>
            <text:list text:style-name="L7">
              <text:list-item>
                <text:p text:style-name="P9"><text:span text:style-name="T11">XP model *</text:span></text:p>
              </text:list-item>
            </text:list>
            <text:list text:style-name="L7">
              <text:list-item>
                <text:p text:style-name="P9"><text:span text:style-name="T12">Prototyping model</text:span></text:p>
              </text:list-item>
            </text:list>
            <text:list text:style-name="L7">
              <text:list-item>
                <text:p text:style-name="P9"><text:span text:style-name="T12">Component assembly model</text:span></text:p>
              </text:list-item>
            </text:list>
            <text:list text:style-name="L7">
              <text:list-item>
                <text:p text:style-name="P9"><text:span text:style-name="T12">Concurrent development model</text:span></text:p>
              </text:list-item>
            </text:list>
            <text:list text:style-name="L7">
              <text:list-item>
                <text:p text:style-name="P9"><text:span text:style-name="T12">Formal methods model</text:span></text:p>
              </text:list-item>
            </text:list>
          </draw:text-box>
        </draw:frame>
        <draw:custom-shape draw:style-name="gr4" draw:text-style-name="P2" draw:layer="layout" svg:width="9.134cm" svg:height="1.023cm" svg:x="12.933cm" svg:y="14.213cm">
          <text:p text:style-name="P16"><text:span text:style-name="T13">* Will be reviewed briefly Today</text:span></text:p>
          <draw:enhanced-geometry svg:viewBox="0 0 21600 21600" draw:type="mso-spt202" draw:enhanced-path="M 0 0 L 21600 0 21600 21600 0 21600 0 0 Z N"/>
        </draw:custom-shape>
        <presentation:notes draw:style-name="dp5">
          <draw:page-thumbnail draw:style-name="gr3" draw:layer="layout" svg:width="13.238cm" svg:height="9.962cm" svg:x="3.537cm" svg:y="2.019cm" draw:page-number="7" presentation:class="page"/>
          <draw:frame presentation:style-name="pr9" draw:layer="layout" svg:width="13.776cm" svg:height="11.886cm" svg:x="3.197cm" svg:y="13.481cm" presentation:class="notes" presentation:placeholder="true">
            <draw:text-box/>
          </draw:frame>
        </presentation:notes>
      </draw:page>
      <draw:page draw:name="Slide 8" draw:style-name="dp4" draw:master-page-name="Default" presentation:presentation-page-layout-name="AL2T1" presentation:use-footer-name="ftr1" presentation:use-date-time-name="dtd1">
        <draw:custom-shape draw:style-name="gr5" draw:text-style-name="P2" draw:layer="layout" svg:width="24.999cm" svg:height="1.482cm" svg:x="-1.464cm" svg:y="0.564cm">
          <text:p text:style-name="P17"><text:span text:style-name="T14">Waterfall Development Characteristics</text:span></text:p>
          <draw:enhanced-geometry svg:viewBox="0 0 21600 21600" draw:type="rectangle" draw:enhanced-path="M 0 0 L 21600 0 21600 21600 0 21600 0 0 Z N"/>
        </draw:custom-shape>
        <draw:custom-shape draw:style-name="gr6" draw:text-style-name="P2" draw:layer="layout" svg:width="12.003cm" svg:height="11.765cm" svg:x="10.579cm" svg:y="2.465cm">
          <text:list text:style-name="L10">
            <text:list-item>
              <text:p text:style-name="P18"><text:span text:style-name="T15">Delays confirmation of critical risk resolution </text:span></text:p>
            </text:list-item>
          </text:list>
          <text:list text:style-name="L10">
            <text:list-item>
              <text:p text:style-name="P18"><text:span text:style-name="T15">Measures progress by assessing work-products that are poor predictors of time-to-completion</text:span></text:p>
            </text:list-item>
          </text:list>
          <text:list text:style-name="L10">
            <text:list-item>
              <text:p text:style-name="P18"><text:span text:style-name="T15">Precludes early deployment</text:span></text:p>
            </text:list-item>
          </text:list>
          <text:list text:style-name="L10">
            <text:list-item>
              <text:p text:style-name="P18"><text:span text:style-name="T15">Frequently results in major unplanned iterations</text:span></text:p>
            </text:list-item>
          </text:list>
          <draw:enhanced-geometry svg:viewBox="0 0 21600 21600" draw:type="rectangle" draw:enhanced-path="M 0 0 L 21600 0 21600 21600 0 21600 0 0 Z N"/>
        </draw:custom-shape>
        <draw:g>
          <draw:custom-shape draw:style-name="gr7" draw:text-style-name="P2" draw:layer="layout" svg:width="7.308cm" svg:height="1.118cm" svg:x="0.066cm" svg:y="4.132cm">
            <text:p text:style-name="P19"><text:span text:style-name="T16">Waterfall Process</text:span></text:p>
            <draw:enhanced-geometry svg:viewBox="0 0 21600 21600" draw:type="rectangle" draw:enhanced-path="M 0 0 L 21600 0 21600 21600 0 21600 0 0 Z N"/>
          </draw:custom-shape>
          <draw:custom-shape draw:style-name="gr8" draw:text-style-name="P2" draw:layer="layout" svg:width="5.164cm" svg:height="0.966cm" svg:x="2.416cm" svg:y="8.219cm">
            <text:p text:style-name="P34"/>
            <draw:enhanced-geometry svg:viewBox="0 0 21600 21600" draw:type="rectangle" draw:enhanced-path="M 0 0 L 21600 0 21600 21600 0 21600 0 0 Z N"/>
          </draw:custom-shape>
          <draw:custom-shape draw:style-name="gr9" draw:text-style-name="P2" draw:layer="layout" svg:width="5.147cm" svg:height="0.623cm" svg:x="2.451cm" svg:y="8.405cm">
            <text:p text:style-name="P20"><text:span text:style-name="T17">Code and unit test</text:span></text:p>
            <draw:enhanced-geometry svg:viewBox="0 0 21600 21600" draw:type="rectangle" draw:enhanced-path="M 0 0 L 21600 0 21600 21600 0 21600 0 0 Z N"/>
          </draw:custom-shape>
          <draw:custom-shape draw:style-name="gr8" draw:text-style-name="P2" draw:layer="layout" svg:width="5.164cm" svg:height="0.961cm" svg:x="5.415cm" svg:y="10.61cm">
            <text:p text:style-name="P34"/>
            <draw:enhanced-geometry svg:viewBox="0 0 21600 21600" draw:type="rectangle" draw:enhanced-path="M 0 0 L 21600 0 21600 21600 0 21600 0 0 Z N"/>
          </draw:custom-shape>
          <draw:custom-shape draw:style-name="gr8" draw:text-style-name="P2" draw:layer="layout" svg:width="5.164cm" svg:height="0.962cm" svg:x="3.814cm" svg:y="9.414cm">
            <text:p text:style-name="P34"/>
            <draw:enhanced-geometry svg:viewBox="0 0 21600 21600" draw:type="rectangle" draw:enhanced-path="M 0 0 L 21600 0 21600 21600 0 21600 0 0 Z N"/>
          </draw:custom-shape>
          <draw:custom-shape draw:style-name="gr8" draw:text-style-name="P2" draw:layer="layout" svg:width="5.163cm" svg:height="0.763cm" svg:x="1.217cm" svg:y="7.227cm">
            <text:p text:style-name="P34"/>
            <draw:enhanced-geometry svg:viewBox="0 0 21600 21600" draw:type="rectangle" draw:enhanced-path="M 0 0 L 21600 0 21600 21600 0 21600 0 0 Z N"/>
          </draw:custom-shape>
          <draw:custom-shape draw:style-name="gr10" draw:text-style-name="P2" draw:layer="layout" svg:width="1.756cm" svg:height="0.623cm" svg:x="2.963cm" svg:y="7.382cm">
            <text:p text:style-name="P19"><text:span text:style-name="T17">Design</text:span></text:p>
            <draw:enhanced-geometry svg:viewBox="0 0 21600 21600" draw:type="rectangle" draw:enhanced-path="M 0 0 L 21600 0 21600 21600 0 21600 0 0 Z N"/>
          </draw:custom-shape>
          <draw:custom-shape draw:style-name="gr11" draw:text-style-name="P2" draw:layer="layout" svg:width="4.901cm" svg:height="0.623cm" svg:x="4.074cm" svg:y="9.613cm">
            <text:p text:style-name="P19"><text:span text:style-name="T17">Subsystem integration</text:span></text:p>
            <draw:enhanced-geometry svg:viewBox="0 0 21600 21600" draw:type="rectangle" draw:enhanced-path="M 0 0 L 21600 0 21600 21600 0 21600 0 0 Z N"/>
          </draw:custom-shape>
          <draw:custom-shape draw:style-name="gr10" draw:text-style-name="P2" draw:layer="layout" svg:width="2.713cm" svg:height="0.623cm" svg:x="6.649cm" svg:y="10.781cm">
            <text:p text:style-name="P19"><text:span text:style-name="T17">System test</text:span></text:p>
            <draw:enhanced-geometry svg:viewBox="0 0 21600 21600" draw:type="rectangle" draw:enhanced-path="M 0 0 L 21600 0 21600 21600 0 21600 0 0 Z N"/>
          </draw:custom-shape>
          <draw:custom-shape draw:style-name="gr12" draw:text-style-name="P2" draw:layer="layout" svg:width="1.198cm" svg:height="1.192cm" svg:x="4.599cm" svg:y="6.42cm">
            <text:p text:style-name="P34"/>
            <draw:enhanced-geometry draw:text-areas="10799 0 21599 10799" svg:viewBox="0 0 21600 21600"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 draw:text-style-name="P2" draw:layer="layout" svg:width="1.2cm" svg:height="1.2cm" svg:x="5.798cm" svg:y="7.412cm">
            <text:p text:style-name="P34"/>
            <draw:enhanced-geometry draw:text-areas="10799 0 21599 10799" svg:viewBox="0 0 21600 21600"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 draw:text-style-name="P2" draw:layer="layout" svg:width="1.198cm" svg:height="1.19cm" svg:x="6.998cm" svg:y="8.607cm">
            <text:p text:style-name="P34"/>
            <draw:enhanced-geometry draw:text-areas="10799 0 21599 10799" svg:viewBox="0 0 21600 21600"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 draw:text-style-name="P2" draw:layer="layout" svg:width="1.2cm" svg:height="1.19cm" svg:x="8.395cm" svg:y="9.802cm">
            <text:p text:style-name="P34"/>
            <draw:enhanced-geometry draw:text-areas="10799 0 21599 10799" svg:viewBox="0 0 21600 21600"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 draw:text-style-name="P2" draw:layer="layout" svg:width="5.287cm" svg:height="1.079cm" svg:x="0cm" svg:y="5.856cm">
            <text:p text:style-name="P20"><text:span text:style-name="T18"><text:s text:c="8"/></text:span><text:span text:style-name="T17">Requirements <text:s text:c="2"/></text:span></text:p>
            <text:p text:style-name="P20"><text:span text:style-name="T17"><text:s text:c="4"/></text:span><text:span text:style-name="T17">analysis</text:span></text:p>
            <draw:enhanced-geometry svg:viewBox="0 0 21600 21600" draw:type="rectangle" draw:enhanced-path="M 0 0 L 21600 0 21600 21600 0 21600 0 0 Z N"/>
          </draw:custom-shape>
          <draw:line draw:style-name="gr14" draw:text-style-name="P8" draw:layer="layout" svg:x1="5.216cm" svg:y1="11.464cm" svg:x2="4.758cm" svg:y2="10.335cm">
            <text:p text:style-name="P34"/>
          </draw:line>
          <draw:line draw:style-name="gr14" draw:text-style-name="P8" draw:layer="layout" svg:x1="1.123cm" svg:y1="8.077cm" svg:x2="0.664cm" svg:y2="6.948cm">
            <text:p text:style-name="P34"/>
          </draw:line>
          <draw:line draw:style-name="gr14" draw:text-style-name="P8" draw:layer="layout" svg:x1="2.323cm" svg:y1="9.206cm" svg:x2="1.864cm" svg:y2="8.077cm">
            <text:p text:style-name="P34"/>
          </draw:line>
          <draw:line draw:style-name="gr14" draw:text-style-name="P8" draw:layer="layout" svg:x1="3.628cm" svg:y1="10.265cm" svg:x2="3.169cm" svg:y2="9.136cm">
            <text:p text:style-name="P34"/>
          </draw:line>
        </draw:g>
        <presentation:notes draw:style-name="dp5">
          <draw:page-thumbnail draw:style-name="gr3" draw:layer="layout" svg:width="13.238cm" svg:height="9.962cm" svg:x="3.537cm" svg:y="2.019cm" draw:page-number="8" presentation:class="page"/>
          <draw:frame presentation:style-name="pr9" draw:layer="layout" svg:width="13.776cm" svg:height="11.886cm" svg:x="3.197cm" svg:y="13.481cm" presentation:class="notes" presentation:placeholder="true">
            <draw:text-box/>
          </draw:frame>
        </presentation:notes>
      </draw:page>
      <draw:page draw:name="Waterfall pros and cons" draw:style-name="dp4" draw:master-page-name="Default" presentation:presentation-page-layout-name="AL2T1" presentation:use-footer-name="ftr1" presentation:use-date-time-name="dtd1">
        <draw:frame presentation:style-name="pr14" draw:text-style-name="P2" draw:layer="layout" svg:width="20.324cm" svg:height="1.709cm" svg:x="1.129cm" svg:y="0.517cm" presentation:class="title" presentation:user-transformed="true">
          <draw:text-box>
            <text:p text:style-name="P4"><text:span text:style-name="T5">Waterfall pros and cons</text:span></text:p>
          </draw:text-box>
        </draw:frame>
        <draw:frame presentation:style-name="pr15" draw:text-style-name="P2" draw:layer="layout" svg:width="20.324cm" svg:height="12.7cm" svg:x="1.129cm" svg:y="2.8cm" presentation:class="outline" presentation:user-transformed="true">
          <draw:text-box>
            <text:list text:style-name="L7">
              <text:list-item>
                <text:p text:style-name="P21"><text:span text:style-name="T19">Pros </text:span></text:p>
              </text:list-item>
            </text:list>
            <text:list text:style-name="L7">
              <text:list-item>
                <text:list>
                  <text:list-item>
                    <text:list>
                      <text:list-item>
                        <text:p text:style-name="P22"><text:span text:style-name="T20"><text:s/></text:span><text:span text:style-name="T20">Results in thoroughly debugged, robust stable system</text:span></text:p>
                      </text:list-item>
                    </text:list>
                  </text:list-item>
                </text:list>
              </text:list-item>
            </text:list>
            <text:list text:style-name="L7">
              <text:list-item>
                <text:p text:style-name="P21"><text:span text:style-name="T19">Cons </text:span></text:p>
              </text:list-item>
            </text:list>
            <text:list text:style-name="L7">
              <text:list-item>
                <text:list>
                  <text:list-item>
                    <text:list>
                      <text:list-item>
                        <text:p text:style-name="P22"><text:span text:style-name="T20">Has no guideline for applying changes which occur during software development</text:span></text:p>
                      </text:list-item>
                    </text:list>
                  </text:list-item>
                </text:list>
              </text:list-item>
            </text:list>
            <text:list text:style-name="L7">
              <text:list-item>
                <text:list>
                  <text:list-item>
                    <text:list>
                      <text:list-item>
                        <text:p text:style-name="P22"><text:span text:style-name="T20">The process is very rigid.</text:span></text:p>
                      </text:list-item>
                    </text:list>
                  </text:list-item>
                </text:list>
              </text:list-item>
            </text:list>
            <text:list text:style-name="L7">
              <text:list-item>
                <text:list>
                  <text:list-item>
                    <text:list>
                      <text:list-item>
                        <text:p text:style-name="P22"><text:span text:style-name="T20">Late discovery of problems or changes to requirements leads to a costly roll back through the steps already completed</text:span></text:p>
                      </text:list-item>
                    </text:list>
                  </text:list-item>
                </text:list>
              </text:list-item>
            </text:list>
            <text:list text:style-name="L7">
              <text:list-item>
                <text:list>
                  <text:list-item>
                    <text:list>
                      <text:list-item>
                        <text:p text:style-name="P22"><text:span text:style-name="T20">Produces large amounts of documentation, which should be unnecessary in a lightweight smart space project</text:span></text:p>
                      </text:list-item>
                    </text:list>
                  </text:list-item>
                </text:list>
              </text:list-item>
            </text:list>
            <text:list text:style-name="L7">
              <text:list-item>
                <text:list>
                  <text:list-item>
                    <text:list>
                      <text:list-item>
                        <text:p text:style-name="P22"><text:span text:style-name="T20">Delays and aggregates integration and testing</text:span></text:p>
                      </text:list-item>
                    </text:list>
                  </text:list-item>
                </text:list>
              </text:list-item>
            </text:list>
            <text:list text:style-name="L8">
              <text:list-item>
                <text:list>
                  <text:list-item>
                    <text:list>
                      <text:list-item>
                        <text:p text:style-name="P23"><text:span text:style-name="T20"/></text:p>
                      </text:list-item>
                    </text:list>
                  </text:list-item>
                </text:list>
              </text:list-item>
            </text:list>
          </draw:text-box>
        </draw:frame>
        <presentation:notes draw:style-name="dp5">
          <draw:page-thumbnail draw:style-name="gr3" draw:layer="layout" svg:width="13.238cm" svg:height="9.962cm" svg:x="3.537cm" svg:y="2.019cm" draw:page-number="9" presentation:class="page"/>
          <draw:frame presentation:style-name="pr9" draw:layer="layout" svg:width="13.776cm" svg:height="11.886cm" svg:x="3.197cm" svg:y="13.481cm" presentation:class="notes" presentation:placeholder="true">
            <draw:text-box/>
          </draw:frame>
        </presentation:notes>
      </draw:page>
      <draw:page draw:name="Spiral Development Characteristics" draw:style-name="dp4" draw:master-page-name="Default" presentation:presentation-page-layout-name="AL3T11" presentation:use-footer-name="ftr1" presentation:use-date-time-name="dtd1">
        <draw:frame presentation:style-name="pr16" draw:text-style-name="P2" draw:layer="layout" svg:width="20.324cm" svg:height="1.709cm" svg:x="1.129cm" svg:y="0.429cm" presentation:class="title" presentation:user-transformed="true">
          <draw:text-box>
            <text:p text:style-name="P4"><text:span text:style-name="T5">Spiral Development Characteristics</text:span></text:p>
          </draw:text-box>
        </draw:frame>
        <draw:g>
          <draw:g>
            <draw:rect draw:style-name="gr15" draw:text-style-name="P8" draw:layer="layout" svg:width="9.474cm" svg:height="5.425cm" svg:x="0.776cm" svg:y="2.376cm">
              <text:p text:style-name="P34"/>
            </draw:rect>
            <draw:custom-shape draw:style-name="gr16" draw:text-style-name="P2" draw:layer="layout" svg:width="4.27cm" svg:height="1.308cm" svg:x="1.545cm" svg:y="5.718cm">
              <text:p text:style-name="P34"/>
              <draw:enhanced-geometry svg:viewBox="0 0 1194 347" draw:type="non-primitive" draw:enhanced-path="M 1193 318  L 1134 325  L 1077 331  L 1019 335  L 964 337  L 909 339  L 854 339  L 801 338  L 749 336  L 698 333  L 647 328  L 598 323  L 551 317  L 505 310  L 462 301  L 419 292  L 377 281  L 338 270  L 301 257  L 265 245  L 232 230  L 200 216  L 170 199  L 143 182  L 118 166  L 107 156  L 96 147  L 86 137  L 75 128  L 67 119  L 58 108  L 50 98  L 43 87  L 37 77  L 30 66  L 25 56  L 21 44  L 17 34  L 14 23  L 11 11  L 9 0  L 0 1  L 2 12  L 5 25  L 8 36  L 13 48  L 17 59  L 23 71  L 28 82  L 36 92  L 43 103  L 51 113  L 60 124  L 69 134  L 79 144  L 90 153  L 101 162  L 113 172  L 139 190  L 166 207  L 196 223  L 228 239  L 262 252  L 298 266  L 335 278  L 375 290  L 417 300  L 460 310  L 504 318  L 550 325  L 597 333  L 646 338  L 697 342  L 748 345  L 800 347  L 854 347  L 909 347  L 964 345  L 1020 343  L 1078 339  L 1135 334  L 1194 327  L 1193 318  Z N"/>
            </draw:custom-shape>
            <draw:custom-shape draw:style-name="gr16" draw:text-style-name="P2" draw:layer="layout" svg:width="3.863cm" svg:height="2.278cm" svg:x="5.812cm" svg:y="4.671cm">
              <text:p text:style-name="P34"/>
              <draw:enhanced-geometry svg:viewBox="0 0 1080 605" draw:type="non-primitive" draw:enhanced-path="M 1070 1  L 1071 12  L 1072 24  L 1071 35  L 1070 48  L 1069 59  L 1066 71  L 1062 82  L 1059 95  L 1054 106  L 1049 118  L 1044 129  L 1036 142  L 1030 153  L 1022 165  L 1013 176  L 1004 188  L 984 211  L 962 234  L 937 257  L 910 279  L 881 301  L 849 321  L 816 343  L 782 363  L 744 383  L 704 403  L 664 422  L 621 440  L 577 458  L 531 475  L 483 491  L 435 506  L 384 521  L 333 534  L 279 547  L 226 559  L 171 570  L 114 580  L 57 589  L 0 596  L 1 605  L 59 597  L 116 589  L 172 578  L 227 568  L 281 555  L 335 543  L 387 529  L 437 515  L 486 499  L 534 483  L 580 466  L 624 448  L 668 430  L 708 411  L 748 391  L 786 372  L 821 351  L 855 329  L 886 308  L 915 285  L 943 263  L 968 240  L 990 217  L 1011 193  L 1021 181  L 1029 170  L 1037 157  L 1045 146  L 1051 133  L 1057 122  L 1062 109  L 1067 97  L 1071 85  L 1074 73  L 1077 60  L 1079 49  L 1080 36  L 1080 24  L 1080 11  L 1079 0  L 1070 1  Z N"/>
            </draw:custom-shape>
            <draw:custom-shape draw:style-name="gr16" draw:text-style-name="P2" draw:layer="layout" svg:width="3.737cm" svg:height="1.152cm" svg:x="5.934cm" svg:y="3.522cm">
              <text:p text:style-name="P34"/>
              <draw:enhanced-geometry svg:viewBox="0 0 1045 306" draw:type="non-primitive" draw:enhanced-path="M 1 27  L 52 21  L 102 17  L 152 12  L 201 10  L 250 9  L 298 9  L 345 9  L 390 11  L 434 13  L 478 18  L 521 22  L 563 28  L 602 34  L 641 42  L 679 50  L 714 59  L 749 69  L 782 80  L 812 92  L 842 103  L 870 117  L 895 130  L 919 145  L 941 161  L 961 176  L 978 193  L 987 201  L 994 211  L 1000 219  L 1007 229  L 1013 238  L 1018 246  L 1022 257  L 1026 266  L 1029 276  L 1033 285  L 1035 295  L 1036 306  L 1045 305  L 1043 293  L 1041 283  L 1038 272  L 1035 263  L 1031 253  L 1025 243  L 1020 233  L 1014 223  L 1008 214  L 1000 205  L 993 196  L 985 187  L 966 170  L 946 153  L 924 138  L 900 123  L 874 110  L 846 96  L 815 83  L 784 72  L 752 60  L 716 51  L 681 42  L 643 33  L 603 26  L 564 19  L 522 13  L 479 9  L 435 5  L 390 3  L 345 1  L 298 0  L 250 1  L 201 2  L 152 4  L 102 8  L 51 12  L 0 18  L 1 27  Z N"/>
            </draw:custom-shape>
            <draw:custom-shape draw:style-name="gr16" draw:text-style-name="P2" draw:layer="layout" svg:width="3.383cm" svg:height="2.001cm" svg:x="2.554cm" svg:y="3.589cm">
              <text:p text:style-name="P34"/>
              <draw:enhanced-geometry svg:viewBox="0 0 946 531" draw:type="non-primitive" draw:enhanced-path="M 10 530  L 9 520  L 8 509  L 9 499  L 10 488  L 11 479  L 14 468  L 17 458  L 20 448  L 24 437  L 28 427  L 33 417  L 39 407  L 52 386  L 68 366  L 85 346  L 104 325  L 126 307  L 149 287  L 175 268  L 203 249  L 232 230  L 263 213  L 296 195  L 330 178  L 365 161  L 403 146  L 442 130  L 481 116  L 523 101  L 566 87  L 610 75  L 655 63  L 701 52  L 749 41  L 797 32  L 846 24  L 896 15  L 946 9  L 945 0  L 895 7  L 845 14  L 795 24  L 747 33  L 700 43  L 653 55  L 608 66  L 563 79  L 520 93  L 478 107  L 439 122  L 399 137  L 361 153  L 326 170  L 291 188  L 258 205  L 228 223  L 197 242  L 170 261  L 144 279  L 120 299  L 98 320  L 78 340  L 61 361  L 45 382  L 31 403  L 26 413  L 21 424  L 16 434  L 11 444  L 8 456  L 5 466  L 3 477  L 1 487  L 0 499  L 0 509  L 0 520  L 1 531  L 10 530  Z N"/>
            </draw:custom-shape>
            <draw:custom-shape draw:style-name="gr16" draw:text-style-name="P2" draw:layer="layout" svg:width="3.204cm" svg:height="0.987cm" svg:x="2.557cm" svg:y="5.586cm">
              <text:p text:style-name="P34"/>
              <draw:enhanced-geometry svg:viewBox="0 0 896 262" draw:type="non-primitive" draw:enhanced-path="M 895 238  L 851 243  L 808 247  L 765 250  L 724 252  L 682 253  L 641 254  L 601 253  L 562 252  L 524 249  L 487 245  L 450 242  L 415 237  L 380 232  L 347 226  L 315 218  L 284 210  L 255 202  L 227 192  L 201 183  L 175 172  L 151 161  L 130 148  L 109 137  L 91 123  L 73 110  L 59 95  L 45 81  L 35 66  L 25 49  L 18 34  L 15 25  L 13 17  L 10 8  L 9 0  L 0 1  L 2 9  L 4 19  L 6 28  L 9 37  L 17 53  L 27 70  L 39 86  L 52 101  L 68 116  L 86 131  L 104 143  L 125 157  L 147 168  L 171 180  L 197 191  L 224 201  L 253 210  L 282 218  L 313 227  L 346 234  L 379 240  L 414 245  L 449 251  L 486 255  L 523 258  L 562 260  L 601 261  L 641 262  L 682 262  L 724 260  L 766 258  L 809 256  L 852 252  L 896 247  L 895 238  Z N"/>
            </draw:custom-shape>
            <draw:custom-shape draw:style-name="gr16" draw:text-style-name="P2" draw:layer="layout" svg:width="2.904cm" svg:height="1.717cm" svg:x="5.759cm" svg:y="4.799cm">
              <text:p text:style-name="P34"/>
              <draw:enhanced-geometry svg:viewBox="0 0 812 456" draw:type="non-primitive" draw:enhanced-path="M 803 1  L 803 10  L 804 19  L 803 27  L 803 36  L 800 54  L 793 71  L 787 89  L 778 106  L 766 123  L 753 141  L 738 158  L 721 176  L 703 192  L 683 209  L 661 225  L 638 241  L 613 257  L 586 273  L 559 287  L 529 302  L 498 317  L 467 330  L 433 343  L 399 355  L 363 368  L 327 379  L 289 390  L 250 400  L 211 410  L 170 419  L 128 427  L 87 435  L 44 441  L 0 447  L 1 456  L 45 449  L 88 443  L 130 436  L 172 427  L 213 419  L 253 409  L 291 399  L 329 388  L 365 376  L 402 364  L 436 351  L 470 338  L 502 324  L 532 309  L 563 295  L 590 280  L 617 264  L 642 249  L 666 232  L 688 215  L 709 199  L 728 182  L 744 164  L 760 146  L 774 129  L 785 111  L 794 92  L 802 74  L 808 56  L 811 37  L 812 27  L 812 19  L 812 10  L 811 0  L 803 1  Z N"/>
            </draw:custom-shape>
            <draw:custom-shape draw:style-name="gr16" draw:text-style-name="P2" draw:layer="layout" svg:width="2.671cm" svg:height="0.825cm" svg:x="5.988cm" svg:y="3.977cm">
              <text:p text:style-name="P34"/>
              <draw:enhanced-geometry svg:viewBox="0 0 747 219" draw:type="non-primitive" draw:enhanced-path="M 1 21  L 37 17  L 73 14  L 108 11  L 144 9  L 178 8  L 212 8  L 245 8  L 278 10  L 310 13  L 341 15  L 371 18  L 401 22  L 430 26  L 457 31  L 484 38  L 509 44  L 534 51  L 557 60  L 579 67  L 600 76  L 620 86  L 639 95  L 655 105  L 671 117  L 685 128  L 697 140  L 709 152  L 718 165  L 725 178  L 732 191  L 736 205  L 739 219  L 747 218  L 744 203  L 740 188  L 733 173  L 725 160  L 715 146  L 703 134  L 691 121  L 676 110  L 659 98  L 643 88  L 624 77  L 604 68  L 582 60  L 560 51  L 536 43  L 511 36  L 486 29  L 459 23  L 431 18  L 403 14  L 372 9  L 342 6  L 311 3  L 278 1  L 246 0  L 212 0  L 178 0  L 144 1  L 108 3  L 73 5  L 36 8  L 0 13  L 1 21  Z N"/>
            </draw:custom-shape>
            <draw:custom-shape draw:style-name="gr16" draw:text-style-name="P2" draw:layer="layout" svg:width="2.424cm" svg:height="1.431cm" svg:x="3.566cm" svg:y="4.027cm">
              <text:p text:style-name="P34"/>
              <draw:enhanced-geometry svg:viewBox="0 0 678 380" draw:type="non-primitive" draw:enhanced-path="M 9 379  L 9 364  L 9 350  L 13 336  L 17 321  L 23 307  L 30 292  L 40 277  L 51 263  L 63 249  L 77 234  L 92 221  L 110 206  L 127 193  L 147 179  L 168 167  L 190 154  L 213 142  L 237 129  L 263 118  L 289 106  L 317 95  L 346 84  L 376 74  L 406 64  L 437 56  L 470 47  L 502 39  L 537 32  L 571 25  L 606 18  L 641 13  L 678 8  L 677 0  L 640 5  L 605 10  L 569 16  L 535 23  L 500 31  L 468 38  L 435 48  L 403 56  L 373 66  L 342 76  L 314 86  L 286 98  L 259 109  L 234 121  L 209 133  L 186 146  L 163 159  L 142 172  L 122 185  L 103 200  L 87 214  L 71 228  L 56 243  L 44 257  L 32 272  L 23 288  L 15 302  L 8 318  L 4 334  L 1 349  L 0 364  L 1 380  L 9 379  Z N"/>
            </draw:custom-shape>
            <draw:custom-shape draw:style-name="gr16" draw:text-style-name="P2" draw:layer="layout" svg:width="2.142cm" svg:height="0.663cm" svg:x="3.57cm" svg:y="5.455cm">
              <text:p text:style-name="P34"/>
              <draw:enhanced-geometry svg:viewBox="0 0 599 176" draw:type="non-primitive" draw:enhanced-path="M 598 157  L 569 160  L 540 164  L 512 166  L 483 167  L 456 168  L 429 168  L 402 168  L 376 167  L 351 165  L 326 162  L 302 160  L 278 157  L 255 153  L 233 149  L 212 145  L 191 140  L 171 133  L 154 127  L 136 121  L 119 113  L 103 106  L 89 99  L 75 90  L 63 81  L 51 73  L 42 63  L 32 53  L 25 43  L 19 33  L 15 23  L 10 11  L 8 0  L 0 1  L 2 13  L 6 26  L 12 37  L 18 48  L 26 59  L 36 69  L 46 79  L 57 88  L 70 98  L 85 106  L 99 114  L 115 122  L 133 129  L 150 135  L 169 142  L 189 148  L 210 153  L 232 157  L 254 161  L 277 166  L 301 169  L 325 172  L 350 174  L 376 175  L 402 176  L 429 176  L 456 176  L 485 175  L 513 174  L 541 172  L 570 170  L 599 167  L 598 157  Z N"/>
            </draw:custom-shape>
            <draw:custom-shape draw:style-name="gr16" draw:text-style-name="P2" draw:layer="layout" svg:width="1.942cm" svg:height="1.152cm" svg:x="5.709cm" svg:y="4.931cm">
              <text:p text:style-name="P34"/>
              <draw:enhanced-geometry svg:viewBox="0 0 543 306" draw:type="non-primitive" draw:enhanced-path="M 534 1  L 534 12  L 534 24  L 532 35  L 528 47  L 523 58  L 517 70  L 510 81  L 502 93  L 491 104  L 480 116  L 468 127  L 455 138  L 440 149  L 424 159  L 408 170  L 390 180  L 372 190  L 352 200  L 331 210  L 310 219  L 289 227  L 266 236  L 242 244  L 218 251  L 192 259  L 166 266  L 140 272  L 113 277  L 86 284  L 58 288  L 29 293  L 0 296  L 1 306  L 31 301  L 59 297  L 87 292  L 115 287  L 142 281  L 168 274  L 195 267  L 220 260  L 245 252  L 269 244  L 292 236  L 314 226  L 335 217  L 355 208  L 375 198  L 394 188  L 412 177  L 429 167  L 445 156  L 460 145  L 473 133  L 486 122  L 497 110  L 508 99  L 517 86  L 524 75  L 531 62  L 536 50  L 540 37  L 542 25  L 543 12  L 542 0  L 534 1  Z N"/>
            </draw:custom-shape>
            <draw:custom-shape draw:style-name="gr16" draw:text-style-name="P2" draw:layer="layout" svg:width="1.609cm" svg:height="0.504cm" svg:x="6.038cm" svg:y="4.429cm">
              <text:p text:style-name="P34"/>
              <draw:enhanced-geometry svg:viewBox="0 0 450 134" draw:type="non-primitive" draw:enhanced-path="M 1 17  L 44 13  L 87 9  L 128 9  L 167 9  L 205 13  L 240 17  L 274 23  L 305 30  L 320 35  L 334 40  L 347 44  L 359 49  L 372 55  L 382 61  L 393 67  L 401 73  L 410 80  L 418 88  L 424 94  L 429 102  L 434 110  L 438 117  L 440 125  L 442 134  L 450 133  L 448 123  L 446 115  L 442 106  L 437 97  L 430 89  L 423 82  L 416 74  L 406 67  L 397 60  L 387 53  L 375 47  L 364 42  L 350 37  L 336 31  L 323 26  L 307 22  L 276 15  L 241 8  L 206 4  L 167 1  L 128 0  L 86 1  L 43 3  L 0 8  L 1 17  Z N"/>
            </draw:custom-shape>
            <draw:custom-shape draw:style-name="gr16" draw:text-style-name="P2" draw:layer="layout" svg:width="1.462cm" svg:height="0.866cm" svg:x="4.579cm" svg:y="4.46cm">
              <text:p text:style-name="P34"/>
              <draw:enhanced-geometry svg:viewBox="0 0 409 230" draw:type="non-primitive" draw:enhanced-path="M 9 229  L 9 221  L 9 212  L 11 204  L 14 195  L 18 186  L 22 178  L 27 170  L 33 161  L 41 152  L 49 144  L 58 135  L 69 128  L 79 119  L 91 111  L 103 104  L 117 95  L 145 81  L 176 67  L 210 54  L 246 42  L 284 32  L 325 22  L 365 15  L 409 9  L 408 0  L 364 7  L 323 14  L 282 23  L 243 34  L 208 46  L 173 59  L 142 74  L 113 88  L 99 95  L 87 104  L 74 112  L 64 121  L 53 129  L 44 137  L 34 147  L 27 155  L 20 164  L 15 174  L 9 183  L 5 193  L 3 202  L 1 211  L 0 221  L 1 230  L 9 229  Z N"/>
            </draw:custom-shape>
            <draw:custom-shape draw:style-name="gr16" draw:text-style-name="P2" draw:layer="layout" svg:width="1.08cm" svg:height="0.343cm" svg:x="4.582cm" svg:y="5.322cm">
              <text:p text:style-name="P34"/>
              <draw:enhanced-geometry svg:viewBox="0 0 302 91" draw:type="non-primitive" draw:enhanced-path="M 301 77  L 273 79  L 244 82  L 216 83  L 190 82  L 165 79  L 141 76  L 119 73  L 98 68  L 79 62  L 63 55  L 47 48  L 34 40  L 29 35  L 24 30  L 20 25  L 17 21  L 14 16  L 11 11  L 9 5  L 8 0  L 0 1  L 1 7  L 3 14  L 6 20  L 9 25  L 14 31  L 18 37  L 24 42  L 29 46  L 43 55  L 58 63  L 76 70  L 96 76  L 117 82  L 140 86  L 164 88  L 190 90  L 216 91  L 244 90  L 273 89  L 302 86  L 301 77  Z N"/>
            </draw:custom-shape>
            <draw:custom-shape draw:style-name="gr16" draw:text-style-name="P2" draw:layer="layout" svg:width="0.976cm" svg:height="0.587cm" svg:x="5.658cm" svg:y="5.059cm">
              <text:p text:style-name="P34"/>
              <draw:enhanced-geometry svg:viewBox="0 0 273 156" draw:type="non-primitive" draw:enhanced-path="M 265 1  L 265 7  L 265 13  L 264 18  L 262 24  L 260 29  L 257 35  L 253 41  L 249 46  L 239 58  L 226 68  L 211 78  L 194 89  L 175 99  L 154 108  L 132 117  L 108 124  L 83 132  L 56 138  L 29 143  L 0 147  L 1 156  L 30 152  L 58 146  L 85 140  L 110 133  L 134 125  L 157 116  L 179 107  L 198 97  L 216 86  L 232 75  L 245 64  L 256 51  L 261 45  L 264 39  L 268 33  L 270 26  L 272 20  L 273 14  L 273 7  L 273 0  L 265 1  Z N"/>
            </draw:custom-shape>
            <draw:custom-shape draw:style-name="gr16" draw:text-style-name="P2" draw:layer="layout" svg:width="0.546cm" svg:height="0.176cm" svg:x="6.088cm" svg:y="4.886cm">
              <text:p text:style-name="P34"/>
              <draw:enhanced-geometry svg:viewBox="0 0 153 47" draw:type="non-primitive" draw:enhanced-path="M 1 11  L 15 10  L 29 9  L 43 9  L 56 9  L 69 10  L 80 12  L 92 13  L 101 16  L 110 19  L 119 22  L 126 25  L 132 29  L 138 34  L 141 38  L 144 43  L 145 47  L 153 46  L 151 40  L 148 34  L 144 27  L 138 22  L 130 18  L 123 14  L 114 11  L 104 8  L 93 4  L 81 2  L 69 1  L 56 0  L 43 0  L 29 0  L 14 1  L 0 2  L 1 11  Z N"/>
            </draw:custom-shape>
            <draw:custom-shape draw:style-name="gr16" draw:text-style-name="P2" draw:layer="layout" svg:width="0.497cm" svg:height="0.361cm" svg:x="5.594cm" svg:y="4.893cm">
              <text:p text:style-name="P34"/>
              <draw:enhanced-geometry svg:viewBox="0 0 139 96" draw:type="non-primitive" draw:enhanced-path="M 8 92  L 8 93  L 8 88  L 9 83  L 12 77  L 16 70  L 21 64  L 27 58  L 34 51  L 43 44  L 52 39  L 63 33  L 74 27  L 86 22  L 98 18  L 112 14  L 125 12  L 139 9  L 138 0  L 123 2  L 110 6  L 95 10  L 82 14  L 70 19  L 58 25  L 48 31  L 39 38  L 29 44  L 22 51  L 15 59  L 9 65  L 4 72  L 1 80  L 0 87  L 0 94  L 0 96  L 8 92  Z N"/>
            </draw:custom-shape>
            <draw:custom-shape draw:style-name="gr16" draw:text-style-name="P2" draw:layer="layout" svg:width="0.05cm" svg:height="0.045cm" svg:x="5.594cm" svg:y="5.228cm">
              <text:p text:style-name="P34"/>
              <draw:enhanced-geometry svg:viewBox="0 0 14 12" draw:type="non-primitive" draw:enhanced-path="M 12 3  L 14 6  L 14 4  L 7 0  L 5 3  L 4 3  L 4 4  L 6 3  L 8 4  L 8 3  L 0 7  L 2 9  L 6 12  L 10 11  L 11 8  L 12 7  L 10 8  L 5 5  L 5 6  L 6 9  L 12 3  Z N"/>
            </draw:custom-shape>
            <draw:custom-shape draw:style-name="gr16" draw:text-style-name="P2" draw:layer="layout" svg:width="0.032cm" svg:height="0.034cm" svg:x="5.615cm" svg:y="5.239cm">
              <text:p text:style-name="P34"/>
              <draw:enhanced-geometry svg:viewBox="0 0 9 9" draw:type="non-primitive" draw:enhanced-path="M 5 5  L 9 2  L 6 0  L 0 6  L 2 9  L 5 5  Z N"/>
            </draw:custom-shape>
            <draw:custom-shape draw:style-name="gr16" draw:text-style-name="P2" draw:layer="layout" svg:width="8.591cm" svg:height="2.471cm" svg:x="1.474cm" svg:y="3.993cm">
              <text:p text:style-name="P34"/>
              <draw:enhanced-geometry svg:viewBox="0 0 2402 656" draw:type="non-primitive" draw:enhanced-path="M 2400 4  L 2399 0  L 0 648  L 2 656  L 2402 9  L 2400 4  Z N"/>
            </draw:custom-shape>
            <draw:custom-shape draw:style-name="gr16" draw:text-style-name="P2" draw:layer="layout" svg:width="1.541cm" svg:height="4.838cm" svg:x="5.279cm" svg:y="2.889cm">
              <text:p text:style-name="P34"/>
              <draw:enhanced-geometry svg:viewBox="0 0 431 1284" draw:type="non-primitive" draw:enhanced-path="M 4 1283  L 9 1284  L 431 2  L 423 0  L 0 1282  L 4 1283  Z N"/>
            </draw:custom-shape>
            <draw:custom-shape draw:style-name="gr16" draw:text-style-name="P2" draw:layer="layout" svg:width="5.354cm" svg:height="3.195cm" svg:x="3.491cm" svg:y="3.574cm">
              <text:p text:style-name="P34"/>
              <draw:enhanced-geometry svg:viewBox="0 0 1497 848" draw:type="non-primitive" draw:enhanced-path="M 1495 844  L 1497 840  L 4 0  L 0 9  L 1493 848  L 1495 844  Z N"/>
            </draw:custom-shape>
            <draw:custom-shape draw:style-name="gr17" draw:text-style-name="P2" draw:layer="layout" svg:width="1.928cm" svg:height="0.551cm" svg:x="1.842cm" svg:y="6.981cm">
              <text:p text:style-name="P24"><text:span text:style-name="T21">Customer</text:span></text:p>
              <draw:enhanced-geometry svg:viewBox="0 0 21600 21600" draw:type="rectangle" draw:enhanced-path="M 0 0 L 21600 0 21600 21600 0 21600 0 0 Z N"/>
            </draw:custom-shape>
            <draw:custom-shape draw:style-name="gr17" draw:text-style-name="P2" draw:layer="layout" svg:width="2.136cm" svg:height="0.551cm" svg:x="1.745cm" svg:y="7.417cm">
              <text:p text:style-name="P24"><text:span text:style-name="T21">Evaluation</text:span></text:p>
              <draw:enhanced-geometry svg:viewBox="0 0 21600 21600" draw:type="rectangle" draw:enhanced-path="M 0 0 L 21600 0 21600 21600 0 21600 0 0 Z N"/>
            </draw:custom-shape>
            <draw:custom-shape draw:style-name="gr17" draw:text-style-name="P2" draw:layer="layout" svg:width="2.567cm" svg:height="0.551cm" svg:x="5.87cm" svg:y="6.856cm">
              <text:p text:style-name="P24"><text:span text:style-name="T21">Construction</text:span></text:p>
              <draw:enhanced-geometry svg:viewBox="0 0 21600 21600" draw:type="rectangle" draw:enhanced-path="M 0 0 L 21600 0 21600 21600 0 21600 0 0 Z N"/>
            </draw:custom-shape>
            <draw:custom-shape draw:style-name="gr17" draw:text-style-name="P2" draw:layer="layout" svg:width="1.971cm" svg:height="0.551cm" svg:x="6.17cm" svg:y="7.289cm">
              <text:p text:style-name="P24"><text:span text:style-name="T21">&amp; Release</text:span></text:p>
              <draw:enhanced-geometry svg:viewBox="0 0 21600 21600" draw:type="rectangle" draw:enhanced-path="M 0 0 L 21600 0 21600 21600 0 21600 0 0 Z N"/>
            </draw:custom-shape>
            <draw:custom-shape draw:style-name="gr17" draw:text-style-name="P2" draw:layer="layout" svg:width="2.39cm" svg:height="0.551cm" svg:x="8.156cm" svg:y="5.827cm">
              <text:p text:style-name="P24"><text:span text:style-name="T21">Engineering</text:span></text:p>
              <draw:enhanced-geometry svg:viewBox="0 0 21600 21600" draw:type="rectangle" draw:enhanced-path="M 0 0 L 21600 0 21600 21600 0 21600 0 0 Z N"/>
            </draw:custom-shape>
            <draw:custom-shape draw:style-name="gr17" draw:text-style-name="P2" draw:layer="layout" svg:width="0.891cm" svg:height="0.551cm" svg:x="8.202cm" svg:y="2.297cm">
              <text:p text:style-name="P24"><text:span text:style-name="T21">Risk</text:span></text:p>
              <draw:enhanced-geometry svg:viewBox="0 0 21600 21600" draw:type="rectangle" draw:enhanced-path="M 0 0 L 21600 0 21600 21600 0 21600 0 0 Z N"/>
            </draw:custom-shape>
            <draw:custom-shape draw:style-name="gr17" draw:text-style-name="P2" draw:layer="layout" svg:width="1.657cm" svg:height="0.551cm" svg:x="7.82cm" svg:y="2.734cm">
              <text:p text:style-name="P24"><text:span text:style-name="T21">Analysis</text:span></text:p>
              <draw:enhanced-geometry svg:viewBox="0 0 21600 21600" draw:type="rectangle" draw:enhanced-path="M 0 0 L 21600 0 21600 21600 0 21600 0 0 Z N"/>
            </draw:custom-shape>
            <draw:custom-shape draw:style-name="gr17" draw:text-style-name="P2" draw:layer="layout" svg:width="1.755cm" svg:height="0.551cm" svg:x="4.162cm" svg:y="2.798cm">
              <text:p text:style-name="P24"><text:span text:style-name="T21">Planning</text:span></text:p>
              <draw:enhanced-geometry svg:viewBox="0 0 21600 21600" draw:type="rectangle" draw:enhanced-path="M 0 0 L 21600 0 21600 21600 0 21600 0 0 Z N"/>
            </draw:custom-shape>
            <draw:custom-shape draw:style-name="gr17" draw:text-style-name="P2" draw:layer="layout" svg:width="1.928cm" svg:height="0.551cm" svg:x="1.194cm" svg:y="3.593cm">
              <text:p text:style-name="P24"><text:span text:style-name="T21">Customer</text:span></text:p>
              <draw:enhanced-geometry svg:viewBox="0 0 21600 21600" draw:type="rectangle" draw:enhanced-path="M 0 0 L 21600 0 21600 21600 0 21600 0 0 Z N"/>
            </draw:custom-shape>
            <draw:custom-shape draw:style-name="gr17" draw:text-style-name="P2" draw:layer="layout" svg:width="3.143cm" svg:height="0.551cm" svg:x="0.586cm" svg:y="4.027cm">
              <text:p text:style-name="P24"><text:span text:style-name="T21">Communication</text:span></text:p>
              <draw:enhanced-geometry svg:viewBox="0 0 21600 21600" draw:type="rectangle" draw:enhanced-path="M 0 0 L 21600 0 21600 21600 0 21600 0 0 Z N"/>
            </draw:custom-shape>
          </draw:g>
          <draw:g>
            <draw:custom-shape draw:style-name="gr18" draw:text-style-name="P2" draw:layer="layout" svg:width="0.33cm" svg:height="0.711cm" svg:x="1.872cm" svg:y="5.594cm">
              <text:p text:style-name="P34"/>
              <draw:enhanced-geometry svg:viewBox="0 0 152 288" draw:type="non-primitive" draw:enhanced-path="M 8 0  C 4 32 0 64 8 96  C 16 128 32 160 56 192  C 80 224 116 256 152 288  N"/>
            </draw:custom-shape>
            <draw:custom-shape draw:style-name="gr19" draw:text-style-name="P2" draw:layer="layout" svg:width="0.104cm" svg:height="0.473cm" svg:x="4.189cm" svg:y="5.12cm">
              <text:p text:style-name="P34"/>
              <draw:enhanced-geometry svg:viewBox="0 0 152 288" draw:type="non-primitive" draw:enhanced-path="M 8 0  C 4 32 0 64 8 96  C 16 128 32 160 56 192  C 80 224 116 256 152 288  N"/>
            </draw:custom-shape>
            <draw:custom-shape draw:style-name="gr20" draw:text-style-name="P2" draw:layer="layout" svg:width="0.208cm" svg:height="0.592cm" svg:x="3.039cm" svg:y="5.357cm">
              <text:p text:style-name="P34"/>
              <draw:enhanced-geometry svg:viewBox="0 0 152 288" draw:type="non-primitive" draw:enhanced-path="M 8 0  C 4 32 0 64 8 96  C 16 128 32 160 56 192  C 80 224 116 256 152 288  N"/>
            </draw:custom-shape>
            <draw:custom-shape draw:style-name="gr21" draw:text-style-name="P2" draw:layer="layout" svg:width="0.104cm" svg:height="0.473cm" svg:x="5.338cm" svg:y="4.765cm">
              <text:p text:style-name="P34"/>
              <draw:enhanced-geometry svg:viewBox="0 0 152 288" draw:type="non-primitive" draw:enhanced-path="M 8 0  C 4 32 0 64 8 96  C 16 128 32 160 56 192  C 80 224 116 256 152 288  N"/>
            </draw:custom-shape>
            <draw:line draw:style-name="gr22" draw:text-style-name="P8" draw:layer="layout" svg:x1="1.263cm" svg:y1="6.542cm" svg:x2="6.07cm" svg:y2="5.12cm">
              <text:p text:style-name="P34"/>
            </draw:line>
          </draw:g>
        </draw:g>
        <draw:custom-shape draw:style-name="gr23" draw:text-style-name="P2" draw:layer="layout" svg:width="11.853cm" svg:height="6.357cm" svg:x="10.729cm" svg:y="2.491cm">
          <text:p text:style-name="P7"><text:span text:style-name="T22">Customer communication:</text:span><text:span text:style-name="T23"> Establish effective communication</text:span></text:p>
          <text:p text:style-name="P7"><text:span text:style-name="T22">Planning:</text:span><text:span text:style-name="T23"> Define resources, timelines etc.</text:span></text:p>
          <text:p text:style-name="P7"><text:span text:style-name="T22">Risk analysis:</text:span><text:span text:style-name="T23"> Assess technical and management risks</text:span></text:p>
          <text:p text:style-name="P7"><text:span text:style-name="T22">Construction &amp; release:</text:span><text:span text:style-name="T23"> construct, test, install, provide user support</text:span></text:p>
          <text:p text:style-name="P7"><text:span text:style-name="T22">Customer evaluation:</text:span><text:span text:style-name="T23"> obtain feedback</text:span></text:p>
          <draw:enhanced-geometry svg:viewBox="0 0 21600 21600" draw:type="rectangle" draw:enhanced-path="M 0 0 L 21600 0 21600 21600 0 21600 0 0 Z N"/>
        </draw:custom-shape>
        <draw:custom-shape draw:style-name="gr23" draw:text-style-name="P2" draw:layer="layout" svg:width="21.771cm" svg:height="4.071cm" svg:x="0.388cm" svg:y="9.723cm">
          <text:p text:style-name="P7"><text:span text:style-name="T23">Couples iterative nature of prototyping with controlled and systematic aspect of the linear sequential model</text:span></text:p>
          <text:p text:style-name="P7"><text:span text:style-name="T23">Early iterations may be paper models or prototypes</text:span></text:p>
          <text:p text:style-name="P7"><text:span text:style-name="T23">Can be used throughout the life of the product</text:span></text:p>
          <text:p text:style-name="P7"><text:span text:style-name="T23">Reduces risk if properly applied</text:span></text:p>
          <draw:enhanced-geometry svg:viewBox="0 0 21600 21600" draw:type="rectangle" draw:enhanced-path="M 0 0 L 21600 0 21600 21600 0 21600 0 0 Z N"/>
        </draw:custom-shape>
        <presentation:notes draw:style-name="dp5">
          <draw:page-thumbnail draw:style-name="gr3" draw:layer="layout" svg:width="13.238cm" svg:height="9.962cm" svg:x="3.537cm" svg:y="2.019cm" draw:page-number="10" presentation:class="page"/>
          <draw:frame presentation:style-name="pr9" draw:layer="layout" svg:width="13.776cm" svg:height="11.886cm" svg:x="3.197cm" svg:y="13.481cm" presentation:class="notes" presentation:placeholder="true">
            <draw:text-box/>
          </draw:frame>
        </presentation:notes>
      </draw:page>
      <draw:page draw:name="Spiral Pros and Cons" draw:style-name="dp4" draw:master-page-name="Default" presentation:presentation-page-layout-name="AL2T1" presentation:use-footer-name="ftr1" presentation:use-date-time-name="dtd1">
        <draw:frame presentation:style-name="pr17" draw:text-style-name="P2" draw:layer="layout" svg:width="20.324cm" svg:height="1.709cm" svg:x="1.129cm" svg:y="0.676cm" presentation:class="title" presentation:user-transformed="true">
          <draw:text-box>
            <text:p text:style-name="P4"><text:span text:style-name="T5">Spiral Pros and Cons</text:span></text:p>
          </draw:text-box>
        </draw:frame>
        <draw:frame presentation:style-name="pr15" draw:text-style-name="P2" draw:layer="layout" svg:width="20.324cm" svg:height="12.379cm" svg:x="1.129cm" svg:y="2.8cm" presentation:class="outline" presentation:user-transformed="true">
          <draw:text-box>
            <text:list text:style-name="L7">
              <text:list-item>
                <text:p text:style-name="P13"><text:span text:style-name="T19">Pros </text:span></text:p>
              </text:list-item>
            </text:list>
            <text:list text:style-name="L7">
              <text:list-item>
                <text:list>
                  <text:list-item>
                    <text:list>
                      <text:list-item>
                        <text:p text:style-name="P14"><text:span text:style-name="T20"><text:s/></text:span><text:span text:style-name="T20">Very thorough</text:span></text:p>
                      </text:list-item>
                    </text:list>
                  </text:list-item>
                </text:list>
              </text:list-item>
            </text:list>
            <text:list text:style-name="L7">
              <text:list-item>
                <text:list>
                  <text:list-item>
                    <text:list>
                      <text:list-item>
                        <text:p text:style-name="P14"><text:span text:style-name="T20"><text:s/></text:span><text:span text:style-name="T20">Eventually leads to stable code</text:span></text:p>
                      </text:list-item>
                    </text:list>
                  </text:list-item>
                </text:list>
              </text:list-item>
            </text:list>
            <text:list text:style-name="L7">
              <text:list-item>
                <text:p text:style-name="P13"><text:span text:style-name="T19">Cons </text:span></text:p>
              </text:list-item>
            </text:list>
            <text:list text:style-name="L7">
              <text:list-item>
                <text:list>
                  <text:list-item>
                    <text:list>
                      <text:list-item>
                        <text:p text:style-name="P14"><text:span text:style-name="T20"><text:s/></text:span><text:span text:style-name="T20">With every iteration, the cost and time increase</text:span></text:p>
                      </text:list-item>
                    </text:list>
                  </text:list-item>
                </text:list>
              </text:list-item>
            </text:list>
            <text:list text:style-name="L7">
              <text:list-item>
                <text:list>
                  <text:list-item>
                    <text:list>
                      <text:list-item>
                        <text:p text:style-name="P14"><text:span text:style-name="T20"><text:s/></text:span><text:span text:style-name="T20">Leads to large volumes of documentation</text:span></text:p>
                      </text:list-item>
                    </text:list>
                  </text:list-item>
                </text:list>
              </text:list-item>
            </text:list>
            <text:list text:style-name="L7">
              <text:list-item>
                <text:list>
                  <text:list-item>
                    <text:list>
                      <text:list-item>
                        <text:p text:style-name="P14"><text:span text:style-name="T20"><text:s/></text:span><text:span text:style-name="T20">Resulting systems are meant to be persistent and upgradeable, which is not a key factor in smart spaces</text:span></text:p>
                      </text:list-item>
                    </text:list>
                  </text:list-item>
                </text:list>
              </text:list-item>
            </text:list>
          </draw:text-box>
        </draw:frame>
        <presentation:notes draw:style-name="dp5">
          <draw:page-thumbnail draw:style-name="gr3" draw:layer="layout" svg:width="13.238cm" svg:height="9.962cm" svg:x="3.537cm" svg:y="2.019cm" draw:page-number="11" presentation:class="page"/>
          <draw:frame presentation:style-name="pr9" draw:layer="layout" svg:width="13.776cm" svg:height="11.886cm" svg:x="3.197cm" svg:y="13.481cm" presentation:class="notes" presentation:placeholder="true">
            <draw:text-box/>
          </draw:frame>
        </presentation:notes>
      </draw:page>
      <draw:page draw:name="Iterative (Incremental) Development Characteristics" draw:style-name="dp6" draw:master-page-name="Default" presentation:presentation-page-layout-name="AL2T1" presentation:use-footer-name="ftr1" presentation:use-date-time-name="dtd1">
        <draw:frame presentation:style-name="pr18" draw:text-style-name="P2" draw:layer="layout" svg:width="20.324cm" svg:height="3.191cm" svg:x="1.129cm" svg:y="-0.365cm" presentation:class="title" presentation:user-transformed="true">
          <draw:text-box>
            <text:p text:style-name="P4"><text:span text:style-name="T5">Iterative </text:span><text:span text:style-name="T24">(</text:span><text:span text:style-name="T25">Incremental)</text:span><text:span text:style-name="T5"> Development Characteristics</text:span></text:p>
          </draw:text-box>
        </draw:frame>
        <draw:frame presentation:style-name="pr19" draw:text-style-name="P2" draw:layer="layout" svg:width="21.312cm" svg:height="5.658cm" svg:x="0.895cm" svg:y="2.606cm" presentation:class="outline" presentation:user-transformed="true">
          <draw:text-box>
            <text:list text:style-name="L7">
              <text:list-item>
                <text:p text:style-name="P25"><text:span text:style-name="T26">Resolves major risks before making large investments </text:span></text:p>
              </text:list-item>
            </text:list>
            <text:list text:style-name="L7">
              <text:list-item>
                <text:p text:style-name="P25"><text:span text:style-name="T26">Enables early user feedback <text:s/></text:span></text:p>
              </text:list-item>
            </text:list>
            <text:list text:style-name="L7">
              <text:list-item>
                <text:p text:style-name="P25"><text:span text:style-name="T26">Makes testing and integration continuous </text:span></text:p>
              </text:list-item>
            </text:list>
            <text:list text:style-name="L7">
              <text:list-item>
                <text:p text:style-name="P25"><text:span text:style-name="T26">Focuses project short-term objective milestones </text:span></text:p>
              </text:list-item>
            </text:list>
            <text:list text:style-name="L7">
              <text:list-item>
                <text:p text:style-name="P25"><text:span text:style-name="T26">Makes possible deployment of partial implementations</text:span></text:p>
              </text:list-item>
            </text:list>
          </draw:text-box>
        </draw:frame>
        <draw:line draw:style-name="gr24" draw:text-style-name="P8" draw:layer="layout" svg:x1="1.155cm" svg:y1="14.257cm" svg:x2="21.956cm" svg:y2="14.257cm">
          <text:p text:style-name="P34"/>
        </draw:line>
        <draw:custom-shape draw:style-name="gr25" draw:text-style-name="P2" draw:layer="layout" svg:width="2.989cm" svg:height="0.771cm" svg:x="9.794cm" svg:y="14.517cm">
          <text:p text:style-name="P19"><text:span text:style-name="T27">T <text:s text:c="2"/>I <text:s text:c="2"/>M <text:s text:c="2"/>E</text:span></text:p>
          <draw:enhanced-geometry svg:viewBox="0 0 21600 21600" draw:type="rectangle" draw:enhanced-path="M 0 0 L 21600 0 21600 21600 0 21600 0 0 Z N"/>
        </draw:custom-shape>
        <draw:custom-shape draw:style-name="gr26" draw:text-style-name="P2" draw:layer="layout" svg:width="3.667cm" svg:height="0.989cm" svg:x="2.398cm" svg:y="8.872cm">
          <text:p text:style-name="P17"><text:span text:style-name="T28">Iteration 1 </text:span></text:p>
          <draw:enhanced-geometry svg:viewBox="0 0 21600 21600" draw:type="mso-spt202" draw:enhanced-path="M 0 0 L 21600 0 21600 21600 0 21600 0 0 Z N"/>
        </draw:custom-shape>
        <draw:custom-shape draw:style-name="gr26" draw:text-style-name="P2" draw:layer="layout" svg:width="3.667cm" svg:height="0.989cm" svg:x="9.026cm" svg:y="8.872cm">
          <text:p text:style-name="P17"><text:span text:style-name="T28">Iteration 2 </text:span></text:p>
          <draw:enhanced-geometry svg:viewBox="0 0 21600 21600" draw:type="mso-spt202" draw:enhanced-path="M 0 0 L 21600 0 21600 21600 0 21600 0 0 Z N"/>
        </draw:custom-shape>
        <draw:custom-shape draw:style-name="gr26" draw:text-style-name="P2" draw:layer="layout" svg:width="3.667cm" svg:height="0.989cm" svg:x="14.858cm" svg:y="8.872cm">
          <text:p text:style-name="P17"><text:span text:style-name="T28">Iteration 3 </text:span></text:p>
          <draw:enhanced-geometry svg:viewBox="0 0 21600 21600" draw:type="mso-spt202" draw:enhanced-path="M 0 0 L 21600 0 21600 21600 0 21600 0 0 Z N"/>
        </draw:custom-shape>
        <draw:g>
          <draw:custom-shape draw:style-name="gr27" draw:text-style-name="P2" draw:layer="layout" svg:width="1.415cm" svg:height="0.569cm" svg:x="5.942cm" svg:y="12.064cm">
            <text:p text:style-name="P26"><text:span text:style-name="T29">I</text:span></text:p>
            <draw:enhanced-geometry svg:viewBox="0 0 21600 21600" draw:type="rectangle" draw:enhanced-path="M 0 0 L 21600 0 21600 21600 0 21600 0 0 Z N"/>
          </draw:custom-shape>
          <draw:custom-shape draw:style-name="gr27" draw:text-style-name="P2" draw:id="id3" draw:layer="layout" svg:width="1.418cm" svg:height="0.597cm" svg:x="4.523cm" svg:y="11.391cm">
            <text:p text:style-name="P26"><text:span text:style-name="T29">C</text:span></text:p>
            <draw:enhanced-geometry svg:viewBox="0 0 21600 21600" draw:type="rectangle" draw:enhanced-path="M 0 0 L 21600 0 21600 21600 0 21600 0 0 Z N"/>
          </draw:custom-shape>
          <draw:custom-shape draw:style-name="gr27" draw:text-style-name="P2" draw:id="id2" draw:layer="layout" svg:width="1.415cm" svg:height="0.551cm" svg:x="3.108cm" svg:y="10.773cm">
            <text:p text:style-name="P26"><text:span text:style-name="T29">D</text:span></text:p>
            <draw:enhanced-geometry svg:viewBox="0 0 21600 21600" draw:type="rectangle" draw:enhanced-path="M 0 0 L 21600 0 21600 21600 0 21600 0 0 Z N"/>
          </draw:custom-shape>
          <draw:custom-shape draw:style-name="gr27" draw:text-style-name="P2" draw:id="id1" draw:layer="layout" svg:width="1.415cm" svg:height="0.586cm" svg:x="1.693cm" svg:y="10.125cm">
            <text:p text:style-name="P26"><text:span text:style-name="T29">R</text:span></text:p>
            <draw:enhanced-geometry svg:viewBox="0 0 21600 21600" draw:type="rectangle" draw:enhanced-path="M 0 0 L 21600 0 21600 21600 0 21600 0 0 Z N"/>
          </draw:custom-shape>
          <draw:connector draw:style-name="gr28" draw:text-style-name="P8" draw:layer="layout" svg:x1="2.4cm" svg:y1="10.711cm" svg:x2="3.108cm" svg:y2="11.048cm" draw:start-shape="id1" draw:start-glue-point="2" draw:end-shape="id2" draw:end-glue-point="3">
            <text:p text:style-name="P34"/>
          </draw:connector>
          <draw:connector draw:style-name="gr28" draw:text-style-name="P8" draw:layer="layout" svg:x1="5.216cm" svg:y1="11.989cm" svg:x2="5.926cm" svg:y2="12.264cm">
            <text:p text:style-name="P34"/>
          </draw:connector>
          <draw:connector draw:style-name="gr28" draw:text-style-name="P8" draw:layer="layout" svg:x1="3.815cm" svg:y1="11.324cm" svg:x2="4.523cm" svg:y2="11.689cm" draw:start-shape="id2" draw:start-glue-point="2" draw:end-shape="id3" draw:end-glue-point="3">
            <text:p text:style-name="P34"/>
          </draw:connector>
          <draw:custom-shape draw:style-name="gr27" draw:text-style-name="P2" draw:layer="layout" svg:width="1.415cm" svg:height="0.57cm" svg:x="7.474cm" svg:y="12.724cm">
            <text:p text:style-name="P26"><text:span text:style-name="T29">T</text:span></text:p>
            <draw:enhanced-geometry svg:viewBox="0 0 21600 21600" draw:type="rectangle" draw:enhanced-path="M 0 0 L 21600 0 21600 21600 0 21600 0 0 Z N"/>
          </draw:custom-shape>
          <draw:connector draw:style-name="gr28" draw:text-style-name="P8" draw:layer="layout" svg:x1="6.749cm" svg:y1="12.65cm" svg:x2="7.458cm" svg:y2="12.924cm">
            <text:p text:style-name="P34"/>
          </draw:connector>
        </draw:g>
        <draw:g>
          <draw:custom-shape draw:style-name="gr27" draw:text-style-name="P2" draw:layer="layout" svg:width="1.415cm" svg:height="0.57cm" svg:x="12.671cm" svg:y="12.174cm">
            <text:p text:style-name="P26"><text:span text:style-name="T29">I</text:span></text:p>
            <draw:enhanced-geometry svg:viewBox="0 0 21600 21600" draw:type="rectangle" draw:enhanced-path="M 0 0 L 21600 0 21600 21600 0 21600 0 0 Z N"/>
          </draw:custom-shape>
          <draw:custom-shape draw:style-name="gr27" draw:text-style-name="P2" draw:id="id6" draw:layer="layout" svg:width="1.418cm" svg:height="0.597cm" svg:x="11.253cm" svg:y="11.502cm">
            <text:p text:style-name="P26"><text:span text:style-name="T29">C</text:span></text:p>
            <draw:enhanced-geometry svg:viewBox="0 0 21600 21600" draw:type="rectangle" draw:enhanced-path="M 0 0 L 21600 0 21600 21600 0 21600 0 0 Z N"/>
          </draw:custom-shape>
          <draw:custom-shape draw:style-name="gr27" draw:text-style-name="P2" draw:id="id5" draw:layer="layout" svg:width="1.415cm" svg:height="0.551cm" svg:x="9.838cm" svg:y="10.883cm">
            <text:p text:style-name="P26"><text:span text:style-name="T29">D</text:span></text:p>
            <draw:enhanced-geometry svg:viewBox="0 0 21600 21600" draw:type="rectangle" draw:enhanced-path="M 0 0 L 21600 0 21600 21600 0 21600 0 0 Z N"/>
          </draw:custom-shape>
          <draw:custom-shape draw:style-name="gr27" draw:text-style-name="P2" draw:id="id4" draw:layer="layout" svg:width="1.415cm" svg:height="0.586cm" svg:x="8.423cm" svg:y="10.235cm">
            <text:p text:style-name="P26"><text:span text:style-name="T29">R</text:span></text:p>
            <draw:enhanced-geometry svg:viewBox="0 0 21600 21600" draw:type="rectangle" draw:enhanced-path="M 0 0 L 21600 0 21600 21600 0 21600 0 0 Z N"/>
          </draw:custom-shape>
          <draw:connector draw:style-name="gr28" draw:text-style-name="P8" draw:layer="layout" svg:x1="9.13cm" svg:y1="10.821cm" svg:x2="9.838cm" svg:y2="11.158cm" draw:start-shape="id4" draw:start-glue-point="2" draw:end-shape="id5" draw:end-glue-point="3">
            <text:p text:style-name="P34"/>
          </draw:connector>
          <draw:connector draw:style-name="gr28" draw:text-style-name="P8" draw:layer="layout" svg:x1="11.945cm" svg:y1="12.099cm" svg:x2="12.654cm" svg:y2="12.374cm">
            <text:p text:style-name="P34"/>
          </draw:connector>
          <draw:connector draw:style-name="gr28" draw:text-style-name="P8" draw:layer="layout" svg:x1="10.545cm" svg:y1="11.434cm" svg:x2="11.253cm" svg:y2="11.8cm" draw:start-shape="id5" draw:start-glue-point="2" draw:end-shape="id6" draw:end-glue-point="3">
            <text:p text:style-name="P34"/>
          </draw:connector>
          <draw:custom-shape draw:style-name="gr27" draw:text-style-name="P2" draw:layer="layout" svg:width="1.415cm" svg:height="0.571cm" svg:x="14.204cm" svg:y="12.835cm">
            <text:p text:style-name="P26"><text:span text:style-name="T29">T</text:span></text:p>
            <draw:enhanced-geometry svg:viewBox="0 0 21600 21600" draw:type="rectangle" draw:enhanced-path="M 0 0 L 21600 0 21600 21600 0 21600 0 0 Z N"/>
          </draw:custom-shape>
          <draw:connector draw:style-name="gr28" draw:text-style-name="P8" draw:layer="layout" svg:x1="13.477cm" svg:y1="12.761cm" svg:x2="14.186cm" svg:y2="13.035cm">
            <text:p text:style-name="P34"/>
          </draw:connector>
        </draw:g>
        <draw:g>
          <draw:custom-shape draw:style-name="gr27" draw:text-style-name="P2" draw:layer="layout" svg:width="1.415cm" svg:height="0.57cm" svg:x="18.505cm" svg:y="12.174cm">
            <text:p text:style-name="P26"><text:span text:style-name="T29">I</text:span></text:p>
            <draw:enhanced-geometry svg:viewBox="0 0 21600 21600" draw:type="rectangle" draw:enhanced-path="M 0 0 L 21600 0 21600 21600 0 21600 0 0 Z N"/>
          </draw:custom-shape>
          <draw:custom-shape draw:style-name="gr27" draw:text-style-name="P2" draw:id="id9" draw:layer="layout" svg:width="1.418cm" svg:height="0.597cm" svg:x="17.087cm" svg:y="11.502cm">
            <text:p text:style-name="P26"><text:span text:style-name="T29">C</text:span></text:p>
            <draw:enhanced-geometry svg:viewBox="0 0 21600 21600" draw:type="rectangle" draw:enhanced-path="M 0 0 L 21600 0 21600 21600 0 21600 0 0 Z N"/>
          </draw:custom-shape>
          <draw:custom-shape draw:style-name="gr27" draw:text-style-name="P2" draw:id="id8" draw:layer="layout" svg:width="1.415cm" svg:height="0.551cm" svg:x="15.672cm" svg:y="10.883cm">
            <text:p text:style-name="P26"><text:span text:style-name="T29">D</text:span></text:p>
            <draw:enhanced-geometry svg:viewBox="0 0 21600 21600" draw:type="rectangle" draw:enhanced-path="M 0 0 L 21600 0 21600 21600 0 21600 0 0 Z N"/>
          </draw:custom-shape>
          <draw:custom-shape draw:style-name="gr27" draw:text-style-name="P2" draw:id="id7" draw:layer="layout" svg:width="1.415cm" svg:height="0.586cm" svg:x="14.257cm" svg:y="10.235cm">
            <text:p text:style-name="P26"><text:span text:style-name="T29">R</text:span></text:p>
            <draw:enhanced-geometry svg:viewBox="0 0 21600 21600" draw:type="rectangle" draw:enhanced-path="M 0 0 L 21600 0 21600 21600 0 21600 0 0 Z N"/>
          </draw:custom-shape>
          <draw:connector draw:style-name="gr28" draw:text-style-name="P8" draw:layer="layout" svg:x1="14.964cm" svg:y1="10.821cm" svg:x2="15.672cm" svg:y2="11.158cm" draw:start-shape="id7" draw:start-glue-point="2" draw:end-shape="id8" draw:end-glue-point="3">
            <text:p text:style-name="P34"/>
          </draw:connector>
          <draw:connector draw:style-name="gr28" draw:text-style-name="P8" draw:layer="layout" svg:x1="17.779cm" svg:y1="12.099cm" svg:x2="18.488cm" svg:y2="12.374cm">
            <text:p text:style-name="P34"/>
          </draw:connector>
          <draw:connector draw:style-name="gr28" draw:text-style-name="P8" draw:layer="layout" svg:x1="16.379cm" svg:y1="11.434cm" svg:x2="17.087cm" svg:y2="11.8cm" draw:start-shape="id8" draw:start-glue-point="2" draw:end-shape="id9" draw:end-glue-point="3">
            <text:p text:style-name="P34"/>
          </draw:connector>
          <draw:custom-shape draw:style-name="gr27" draw:text-style-name="P2" draw:layer="layout" svg:width="1.415cm" svg:height="0.571cm" svg:x="20.038cm" svg:y="12.835cm">
            <text:p text:style-name="P26"><text:span text:style-name="T29">T</text:span></text:p>
            <draw:enhanced-geometry svg:viewBox="0 0 21600 21600" draw:type="rectangle" draw:enhanced-path="M 0 0 L 21600 0 21600 21600 0 21600 0 0 Z N"/>
          </draw:custom-shape>
          <draw:connector draw:style-name="gr28" draw:text-style-name="P8" draw:layer="layout" svg:x1="19.311cm" svg:y1="12.761cm" svg:x2="20.02cm" svg:y2="13.035cm">
            <text:p text:style-name="P34"/>
          </draw:connector>
        </draw:g>
        <presentation:notes draw:style-name="dp2">
          <draw:page-thumbnail draw:layer="layout" svg:width="11.748cm" svg:height="8.837cm" svg:x="7.461cm" svg:y="2.43cm" draw:page-number="12"/>
          <draw:frame presentation:style-name="pr20" draw:text-style-name="P2" draw:layer="layout" svg:width="11.765cm" svg:height="11.479cm" svg:x="7.65cm" svg:y="12.158cm" presentation:class="notes" presentation:user-transformed="true">
            <draw:text-box>
              <text:p text:style-name="P27"><text:span text:style-name="T30">Iterative processes were developed in response to these waterfall characteristics. With an iterative process, the waterfall steps are applied </text:span><text:span text:style-name="T31">iteratively. </text:span><text:span text:style-name="T30">Instead of developing the whole system in lock step, an increment (that is, a subset of system functionality) is selected and developed, then another increment, etc. The selection of the first increment to be developed is based on risk, the highest priority risks first. To address the selected risk(s), choose a subset of use cases. Develop the </text:span><text:span text:style-name="T31">minimal</text:span><text:span text:style-name="T30"> <text:s/>set of use cases that will allow objective verification</text:span><text:span text:style-name="T31"> </text:span><text:span text:style-name="T30">(i.e., through a set of executable tests) of the risks that you have chosen. Then select the next increment to address the next highest risk, and so on. Thus you apply the waterfall within each iteration and the system evolves incrementally.</text:span></text:p>
            </draw:text-box>
          </draw:frame>
          <draw:custom-shape draw:style-name="gr29" draw:text-style-name="P2" draw:layer="layout" svg:width="5.64cm" svg:height="3.141cm" svg:x="1.349cm" svg:y="3.541cm">
            <text:p text:style-name="P28"><text:span text:style-name="T32">In the iterative approach, the waterfall is applied to a single system increment at a time. Each iteration produces an executable.</text:span></text:p>
            <text:p text:style-name="P29"><text:span text:style-name="T32"/></text:p>
            <draw:enhanced-geometry svg:viewBox="0 0 21600 21600" draw:type="mso-spt202" draw:enhanced-path="M 0 0 L 21600 0 21600 21600 0 21600 0 0 Z N"/>
          </draw:custom-shape>
        </presentation:notes>
      </draw:page>
      <draw:page draw:name="Iterative development" draw:style-name="dp4" draw:master-page-name="Default" presentation:presentation-page-layout-name="AL2T1" presentation:use-footer-name="ftr1" presentation:use-date-time-name="dtd1">
        <draw:frame presentation:style-name="pr21" draw:text-style-name="P2" draw:layer="layout" svg:width="20.324cm" svg:height="1.709cm" svg:x="1.129cm" svg:y="0.235cm" presentation:class="title" presentation:user-transformed="true">
          <draw:text-box>
            <text:p text:style-name="P4"><text:span text:style-name="T5">Iterative development</text:span></text:p>
          </draw:text-box>
        </draw:frame>
        <draw:frame presentation:style-name="pr22" draw:text-style-name="P2" draw:layer="layout" svg:width="20.324cm" svg:height="13.22cm" svg:x="1.129cm" svg:y="1.988cm" presentation:class="outline" presentation:user-transformed="true">
          <draw:text-box>
            <text:list text:style-name="L7">
              <text:list-item>
                <text:p text:style-name="P30"><text:span text:style-name="T12">Pros</text:span></text:p>
              </text:list-item>
            </text:list>
            <text:list text:style-name="L7">
              <text:list-item>
                <text:list>
                  <text:list-item>
                    <text:list>
                      <text:list-item>
                        <text:p text:style-name="P31"><text:span text:style-name="T33">Risks are mitigated earlier.</text:span></text:p>
                      </text:list-item>
                    </text:list>
                  </text:list-item>
                </text:list>
              </text:list-item>
            </text:list>
            <text:list text:style-name="L7">
              <text:list-item>
                <text:list>
                  <text:list-item>
                    <text:list>
                      <text:list-item>
                        <text:list>
                          <text:list-item>
                            <text:p text:style-name="P32"><text:span text:style-name="T34">Integration risks</text:span></text:p>
                          </text:list-item>
                        </text:list>
                      </text:list-item>
                    </text:list>
                  </text:list-item>
                </text:list>
              </text:list-item>
            </text:list>
            <text:list text:style-name="L7">
              <text:list-item>
                <text:list>
                  <text:list-item>
                    <text:list>
                      <text:list-item>
                        <text:list>
                          <text:list-item>
                            <text:p text:style-name="P32"><text:span text:style-name="T34">Architectural risks</text:span></text:p>
                          </text:list-item>
                        </text:list>
                      </text:list-item>
                    </text:list>
                  </text:list-item>
                </text:list>
              </text:list-item>
            </text:list>
            <text:list text:style-name="L7">
              <text:list-item>
                <text:list>
                  <text:list-item>
                    <text:list>
                      <text:list-item>
                        <text:p text:style-name="P31"><text:span text:style-name="T33">Change is more manageable.</text:span></text:p>
                      </text:list-item>
                    </text:list>
                  </text:list-item>
                </text:list>
              </text:list-item>
            </text:list>
            <text:list text:style-name="L7">
              <text:list-item>
                <text:list>
                  <text:list-item>
                    <text:list>
                      <text:list-item>
                        <text:p text:style-name="P31"><text:span text:style-name="T33">There is a higher level of reuse.</text:span></text:p>
                      </text:list-item>
                    </text:list>
                  </text:list-item>
                </text:list>
              </text:list-item>
            </text:list>
            <text:list text:style-name="L7">
              <text:list-item>
                <text:list>
                  <text:list-item>
                    <text:list>
                      <text:list-item>
                        <text:p text:style-name="P31"><text:span text:style-name="T33">The project team can learn along the way.</text:span></text:p>
                      </text:list-item>
                    </text:list>
                  </text:list-item>
                </text:list>
              </text:list-item>
            </text:list>
            <text:list text:style-name="L7">
              <text:list-item>
                <text:list>
                  <text:list-item>
                    <text:list>
                      <text:list-item>
                        <text:p text:style-name="P31"><text:span text:style-name="T33">The product has better overall quality.</text:span></text:p>
                      </text:list-item>
                    </text:list>
                  </text:list-item>
                </text:list>
              </text:list-item>
            </text:list>
            <text:list text:style-name="L7">
              <text:list-item>
                <text:p text:style-name="P30"><text:span text:style-name="T12">Cons</text:span></text:p>
              </text:list-item>
            </text:list>
            <text:list text:style-name="L7">
              <text:list-item>
                <text:list>
                  <text:list-item>
                    <text:list>
                      <text:list-item>
                        <text:p text:style-name="P31"><text:span text:style-name="T35">Existing software management project thinking and liking is with the waterfall model of development .</text:span></text:p>
                      </text:list-item>
                    </text:list>
                  </text:list-item>
                </text:list>
              </text:list-item>
            </text:list>
            <text:list text:style-name="L7">
              <text:list-item>
                <text:list>
                  <text:list-item>
                    <text:list>
                      <text:list-item>
                        <text:p text:style-name="P31"><text:span text:style-name="T35">Continual changes tends to corrupt system structures, so long term software maintenance is difficult.</text:span></text:p>
                      </text:list-item>
                    </text:list>
                  </text:list-item>
                </text:list>
              </text:list-item>
            </text:list>
            <text:list text:style-name="L7">
              <text:list-item>
                <text:list>
                  <text:list-item>
                    <text:list>
                      <text:list-item>
                        <text:p text:style-name="P31"><text:span text:style-name="T33">Need tighter management</text:span></text:p>
                      </text:list-item>
                    </text:list>
                  </text:list-item>
                </text:list>
              </text:list-item>
            </text:list>
            <text:list text:style-name="L7">
              <text:list-item>
                <text:list>
                  <text:list-item>
                    <text:list>
                      <text:list-item>
                        <text:p text:style-name="P33"><text:span text:style-name="T33"/></text:p>
                      </text:list-item>
                    </text:list>
                  </text:list-item>
                </text:list>
              </text:list-item>
            </text:list>
          </draw:text-box>
        </draw:frame>
        <presentation:notes draw:style-name="dp2">
          <draw:page-thumbnail draw:layer="layout" svg:width="13.238cm" svg:height="9.961cm" svg:x="3.537cm" svg:y="2.02cm" draw:page-number="13"/>
          <draw:frame presentation:style-name="pr23" draw:text-style-name="P34" draw:layer="layout" svg:width="13.776cm" svg:height="11.886cm" svg:x="3.197cm" svg:y="13.481cm" presentation:class="notes" presentation:placeholder="true">
            <draw:text-box/>
          </draw:frame>
        </presentation:notes>
      </draw:page>
      <draw:page draw:name="XP development model" draw:style-name="dp4" draw:master-page-name="Default" presentation:presentation-page-layout-name="AL2T1" presentation:use-footer-name="ftr1" presentation:use-date-time-name="dtd1">
        <draw:frame presentation:style-name="pr24" draw:text-style-name="P2" draw:layer="layout" svg:width="20.324cm" svg:height="1.709cm" svg:x="1.129cm" svg:y="0.27cm" presentation:class="title" presentation:user-transformed="true">
          <draw:text-box>
            <text:p text:style-name="P4"><text:span text:style-name="T5">XP development model</text:span></text:p>
          </draw:text-box>
        </draw:frame>
        <draw:frame presentation:style-name="pr25" draw:text-style-name="P2" draw:layer="layout" svg:width="8.188cm" svg:height="5.519cm" svg:x="0.459cm" svg:y="2.094cm" presentation:class="outline" presentation:user-transformed="true">
          <draw:text-box>
            <text:list text:style-name="L5">
              <text:list-item>
                <text:p text:style-name="P35"><text:span text:style-name="T36">XP Principles</text:span></text:p>
              </text:list-item>
            </text:list>
            <text:list text:style-name="L7">
              <text:list-item>
                <text:list>
                  <text:list-item>
                    <text:p text:style-name="P36"><text:span text:style-name="T7">Rapid feedback</text:span></text:p>
                  </text:list-item>
                </text:list>
              </text:list-item>
            </text:list>
            <text:list text:style-name="L7">
              <text:list-item>
                <text:list>
                  <text:list-item>
                    <text:p text:style-name="P36"><text:span text:style-name="T7">Assume simplicity</text:span></text:p>
                  </text:list-item>
                </text:list>
              </text:list-item>
            </text:list>
            <text:list text:style-name="L7">
              <text:list-item>
                <text:list>
                  <text:list-item>
                    <text:p text:style-name="P36"><text:span text:style-name="T7">Incremental change</text:span></text:p>
                  </text:list-item>
                </text:list>
              </text:list-item>
            </text:list>
            <text:list text:style-name="L7">
              <text:list-item>
                <text:list>
                  <text:list-item>
                    <text:p text:style-name="P36"><text:span text:style-name="T7">Embrace Change</text:span></text:p>
                  </text:list-item>
                </text:list>
              </text:list-item>
            </text:list>
            <text:list text:style-name="L7">
              <text:list-item>
                <text:list>
                  <text:list-item>
                    <text:p text:style-name="P36"><text:span text:style-name="T7">Quality Work</text:span></text:p>
                  </text:list-item>
                </text:list>
              </text:list-item>
            </text:list>
          </draw:text-box>
        </draw:frame>
        <draw:custom-shape draw:style-name="gr30" draw:text-style-name="P2" draw:layer="layout" svg:width="11.135cm" svg:height="9.825cm" svg:x="12.594cm" svg:y="2.064cm">
          <text:list text:style-name="L10">
            <text:list-item>
              <text:p text:style-name="P37"><text:span text:style-name="T37">Some XP Practices</text:span></text:p>
            </text:list-item>
          </text:list>
          <text:list text:style-name="L19">
            <text:list-item>
              <text:list>
                <text:list-item>
                  <text:p text:style-name="P38"><text:span text:style-name="T38">Tests</text:span></text:p>
                </text:list-item>
              </text:list>
            </text:list-item>
          </text:list>
          <text:list text:style-name="L19">
            <text:list-item>
              <text:list>
                <text:list-item>
                  <text:p text:style-name="P38"><text:span text:style-name="T38">Refactoring</text:span></text:p>
                </text:list-item>
              </text:list>
            </text:list-item>
          </text:list>
          <text:list text:style-name="L19">
            <text:list-item>
              <text:list>
                <text:list-item>
                  <text:p text:style-name="P39"><text:span text:style-name="T39">Pair programming</text:span></text:p>
                </text:list-item>
              </text:list>
            </text:list-item>
          </text:list>
          <text:list text:style-name="L19">
            <text:list-item>
              <text:list>
                <text:list-item>
                  <text:p text:style-name="P38"><text:span text:style-name="T38">Small releases</text:span></text:p>
                </text:list-item>
              </text:list>
            </text:list-item>
          </text:list>
          <text:list text:style-name="L19">
            <text:list-item>
              <text:list>
                <text:list-item>
                  <text:p text:style-name="P38"><text:span text:style-name="T38">Simple design</text:span></text:p>
                </text:list-item>
              </text:list>
            </text:list-item>
          </text:list>
          <text:list text:style-name="L19">
            <text:list-item>
              <text:list>
                <text:list-item>
                  <text:p text:style-name="P38"><text:span text:style-name="T38">Continuous integration</text:span></text:p>
                </text:list-item>
              </text:list>
            </text:list-item>
          </text:list>
          <text:list text:style-name="L19">
            <text:list-item>
              <text:list>
                <text:list-item>
                  <text:p text:style-name="P38"><text:span text:style-name="T38">40-hour week</text:span></text:p>
                </text:list-item>
              </text:list>
            </text:list-item>
          </text:list>
          <draw:enhanced-geometry svg:viewBox="0 0 21600 21600" draw:type="rectangle" draw:enhanced-path="M 0 0 L 21600 0 21600 21600 0 21600 0 0 Z N"/>
        </draw:custom-shape>
        <draw:g>
          <draw:custom-shape draw:style-name="gr31" draw:text-style-name="P2" draw:id="id10" draw:layer="layout" svg:width="4.151cm" svg:height="1.615cm" svg:x="4.727cm" svg:y="8.908cm">
            <text:p text:style-name="P4"><text:span text:style-name="T40">analysis</text:span></text:p>
            <draw:enhanced-geometry svg:viewBox="0 0 21600 21600" draw:type="mso-spt202" draw:enhanced-path="M 0 0 L 21600 0 21600 21600 0 21600 0 0 Z N"/>
          </draw:custom-shape>
          <draw:custom-shape draw:style-name="gr31" draw:text-style-name="P2" draw:id="id11" draw:layer="layout" svg:width="2.073cm" svg:height="1.615cm" svg:x="1.169cm" svg:y="12.926cm">
            <text:p text:style-name="P4"><text:span text:style-name="T40">test</text:span></text:p>
            <draw:enhanced-geometry svg:viewBox="0 0 21600 21600" draw:type="mso-spt202" draw:enhanced-path="M 0 0 L 21600 0 21600 21600 0 21600 0 0 Z N"/>
          </draw:custom-shape>
          <draw:custom-shape draw:style-name="gr31" draw:text-style-name="P2" draw:id="id12" draw:layer="layout" svg:width="2.644cm" svg:height="1.615cm" svg:x="5.168cm" svg:y="14.041cm">
            <text:p text:style-name="P4"><text:span text:style-name="T40">code</text:span></text:p>
            <draw:enhanced-geometry svg:viewBox="0 0 21600 21600" draw:type="mso-spt202" draw:enhanced-path="M 0 0 L 21600 0 21600 21600 0 21600 0 0 Z N"/>
          </draw:custom-shape>
          <draw:custom-shape draw:style-name="gr31" draw:text-style-name="P2" draw:id="id13" draw:layer="layout" svg:width="3.461cm" svg:height="1.615cm" svg:x="9.331cm" svg:y="14.323cm">
            <text:p text:style-name="P4"><text:span text:style-name="T40">design</text:span></text:p>
            <draw:enhanced-geometry svg:viewBox="0 0 21600 21600" draw:type="mso-spt202" draw:enhanced-path="M 0 0 L 21600 0 21600 21600 0 21600 0 0 Z N"/>
          </draw:custom-shape>
          <draw:connector draw:style-name="gr32" draw:text-style-name="P8" draw:layer="layout" draw:type="curve" svg:x1="8.878cm" svg:y1="9.715cm" svg:x2="1.169cm" svg:y2="13.733cm" draw:start-shape="id10" draw:start-glue-point="1" draw:end-shape="id11" draw:end-glue-point="3">
            <text:p text:style-name="P34"/>
          </draw:connector>
          <draw:connector draw:style-name="gr33" draw:text-style-name="P8" draw:layer="layout" draw:type="curve" svg:x1="3.242cm" svg:y1="13.733cm" svg:x2="5.168cm" svg:y2="14.848cm" draw:start-shape="id11" draw:start-glue-point="1" draw:end-shape="id12" draw:end-glue-point="3">
            <text:p text:style-name="P34"/>
          </draw:connector>
          <draw:connector draw:style-name="gr34" draw:text-style-name="P8" draw:layer="layout" draw:type="curve" svg:x1="7.812cm" svg:y1="14.848cm" svg:x2="9.331cm" svg:y2="15.13cm" draw:start-shape="id12" draw:start-glue-point="1" draw:end-shape="id13" draw:end-glue-point="3">
            <text:p text:style-name="P34"/>
          </draw:connector>
          <draw:connector draw:style-name="gr35" draw:text-style-name="P8" draw:layer="layout" draw:type="curve" svg:x1="12.792cm" svg:y1="15.13cm" svg:x2="4.727cm" svg:y2="9.715cm" draw:start-shape="id13" draw:start-glue-point="1" draw:end-shape="id10" draw:end-glue-point="3">
            <text:p text:style-name="P34"/>
          </draw:connector>
        </draw:g>
        <draw:custom-shape draw:style-name="gr4" draw:text-style-name="P2" draw:layer="layout" svg:width="6.987cm" svg:height="1.023cm" svg:x="6.538cm" svg:y="7.651cm">
          <text:p text:style-name="P16"><text:span text:style-name="T41">The XP Cycle (In brief )</text:span></text:p>
          <draw:enhanced-geometry svg:viewBox="0 0 21600 21600" draw:type="mso-spt202" draw:enhanced-path="M 0 0 L 21600 0 21600 21600 0 21600 0 0 Z N"/>
        </draw:custom-shape>
        <presentation:notes draw:style-name="dp5">
          <draw:page-thumbnail draw:style-name="gr3" draw:layer="layout" svg:width="13.238cm" svg:height="9.962cm" svg:x="3.537cm" svg:y="2.019cm" draw:page-number="14" presentation:class="page"/>
          <draw:frame presentation:style-name="pr9" draw:layer="layout" svg:width="13.776cm" svg:height="11.886cm" svg:x="3.197cm" svg:y="13.481cm" presentation:class="notes" presentation:placeholder="true">
            <draw:text-box/>
          </draw:frame>
        </presentation:notes>
      </draw:page>
      <draw:page draw:name="XP Development model" draw:style-name="dp4" draw:master-page-name="Default" presentation:presentation-page-layout-name="AL2T1" presentation:use-footer-name="ftr1" presentation:use-date-time-name="dtd1">
        <draw:frame presentation:style-name="pr4" draw:text-style-name="P2" draw:layer="layout" svg:width="20.324cm" svg:height="2.832cm" svg:x="1.129cm" svg:y="0.678cm" presentation:class="title" presentation:user-transformed="true">
          <draw:text-box>
            <text:p text:style-name="P4"><text:span text:style-name="T42">XP Development model</text:span></text:p>
          </draw:text-box>
        </draw:frame>
        <draw:frame presentation:style-name="pr10" draw:text-style-name="P2" draw:layer="layout" svg:width="20.324cm" svg:height="11.9cm" svg:x="1.129cm" svg:y="3.964cm" presentation:class="outline" presentation:user-transformed="true">
          <draw:text-box>
            <text:list text:style-name="L7">
              <text:list-item>
                <text:p text:style-name="P21"><text:span text:style-name="T19">Pros </text:span></text:p>
              </text:list-item>
            </text:list>
            <text:list text:style-name="L7">
              <text:list-item>
                <text:list>
                  <text:list-item>
                    <text:list>
                      <text:list-item>
                        <text:p text:style-name="P22"><text:span text:style-name="T20"><text:s/></text:span><text:span text:style-name="T20">Very fast</text:span></text:p>
                      </text:list-item>
                    </text:list>
                  </text:list-item>
                </text:list>
              </text:list-item>
            </text:list>
            <text:list text:style-name="L7">
              <text:list-item>
                <text:list>
                  <text:list-item>
                    <text:list>
                      <text:list-item>
                        <text:p text:style-name="P22"><text:span text:style-name="T20"><text:s/></text:span><text:span text:style-name="T20">Low cost</text:span></text:p>
                      </text:list-item>
                    </text:list>
                  </text:list-item>
                </text:list>
              </text:list-item>
            </text:list>
            <text:list text:style-name="L7">
              <text:list-item>
                <text:list>
                  <text:list-item>
                    <text:list>
                      <text:list-item>
                        <text:p text:style-name="P22"><text:span text:style-name="T20"><text:s/></text:span><text:span text:style-name="T20">Results in lightweight, disposable solutions</text:span></text:p>
                      </text:list-item>
                    </text:list>
                  </text:list-item>
                </text:list>
              </text:list-item>
            </text:list>
            <text:list text:style-name="L7">
              <text:list-item>
                <text:list>
                  <text:list-item>
                    <text:list>
                      <text:list-item>
                        <text:p text:style-name="P22"><text:span text:style-name="T20"><text:s/></text:span><text:span text:style-name="T20">No need for masses of documentation since the two programmers are in constant verbal communication anyway</text:span></text:p>
                      </text:list-item>
                    </text:list>
                  </text:list-item>
                </text:list>
              </text:list-item>
            </text:list>
            <text:list text:style-name="L7">
              <text:list-item>
                <text:p text:style-name="P21"><text:span text:style-name="T19">Cons </text:span></text:p>
              </text:list-item>
            </text:list>
            <text:list text:style-name="L7">
              <text:list-item>
                <text:list>
                  <text:list-item>
                    <text:list>
                      <text:list-item>
                        <text:p text:style-name="P22"><text:span text:style-name="T20">Not suitable for developing large Scale systems.</text:span></text:p>
                      </text:list-item>
                    </text:list>
                  </text:list-item>
                </text:list>
              </text:list-item>
            </text:list>
            <text:list text:style-name="L7">
              <text:list-item>
                <text:list>
                  <text:list-item>
                    <text:list>
                      <text:list-item>
                        <text:p text:style-name="P22"><text:span text:style-name="T20"><text:s/></text:span><text:span text:style-name="T20">Potential for bugs down the line if the initial test has not been properly designed</text:span></text:p>
                      </text:list-item>
                    </text:list>
                  </text:list-item>
                </text:list>
              </text:list-item>
            </text:list>
            <text:list text:style-name="L7">
              <text:list-item>
                <text:list>
                  <text:list-item>
                    <text:list>
                      <text:list-item>
                        <text:p text:style-name="P23"><text:span text:style-name="T20"/></text:p>
                      </text:list-item>
                    </text:list>
                  </text:list-item>
                </text:list>
              </text:list-item>
            </text:list>
          </draw:text-box>
        </draw:frame>
        <presentation:notes draw:style-name="dp5">
          <draw:page-thumbnail draw:style-name="gr3" draw:layer="layout" svg:width="13.238cm" svg:height="9.962cm" svg:x="3.537cm" svg:y="2.019cm" draw:page-number="15" presentation:class="page"/>
          <draw:frame presentation:style-name="pr9" draw:layer="layout" svg:width="13.776cm" svg:height="11.886cm" svg:x="3.197cm" svg:y="13.481cm" presentation:class="notes" presentation:placeholder="true">
            <draw:text-box/>
          </draw:frame>
        </presentation:notes>
      </draw:page>
      <draw:page draw:name="RUP The process in one page" draw:style-name="dp7" draw:master-page-name="Default" presentation:presentation-page-layout-name="AL4T19" presentation:use-footer-name="ftr1" presentation:use-date-time-name="dtd1">
        <draw:frame presentation:style-name="pr26" draw:text-style-name="P2" draw:layer="layout" svg:width="20.324cm" svg:height="1.709cm" svg:x="1.129cm" svg:y="0.464cm" presentation:class="title" presentation:user-transformed="true">
          <draw:text-box>
            <text:p text:style-name="P4"><text:span text:style-name="T5">RUP</text:span><text:span text:style-name="T42"> </text:span><text:span text:style-name="T43">The process</text:span><text:span text:style-name="T42"> </text:span><text:span text:style-name="T5">in one page</text:span></text:p>
          </draw:text-box>
        </draw:frame>
        <draw:g>
          <draw:custom-shape draw:style-name="gr36" draw:text-style-name="P2" draw:layer="layout" svg:width="6.469cm" svg:height="0.686cm" svg:x="3.162cm" svg:y="2.853cm">
            <text:p text:style-name="P40"><text:span text:style-name="T44">Core Workflows</text:span></text:p>
            <draw:enhanced-geometry svg:viewBox="0 0 21600 21600" draw:type="rectangle" draw:enhanced-path="M 0 0 L 21600 0 21600 21600 0 21600 0 0 Z N"/>
          </draw:custom-shape>
          <draw:custom-shape draw:style-name="gr36" draw:text-style-name="P2" draw:layer="layout" svg:width="6.716cm" svg:height="0.649cm" svg:x="2.787cm" svg:y="9.221cm">
            <text:p text:style-name="P41"><text:span text:style-name="T45">Supporting Workflows</text:span></text:p>
            <draw:enhanced-geometry svg:viewBox="0 0 21600 21600" draw:type="rectangle" draw:enhanced-path="M 0 0 L 21600 0 21600 21600 0 21600 0 0 Z N"/>
          </draw:custom-shape>
          <draw:custom-shape draw:style-name="gr37" draw:text-style-name="P2" draw:layer="layout" svg:width="8.255cm" svg:height="2.209cm" svg:x="1.389cm" svg:y="10.16cm">
            <text:p text:style-name="P34"/>
            <draw:enhanced-geometry svg:viewBox="0 0 21600 21600" draw:type="rectangle" draw:enhanced-path="M 0 0 L 21600 0 21600 21600 0 21600 0 0 Z N"/>
          </draw:custom-shape>
          <draw:custom-shape draw:style-name="gr38" draw:text-style-name="P2" draw:layer="layout" svg:width="8.22cm" svg:height="5.349cm" svg:x="1.42cm" svg:y="3.757cm">
            <text:p text:style-name="P34"/>
            <draw:enhanced-geometry svg:viewBox="0 0 21600 21600" draw:type="rectangle" draw:enhanced-path="M 0 0 L 21600 0 21600 21600 0 21600 0 0 Z N"/>
          </draw:custom-shape>
          <draw:custom-shape draw:style-name="gr39" draw:text-style-name="P2" draw:layer="layout" svg:width="6.208cm" svg:height="0.686cm" svg:x="3.259cm" svg:y="10.967cm">
            <text:p text:style-name="P40"><text:span text:style-name="T46">Project Management</text:span></text:p>
            <draw:enhanced-geometry svg:viewBox="0 0 21600 21600" draw:type="rectangle" draw:enhanced-path="M 0 0 L 21600 0 21600 21600 0 21600 0 0 Z N"/>
          </draw:custom-shape>
          <draw:custom-shape draw:style-name="gr39" draw:text-style-name="P2" draw:layer="layout" svg:width="3.871cm" svg:height="0.686cm" svg:x="5.472cm" svg:y="11.765cm">
            <text:p text:style-name="P40"><text:span text:style-name="T46">Environment</text:span></text:p>
            <draw:enhanced-geometry svg:viewBox="0 0 21600 21600" draw:type="rectangle" draw:enhanced-path="M 0 0 L 21600 0 21600 21600 0 21600 0 0 Z N"/>
          </draw:custom-shape>
          <draw:custom-shape draw:style-name="gr40" draw:text-style-name="P2" draw:layer="layout" svg:width="6.403cm" svg:height="0.686cm" svg:x="2.769cm" svg:y="4.022cm">
            <text:p text:style-name="P42"><text:span text:style-name="T46">Business Modeling</text:span></text:p>
            <draw:enhanced-geometry svg:viewBox="0 0 21600 21600" draw:type="rectangle" draw:enhanced-path="M 0 0 L 21600 0 21600 21600 0 21600 0 0 Z N"/>
          </draw:custom-shape>
          <draw:custom-shape draw:style-name="gr41" draw:text-style-name="P2" draw:layer="layout" svg:width="4.697cm" svg:height="0.686cm" svg:x="4.475cm" svg:y="6.765cm">
            <text:p text:style-name="P42"><text:span text:style-name="T46">Implementation</text:span></text:p>
            <draw:enhanced-geometry svg:viewBox="0 0 21600 21600" draw:type="rectangle" draw:enhanced-path="M 0 0 L 21600 0 21600 21600 0 21600 0 0 Z N"/>
          </draw:custom-shape>
          <draw:custom-shape draw:style-name="gr41" draw:text-style-name="P2" draw:layer="layout" svg:width="5.831cm" svg:height="0.686cm" svg:x="3.262cm" svg:y="7.585cm">
            <text:p text:style-name="P42"><text:span text:style-name="T46">Test &amp; Assessment</text:span></text:p>
            <draw:enhanced-geometry svg:viewBox="0 0 21600 21600" draw:type="rectangle" draw:enhanced-path="M 0 0 L 21600 0 21600 21600 0 21600 0 0 Z N"/>
          </draw:custom-shape>
          <draw:custom-shape draw:style-name="gr41" draw:text-style-name="P2" draw:layer="layout" svg:width="5.518cm" svg:height="0.686cm" svg:x="3.654cm" svg:y="5.799cm">
            <text:p text:style-name="P42"><text:span text:style-name="T46">Analysis &amp; Design</text:span></text:p>
            <draw:enhanced-geometry svg:viewBox="0 0 21600 21600" draw:type="rectangle" draw:enhanced-path="M 0 0 L 21600 0 21600 21600 0 21600 0 0 Z N"/>
          </draw:custom-shape>
          <draw:custom-shape draw:style-name="gr41" draw:text-style-name="P2" draw:layer="layout" svg:width="3.63cm" svg:height="0.686cm" svg:x="5.542cm" svg:y="8.414cm">
            <text:p text:style-name="P42"><text:span text:style-name="T46">Deployment</text:span></text:p>
            <draw:enhanced-geometry svg:viewBox="0 0 21600 21600" draw:type="rectangle" draw:enhanced-path="M 0 0 L 21600 0 21600 21600 0 21600 0 0 Z N"/>
          </draw:custom-shape>
          <draw:custom-shape draw:style-name="gr42" draw:text-style-name="P2" draw:layer="layout" svg:width="12.603cm" svg:height="0.437cm" svg:x="9.697cm" svg:y="10.27cm">
            <text:p text:style-name="P34"/>
            <draw:enhanced-geometry svg:viewBox="0 0 3080 140" draw:type="non-primitive" draw:enhanced-path="M 0 140  L 64 123  L 808 90  L 1171 42  L 1508 20  L 1578 9  L 2147 0  L 2789 86  L 3080 140  L 0 140  Z N"/>
          </draw:custom-shape>
          <draw:custom-shape draw:style-name="gr39" draw:text-style-name="P2" draw:layer="layout" svg:width="8.194cm" svg:height="0.686cm" svg:x="1.583cm" svg:y="10.244cm">
            <text:p text:style-name="P40"><text:span text:style-name="T46">Configure. &amp; Change Mgmt</text:span></text:p>
            <draw:enhanced-geometry svg:viewBox="0 0 21600 21600" draw:type="rectangle" draw:enhanced-path="M 0 0 L 21600 0 21600 21600 0 21600 0 0 Z N"/>
          </draw:custom-shape>
          <draw:custom-shape draw:style-name="gr40" draw:text-style-name="P2" draw:layer="layout" svg:width="5.146cm" svg:height="0.686cm" svg:x="4.026cm" svg:y="4.926cm">
            <text:p text:style-name="P42"><text:span text:style-name="T46">Requirements</text:span></text:p>
            <draw:enhanced-geometry svg:viewBox="0 0 21600 21600" draw:type="rectangle" draw:enhanced-path="M 0 0 L 21600 0 21600 21600 0 21600 0 0 Z N"/>
          </draw:custom-shape>
          <draw:custom-shape draw:style-name="gr43" draw:text-style-name="P2" draw:layer="layout" svg:width="12.921cm" svg:height="9.803cm" svg:x="9.644cm" svg:y="2.897cm">
            <text:p text:style-name="P34"/>
            <draw:enhanced-geometry svg:viewBox="0 0 21600 21600" draw:type="rectangle" draw:enhanced-path="M 0 0 L 21600 0 21600 21600 0 21600 0 0 Z N"/>
          </draw:custom-shape>
          <draw:line draw:style-name="gr44" draw:text-style-name="P8" draw:layer="layout" svg:x1="13.572cm" svg:y1="12.268cm" svg:x2="13.559cm" svg:y2="3.682cm">
            <text:p text:style-name="P34"/>
          </draw:line>
          <draw:line draw:style-name="gr44" draw:text-style-name="P8" draw:layer="layout" svg:x1="16.51cm" svg:y1="12.271cm" svg:x2="16.51cm" svg:y2="3.686cm">
            <text:p text:style-name="P34"/>
          </draw:line>
          <draw:line draw:style-name="gr44" draw:text-style-name="P8" draw:layer="layout" svg:x1="17.934cm" svg:y1="12.179cm" svg:x2="17.93cm" svg:y2="3.672cm">
            <text:p text:style-name="P34"/>
          </draw:line>
          <draw:line draw:style-name="gr44" draw:text-style-name="P8" draw:layer="layout" svg:x1="20.862cm" svg:y1="12.245cm" svg:x2="20.862cm" svg:y2="3.686cm">
            <text:p text:style-name="P34"/>
          </draw:line>
          <draw:custom-shape draw:style-name="gr45" draw:text-style-name="P2" draw:layer="layout" svg:width="12.942cm" svg:height="0.886cm" svg:x="9.64cm" svg:y="12.33cm">
            <text:p text:style-name="P34"/>
            <draw:enhanced-geometry svg:viewBox="0 0 21600 21600" draw:type="rectangle" draw:enhanced-path="M 0 0 L 21600 0 21600 21600 0 21600 0 0 Z N"/>
          </draw:custom-shape>
          <draw:line draw:style-name="gr46" draw:text-style-name="P8" draw:layer="layout" svg:x1="12.223cm" svg:y1="12.299cm" svg:x2="12.214cm" svg:y2="3.669cm">
            <text:p text:style-name="P34"/>
          </draw:line>
          <draw:line draw:style-name="gr46" draw:text-style-name="P8" draw:layer="layout" svg:x1="15.015cm" svg:y1="12.299cm" svg:x2="15.015cm" svg:y2="3.669cm">
            <text:p text:style-name="P34"/>
          </draw:line>
          <draw:line draw:style-name="gr46" draw:text-style-name="P8" draw:layer="layout" svg:x1="19.235cm" svg:y1="12.268cm" svg:x2="19.235cm" svg:y2="3.682cm">
            <text:p text:style-name="P34"/>
          </draw:line>
          <draw:custom-shape draw:style-name="gr17" draw:text-style-name="P2" draw:layer="layout" svg:width="2.051cm" svg:height="0.837cm" svg:x="9.948cm" svg:y="12.378cm">
            <text:p text:style-name="P43"><text:span text:style-name="T47">Preliminary </text:span><text:span text:style-name="T47"><text:line-break/></text:span><text:span text:style-name="T47">Iteration(s)</text:span></text:p>
            <draw:enhanced-geometry svg:viewBox="0 0 21600 21600" draw:type="rectangle" draw:enhanced-path="M 0 0 L 21600 0 21600 21600 0 21600 0 0 Z N"/>
          </draw:custom-shape>
          <draw:custom-shape draw:style-name="gr17" draw:text-style-name="P2" draw:layer="layout" svg:width="0.789cm" svg:height="0.837cm" svg:x="12.561cm" svg:y="12.378cm">
            <text:p text:style-name="P43"><text:span text:style-name="T47"><text:s/></text:span><text:span text:style-name="T47">Iter.</text:span><text:span text:style-name="T47"><text:line-break/></text:span><text:span text:style-name="T47">#1</text:span></text:p>
            <draw:enhanced-geometry svg:viewBox="0 0 21600 21600" draw:type="rectangle" draw:enhanced-path="M 0 0 L 21600 0 21600 21600 0 21600 0 0 Z N"/>
          </draw:custom-shape>
          <draw:custom-shape draw:style-name="gr47" draw:text-style-name="P2" draw:layer="layout" svg:width="12.55cm" svg:height="0.265cm" svg:x="9.776cm" svg:y="11.143cm">
            <text:p text:style-name="P34"/>
            <draw:enhanced-geometry svg:viewBox="0 0 3169 79" draw:type="non-primitive" draw:enhanced-path="M 0 79  L 356 5  L 538 20  L 620 72  L 666 61  L 715 54  L 764 46  L 810 38  L 859 31  L 907 23  L 954 15  L 1002 5  L 1028 5  L 1053 5  L 1079 2  L 1105 0  L 1130 0  L 1156 0  L 1182 2  L 1207 5  L 1218 10  L 1225 13  L 1233 20  L 1238 25  L 1243 33  L 1248 38  L 1253 46  L 1261 51  L 1300 79  L 1471 46  L 1564 38  L 1687 79  L 1807 51  L 1894 33  L 1964 43  L 2053 74  L 2074 69  L 2092 61  L 2112 54  L 2128 49  L 2146 41  L 2161 36  L 2179 31  L 2194 25  L 2210 23  L 2223 20  L 2233 18  L 2243 18  L 2253 18  L 2261 18  L 2269 18  L 2276 20  L 2284 20  L 2294 23  L 2302 25  L 2310 31  L 2320 33  L 2328 38  L 2333 41  L 2340 46  L 2392 77  L 2805 25  L 2830 25  L 2856 23  L 2881 20  L 2907 20  L 2933 18  L 2956 18  L 2976 18  L 2997 20  L 3012 20  L 3025 25  L 3035 28  L 3046 33  L 3056 38  L 3063 43  L 3071 49  L 3081 51  L 3169 79  L 2840 77  L 1546 79  L 0 79  Z N"/>
          </draw:custom-shape>
          <draw:custom-shape draw:style-name="gr48" draw:text-style-name="P2" draw:layer="layout" svg:width="12.413cm" svg:height="0.261cm" svg:x="9.838cm" svg:y="11.919cm">
            <text:p text:style-name="P34"/>
            <draw:enhanced-geometry svg:viewBox="0 0 3136 79" draw:type="non-primitive" draw:enhanced-path="M 0 77  L 151 15  L 162 13  L 172 10  L 185 10  L 195 7  L 208 5  L 218 2  L 228 2  L 239 0  L 249 0  L 257 2  L 267 2  L 275 5  L 282 7  L 292 10  L 300 10  L 310 10  L 321 10  L 328 13  L 341 15  L 351 18  L 362 20  L 372 23  L 382 25  L 392 25  L 403 28  L 413 28  L 421 31  L 431 33  L 441 36  L 451 38  L 462 38  L 474 41  L 587 56  L 605 56  L 615 56  L 621 56  L 623 56  L 623 56  L 623 56  L 623 56  L 631 56  L 639 56  L 649 56  L 659 56  L 669 56  L 680 56  L 690 56  L 700 59  L 708 59  L 718 59  L 726 61  L 733 61  L 741 61  L 749 61  L 756 61  L 764 61  L 772 61  L 774 64  L 780 64  L 785 66  L 790 66  L 795 66  L 803 66  L 810 66  L 821 66  L 833 66  L 846 66  L 862 66  L 874 64  L 890 64  L 903 66  L 913 66  L 923 66  L 931 66  L 936 66  L 941 66  L 946 66  L 951 66  L 959 66  L 967 66  L 974 69  L 987 69  L 1000 72  L 1010 72  L 1023 72  L 1033 72  L 1046 72  L 1056 72  L 1067 72  L 1085 72  L 1097 72  L 1108 72  L 1118 72  L 1123 72  L 1131 72  L 1138 72  L 1149 72  L 1162 72  L 1172 72  L 1185 72  L 1197 72  L 1210 72  L 1221 72  L 1228 72  L 1236 72  L 1238 74  L 1241 74  L 1244 77  L 1246 77  L 1249 79  L 1251 79  L 1256 79  L 1264 77  L 1274 74  L 1285 74  L 1297 74  L 1310 74  L 1326 77  L 1338 77  L 1354 77  L 1364 74  L 1374 74  L 1385 72  L 1390 72  L 1397 72  L 1405 72  L 1413 74  L 1426 74  L 1438 77  L 1459 77  L 1487 79  L 1520 79  L 1556 79  L 1592 79  L 1626 77  L 1654 77  L 1674 74  L 1687 74  L 1695 74  L 1697 74  L 1700 74  L 1700 77  L 1700 77  L 1705 77  L 1713 77  L 1720 74  L 1726 74  L 1731 74  L 1736 74  L 1738 74  L 1746 74  L 1754 74  L 1764 74  L 1777 74  L 1790 77  L 1805 77  L 1820 77  L 1836 74  L 1851 74  L 1867 77  L 1882 77  L 1895 77  L 1908 77  L 1918 77  L 1931 77  L 1941 77  L 1954 77  L 1967 77  L 1979 77  L 1995 77  L 2010 77  L 2026 77  L 2043 77  L 2059 77  L 2074 77  L 2090 77  L 2102 74  L 2115 74  L 2126 74  L 2136 74  L 2146 74  L 2156 74  L 2164 77  L 2174 77  L 2184 77  L 2195 77  L 2205 77  L 2215 77  L 2225 77  L 2236 77  L 2246 77  L 2254 77  L 2264 77  L 2267 77  L 2267 77  L 2261 77  L 2259 77  L 2259 77  L 2264 74  L 2277 74  L 2300 74  L 2341 74  L 2392 77  L 2454 77  L 2520 77  L 2587 77  L 2654 77  L 2713 77  L 2759 77  L 2797 77  L 2831 77  L 2859 77  L 2884 77  L 2907 77  L 2925 77  L 2943 77  L 2964 77  L 2982 77  L 3002 79  L 3018 79  L 3033 79  L 3046 79  L 3056 79  L 3064 77  L 3066 74  L 3072 74  L 3077 74  L 3079 74  L 3084 77  L 3089 77  L 3092 77  L 3097 77  L 3102 74  L 3107 74  L 3113 74  L 3120 74  L 3128 74  L 3133 77  L 3136 77  L 3136 77  L 3130 77  L 3020 77  L 3007 77  L 2995 77  L 2979 77  L 2964 77  L 2946 77  L 2928 77  L 2907 77  L 2884 77  L 2869 77  L 2854 77  L 2838 77  L 2823 77  L 2805 77  L 2787 77  L 2766 77  L 2748 77  L 2692 77  L 2631 77  L 2559 77  L 2482 77  L 2400 77  L 2315 77  L 2225 77  L 2136 77  L 2028 77  L 1920 77  L 1818 77  L 1718 77  L 1623 77  L 1538 77  L 1462 77  L 1397 77  L 1305 77  L 1246 77  L 1208 77  L 1180 77  L 1156 77  L 1126 77  L 1077 77  L 1005 77  L 992 77  L 982 77  L 969 77  L 956 77  L 941 77  L 928 77  L 913 77  L 900 77  L 454 77  L 0 77  Z N"/>
          </draw:custom-shape>
          <draw:custom-shape draw:style-name="gr47" draw:text-style-name="P2" draw:layer="layout" svg:width="12.413cm" svg:height="0.261cm" svg:x="9.838cm" svg:y="11.919cm">
            <text:p text:style-name="P34"/>
            <draw:enhanced-geometry svg:viewBox="0 0 3136 79" draw:type="non-primitive" draw:enhanced-path="M 0 77  L 151 15  L 162 13  L 172 10  L 185 10  L 195 7  L 208 5  L 218 2  L 228 2  L 239 0  L 249 0  L 257 2  L 267 2  L 275 5  L 282 7  L 292 10  L 300 10  L 310 10  L 321 10  L 328 13  L 341 15  L 351 18  L 362 20  L 372 23  L 382 25  L 392 25  L 403 28  L 413 28  L 421 31  L 431 33  L 441 36  L 451 38  L 462 38  L 474 41  L 587 56  L 605 56  L 615 56  L 621 56  L 623 56  L 631 56  L 639 56  L 649 56  L 659 56  L 669 56  L 680 56  L 690 56  L 700 59  L 708 59  L 718 59  L 726 61  L 733 61  L 741 61  L 749 61  L 756 61  L 764 61  L 772 61  L 774 64  L 780 64  L 785 66  L 790 66  L 795 66  L 803 66  L 810 66  L 821 66  L 833 66  L 846 66  L 862 66  L 874 64  L 890 64  L 903 66  L 913 66  L 923 66  L 931 66  L 936 66  L 941 66  L 946 66  L 951 66  L 959 66  L 967 66  L 974 69  L 987 69  L 1000 72  L 1010 72  L 1023 72  L 1033 72  L 1046 72  L 1056 72  L 1067 72  L 1085 72  L 1097 72  L 1108 72  L 1118 72  L 1123 72  L 1131 72  L 1138 72  L 1149 72  L 1162 72  L 1172 72  L 1185 72  L 1197 72  L 1210 72  L 1221 72  L 1228 72  L 1236 72  L 1238 74  L 1241 74  L 1244 77  L 1246 77  L 1249 79  L 1251 79  L 1256 79  L 1264 77  L 1274 74  L 1285 74  L 1297 74  L 1310 74  L 1326 77  L 1338 77  L 1354 77  L 1364 74  L 1374 74  L 1385 72  L 1390 72  L 1397 72  L 1405 72  L 1413 74  L 1426 74  L 1438 77  L 1459 77  L 1487 79  L 1520 79  L 1556 79  L 1592 79  L 1626 77  L 1654 77  L 1674 74  L 1687 74  L 1695 74  L 1697 74  L 1700 74  L 1700 77  L 1705 77  L 1713 77  L 1720 74  L 1726 74  L 1731 74  L 1736 74  L 1738 74  L 1746 74  L 1754 74  L 1764 74  L 1777 74  L 1790 77  L 1805 77  L 1820 77  L 1836 74  L 1851 74  L 1867 77  L 1882 77  L 1895 77  L 1908 77  L 1918 77  L 1931 77  L 1941 77  L 1954 77  L 1967 77  L 1979 77  L 1995 77  L 2010 77  L 2026 77  L 2043 77  L 2059 77  L 2074 77  L 2090 77  L 2102 74  L 2115 74  L 2126 74  L 2136 74  L 2146 74  L 2156 74  L 2164 77  L 2174 77  L 2184 77  L 2195 77  L 2205 77  L 2215 77  L 2225 77  L 2236 77  L 2246 77  L 2254 77  L 2264 77  L 2267 77  L 2261 77  L 2259 77  L 2264 74  L 2277 74  L 2300 74  L 2341 74  L 2392 77  L 2454 77  L 2520 77  L 2587 77  L 2654 77  L 2713 77  L 2759 77  L 2797 77  L 2831 77  L 2859 77  L 2884 77  L 2907 77  L 2925 77  L 2943 77  L 2964 77  L 2982 77  L 3002 79  L 3018 79  L 3033 79  L 3046 79  L 3056 79  L 3064 77  L 3066 74  L 3072 74  L 3077 74  L 3079 74  L 3084 77  L 3089 77  L 3092 77  L 3097 77  L 3102 74  L 3107 74  L 3113 74  L 3120 74  L 3128 74  L 3133 77  L 3136 77  L 3130 77  L 3020 77  L 3007 77  L 2995 77  L 2979 77  L 2964 77  L 2946 77  L 2928 77  L 2907 77  L 2884 77  L 2869 77  L 2854 77  L 2838 77  L 2823 77  L 2805 77  L 2787 77  L 2766 77  L 2748 77  L 2692 77  L 2631 77  L 2559 77  L 2482 77  L 2400 77  L 2315 77  L 2225 77  L 2136 77  L 2028 77  L 1920 77  L 1818 77  L 1718 77  L 1623 77  L 1538 77  L 1462 77  L 1397 77  L 1305 77  L 1246 77  L 1208 77  L 1180 77  L 1156 77  L 1126 77  L 1077 77  L 1005 77  L 992 77  L 982 77  L 969 77  L 956 77  L 941 77  L 928 77  L 913 77  L 900 77  L 454 77  L 0 77  N"/>
          </draw:custom-shape>
          <draw:custom-shape draw:style-name="gr49" draw:text-style-name="P2" draw:layer="layout" svg:width="12.44cm" svg:height="0.635cm" svg:x="9.847cm" svg:y="4.621cm">
            <text:p text:style-name="P34"/>
            <draw:enhanced-geometry svg:viewBox="0 0 2821 144" draw:type="non-primitive" draw:enhanced-path="M 0 144  L 431 16  L 511 8  L 583 0  L 631 8  L 687 16  L 687 8  L 709 45  L 748 43  L 783 56  L 815 64  L 863 88  L 983 104  L 1160 84  L 1238 101  L 1332 110  L 1389 116  L 1863 80  L 2063 88  L 2404 121  L 2821 144  L 0 144  Z N"/>
          </draw:custom-shape>
          <draw:custom-shape draw:style-name="gr49" draw:text-style-name="P2" draw:layer="layout" svg:width="12.1cm" svg:height="0.649cm" svg:x="10.235cm" svg:y="5.503cm">
            <text:p text:style-name="P34"/>
            <draw:enhanced-geometry svg:viewBox="0 0 2744 147" draw:type="non-primitive" draw:enhanced-path="M 0 147  L 335 112  L 439 96  L 539 53  L 645 32  L 903 0  L 1101 42  L 1121 45  L 1139 47  L 1158 51  L 1179 53  L 1197 57  L 1216 60  L 1234 64  L 1253 69  L 1431 8  L 1631 72  L 2023 96  L 2594 139  L 2744 147  L 0 147  N"/>
          </draw:custom-shape>
          <draw:custom-shape draw:style-name="gr49" draw:text-style-name="P2" draw:layer="layout" svg:width="12.188cm" svg:height="0.578cm" svg:x="10.138cm" svg:y="6.535cm">
            <text:p text:style-name="P34"/>
            <draw:enhanced-geometry svg:viewBox="0 0 2764 131" draw:type="non-primitive" draw:enhanced-path="M 0 131  L 368 124  L 663 106  L 938 62  L 1202 12  L 1333 0  L 1831 0  L 1854 3  L 1872 4  L 1893 6  L 1914 9  L 1935 12  L 1957 17  L 1978 24  L 2004 35  L 2018 42  L 2034 51  L 2047 58  L 2063 66  L 2078 73  L 2094 80  L 2107 87  L 2124 93  L 2137 97  L 2149 100  L 2162 104  L 2177 106  L 2190 109  L 2204 111  L 2215 112  L 2230 114  L 2247 114  L 2259 115  L 2266 115  L 2271 115  L 2278 115  L 2289 115  L 2305 115  L 2331 115  L 2349 112  L 2358 110  L 2365 106  L 2370 100  L 2374 96  L 2377 92  L 2384 87  L 2393 86  L 2402 87  L 2409 90  L 2411 94  L 2414 99  L 2415 102  L 2415 107  L 2421 110  L 2427 114  L 2446 115  L 2509 102  L 2524 121  L 2574 122  L 2627 125  L 2679 127  L 2724 128  L 2764 131  L 2328 131  L 2062 131  L 1524 131  L 938 131  L 295 131  L 0 131  Z N"/>
          </draw:custom-shape>
          <draw:custom-shape draw:style-name="gr49" draw:text-style-name="P2" draw:layer="layout" svg:width="12.065cm" svg:height="0.392cm" svg:x="10.261cm" svg:y="7.497cm">
            <text:p text:style-name="P34"/>
            <draw:enhanced-geometry svg:viewBox="0 0 3046 118" draw:type="non-primitive" draw:enhanced-path="M 0 118  L 490 118  L 625 92  L 725 87  L 818 118  L 905 100  L 989 87  L 1074 87  L 1148 118  L 1187 118  L 1261 87  L 1366 66  L 1469 79  L 1564 118  L 1782 59  L 1866 54  L 1912 87  L 1933 118  L 2079 46  L 2092 41  L 2107 36  L 2120 31  L 2133 25  L 2146 20  L 2161 15  L 2176 10  L 2192 7  L 2205 5  L 2217 2  L 2230 0  L 2241 0  L 2253 0  L 2266 0  L 2279 2  L 2292 5  L 2441 54  L 2458 59  L 2474 64  L 2492 69  L 2507 74  L 2523 79  L 2543 82  L 2564 87  L 2589 89  L 2797 92  L 2902 100  L 3046 118  L 0 118  Z N"/>
          </draw:custom-shape>
          <draw:custom-shape draw:style-name="gr39" draw:text-style-name="P2" draw:layer="layout" svg:width="2.593cm" svg:height="0.801cm" svg:x="14.795cm" svg:y="2.073cm">
            <text:p text:style-name="P44"><text:span text:style-name="T48">Phases</text:span></text:p>
            <draw:enhanced-geometry svg:viewBox="0 0 21600 21600" draw:type="rectangle" draw:enhanced-path="M 0 0 L 21600 0 21600 21600 0 21600 0 0 Z N"/>
          </draw:custom-shape>
          <draw:custom-shape draw:style-name="gr39" draw:text-style-name="P2" draw:layer="layout" svg:width="3.334cm" svg:height="0.801cm" svg:x="14.631cm" svg:y="13.432cm">
            <text:p text:style-name="P44"><text:span text:style-name="T48">Iterations</text:span></text:p>
            <draw:enhanced-geometry svg:viewBox="0 0 21600 21600" draw:type="rectangle" draw:enhanced-path="M 0 0 L 21600 0 21600 21600 0 21600 0 0 Z N"/>
          </draw:custom-shape>
          <draw:custom-shape draw:style-name="gr50" draw:text-style-name="P2" draw:layer="layout" svg:width="0.084cm" svg:height="0.635cm" svg:x="12.175cm" svg:y="12.352cm">
            <text:p text:style-name="P34"/>
            <draw:enhanced-geometry svg:viewBox="0 0 21 192" draw:type="non-primitive" draw:enhanced-path="M 11 192  L 21 192  L 21 0  L 0 0  L 0 192  L 11 192  Z N"/>
          </draw:custom-shape>
          <draw:line draw:style-name="gr51" draw:text-style-name="P8" draw:layer="layout" svg:x1="17.934cm" svg:y1="12.33cm" svg:x2="17.93cm" svg:y2="12.991cm">
            <text:p text:style-name="P34"/>
          </draw:line>
          <draw:line draw:style-name="gr51" draw:text-style-name="P8" draw:layer="layout" svg:x1="16.51cm" svg:y1="12.334cm" svg:x2="16.51cm" svg:y2="12.969cm">
            <text:p text:style-name="P34"/>
          </draw:line>
          <draw:line draw:style-name="gr51" draw:text-style-name="P8" draw:layer="layout" svg:x1="13.56cm" svg:y1="12.334cm" svg:x2="13.56cm" svg:y2="12.973cm">
            <text:p text:style-name="P34"/>
          </draw:line>
          <draw:custom-shape draw:style-name="gr17" draw:text-style-name="P2" draw:layer="layout" svg:width="0.806cm" svg:height="0.914cm" svg:x="13.896cm" svg:y="12.378cm">
            <text:p text:style-name="P43"><text:span text:style-name="T49"><text:s/></text:span><text:span text:style-name="T47">Iter.</text:span><text:span text:style-name="T47"><text:line-break/></text:span><text:span text:style-name="T47">#2</text:span></text:p>
            <draw:enhanced-geometry svg:viewBox="0 0 21600 21600" draw:type="rectangle" draw:enhanced-path="M 0 0 L 21600 0 21600 21600 0 21600 0 0 Z N"/>
          </draw:custom-shape>
          <draw:custom-shape draw:style-name="gr52" draw:text-style-name="P2" draw:layer="layout" svg:width="1.265cm" svg:height="0.837cm" svg:x="15.108cm" svg:y="12.378cm">
            <text:p text:style-name="P43"><text:span text:style-name="T47"><text:s/></text:span><text:span text:style-name="T47">Iter.</text:span><text:span text:style-name="T47"><text:line-break/></text:span><text:span text:style-name="T47">#n</text:span></text:p>
            <draw:enhanced-geometry svg:viewBox="0 0 21600 21600" draw:type="rectangle" draw:enhanced-path="M 0 0 L 21600 0 21600 21600 0 21600 0 0 Z N"/>
          </draw:custom-shape>
          <draw:custom-shape draw:style-name="gr52" draw:text-style-name="P2" draw:layer="layout" svg:width="1.16cm" svg:height="0.837cm" svg:x="16.642cm" svg:y="12.378cm">
            <text:p text:style-name="P43"><text:span text:style-name="T47"><text:s/></text:span><text:span text:style-name="T47">Iter.</text:span><text:span text:style-name="T47"><text:line-break/></text:span><text:span text:style-name="T47">#n+1</text:span></text:p>
            <draw:enhanced-geometry svg:viewBox="0 0 21600 21600" draw:type="rectangle" draw:enhanced-path="M 0 0 L 21600 0 21600 21600 0 21600 0 0 Z N"/>
          </draw:custom-shape>
          <draw:custom-shape draw:style-name="gr52" draw:text-style-name="P2" draw:layer="layout" svg:width="1.107cm" svg:height="0.837cm" svg:x="18.009cm" svg:y="12.378cm">
            <text:p text:style-name="P43"><text:span text:style-name="T47"><text:s/></text:span><text:span text:style-name="T47">Iter.</text:span><text:span text:style-name="T47"><text:line-break/></text:span><text:span text:style-name="T47">#n+2</text:span></text:p>
            <draw:enhanced-geometry svg:viewBox="0 0 21600 21600" draw:type="rectangle" draw:enhanced-path="M 0 0 L 21600 0 21600 21600 0 21600 0 0 Z N"/>
          </draw:custom-shape>
          <draw:custom-shape draw:style-name="gr52" draw:text-style-name="P2" draw:layer="layout" svg:width="1.429cm" svg:height="0.837cm" svg:x="19.416cm" svg:y="12.378cm">
            <text:p text:style-name="P43"><text:span text:style-name="T47"><text:s/></text:span><text:span text:style-name="T47">Iter.</text:span><text:span text:style-name="T47"><text:line-break/></text:span><text:span text:style-name="T47">#m</text:span></text:p>
            <draw:enhanced-geometry svg:viewBox="0 0 21600 21600" draw:type="rectangle" draw:enhanced-path="M 0 0 L 21600 0 21600 21600 0 21600 0 0 Z N"/>
          </draw:custom-shape>
          <draw:custom-shape draw:style-name="gr52" draw:text-style-name="P2" draw:layer="layout" svg:width="1.278cm" svg:height="0.837cm" svg:x="21.026cm" svg:y="12.378cm">
            <text:p text:style-name="P43"><text:span text:style-name="T47"><text:s/></text:span><text:span text:style-name="T47">Iter.</text:span><text:span text:style-name="T47"><text:line-break/></text:span><text:span text:style-name="T47">#m+1</text:span></text:p>
            <draw:enhanced-geometry svg:viewBox="0 0 21600 21600" draw:type="rectangle" draw:enhanced-path="M 0 0 L 21600 0 21600 21600 0 21600 0 0 Z N"/>
          </draw:custom-shape>
          <draw:custom-shape draw:style-name="gr49" draw:text-style-name="P2" draw:layer="layout" svg:width="9.658cm" svg:height="0.468cm" svg:x="12.091cm" svg:y="8.237cm">
            <text:p text:style-name="P34"/>
            <draw:enhanced-geometry svg:viewBox="0 0 2190 106" draw:type="non-primitive" draw:enhanced-path="M 0 106  L 152 104  L 228 106  L 308 106  L 386 104  L 467 104  L 545 102  L 602 106  L 639 106  L 720 104  L 812 106  L 898 104  L 977 106  L 1167 106  L 1247 101  L 1288 96  L 1310 95  L 1447 71  L 1562 68  L 1670 27  L 1979 0  L 2100 17  L 2165 56  L 2190 106  L 0 106  Z N"/>
          </draw:custom-shape>
          <draw:custom-shape draw:style-name="gr53" draw:text-style-name="P2" draw:layer="layout" svg:width="12.409cm" svg:height="0.366cm" svg:x="9.829cm" svg:y="4.048cm">
            <text:p text:style-name="P34"/>
            <draw:enhanced-geometry svg:viewBox="0 0 2814 83" draw:type="non-primitive" draw:enhanced-path="M 0 83  C 24 80 43 72 66 66  C 82 61 103 53 119 47  C 181 30 246 13 309 0  C 473 3 626 5 782 11  C 897 22 919 30 998 33  C 1041 38 1085 40 1126 47  C 1160 54 1206 61 1241 62  C 1290 67 1379 50 1371 50  C 1387 66 1458 70 1458 70  C 1492 67 1531 62 1626 62  C 1767 66 1885 67 2028 70  C 2166 72 2310 75 2461 76 T C 2651 78 2814 83 2796 83 T C 1281 83 0 83 0 83  Z N"/>
          </draw:custom-shape>
          <draw:custom-shape draw:style-name="gr50" draw:text-style-name="P2" draw:layer="layout" svg:width="0.08cm" svg:height="0.635cm" svg:x="14.975cm" svg:y="12.356cm">
            <text:p text:style-name="P34"/>
            <draw:enhanced-geometry svg:viewBox="0 0 21 192" draw:type="non-primitive" draw:enhanced-path="M 11 192  L 21 192  L 21 0  L 0 0  L 0 192  L 11 192  Z N"/>
          </draw:custom-shape>
          <draw:custom-shape draw:style-name="gr50" draw:text-style-name="P2" draw:layer="layout" svg:width="0.084cm" svg:height="0.635cm" svg:x="19.182cm" svg:y="12.356cm">
            <text:p text:style-name="P34"/>
            <draw:enhanced-geometry svg:viewBox="0 0 21 192" draw:type="non-primitive" draw:enhanced-path="M 11 192  L 21 192  L 21 0  L 0 0  L 0 192  L 11 192  Z N"/>
          </draw:custom-shape>
          <draw:custom-shape draw:style-name="gr45" draw:text-style-name="P2" draw:layer="layout" svg:width="4.22cm" svg:height="0.776cm" svg:x="15.011cm" svg:y="2.897cm">
            <text:p text:style-name="P34"/>
            <draw:enhanced-geometry svg:viewBox="0 0 21600 21600" draw:type="rectangle" draw:enhanced-path="M 0 0 L 21600 0 21600 21600 0 21600 0 0 Z N"/>
          </draw:custom-shape>
          <draw:custom-shape draw:style-name="gr45" draw:text-style-name="P2" draw:layer="layout" svg:width="3.347cm" svg:height="0.776cm" svg:x="19.235cm" svg:y="2.893cm">
            <text:p text:style-name="P34"/>
            <draw:enhanced-geometry svg:viewBox="0 0 21600 21600" draw:type="rectangle" draw:enhanced-path="M 0 0 L 21600 0 21600 21600 0 21600 0 0 Z N"/>
          </draw:custom-shape>
          <draw:custom-shape draw:style-name="gr45" draw:text-style-name="P2" draw:layer="layout" svg:width="2.584cm" svg:height="0.776cm" svg:x="9.64cm" svg:y="2.893cm">
            <text:p text:style-name="P34"/>
            <draw:enhanced-geometry svg:viewBox="0 0 21600 21600" draw:type="rectangle" draw:enhanced-path="M 0 0 L 21600 0 21600 21600 0 21600 0 0 Z N"/>
          </draw:custom-shape>
          <draw:custom-shape draw:style-name="gr45" draw:text-style-name="P2" draw:layer="layout" svg:width="2.791cm" svg:height="0.776cm" svg:x="12.224cm" svg:y="2.893cm">
            <text:p text:style-name="P34"/>
            <draw:enhanced-geometry svg:viewBox="0 0 21600 21600" draw:type="rectangle" draw:enhanced-path="M 0 0 L 21600 0 21600 21600 0 21600 0 0 Z N"/>
          </draw:custom-shape>
          <draw:custom-shape draw:style-name="gr15" draw:text-style-name="P2" draw:layer="layout" svg:width="2.306cm" svg:height="0.718cm" svg:x="9.909cm" svg:y="2.955cm">
            <text:p text:style-name="P34"/>
            <draw:enhanced-geometry svg:viewBox="0 0 582 218" draw:type="non-primitive" draw:enhanced-path="M 582 0  L 582 218  L 0 218  N"/>
          </draw:custom-shape>
          <draw:custom-shape draw:style-name="gr15" draw:text-style-name="P2" draw:layer="layout" svg:width="2.628cm" svg:height="0.718cm" svg:x="12.378cm" svg:y="2.955cm">
            <text:p text:style-name="P34"/>
            <draw:enhanced-geometry svg:viewBox="0 0 664 218" draw:type="non-primitive" draw:enhanced-path="M 664 0  L 664 218  L 0 218  N"/>
          </draw:custom-shape>
          <draw:custom-shape draw:style-name="gr15" draw:text-style-name="P2" draw:layer="layout" svg:width="4.066cm" svg:height="0.718cm" svg:x="15.187cm" svg:y="2.955cm">
            <text:p text:style-name="P34"/>
            <draw:enhanced-geometry svg:viewBox="0 0 1028 218" draw:type="non-primitive" draw:enhanced-path="M 1028 0  L 1028 218  L 0 218  N"/>
          </draw:custom-shape>
          <draw:custom-shape draw:style-name="gr15" draw:text-style-name="P2" draw:layer="layout" svg:width="3.012cm" svg:height="0.718cm" svg:x="19.429cm" svg:y="2.955cm">
            <text:p text:style-name="P34"/>
            <draw:enhanced-geometry svg:viewBox="0 0 761 218" draw:type="non-primitive" draw:enhanced-path="M 761 0  L 761 218  L 0 218  N"/>
          </draw:custom-shape>
          <draw:custom-shape draw:style-name="gr54" draw:text-style-name="P2" draw:layer="layout" svg:width="2.724cm" svg:height="0.533cm" svg:x="12.237cm" svg:y="3.038cm">
            <text:p text:style-name="P45"><text:span text:style-name="T50">Elaboration</text:span></text:p>
            <draw:enhanced-geometry svg:viewBox="0 0 21600 21600" draw:type="rectangle" draw:enhanced-path="M 0 0 L 21600 0 21600 21600 0 21600 0 0 Z N"/>
          </draw:custom-shape>
          <draw:custom-shape draw:style-name="gr55" draw:text-style-name="P2" draw:layer="layout" svg:width="3.012cm" svg:height="0.533cm" svg:x="19.429cm" svg:y="3.038cm">
            <text:p text:style-name="P45"><text:span text:style-name="T50">Transition</text:span></text:p>
            <draw:enhanced-geometry svg:viewBox="0 0 21600 21600" draw:type="rectangle" draw:enhanced-path="M 0 0 L 21600 0 21600 21600 0 21600 0 0 Z N"/>
          </draw:custom-shape>
          <draw:custom-shape draw:style-name="gr55" draw:text-style-name="P2" draw:layer="layout" svg:width="2.201cm" svg:height="0.533cm" svg:x="9.838cm" svg:y="3.038cm">
            <text:p text:style-name="P45"><text:span text:style-name="T51">Inception</text:span></text:p>
            <draw:enhanced-geometry svg:viewBox="0 0 21600 21600" draw:type="rectangle" draw:enhanced-path="M 0 0 L 21600 0 21600 21600 0 21600 0 0 Z N"/>
          </draw:custom-shape>
          <draw:custom-shape draw:style-name="gr55" draw:text-style-name="P2" draw:layer="layout" svg:width="3.929cm" svg:height="0.533cm" svg:x="15.187cm" svg:y="3.038cm">
            <text:p text:style-name="P45"><text:span text:style-name="T50">Construction</text:span></text:p>
            <draw:enhanced-geometry svg:viewBox="0 0 21600 21600" draw:type="rectangle" draw:enhanced-path="M 0 0 L 21600 0 21600 21600 0 21600 0 0 Z N"/>
          </draw:custom-shape>
          <draw:line draw:style-name="gr51" draw:text-style-name="P8" draw:layer="layout" svg:x1="20.867cm" svg:y1="12.33cm" svg:x2="20.867cm" svg:y2="12.991cm">
            <text:p text:style-name="P34"/>
          </draw:line>
          <draw:custom-shape draw:style-name="gr56" draw:text-style-name="P2" draw:layer="layout" svg:width="17.259cm" svg:height="0.926cm" svg:x="5.076cm" svg:y="9.878cm">
            <text:p text:style-name="P34"/>
            <draw:enhanced-geometry svg:viewBox="0 0 3531 210" draw:type="non-primitive" draw:enhanced-path="M 3493 192  C 2570 189 0 192 1786 144  C 1835 141 1859 102 1907 96  C 1945 91 2032 76 2067 64  C 2116 47 2144 64 2195 56  C 2252 55 2330 52 2379 48  C 2428 44 2407 36 2491 32  C 2723 0 2797 20 2883 24  C 2954 49 3010 38 3075 24  C 3200 29 3364 48 3478 128  C 3496 157 3513 155 3531 184  C 3526 192 3524 206 3516 208  C 3504 210 3495 199 3485 192  C 3483 191 3490 192 3493 192  Z N"/>
          </draw:custom-shape>
          <draw:line draw:style-name="gr57" draw:text-style-name="P8" draw:layer="layout" svg:x1="9.759cm" svg:y1="14.358cm" svg:x2="22.445cm" svg:y2="14.393cm">
            <text:p text:style-name="P34"/>
          </draw:line>
          <draw:custom-shape draw:style-name="gr58" draw:text-style-name="P2" draw:layer="layout" svg:width="6.356cm" svg:height="1.017cm" svg:x="12.947cm" svg:y="14.565cm">
            <text:p text:style-name="P7"><text:span text:style-name="T52">Time : Dynamic Aspect</text:span></text:p>
            <draw:enhanced-geometry svg:viewBox="0 0 21600 21600" draw:type="mso-spt202" draw:enhanced-path="M 0 0 L 21600 0 21600 21600 0 21600 0 0 Z N"/>
          </draw:custom-shape>
          <draw:line draw:style-name="gr59" draw:text-style-name="P8" draw:layer="layout" svg:x1="1.235cm" svg:y1="3.281cm" svg:x2="1.235cm" svg:y2="14.217cm">
            <text:p text:style-name="P34"/>
          </draw:line>
          <draw:custom-shape draw:style-name="gr1" draw:text-style-name="P2" draw:layer="layout" svg:width="1.032cm" svg:height="11.427cm" svg:x="0cm" svg:y="2.783cm">
            <text:p text:style-name="P7"><text:span text:style-name="T53">Stat</text:span></text:p>
            <text:p text:style-name="P7"><text:span text:style-name="T53">ic</text:span><text:span text:style-name="T54"> Aspect</text:span></text:p>
            <draw:enhanced-geometry svg:viewBox="0 0 21600 21600" draw:type="mso-spt202" draw:enhanced-path="M 0 0 L 21600 0 21600 21600 0 21600 0 0 Z N"/>
          </draw:custom-shape>
        </draw:g>
        <draw:line draw:style-name="gr60" draw:text-style-name="P8" draw:id="id19" draw:layer="layout" svg:x1="7.479cm" svg:y1="15.593cm" svg:x2="11.148cm" svg:y2="3.563cm">
          <text:p text:style-name="P34"/>
        </draw:line>
        <draw:line draw:style-name="gr61" draw:text-style-name="P8" draw:id="id20" draw:layer="layout" svg:x1="7.373cm" svg:y1="15.486cm" svg:x2="13.511cm" svg:y2="3.703cm">
          <text:p text:style-name="P34"/>
        </draw:line>
        <draw:line draw:style-name="gr62" draw:text-style-name="P8" draw:id="id21" draw:layer="layout" svg:x1="7.091cm" svg:y1="15.627cm" svg:x2="16.616cm" svg:y2="3.668cm">
          <text:p text:style-name="P34"/>
        </draw:line>
        <draw:line draw:style-name="gr63" draw:text-style-name="P8" draw:id="id22" draw:layer="layout" svg:x1="7.197cm" svg:y1="15.381cm" svg:x2="20.144cm" svg:y2="3.739cm">
          <text:p text:style-name="P34"/>
        </draw:line>
        <draw:custom-shape draw:style-name="gr64" draw:text-style-name="P2" draw:layer="layout" svg:width="1.27cm" svg:height="1.023cm" svg:x="6.738cm" svg:y="14.781cm">
          <text:p text:style-name="P34"/>
          <draw:enhanced-geometry svg:viewBox="0 0 21600 21600" draw:type="rectangle" draw:enhanced-path="M 0 0 L 21600 0 21600 21600 0 21600 0 0 Z N"/>
        </draw:custom-shape>
        <draw:custom-shape draw:style-name="gr65" draw:text-style-name="P2" draw:id="id18" draw:layer="layout" svg:width="4.727cm" svg:height="1.023cm" svg:x="5.168cm" svg:y="14.742cm">
          <text:p text:style-name="P16"><text:span text:style-name="T55">Our Today focus</text:span></text:p>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omerang">
                  <anim:set smil:begin="0s" smil:dur="0.001s" smil:fill="hold" smil:targetElement="id18" smil:attributeName="visibility" smil:to="visible"/>
                  <anim:animate smil:begin="0s" smil:dur="0.5s" smil:fill="hold" smil:decelerate="0.5" smil:targetElement="id18" smil:attributeName="rotate" smil:values="-90;0" smil:keyTimes="0;1" presentation:additive="base"/>
                  <anim:animate smil:begin="0s" smil:dur="0.5s" smil:fill="hold" smil:decelerate="0.5" smil:targetElement="id18" smil:attributeName="width" smil:values="width;width*.05" smil:keyTimes="0;1" presentation:additive="base"/>
                  <anim:animate smil:begin="0.5s" smil:dur="0.5s" smil:fill="hold" smil:accelerate="0.5" smil:targetElement="id18" smil:attributeName="width" smil:values="width*.05;width" smil:keyTimes="0;1" presentation:additive="base"/>
                  <anim:animate smil:dur="1s" smil:fill="hold" smil:targetElement="id18" smil:attributeName="height" smil:values="height;height" smil:keyTimes="0;1" presentation:additive="base"/>
                  <anim:animate smil:begin="0s" smil:dur="0.5s" smil:fill="hold" smil:decelerate="0.5" smil:targetElement="id18" smil:attributeName="x" smil:values="x+.4;x" smil:keyTimes="0;1" presentation:additive="base"/>
                  <anim:animate smil:begin="0s" smil:dur="0.5s" smil:fill="hold" smil:decelerate="0.5" smil:targetElement="id18" smil:attributeName="y" smil:values="y-.2;y+.1" smil:keyTimes="0;1" presentation:additive="base"/>
                  <anim:animate smil:begin="0.5s" smil:dur="0.5s" smil:fill="hold" smil:accelerate="0.5" smil:targetElement="id18" smil:attributeName="y" smil:values="y+.1;y" smil:keyTimes="0;1" presentation:additive="base"/>
                  <anim:transitionFilter smil:begin="0s" smil:dur="1s" smil:decelerate="0.5" smil:targetElement="id18" smil:type="fade" smil:subtype="crossfade"/>
                </anim:par>
              </anim:par>
              <anim:par smil:begin="2s" smil:fill="hold">
                <anim:par smil:begin="0s" smil:fill="hold" presentation:node-type="after-previous" presentation:preset-class="entrance" presentation:preset-id="ooo-entrance-boomerang">
                  <anim:set smil:begin="0s" smil:dur="0.001s" smil:fill="hold" smil:targetElement="id19" smil:attributeName="visibility" smil:to="visible"/>
                  <anim:animate smil:begin="0s" smil:dur="0.5s" smil:fill="hold" smil:decelerate="0.5" smil:targetElement="id19" smil:attributeName="rotate" smil:values="-90;0" smil:keyTimes="0;1" presentation:additive="base"/>
                  <anim:animate smil:begin="0s" smil:dur="0.5s" smil:fill="hold" smil:decelerate="0.5" smil:targetElement="id19" smil:attributeName="width" smil:values="width;width*.05" smil:keyTimes="0;1" presentation:additive="base"/>
                  <anim:animate smil:begin="0.5s" smil:dur="0.5s" smil:fill="hold" smil:accelerate="0.5" smil:targetElement="id19" smil:attributeName="width" smil:values="width*.05;width" smil:keyTimes="0;1" presentation:additive="base"/>
                  <anim:animate smil:dur="1s" smil:fill="hold" smil:targetElement="id19" smil:attributeName="height" smil:values="height;height" smil:keyTimes="0;1" presentation:additive="base"/>
                  <anim:animate smil:begin="0s" smil:dur="0.5s" smil:fill="hold" smil:decelerate="0.5" smil:targetElement="id19" smil:attributeName="x" smil:values="x+.4;x" smil:keyTimes="0;1" presentation:additive="base"/>
                  <anim:animate smil:begin="0s" smil:dur="0.5s" smil:fill="hold" smil:decelerate="0.5" smil:targetElement="id19" smil:attributeName="y" smil:values="y-.2;y+.1" smil:keyTimes="0;1" presentation:additive="base"/>
                  <anim:animate smil:begin="0.5s" smil:dur="0.5s" smil:fill="hold" smil:accelerate="0.5" smil:targetElement="id19" smil:attributeName="y" smil:values="y+.1;y" smil:keyTimes="0;1" presentation:additive="base"/>
                  <anim:transitionFilter smil:begin="0s" smil:dur="1s" smil:decelerate="0.5" smil:targetElement="id19" smil:type="fade" smil:subtype="crossfade"/>
                </anim:par>
              </anim:par>
              <anim:par smil:begin="3s" smil:fill="hold">
                <anim:par smil:begin="0s" smil:fill="hold" presentation:node-type="after-previous" presentation:preset-class="entrance" presentation:preset-id="ooo-entrance-boomerang">
                  <anim:set smil:begin="0s" smil:dur="0.001s" smil:fill="hold" smil:targetElement="id20" smil:attributeName="visibility" smil:to="visible"/>
                  <anim:animate smil:begin="0s" smil:dur="0.5s" smil:fill="hold" smil:decelerate="0.5" smil:targetElement="id20" smil:attributeName="rotate" smil:values="-90;0" smil:keyTimes="0;1" presentation:additive="base"/>
                  <anim:animate smil:begin="0s" smil:dur="0.5s" smil:fill="hold" smil:decelerate="0.5" smil:targetElement="id20" smil:attributeName="width" smil:values="width;width*.05" smil:keyTimes="0;1" presentation:additive="base"/>
                  <anim:animate smil:begin="0.5s" smil:dur="0.5s" smil:fill="hold" smil:accelerate="0.5" smil:targetElement="id20" smil:attributeName="width" smil:values="width*.05;width" smil:keyTimes="0;1" presentation:additive="base"/>
                  <anim:animate smil:dur="1s" smil:fill="hold" smil:targetElement="id20" smil:attributeName="height" smil:values="height;height" smil:keyTimes="0;1" presentation:additive="base"/>
                  <anim:animate smil:begin="0s" smil:dur="0.5s" smil:fill="hold" smil:decelerate="0.5" smil:targetElement="id20" smil:attributeName="x" smil:values="x+.4;x" smil:keyTimes="0;1" presentation:additive="base"/>
                  <anim:animate smil:begin="0s" smil:dur="0.5s" smil:fill="hold" smil:decelerate="0.5" smil:targetElement="id20" smil:attributeName="y" smil:values="y-.2;y+.1" smil:keyTimes="0;1" presentation:additive="base"/>
                  <anim:animate smil:begin="0.5s" smil:dur="0.5s" smil:fill="hold" smil:accelerate="0.5" smil:targetElement="id20" smil:attributeName="y" smil:values="y+.1;y" smil:keyTimes="0;1" presentation:additive="base"/>
                  <anim:transitionFilter smil:begin="0s" smil:dur="1s" smil:decelerate="0.5" smil:targetElement="id20" smil:type="fade" smil:subtype="crossfade"/>
                </anim:par>
              </anim:par>
              <anim:par smil:begin="4s" smil:fill="hold">
                <anim:par smil:begin="0s" smil:fill="hold" presentation:node-type="after-previous" presentation:preset-class="entrance" presentation:preset-id="ooo-entrance-boomerang">
                  <anim:set smil:begin="0s" smil:dur="0.001s" smil:fill="hold" smil:targetElement="id21" smil:attributeName="visibility" smil:to="visible"/>
                  <anim:animate smil:begin="0s" smil:dur="0.5s" smil:fill="hold" smil:decelerate="0.5" smil:targetElement="id21" smil:attributeName="rotate" smil:values="-90;0" smil:keyTimes="0;1" presentation:additive="base"/>
                  <anim:animate smil:begin="0s" smil:dur="0.5s" smil:fill="hold" smil:decelerate="0.5" smil:targetElement="id21" smil:attributeName="width" smil:values="width;width*.05" smil:keyTimes="0;1" presentation:additive="base"/>
                  <anim:animate smil:begin="0.5s" smil:dur="0.5s" smil:fill="hold" smil:accelerate="0.5" smil:targetElement="id21" smil:attributeName="width" smil:values="width*.05;width" smil:keyTimes="0;1" presentation:additive="base"/>
                  <anim:animate smil:dur="1s" smil:fill="hold" smil:targetElement="id21" smil:attributeName="height" smil:values="height;height" smil:keyTimes="0;1" presentation:additive="base"/>
                  <anim:animate smil:begin="0s" smil:dur="0.5s" smil:fill="hold" smil:decelerate="0.5" smil:targetElement="id21" smil:attributeName="x" smil:values="x+.4;x" smil:keyTimes="0;1" presentation:additive="base"/>
                  <anim:animate smil:begin="0s" smil:dur="0.5s" smil:fill="hold" smil:decelerate="0.5" smil:targetElement="id21" smil:attributeName="y" smil:values="y-.2;y+.1" smil:keyTimes="0;1" presentation:additive="base"/>
                  <anim:animate smil:begin="0.5s" smil:dur="0.5s" smil:fill="hold" smil:accelerate="0.5" smil:targetElement="id21" smil:attributeName="y" smil:values="y+.1;y" smil:keyTimes="0;1" presentation:additive="base"/>
                  <anim:transitionFilter smil:begin="0s" smil:dur="1s" smil:decelerate="0.5" smil:targetElement="id21" smil:type="fade" smil:subtype="crossfade"/>
                </anim:par>
              </anim:par>
              <anim:par smil:begin="5s" smil:fill="hold">
                <anim:par smil:begin="0s" smil:fill="hold" presentation:node-type="after-previous" presentation:preset-class="entrance" presentation:preset-id="ooo-entrance-boomerang">
                  <anim:set smil:begin="0s" smil:dur="0.001s" smil:fill="hold" smil:targetElement="id22" smil:attributeName="visibility" smil:to="visible"/>
                  <anim:animate smil:begin="0s" smil:dur="0.5s" smil:fill="hold" smil:decelerate="0.5" smil:targetElement="id22" smil:attributeName="rotate" smil:values="-90;0" smil:keyTimes="0;1" presentation:additive="base"/>
                  <anim:animate smil:begin="0s" smil:dur="0.5s" smil:fill="hold" smil:decelerate="0.5" smil:targetElement="id22" smil:attributeName="width" smil:values="width;width*.05" smil:keyTimes="0;1" presentation:additive="base"/>
                  <anim:animate smil:begin="0.5s" smil:dur="0.5s" smil:fill="hold" smil:accelerate="0.5" smil:targetElement="id22" smil:attributeName="width" smil:values="width*.05;width" smil:keyTimes="0;1" presentation:additive="base"/>
                  <anim:animate smil:dur="1s" smil:fill="hold" smil:targetElement="id22" smil:attributeName="height" smil:values="height;height" smil:keyTimes="0;1" presentation:additive="base"/>
                  <anim:animate smil:begin="0s" smil:dur="0.5s" smil:fill="hold" smil:decelerate="0.5" smil:targetElement="id22" smil:attributeName="x" smil:values="x+.4;x" smil:keyTimes="0;1" presentation:additive="base"/>
                  <anim:animate smil:begin="0s" smil:dur="0.5s" smil:fill="hold" smil:decelerate="0.5" smil:targetElement="id22" smil:attributeName="y" smil:values="y-.2;y+.1" smil:keyTimes="0;1" presentation:additive="base"/>
                  <anim:animate smil:begin="0.5s" smil:dur="0.5s" smil:fill="hold" smil:accelerate="0.5" smil:targetElement="id22" smil:attributeName="y" smil:values="y+.1;y" smil:keyTimes="0;1" presentation:additive="base"/>
                  <anim:transitionFilter smil:begin="0s" smil:dur="1s" smil:decelerate="0.5" smil:targetElement="id22" smil:type="fade" smil:subtype="crossfade"/>
                </anim:par>
              </anim:par>
            </anim:par>
          </anim:seq>
        </anim:par>
        <presentation:notes draw:style-name="dp2">
          <draw:page-thumbnail draw:layer="layout" svg:width="13.238cm" svg:height="9.961cm" svg:x="3.537cm" svg:y="2.02cm" draw:page-number="16"/>
          <draw:frame presentation:style-name="pr6" draw:text-style-name="P2" draw:layer="layout" svg:width="13.776cm" svg:height="11.885cm" svg:x="3.197cm" svg:y="13.481cm" presentation:class="notes" presentation:user-transformed="true">
            <draw:text-box>
              <text:p text:style-name="P4">The picture shows how RUP static and dynamic aspect come together to form the most well known Software development process.</text:p>
              <text:p text:style-name="P4">As you can see each workflows affect some of Iterations stronger and does not have any effect or a very small effect on others , its because of the nature of each workflow ,Any work flow as defined have its own containment and goal.</text:p>
              <text:p text:style-name="P4">for example :</text:p>
              <text:p text:style-name="P4">Business modeling happen mostly during inception and elaboration phase because we should determine almost all </text:p>
              <text:p text:style-name="P4">Business models up to the end of Elaboration (80 percent of models should be ready).</text:p>
              <text:p text:style-name="P4">Or implementation works are done mostly in construction phase and some of it is left for transition (for example developing some tools for data migration…) and some of it is done during elaboration for making executable prototype of project.</text:p>
            </draw:text-box>
          </draw:frame>
        </presentation:notes>
      </draw:page>
      <draw:page draw:name="RUP Life Cycle in brief" draw:style-name="dp8" draw:master-page-name="Default" presentation:presentation-page-layout-name="AL5T17" presentation:use-footer-name="ftr1" presentation:use-date-time-name="dtd1">
        <draw:frame presentation:style-name="pr18" draw:text-style-name="P2" draw:layer="layout" svg:width="20.324cm" svg:height="1.709cm" svg:x="1.129cm" svg:y="0.375cm" presentation:class="title" presentation:user-transformed="true">
          <draw:text-box>
            <text:p text:style-name="P4"><text:span text:style-name="T5">RUP Life Cycle in brief</text:span></text:p>
          </draw:text-box>
        </draw:frame>
        <draw:frame presentation:style-name="pr27" draw:text-style-name="P2" draw:layer="layout" svg:width="21.594cm" svg:height="7.828cm" svg:x="0.988cm" svg:y="2.27cm" presentation:class="outline" presentation:user-transformed="true">
          <draw:text-box>
            <text:list text:style-name="L7">
              <text:list-item>
                <text:p text:style-name="P46"><text:span text:style-name="T56">The dynamic structure deals with the Life Cycle or time dimension of a project </text:span></text:p>
              </text:list-item>
            </text:list>
            <text:list text:style-name="L7">
              <text:list-item>
                <text:p text:style-name="P46"><text:span text:style-name="T56">Shows cycles which contains 4 phases</text:span></text:p>
              </text:list-item>
            </text:list>
            <text:list text:style-name="L7">
              <text:list-item>
                <text:list>
                  <text:list-item>
                    <text:p text:style-name="P47"><text:span text:style-name="T57">Inception</text:span><text:span text:style-name="T58"> closed with Milestone : </text:span><text:span text:style-name="T59">Life Cycle Objective</text:span></text:p>
                  </text:list-item>
                </text:list>
              </text:list-item>
            </text:list>
            <text:list text:style-name="L7">
              <text:list-item>
                <text:list>
                  <text:list-item>
                    <text:p text:style-name="P47"><text:span text:style-name="T57">Elaboration</text:span><text:span text:style-name="T58"> closed with Milestone: </text:span><text:span text:style-name="T59">Life Cycle Architecture</text:span></text:p>
                  </text:list-item>
                </text:list>
              </text:list-item>
            </text:list>
            <text:list text:style-name="L7">
              <text:list-item>
                <text:list>
                  <text:list-item>
                    <text:p text:style-name="P47"><text:span text:style-name="T57">Construction</text:span><text:span text:style-name="T58"> closed with Milestone:</text:span><text:span text:style-name="T59"> Initial Operational Capability</text:span></text:p>
                  </text:list-item>
                </text:list>
              </text:list-item>
            </text:list>
            <text:list text:style-name="L7">
              <text:list-item>
                <text:list>
                  <text:list-item>
                    <text:p text:style-name="P47"><text:span text:style-name="T57">Transition</text:span><text:span text:style-name="T58"> closed with Milestone : </text:span><text:span text:style-name="T59">Product Release</text:span></text:p>
                  </text:list-item>
                </text:list>
              </text:list-item>
            </text:list>
          </draw:text-box>
        </draw:frame>
        <draw:g>
          <draw:custom-shape draw:style-name="gr66" draw:text-style-name="P2" draw:layer="layout" svg:width="4.185cm" svg:height="1.402cm" svg:x="17.621cm" svg:y="11.333cm">
            <text:p text:style-name="P29"><text:span text:style-name="T60">Transition</text:span></text:p>
            <draw:enhanced-geometry svg:viewBox="0 0 21600 21600" draw:type="rectangle" draw:enhanced-path="M 0 0 L 21600 0 21600 21600 0 21600 0 0 Z N"/>
          </draw:custom-shape>
          <draw:custom-shape draw:style-name="gr66" draw:text-style-name="P2" draw:layer="layout" svg:width="4.828cm" svg:height="1.402cm" svg:x="12.793cm" svg:y="11.333cm">
            <text:p text:style-name="P29"><text:span text:style-name="T60">Construction</text:span></text:p>
            <draw:enhanced-geometry svg:viewBox="0 0 21600 21600" draw:type="rectangle" draw:enhanced-path="M 0 0 L 21600 0 21600 21600 0 21600 0 0 Z N"/>
          </draw:custom-shape>
          <draw:custom-shape draw:style-name="gr66" draw:text-style-name="P2" draw:layer="layout" svg:width="4.648cm" svg:height="1.402cm" svg:x="8.145cm" svg:y="11.333cm">
            <text:p text:style-name="P29"><text:span text:style-name="T60">Elaboration</text:span></text:p>
            <draw:enhanced-geometry svg:viewBox="0 0 21600 21600" draw:type="rectangle" draw:enhanced-path="M 0 0 L 21600 0 21600 21600 0 21600 0 0 Z N"/>
          </draw:custom-shape>
          <draw:custom-shape draw:style-name="gr66" draw:text-style-name="P2" draw:layer="layout" svg:width="4.432cm" svg:height="1.402cm" svg:x="3.713cm" svg:y="11.333cm">
            <text:p text:style-name="P29"><text:span text:style-name="T60">Inception</text:span></text:p>
            <draw:enhanced-geometry svg:viewBox="0 0 21600 21600" draw:type="rectangle" draw:enhanced-path="M 0 0 L 21600 0 21600 21600 0 21600 0 0 Z N"/>
          </draw:custom-shape>
          <draw:custom-shape draw:style-name="gr67" draw:text-style-name="P2" draw:layer="layout" svg:width="2.831cm" svg:height="1.402cm" svg:x="0.882cm" svg:y="11.333cm">
            <text:p text:style-name="P34"/>
            <draw:enhanced-geometry svg:viewBox="0 0 21600 21600" draw:type="rectangle" draw:enhanced-path="M 0 0 L 21600 0 21600 21600 0 21600 0 0 Z N"/>
          </draw:custom-shape>
          <draw:custom-shape draw:style-name="gr66" draw:text-style-name="P2" draw:layer="layout" svg:width="4.185cm" svg:height="1.266cm" svg:x="17.621cm" svg:y="14.181cm">
            <text:p text:style-name="P29"><text:span text:style-name="T61">10%</text:span></text:p>
            <draw:enhanced-geometry svg:viewBox="0 0 21600 21600" draw:type="rectangle" draw:enhanced-path="M 0 0 L 21600 0 21600 21600 0 21600 0 0 Z N"/>
          </draw:custom-shape>
          <draw:custom-shape draw:style-name="gr66" draw:text-style-name="P2" draw:layer="layout" svg:width="4.828cm" svg:height="1.266cm" svg:x="12.793cm" svg:y="14.181cm">
            <text:p text:style-name="P29"><text:span text:style-name="T61">65%</text:span></text:p>
            <draw:enhanced-geometry svg:viewBox="0 0 21600 21600" draw:type="rectangle" draw:enhanced-path="M 0 0 L 21600 0 21600 21600 0 21600 0 0 Z N"/>
          </draw:custom-shape>
          <draw:custom-shape draw:style-name="gr66" draw:text-style-name="P2" draw:layer="layout" svg:width="4.648cm" svg:height="1.266cm" svg:x="8.145cm" svg:y="14.181cm">
            <text:p text:style-name="P29"><text:span text:style-name="T61">20%</text:span></text:p>
            <draw:enhanced-geometry svg:viewBox="0 0 21600 21600" draw:type="rectangle" draw:enhanced-path="M 0 0 L 21600 0 21600 21600 0 21600 0 0 Z N"/>
          </draw:custom-shape>
          <draw:custom-shape draw:style-name="gr66" draw:text-style-name="P2" draw:layer="layout" svg:width="4.432cm" svg:height="1.266cm" svg:x="3.713cm" svg:y="14.181cm">
            <text:p text:style-name="P29"><text:span text:style-name="T61">5%</text:span></text:p>
            <draw:enhanced-geometry svg:viewBox="0 0 21600 21600" draw:type="rectangle" draw:enhanced-path="M 0 0 L 21600 0 21600 21600 0 21600 0 0 Z N"/>
          </draw:custom-shape>
          <draw:custom-shape draw:style-name="gr66" draw:text-style-name="P2" draw:layer="layout" svg:width="2.831cm" svg:height="1.266cm" svg:x="0.882cm" svg:y="14.181cm">
            <text:p text:style-name="P29"><text:span text:style-name="T62">Effort</text:span></text:p>
            <draw:enhanced-geometry svg:viewBox="0 0 21600 21600" draw:type="rectangle" draw:enhanced-path="M 0 0 L 21600 0 21600 21600 0 21600 0 0 Z N"/>
          </draw:custom-shape>
          <draw:custom-shape draw:style-name="gr66" draw:text-style-name="P2" draw:layer="layout" svg:width="4.185cm" svg:height="1.446cm" svg:x="17.621cm" svg:y="12.735cm">
            <text:p text:style-name="P29"><text:span text:style-name="T61">10%</text:span></text:p>
            <draw:enhanced-geometry svg:viewBox="0 0 21600 21600" draw:type="rectangle" draw:enhanced-path="M 0 0 L 21600 0 21600 21600 0 21600 0 0 Z N"/>
          </draw:custom-shape>
          <draw:custom-shape draw:style-name="gr66" draw:text-style-name="P2" draw:layer="layout" svg:width="4.828cm" svg:height="1.446cm" svg:x="12.793cm" svg:y="12.735cm">
            <text:p text:style-name="P29"><text:span text:style-name="T61">50%</text:span></text:p>
            <draw:enhanced-geometry svg:viewBox="0 0 21600 21600" draw:type="rectangle" draw:enhanced-path="M 0 0 L 21600 0 21600 21600 0 21600 0 0 Z N"/>
          </draw:custom-shape>
          <draw:custom-shape draw:style-name="gr66" draw:text-style-name="P2" draw:layer="layout" svg:width="4.648cm" svg:height="1.446cm" svg:x="8.145cm" svg:y="12.735cm">
            <text:p text:style-name="P29"><text:span text:style-name="T61">30%</text:span></text:p>
            <draw:enhanced-geometry svg:viewBox="0 0 21600 21600" draw:type="rectangle" draw:enhanced-path="M 0 0 L 21600 0 21600 21600 0 21600 0 0 Z N"/>
          </draw:custom-shape>
          <draw:custom-shape draw:style-name="gr66" draw:text-style-name="P2" draw:layer="layout" svg:width="4.432cm" svg:height="1.446cm" svg:x="3.713cm" svg:y="12.735cm">
            <text:p text:style-name="P29"><text:span text:style-name="T61">10%</text:span></text:p>
            <draw:enhanced-geometry svg:viewBox="0 0 21600 21600" draw:type="rectangle" draw:enhanced-path="M 0 0 L 21600 0 21600 21600 0 21600 0 0 Z N"/>
          </draw:custom-shape>
          <draw:custom-shape draw:style-name="gr66" draw:text-style-name="P2" draw:layer="layout" svg:width="2.831cm" svg:height="1.446cm" svg:x="0.882cm" svg:y="12.735cm">
            <text:p text:style-name="P29"><text:span text:style-name="T62">Time</text:span></text:p>
            <draw:enhanced-geometry svg:viewBox="0 0 21600 21600" draw:type="rectangle" draw:enhanced-path="M 0 0 L 21600 0 21600 21600 0 21600 0 0 Z N"/>
          </draw:custom-shape>
          <draw:line draw:style-name="gr2" draw:text-style-name="P8" draw:layer="layout" svg:x1="0.882cm" svg:y1="11.333cm" svg:x2="21.806cm" svg:y2="11.333cm">
            <text:p text:style-name="P34"/>
          </draw:line>
          <draw:line draw:style-name="gr68" draw:text-style-name="P8" draw:layer="layout" svg:x1="0.882cm" svg:y1="14.181cm" svg:x2="21.806cm" svg:y2="14.181cm">
            <text:p text:style-name="P34"/>
          </draw:line>
          <draw:line draw:style-name="gr2" draw:text-style-name="P8" draw:layer="layout" svg:x1="0.882cm" svg:y1="15.447cm" svg:x2="21.806cm" svg:y2="15.447cm">
            <text:p text:style-name="P34"/>
          </draw:line>
          <draw:line draw:style-name="gr2" draw:text-style-name="P8" draw:layer="layout" svg:x1="0.882cm" svg:y1="11.333cm" svg:x2="0.882cm" svg:y2="15.447cm">
            <text:p text:style-name="P34"/>
          </draw:line>
          <draw:line draw:style-name="gr68" draw:text-style-name="P8" draw:layer="layout" svg:x1="3.713cm" svg:y1="11.333cm" svg:x2="3.713cm" svg:y2="15.447cm">
            <text:p text:style-name="P34"/>
          </draw:line>
          <draw:line draw:style-name="gr68" draw:text-style-name="P8" draw:layer="layout" svg:x1="8.145cm" svg:y1="11.333cm" svg:x2="8.145cm" svg:y2="15.447cm">
            <text:p text:style-name="P34"/>
          </draw:line>
          <draw:line draw:style-name="gr68" draw:text-style-name="P8" draw:layer="layout" svg:x1="12.793cm" svg:y1="11.333cm" svg:x2="12.793cm" svg:y2="15.447cm">
            <text:p text:style-name="P34"/>
          </draw:line>
          <draw:line draw:style-name="gr68" draw:text-style-name="P8" draw:layer="layout" svg:x1="17.621cm" svg:y1="11.333cm" svg:x2="17.621cm" svg:y2="15.447cm">
            <text:p text:style-name="P34"/>
          </draw:line>
          <draw:line draw:style-name="gr2" draw:text-style-name="P8" draw:layer="layout" svg:x1="21.806cm" svg:y1="11.333cm" svg:x2="21.806cm" svg:y2="15.447cm">
            <text:p text:style-name="P34"/>
          </draw:line>
          <draw:line draw:style-name="gr68" draw:text-style-name="P8" draw:layer="layout" svg:x1="0.882cm" svg:y1="12.735cm" svg:x2="21.806cm" svg:y2="12.735cm">
            <text:p text:style-name="P34"/>
          </draw:line>
        </draw:g>
        <draw:custom-shape draw:style-name="gr58" draw:text-style-name="P2" draw:layer="layout" svg:width="18.578cm" svg:height="1.017cm" svg:x="0.838cm" svg:y="9.979cm">
          <text:p text:style-name="P7"><text:span text:style-name="T52">Below table shows how project time and effort is divided between phases</text:span></text:p>
          <draw:enhanced-geometry svg:viewBox="0 0 21600 21600" draw:type="mso-spt202" draw:enhanced-path="M 0 0 L 21600 0 21600 21600 0 21600 0 0 Z N"/>
        </draw:custom-shape>
        <presentation:notes draw:style-name="dp2">
          <draw:page-thumbnail draw:layer="layout" svg:width="13.238cm" svg:height="9.961cm" svg:x="3.537cm" svg:y="2.02cm" draw:page-number="17"/>
          <draw:frame presentation:style-name="pr6" draw:text-style-name="P2" draw:layer="layout" svg:width="13.776cm" svg:height="11.885cm" svg:x="3.197cm" svg:y="13.481cm" presentation:class="notes" presentation:user-transformed="true">
            <draw:text-box>
              <text:p text:style-name="P4">Dynamic structure tells how project goes over time.</text:p>
              <text:p text:style-name="P4">it determine how should project be in some certain time , by using 4 phases, and iterations also.</text:p>
              <text:p text:style-name="P4">Each phase has its own purpose and will end with a predetermined <text:s/>milestone .</text:p>
              <text:p text:style-name="P4">In any phase if project does not reach the criteria we should reconsider the project or even abandon it.</text:p>
              <text:p text:style-name="P4">Project time and Effort is divided between phases ,its not a must be division rather it’s a best practice, so try to accept it in your own works.</text:p>
              <text:p text:style-name="P4"/>
              <text:p text:style-name="P4"/>
            </draw:text-box>
          </draw:frame>
        </presentation:notes>
      </draw:page>
      <draw:page draw:name="Inception phase" draw:style-name="dp9" draw:master-page-name="Default" presentation:presentation-page-layout-name="AL6T3" presentation:use-footer-name="ftr1" presentation:use-date-time-name="dtd1">
        <draw:frame presentation:style-name="pr28" draw:text-style-name="P2" draw:layer="layout" svg:width="20.324cm" svg:height="1.709cm" svg:x="1.129cm" svg:y="0.216cm" presentation:class="title" presentation:user-transformed="true">
          <draw:text-box>
            <text:p text:style-name="P4"><text:span text:style-name="T5">Inception phase</text:span></text:p>
          </draw:text-box>
        </draw:frame>
        <draw:frame presentation:style-name="pr29" draw:text-style-name="P2" draw:layer="layout" svg:width="20.32cm" svg:height="12.802cm" svg:x="1.129cm" svg:y="2.341cm" presentation:class="outline" presentation:user-transformed="true">
          <draw:text-box>
            <text:list text:style-name="L24">
              <text:list-item>
                <text:p text:style-name="P48"><text:span text:style-name="T63">Objective:</text:span></text:p>
              </text:list-item>
            </text:list>
            <text:list text:style-name="L24">
              <text:list-item>
                <text:p text:style-name="P49"><text:span text:style-name="T64">Understand what to build.</text:span><text:span text:style-name="T63"> </text:span></text:p>
              </text:list-item>
            </text:list>
            <text:list text:style-name="L25">
              <text:list-item>
                <text:list>
                  <text:list-item>
                    <text:p text:style-name="P50"><text:span text:style-name="T65">A vision document:</text:span></text:p>
                  </text:list-item>
                </text:list>
              </text:list-item>
            </text:list>
            <text:list text:style-name="L25">
              <text:list-item>
                <text:list>
                  <text:list-item>
                    <text:p text:style-name="P50"><text:span text:style-name="T65">Optional <text:s/>business model</text:span></text:p>
                  </text:list-item>
                </text:list>
              </text:list-item>
            </text:list>
            <text:list text:style-name="L25">
              <text:list-item>
                <text:list>
                  <text:list-item>
                    <text:p text:style-name="P50"><text:span text:style-name="T65">An initial project glossary</text:span></text:p>
                  </text:list-item>
                </text:list>
              </text:list-item>
            </text:list>
            <text:list text:style-name="L25">
              <text:list-item>
                <text:list>
                  <text:list-item>
                    <text:p text:style-name="P51"><text:span text:style-name="T66"/></text:p>
                  </text:list-item>
                </text:list>
              </text:list-item>
            </text:list>
            <text:list text:style-name="L24">
              <text:list-item>
                <text:p text:style-name="P49"><text:span text:style-name="T64">Identify key system functionality.</text:span><text:span text:style-name="T63"> </text:span></text:p>
              </text:list-item>
            </text:list>
            <text:list text:style-name="L25">
              <text:list-item>
                <text:list>
                  <text:list-item>
                    <text:p text:style-name="P50"><text:span text:style-name="T65">A initial use-case model (10% -20%) complete.</text:span></text:p>
                  </text:list-item>
                </text:list>
              </text:list-item>
            </text:list>
            <text:list text:style-name="L24">
              <text:list-item>
                <text:p text:style-name="P48"><text:span text:style-name="T63"/></text:p>
              </text:list-item>
            </text:list>
            <text:list text:style-name="L24">
              <text:list-item>
                <text:p text:style-name="P49"><text:span text:style-name="T64">Determine at least one possible solution.</text:span><text:span text:style-name="T63"> </text:span></text:p>
              </text:list-item>
            </text:list>
            <text:list text:style-name="L25">
              <text:list-item>
                <text:list>
                  <text:list-item>
                    <text:p text:style-name="P50"><text:span text:style-name="T65">One or several prototypes.</text:span></text:p>
                  </text:list-item>
                </text:list>
              </text:list-item>
            </text:list>
            <text:list text:style-name="L24">
              <text:list-item>
                <text:p text:style-name="P48"><text:span text:style-name="T63"/></text:p>
              </text:list-item>
            </text:list>
            <text:list text:style-name="L24">
              <text:list-item>
                <text:p text:style-name="P49"><text:span text:style-name="T64">Understand the costs, schedule, and risks associated with the project.</text:span></text:p>
              </text:list-item>
            </text:list>
            <text:list text:style-name="L25">
              <text:list-item>
                <text:list>
                  <text:list-item>
                    <text:p text:style-name="P50"><text:span text:style-name="T65">An initial risk assessment.</text:span></text:p>
                  </text:list-item>
                </text:list>
              </text:list-item>
            </text:list>
            <text:list text:style-name="L25">
              <text:list-item>
                <text:list>
                  <text:list-item>
                    <text:p text:style-name="P50"><text:span text:style-name="T65">Business case</text:span></text:p>
                  </text:list-item>
                </text:list>
              </text:list-item>
            </text:list>
            <text:list text:style-name="L24">
              <text:list-item>
                <text:p text:style-name="P48"><text:span text:style-name="T63"/></text:p>
              </text:list-item>
            </text:list>
            <text:list text:style-name="L24">
              <text:list-item>
                <text:p text:style-name="P49"><text:span text:style-name="T64">Decide what process to follow and what tools to use</text:span><text:span text:style-name="T67">.</text:span></text:p>
              </text:list-item>
            </text:list>
            <text:list text:style-name="L25">
              <text:list-item>
                <text:list>
                  <text:list-item>
                    <text:p text:style-name="P50"><text:span text:style-name="T65">A project plan</text:span></text:p>
                  </text:list-item>
                </text:list>
              </text:list-item>
            </text:list>
          </draw:text-box>
        </draw:frame>
        <draw:custom-shape draw:style-name="gr69" draw:text-style-name="P2" draw:layer="layout" svg:width="9.649cm" svg:height="1.018cm" svg:x="11.95cm" svg:y="2.783cm">
          <text:p text:style-name="P34"/>
          <draw:enhanced-geometry svg:viewBox="0 0 21600 21600" draw:type="mso-spt202" draw:enhanced-path="M 0 0 L 21600 0 21600 21600 0 21600 0 0 Z N"/>
        </draw:custom-shape>
        <draw:custom-shape draw:style-name="gr70" draw:text-style-name="P2" draw:layer="layout" svg:width="8.286cm" svg:height="6.351cm" svg:x="13.714cm" svg:y="2.289cm">
          <text:p text:style-name="P7"><text:span text:style-name="T52">Inception is the first of four RUP phase its all about getting familiar with Project goal and Scope .this phase help you determine the project feasibility , what customer want and how will you get into more resource consumable phase.</text:span></text:p>
          <draw:enhanced-geometry svg:viewBox="0 0 21600 21600" draw:type="mso-spt202" draw:enhanced-path="M 0 0 L 21600 0 21600 21600 0 21600 0 0 Z N"/>
        </draw:custom-shape>
        <presentation:notes draw:style-name="dp2">
          <draw:page-thumbnail draw:layer="layout" svg:width="13.238cm" svg:height="9.961cm" svg:x="3.537cm" svg:y="2.02cm" draw:page-number="18"/>
          <draw:frame presentation:style-name="pr6" draw:text-style-name="P2" draw:layer="layout" svg:width="13.776cm" svg:height="11.885cm" svg:x="3.197cm" svg:y="13.481cm" presentation:class="notes" presentation:user-transformed="true">
            <draw:text-box>
              <text:p text:style-name="P52"><text:span text:style-name="T68">The overriding goal of the inception phase is to achieve concurrence among all stakeholders on the Life Cycle objectives for the project.  The inception phase is of significance primarily for new development efforts, in which there are significant business and requirements risks which must be addressed before the project can proceed. For projects focused on enhancements to an existing system, the inception phase is more brief, but is still focused on ensuring that the project is both worth doing and possible to do.</text:span></text:p>
              <text:p text:style-name="P52"><text:span text:style-name="T68"/></text:p>
              <text:p text:style-name="P53">Inception is the first of the four Life Cycle phases in the RUP. It is really all about understanding the project scope and objectives and getting enough information to confirm that you should proceed or perhaps convince you that you shouldn't. The five basic objectives of the Inception phase are<text:tab/></text:p>
              <text:p text:style-name="P52"><text:span text:style-name="T68">Understand what to build</text:span> Determine the vision, the scope of the system, and its boundaries, that is, what is inside the system and what is outside. Identify who wants this system and what it is worth to them.</text:p>
              <text:p text:style-name="P52"><text:span text:style-name="T68">Identify key system functionality</text:span> Decide which use cases (which ways of using the system) are most critical.</text:p>
              <text:p text:style-name="P52"><text:span text:style-name="T68">Determine at least one possible solution</text:span> Identify at least one candidate architecture.</text:p>
              <text:p text:style-name="P52">Understand the costs, schedule, and risks associated with the project.</text:p>
              <text:p text:style-name="P52"><text:span text:style-name="T68">Understand the costs, schedule, and risks associated with the project:</text:span></text:p>
              <text:p text:style-name="P52">It’s important to know what to build but also you should determine how it will be build from Cost and time view. Most of project cost is because resources which you decide to use, for handling this element its better to have a business study or business case for project.</text:p>
              <text:p text:style-name="P52"><text:span text:style-name="T68">Decide what process to follow and what tools to use : </text:span>its important to understand what we should use in building project , which framework , development tools <text:s/>, what is environment,…</text:p>
            </draw:text-box>
          </draw:frame>
        </presentation:notes>
      </draw:page>
      <draw:page draw:name="Life Cycle Objectives Milestone " draw:style-name="dp10" draw:master-page-name="Default" presentation:presentation-page-layout-name="AL2T1" presentation:use-footer-name="ftr1" presentation:use-date-time-name="dtd1">
        <draw:frame presentation:style-name="pr30" draw:text-style-name="P2" draw:layer="layout" svg:width="20.43cm" svg:height="6.241cm" svg:x="0.706cm" svg:y="5.552cm" presentation:class="outline" presentation:user-transformed="true">
          <draw:text-box>
            <text:list text:style-name="L5">
              <text:list-item>
                <text:p text:style-name="P54"><text:span text:style-name="T69">Milestone:</text:span></text:p>
              </text:list-item>
            </text:list>
            <text:list text:style-name="L7">
              <text:list-item>
                <text:list>
                  <text:list-item>
                    <text:p text:style-name="P55"><text:span text:style-name="T70">cost/schedule estimates.</text:span></text:p>
                  </text:list-item>
                </text:list>
              </text:list-item>
            </text:list>
            <text:list text:style-name="L7">
              <text:list-item>
                <text:list>
                  <text:list-item>
                    <text:p text:style-name="P55"><text:span text:style-name="T70">Requirements understanding. </text:span></text:p>
                  </text:list-item>
                </text:list>
              </text:list-item>
            </text:list>
            <text:list text:style-name="L7">
              <text:list-item>
                <text:list>
                  <text:list-item>
                    <text:p text:style-name="P55"><text:span text:style-name="T70">Credibility of the cost/schedule estimates, priorities, risks, and development process.</text:span></text:p>
                  </text:list-item>
                </text:list>
              </text:list-item>
            </text:list>
            <text:list text:style-name="L7">
              <text:list-item>
                <text:list>
                  <text:list-item>
                    <text:p text:style-name="P55"><text:span text:style-name="T70">Depth and breadth of any architectural prototype.</text:span></text:p>
                  </text:list-item>
                </text:list>
              </text:list-item>
            </text:list>
            <text:list text:style-name="L7">
              <text:list-item>
                <text:list>
                  <text:list-item>
                    <text:p text:style-name="P55"><text:span text:style-name="T70">Actual expenditures versus planned expenditures.</text:span></text:p>
                  </text:list-item>
                </text:list>
              </text:list-item>
            </text:list>
          </draw:text-box>
        </draw:frame>
        <draw:frame presentation:style-name="pr4" draw:text-style-name="P2" draw:layer="layout" svg:width="20.324cm" svg:height="2.832cm" svg:x="1.129cm" svg:y="0.678cm" presentation:class="title" presentation:user-transformed="true">
          <draw:text-box>
            <text:p text:style-name="P4">Life Cycle Objectives Milestone </text:p>
          </draw:text-box>
        </draw:frame>
        <draw:custom-shape draw:style-name="gr1" draw:text-style-name="P2" draw:layer="layout" svg:width="20.32cm" svg:height="1.779cm" svg:x="0.767cm" svg:y="3.594cm">
          <text:p text:style-name="P7"><text:span text:style-name="T52">Its first project Milestone which help to abort project or reconsider it early </text:span></text:p>
          <text:p text:style-name="P7"><text:span text:style-name="T52">And let us not to focus on a doomed to fail project.</text:span></text:p>
          <draw:enhanced-geometry svg:viewBox="0 0 21600 21600" draw:type="mso-spt202" draw:enhanced-path="M 0 0 L 21600 0 21600 21600 0 21600 0 0 Z N"/>
        </draw:custom-shape>
        <draw:line draw:style-name="gr71" draw:text-style-name="P8" draw:layer="layout" svg:x1="1.46cm" svg:y1="15.377cm" svg:x2="19.147cm" svg:y2="15.377cm">
          <text:p text:style-name="P34"/>
        </draw:line>
        <draw:custom-shape draw:style-name="gr72" draw:text-style-name="P2" draw:layer="layout" svg:width="1.708cm" svg:height="1.019cm" svg:x="9.41cm" svg:y="14.437cm">
          <text:p text:style-name="P1"><text:span text:style-name="T71">time</text:span></text:p>
          <draw:enhanced-geometry svg:viewBox="0 0 21600 21600" draw:type="rectangle" draw:enhanced-path="M 0 0 L 21600 0 21600 21600 0 21600 0 0 Z N"/>
        </draw:custom-shape>
        <draw:custom-shape draw:style-name="gr73" draw:text-style-name="P2" draw:layer="layout" svg:width="18.658cm" svg:height="1.089cm" svg:x="1.221cm" svg:y="13.41cm">
          <text:p text:style-name="P34"/>
          <draw:enhanced-geometry svg:viewBox="0 0 21600 21600" draw:type="rectangle" draw:enhanced-path="M 0 0 L 21600 0 21600 21600 0 21600 0 0 Z N"/>
        </draw:custom-shape>
        <draw:line draw:style-name="gr74" draw:text-style-name="P8" draw:layer="layout" svg:x1="15.258cm" svg:y1="14.499cm" svg:x2="15.258cm" svg:y2="13.481cm">
          <text:p text:style-name="P34"/>
        </draw:line>
        <draw:custom-shape draw:style-name="gr75" draw:text-style-name="P2" draw:id="id23" draw:layer="layout" svg:width="2.529cm" svg:height="0.849cm" svg:x="1.244cm" svg:y="13.573cm">
          <text:p text:style-name="P4"><text:span text:style-name="T72">Inception</text:span></text:p>
          <draw:enhanced-geometry svg:viewBox="0 0 21600 21600" draw:type="rectangle" draw:enhanced-path="M 0 0 L 21600 0 21600 21600 0 21600 0 0 Z N"/>
        </draw:custom-shape>
        <draw:custom-shape draw:style-name="gr75" draw:text-style-name="P2" draw:layer="layout" svg:width="3.401cm" svg:height="0.933cm" svg:x="4.494cm" svg:y="13.586cm">
          <text:p text:style-name="P4"><text:span text:style-name="T73">Elaboration</text:span></text:p>
          <draw:enhanced-geometry svg:viewBox="0 0 21600 21600" draw:type="rectangle" draw:enhanced-path="M 0 0 L 21600 0 21600 21600 0 21600 0 0 Z N"/>
        </draw:custom-shape>
        <draw:custom-shape draw:style-name="gr75" draw:text-style-name="P2" draw:layer="layout" svg:width="3.676cm" svg:height="0.933cm" svg:x="9.803cm" svg:y="13.547cm">
          <text:p text:style-name="P4"><text:span text:style-name="T73">Construction</text:span></text:p>
          <draw:enhanced-geometry svg:viewBox="0 0 21600 21600" draw:type="rectangle" draw:enhanced-path="M 0 0 L 21600 0 21600 21600 0 21600 0 0 Z N"/>
        </draw:custom-shape>
        <draw:custom-shape draw:style-name="gr75" draw:text-style-name="P2" draw:layer="layout" svg:width="3.054cm" svg:height="0.933cm" svg:x="16.197cm" svg:y="13.511cm">
          <text:p text:style-name="P4"><text:span text:style-name="T73">Transition</text:span></text:p>
          <draw:enhanced-geometry svg:viewBox="0 0 21600 21600" draw:type="rectangle" draw:enhanced-path="M 0 0 L 21600 0 21600 21600 0 21600 0 0 Z N"/>
        </draw:custom-shape>
        <draw:custom-shape draw:style-name="gr76" draw:text-style-name="P2" draw:id="id25" draw:layer="layout" svg:width="3.479cm" svg:height="1.667cm" svg:x="9.053cm" svg:y="11.289cm">
          <text:p text:style-name="P56"><text:span text:style-name="T74">First Major </text:span><text:span text:style-name="T74"><text:line-break/></text:span><text:span text:style-name="T74">Milestone</text:span></text:p>
          <draw:enhanced-geometry svg:viewBox="0 0 21600 21600" draw:type="rectangle" draw:enhanced-path="M 0 0 L 21600 0 21600 21600 0 21600 0 0 Z N"/>
        </draw:custom-shape>
        <draw:custom-shape draw:style-name="gr77" draw:text-style-name="P2" draw:id="id24" draw:layer="layout" svg:width="10.098cm" svg:height="2.45cm" svg:x="3.791cm" svg:y="11.783cm">
          <text:p text:style-name="P34"/>
          <draw:enhanced-geometry draw:text-areas="10799 0 21599 11392" svg:viewBox="0 0 21600 21600" draw:mirror-horizontal="true" draw:type="mso-spt100" draw:modifiers="270 3.8992919921875"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74" draw:text-style-name="P8" draw:layer="layout" svg:x1="8.264cm" svg:y1="14.499cm" svg:x2="8.264cm" svg:y2="13.481cm">
          <text:p text:style-name="P34"/>
        </draw:line>
        <draw:line draw:style-name="gr74" draw:text-style-name="P8" draw:layer="layout" svg:x1="3.792cm" svg:y1="14.499cm" svg:x2="3.792cm" svg:y2="13.481cm">
          <text:p text:style-name="P34"/>
        </draw:line>
        <anim:par smil:dur="indefinite" smil:restart="never" presentation:node-type="timing-root">
          <anim:seq smil:dur="indefinite" presentation:node-type="main-sequence">
            <anim:par smil:begin="0s" smil:fill="hold">
              <anim:par smil:begin="0s" smil:fill="hold">
                <anim:iterate smil:begin="0s" smil:fill="hold" smil:repeatCount="indefinite" presentation:node-type="after-previous" presentation:group-id="0" presentation:preset-class="emphasis" presentation:preset-id="ooo-emphasis-color-over-by-word" smil:targetElement="id23" anim:iterate-type="by-letter" anim:iterate-interval="0.08s">
                  <anim:set smil:dur="2s" smil:fill="hold" smil:attributeName="color" smil:to="#ffff66"/>
                  <anim:set smil:dur="2s" smil:fill="hold" smil:attributeName="fill-color" smil:to="#ffff66"/>
                  <anim:set smil:dur="2s" smil:fill="hold" smil:attributeName="fill" smil:to="solid"/>
                </anim:iterate>
              </anim:par>
              <anim:par smil:begin="2.64s" smil:fill="hold">
                <anim:par smil:begin="0s" smil:fill="hold" smil:repeatCount="indefinite" presentation:node-type="after-previous" presentation:preset-class="emphasis" presentation:preset-id="ooo-emphasis-flash-bulb">
                  <anim:transitionFilter smil:dur="2s" smil:targetElement="id24" smil:keySplines="0,0;0.2,0.5;0.8,0.5;1,0" smil:type="fade" smil:subtype="crossfade" smil:mode="out"/>
                  <anim:animateTransform smil:dur="1s" smil:fill="hold" smil:autoReverse="true" smil:targetElement="id24" smil:to="1.05,1.05" presentation:additive="base" svg:type="scale"/>
                </anim:par>
              </anim:par>
              <anim:par smil:begin="4.64s" smil:fill="hold">
                <anim:iterate smil:begin="0s" smil:fill="hold" smil:repeatCount="indefinite" presentation:node-type="after-previous" presentation:group-id="0" presentation:preset-class="emphasis" presentation:preset-id="ooo-emphasis-color-over-by-word" smil:targetElement="id25" anim:iterate-type="by-letter" anim:iterate-interval="0.04s">
                  <anim:set smil:dur="1s" smil:fill="hold" smil:attributeName="color" smil:to="#339966"/>
                  <anim:set smil:dur="1s" smil:fill="hold" smil:attributeName="fill-color" smil:to="#339966"/>
                  <anim:set smil:dur="1s" smil:fill="hold" smil:attributeName="fill" smil:to="solid"/>
                </anim:iterate>
              </anim:par>
            </anim:par>
          </anim:seq>
        </anim:par>
        <presentation:notes draw:style-name="dp2">
          <draw:page-thumbnail draw:layer="layout" svg:width="13.238cm" svg:height="9.961cm" svg:x="3.537cm" svg:y="2.02cm" draw:page-number="19"/>
          <draw:frame presentation:style-name="pr6" draw:text-style-name="P2" draw:layer="layout" svg:width="13.776cm" svg:height="11.885cm" svg:x="3.197cm" svg:y="13.481cm" presentation:class="notes" presentation:user-transformed="true">
            <draw:text-box>
              <text:p text:style-name="P4">At the end of the Inception phase is the first major project milestone, called Life Cycle Objective Milestone. At this point, you examine the Life Cycle objectives of the project. The project should be aborted or reconsidered if it fails to reach this milestone. If your project is doomed to fail, it is better to realize this early than late, and the iterative approach combined with this milestone may force such an early epiphany.</text:p>
              <text:p text:style-name="P4">This milestone answer some question which is always early question of projects</text:p>
              <text:p text:style-name="P4">Question like :</text:p>
              <text:p text:style-name="P4">How is cost and schedule , is it feasible with the cost / schedule that customer suggest at first?</text:p>
              <text:p text:style-name="P4">What is requirement from technical requirements to requirement which customer or other entities should provide.</text:p>
              <text:p text:style-name="P4">By providing the Team with a miles wide , two inch depth description of architecture it shoot-out some of risk in early.</text:p>
              <text:p text:style-name="P4">It tell you does the risk , time , priorities which you determine are correct and if not how much rework should be done to make them credible.</text:p>
              <text:p text:style-name="P4"/>
              <text:p text:style-name="P4"/>
              <text:p text:style-name="P4"/>
              <text:p text:style-name="P4"/>
              <text:p text:style-name="P4"/>
            </draw:text-box>
          </draw:frame>
        </presentation:notes>
      </draw:page>
      <draw:page draw:name="Artifacts of Inception phase  In order of importance" draw:style-name="dp4" draw:master-page-name="Default" presentation:presentation-page-layout-name="AL2T1" presentation:use-footer-name="ftr1" presentation:use-date-time-name="dtd1">
        <draw:frame presentation:style-name="pr17" draw:text-style-name="P2" draw:layer="layout" svg:width="20.324cm" svg:height="3.191cm" svg:x="1.129cm" svg:y="-0.065cm" presentation:class="title" presentation:user-transformed="true">
          <draw:text-box>
            <text:p text:style-name="P4"><text:span text:style-name="T5">Artifacts of Inception phase</text:span><text:span text:style-name="T5"><text:line-break/></text:span><text:span text:style-name="T5"> </text:span><text:span text:style-name="T75">I</text:span><text:span text:style-name="T76">n order of importance</text:span></text:p>
          </draw:text-box>
        </draw:frame>
        <draw:frame presentation:style-name="pr31" draw:text-style-name="P2" draw:layer="layout" svg:width="20.324cm" svg:height="11.955cm" svg:x="1.129cm" svg:y="3.224cm" presentation:class="outline" presentation:user-transformed="true">
          <draw:text-box>
            <text:list text:style-name="L7">
              <text:list-item>
                <text:p text:style-name="P30"><text:span text:style-name="T77">Vision documents</text:span></text:p>
              </text:list-item>
            </text:list>
            <text:list text:style-name="L7">
              <text:list-item>
                <text:p text:style-name="P30"><text:span text:style-name="T77">Business Case</text:span></text:p>
              </text:list-item>
            </text:list>
            <text:list text:style-name="L7">
              <text:list-item>
                <text:p text:style-name="P30"><text:span text:style-name="T77">Risk List</text:span></text:p>
              </text:list-item>
            </text:list>
            <text:list text:style-name="L7">
              <text:list-item>
                <text:p text:style-name="P30"><text:span text:style-name="T77">Software Development Plan</text:span></text:p>
              </text:list-item>
            </text:list>
            <text:list text:style-name="L7">
              <text:list-item>
                <text:p text:style-name="P30"><text:span text:style-name="T77">Iteration Plan</text:span></text:p>
              </text:list-item>
            </text:list>
            <text:list text:style-name="L7">
              <text:list-item>
                <text:p text:style-name="P30"><text:span text:style-name="T77">Development Process </text:span></text:p>
              </text:list-item>
            </text:list>
            <text:list text:style-name="L7">
              <text:list-item>
                <text:p text:style-name="P30"><text:span text:style-name="T77">Development Infrastructure </text:span></text:p>
              </text:list-item>
            </text:list>
            <text:list text:style-name="L7">
              <text:list-item>
                <text:p text:style-name="P30"><text:span text:style-name="T77">Glossary</text:span></text:p>
              </text:list-item>
            </text:list>
            <text:list text:style-name="L7">
              <text:list-item>
                <text:p text:style-name="P30"><text:span text:style-name="T77">Use-Case Model (Actors, Use Cases)</text:span></text:p>
              </text:list-item>
            </text:list>
            <text:list text:style-name="L7">
              <text:list-item>
                <text:p text:style-name="P30"><text:span text:style-name="T77">Prototypes (</text:span><text:span text:style-name="T6">Optional</text:span><text:span text:style-name="T77">)</text:span></text:p>
              </text:list-item>
            </text:list>
          </draw:text-box>
        </draw:frame>
        <presentation:notes draw:style-name="dp2">
          <draw:page-thumbnail draw:layer="layout" svg:width="13.238cm" svg:height="9.961cm" svg:x="3.537cm" svg:y="2.02cm" draw:page-number="20"/>
          <draw:frame presentation:style-name="pr6" draw:text-style-name="P2" draw:layer="layout" svg:width="13.776cm" svg:height="11.885cm" svg:x="3.197cm" svg:y="13.481cm" presentation:class="notes" presentation:user-transformed="true">
            <draw:text-box>
              <text:p text:style-name="P4"><text:span text:style-name="T68">Vision</text:span> :The project's core requirements, key features, and main constraints are documented. </text:p>
              <text:p text:style-name="P4"><text:span text:style-name="T78">Business Case</text:span><text:span text:style-name="T79"> :</text:span>Defined and approved. </text:p>
              <text:p text:style-name="P4"><text:span text:style-name="T80"><text:a xlink:href="../../../dev/rsa/RUP%20Configuration/architect/process/artifact/ar_rskls.htm">Risk List</text:a></text:span><text:span text:style-name="T68"> :</text:span>Initial project risks identified.</text:p>
              <text:p text:style-name="P4"><text:span text:style-name="T80"><text:a xlink:href="../../../dev/rsa/RUP%20Configuration/architect/process/artifact/ar_sdp.htm">Software Development Plan</text:a></text:span><text:span text:style-name="T68"> :</text:span>Initial phases, their durations and objectives identified. Resource estimates (specifically the time, staff, and development environment costs in particular) in the Software Development Plan must be consistent with the Business Case. The resource estimate may encompass either the entire project through delivery, or only an estimate of resources needed to go through the elaboration phase. Estimates of the resources required for the entire project should be viewed as very rough, a "guesstimate" at this point. This estimate is updated in each phase and each iteration, and becomes more accurate with each iteration. </text:p>
              <text:p text:style-name="P4">Depending on the needs of the project, one or more of the enclosed "Plan" artifacts may be conditionally completed. In addition, the enclosed "Guidelines" artifacts are typically in at least a "draft" form. </text:p>
              <text:p text:style-name="P4"><text:span text:style-name="T78">Iteration Plan</text:span> : Iteration plan for first Elaboration iteration completed and reviewed.</text:p>
              <text:p text:style-name="P4"><text:span text:style-name="T78">Development Process:</text:span><text:span text:style-name="T79"> </text:span>Adaptations and extensions to the Rational Unified Process, documented and reviewed. This typically includes project specific guidelines and templates. <text:s/></text:p>
              <text:p text:style-name="P4"><text:span text:style-name="T78">Development Infrastructure :</text:span>All tools to support the project are selected. The tools necessary for work in Inception are installed. In particular, the Configuration Management environment should be set up.</text:p>
              <text:p text:style-name="P4"><text:span text:style-name="T78">Glossary</text:span><text:span text:style-name="T79"> :</text:span>Important terms defined; glossary reviewed. </text:p>
              <text:p text:style-name="P4"><text:span text:style-name="T78">Use-Case Model (Actors, Use Cases)</text:span> : Important actors and use cases identified and flows of events outlined for only the most critical use cases </text:p>
              <text:p text:style-name="P4"><text:span text:style-name="T78">Prototypes (Optional)</text:span> :One or more proof of concept prototypes, to support the Vision and Business Case, and to address very specific risks. </text:p>
            </draw:text-box>
          </draw:frame>
        </presentation:notes>
      </draw:page>
      <draw:page draw:name="Elaboration phase" draw:style-name="dp11" draw:master-page-name="Default" presentation:presentation-page-layout-name="AL2T1" presentation:use-footer-name="ftr1" presentation:use-date-time-name="dtd1">
        <draw:frame presentation:style-name="pr32" draw:text-style-name="P2" draw:layer="layout" svg:width="20.325cm" svg:height="1.709cm" svg:x="1.057cm" svg:y="0.191cm" presentation:class="title" presentation:user-transformed="true">
          <draw:text-box>
            <text:p text:style-name="P4"><text:span text:style-name="T5">Elaboration phase</text:span></text:p>
          </draw:text-box>
        </draw:frame>
        <draw:frame presentation:style-name="pr33" draw:text-style-name="P2" draw:layer="layout" svg:width="13.198cm" svg:height="14.41cm" svg:x="0cm" svg:y="2.199cm" presentation:class="outline" presentation:user-transformed="true">
          <draw:text-box>
            <text:list text:style-name="L7">
              <text:list-item>
                <text:p text:style-name="P57"><text:span text:style-name="T81">Deeper Requirement understanding </text:span></text:p>
              </text:list-item>
            </text:list>
            <text:list text:style-name="L7">
              <text:list-item>
                <text:list>
                  <text:list-item>
                    <text:list>
                      <text:list-item>
                        <text:p text:style-name="P58"><text:span text:style-name="T82">At least 80% complete use-case model</text:span></text:p>
                      </text:list-item>
                    </text:list>
                  </text:list-item>
                </text:list>
              </text:list-item>
            </text:list>
            <text:list text:style-name="L7">
              <text:list-item>
                <text:list>
                  <text:list-item>
                    <text:list>
                      <text:list-item>
                        <text:p text:style-name="P58"><text:span text:style-name="T82">Supplementary requirements capturing</text:span></text:p>
                      </text:list-item>
                    </text:list>
                  </text:list-item>
                </text:list>
              </text:list-item>
            </text:list>
            <text:list text:style-name="L7">
              <text:list-item>
                <text:list>
                  <text:list-item>
                    <text:list>
                      <text:list-item>
                        <text:list>
                          <text:list-item>
                            <text:p text:style-name="P59"><text:span text:style-name="T83">non functional requirements</text:span></text:p>
                          </text:list-item>
                        </text:list>
                      </text:list-item>
                    </text:list>
                  </text:list-item>
                </text:list>
              </text:list-item>
            </text:list>
            <text:list text:style-name="L7">
              <text:list-item>
                <text:list>
                  <text:list-item>
                    <text:list>
                      <text:list-item>
                        <text:list>
                          <text:list-item>
                            <text:p text:style-name="P59"><text:span text:style-name="T83">None Use case requirement</text:span></text:p>
                          </text:list-item>
                        </text:list>
                      </text:list-item>
                    </text:list>
                  </text:list-item>
                </text:list>
              </text:list-item>
            </text:list>
            <text:list text:style-name="L7">
              <text:list-item>
                <text:p text:style-name="P57"><text:span text:style-name="T81">Architect consideration.</text:span><text:span text:style-name="T84"> </text:span></text:p>
              </text:list-item>
            </text:list>
            <text:list text:style-name="L7">
              <text:list-item>
                <text:list>
                  <text:list-item>
                    <text:list>
                      <text:list-item>
                        <text:p text:style-name="P58"><text:span text:style-name="T82">A Software Architecture Description.</text:span></text:p>
                      </text:list-item>
                    </text:list>
                  </text:list-item>
                </text:list>
              </text:list-item>
            </text:list>
            <text:list text:style-name="L7">
              <text:list-item>
                <text:list>
                  <text:list-item>
                    <text:list>
                      <text:list-item>
                        <text:p text:style-name="P58"><text:span text:style-name="T82">An executable architectural prototype.</text:span></text:p>
                      </text:list-item>
                    </text:list>
                  </text:list-item>
                </text:list>
              </text:list-item>
            </text:list>
            <text:list text:style-name="L7">
              <text:list-item>
                <text:list>
                  <text:list-item>
                    <text:list>
                      <text:list-item>
                        <text:list>
                          <text:list-item>
                            <text:p text:style-name="P60"><text:span text:style-name="T85"/></text:p>
                          </text:list-item>
                        </text:list>
                      </text:list-item>
                    </text:list>
                  </text:list-item>
                </text:list>
              </text:list-item>
            </text:list>
            <text:list text:style-name="L7">
              <text:list-item>
                <text:p text:style-name="P57"><text:span text:style-name="T81">Risk mitigation and Accurate Cost/Scapulae</text:span><text:span text:style-name="T86"> </text:span></text:p>
              </text:list-item>
            </text:list>
            <text:list text:style-name="L7">
              <text:list-item>
                <text:list>
                  <text:list-item>
                    <text:list>
                      <text:list-item>
                        <text:p text:style-name="P58"><text:span text:style-name="T87">A revised risk list and a revised business case.</text:span></text:p>
                      </text:list-item>
                    </text:list>
                  </text:list-item>
                </text:list>
              </text:list-item>
            </text:list>
            <text:list text:style-name="L7">
              <text:list-item>
                <text:list>
                  <text:list-item>
                    <text:list>
                      <text:list-item>
                        <text:list>
                          <text:list-item>
                            <text:p text:style-name="P60"><text:span text:style-name="T88"/></text:p>
                          </text:list-item>
                        </text:list>
                      </text:list-item>
                    </text:list>
                  </text:list-item>
                </text:list>
              </text:list-item>
            </text:list>
            <text:list text:style-name="L7">
              <text:list-item>
                <text:p text:style-name="P57"><text:span text:style-name="T81">Development Case refinement</text:span><text:span text:style-name="T84"> </text:span></text:p>
              </text:list-item>
            </text:list>
            <text:list text:style-name="L7">
              <text:list-item>
                <text:list>
                  <text:list-item>
                    <text:list>
                      <text:list-item>
                        <text:p text:style-name="P58"><text:span text:style-name="T82">A development plan for the overall project</text:span></text:p>
                      </text:list-item>
                    </text:list>
                  </text:list-item>
                </text:list>
              </text:list-item>
            </text:list>
            <text:list text:style-name="L7">
              <text:list-item>
                <text:list>
                  <text:list-item>
                    <text:list>
                      <text:list-item>
                        <text:list>
                          <text:list-item>
                            <text:p text:style-name="P59"><text:span text:style-name="T83">coarse-grained project plan</text:span></text:p>
                          </text:list-item>
                        </text:list>
                      </text:list-item>
                    </text:list>
                  </text:list-item>
                </text:list>
              </text:list-item>
            </text:list>
            <text:list text:style-name="L7">
              <text:list-item>
                <text:list>
                  <text:list-item>
                    <text:list>
                      <text:list-item>
                        <text:list>
                          <text:list-item>
                            <text:list>
                              <text:list-item>
                                <text:p text:style-name="P61"><text:span text:style-name="T83">showing iterations</text:span></text:p>
                              </text:list-item>
                            </text:list>
                          </text:list-item>
                        </text:list>
                      </text:list-item>
                    </text:list>
                  </text:list-item>
                </text:list>
              </text:list-item>
            </text:list>
            <text:list text:style-name="L7">
              <text:list-item>
                <text:list>
                  <text:list-item>
                    <text:list>
                      <text:list-item>
                        <text:list>
                          <text:list-item>
                            <text:list>
                              <text:list-item>
                                <text:p text:style-name="P61"><text:span text:style-name="T83">evaluation criteria for each iteration.</text:span></text:p>
                              </text:list-item>
                            </text:list>
                          </text:list-item>
                        </text:list>
                      </text:list-item>
                    </text:list>
                  </text:list-item>
                </text:list>
              </text:list-item>
            </text:list>
            <text:list text:style-name="L7">
              <text:list-item>
                <text:list>
                  <text:list-item>
                    <text:list>
                      <text:list-item>
                        <text:list>
                          <text:list-item>
                            <text:p text:style-name="P60"><text:span text:style-name="T83"/></text:p>
                          </text:list-item>
                        </text:list>
                      </text:list-item>
                    </text:list>
                  </text:list-item>
                </text:list>
              </text:list-item>
            </text:list>
          </draw:text-box>
        </draw:frame>
        <draw:custom-shape draw:style-name="gr1" draw:text-style-name="P2" draw:layer="layout" svg:width="3.276cm" svg:height="1.017cm" svg:x="0cm" svg:y="1.195cm">
          <text:p text:style-name="P7"><text:span text:style-name="T52">Objectives:</text:span></text:p>
          <draw:enhanced-geometry svg:viewBox="0 0 21600 21600" draw:type="mso-spt202" draw:enhanced-path="M 0 0 L 21600 0 21600 21600 0 21600 0 0 Z N"/>
        </draw:custom-shape>
        <draw:custom-shape draw:style-name="gr70" draw:text-style-name="P2" draw:layer="layout" svg:width="10.032cm" svg:height="10.161cm" svg:x="12.55cm" svg:y="2.536cm">
          <text:p text:style-name="P7"><text:span text:style-name="T52">Elaboration is the second of the four phases in the RUP approach. The goal of the Elaboration phase is to define and baseline the architecture of the system in order to provide a stable basis for the bulk of the design and implementation effort in the Construction phase. The architecture evolves out of a consideration of the most significant requirements (those that have a great impact on the architecture of the system) and an assessment of risks. </text:span></text:p>
          <draw:enhanced-geometry svg:viewBox="0 0 21600 21600" draw:type="mso-spt202" draw:enhanced-path="M 0 0 L 21600 0 21600 21600 0 21600 0 0 Z N"/>
        </draw:custom-shape>
        <presentation:notes draw:style-name="dp2">
          <draw:page-thumbnail draw:layer="layout" svg:width="13.238cm" svg:height="9.961cm" svg:x="3.537cm" svg:y="2.02cm" draw:page-number="21"/>
          <draw:frame presentation:style-name="pr6" draw:text-style-name="P2" draw:layer="layout" svg:width="13.776cm" svg:height="11.885cm" svg:x="3.197cm" svg:y="13.481cm" presentation:class="notes" presentation:user-transformed="true">
            <draw:text-box>
              <text:p text:style-name="P52"><text:span text:style-name="T68">The goal of the elaboration phase is to baseline the architecture of the system to provide a stable basis for the bulk of the design and implementation effort in the construction phase. The architecture evolves out of a consideration of the most significant requirements (those that have a great impact on the architecture of the system) and an assessment of risk. The stability of the architecture is evaluated through one or more architectural prototypes.</text:span></text:p>
              <text:p text:style-name="P52">The purpose of the elaboration phase is to analyze the problem domain, establish a sound architectural foundation, develop the project plan, and eliminate the highest risk elements of the project. To accomplish these objectives, you must have the “mile wide and inch deep” view of the system. Architectural decisions have to be made with an understanding of the whole system: its scope, major functionality and nonfunctional requirements such as performance requirements.</text:p>
              <text:p text:style-name="P52">It is easy to argue that the elaboration phase is the most critical of the four phases. At the end of this phase, the hard “engineering” is considered complete and the project undergoes its most important day of reckoning: the decision on whether or not to commit to the construction and transition phases. For most projects, this also corresponds to the transition from a mobile, light and nimble, low-risk operation to a high-cost, high-risk operation with substantial inertia. While the process must always accommodate changes, the elaboration phase activities ensure that the architecture, requirements and plans are stable enough, and the risks are sufficiently mitigated, so you can predictably determine the cost and schedule for the completion of the development. Conceptually, this level of fidelity would correspond to the level necessary for an organization to commit to a fixed-price construction phase.</text:p>
              <text:p text:style-name="P52"/>
            </draw:text-box>
          </draw:frame>
        </presentation:notes>
      </draw:page>
      <draw:page draw:name="Milestone : Life Cycle Architecture" draw:style-name="dp12" draw:master-page-name="Default" presentation:presentation-page-layout-name="AL2T1" presentation:use-footer-name="ftr1" presentation:use-date-time-name="dtd1">
        <draw:frame presentation:style-name="pr34" draw:text-style-name="P2" draw:layer="layout" svg:width="20.324cm" svg:height="1.709cm" svg:x="1.129cm" svg:y="0.482cm" presentation:class="title" presentation:user-transformed="true">
          <draw:text-box>
            <text:p text:style-name="P4"><text:span text:style-name="T89">Milestone : Life Cycle Architecture</text:span></text:p>
          </draw:text-box>
        </draw:frame>
        <draw:frame presentation:style-name="pr35" draw:text-style-name="P2" draw:layer="layout" svg:width="20.325cm" svg:height="5.438cm" svg:x="1.198cm" svg:y="4.882cm" presentation:class="outline" presentation:user-transformed="true">
          <draw:text-box>
            <text:list text:style-name="L7">
              <text:list-item>
                <text:p text:style-name="P62"><text:span text:style-name="T90">Is vision Stable?</text:span></text:p>
              </text:list-item>
            </text:list>
            <text:list text:style-name="L7">
              <text:list-item>
                <text:p text:style-name="P62"><text:span text:style-name="T90">Is architecture stable?</text:span></text:p>
              </text:list-item>
            </text:list>
            <text:list text:style-name="L7">
              <text:list-item>
                <text:p text:style-name="P62"><text:span text:style-name="T90">Does executable show true risk management?</text:span></text:p>
              </text:list-item>
            </text:list>
            <text:list text:style-name="L7">
              <text:list-item>
                <text:p text:style-name="P62"><text:span text:style-name="T90">Is next phase (Construction) plane is accurate?</text:span></text:p>
              </text:list-item>
            </text:list>
            <text:list text:style-name="L7">
              <text:list-item>
                <text:p text:style-name="P62"><text:span text:style-name="T90">Does current vision could be achieved?</text:span></text:p>
              </text:list-item>
            </text:list>
            <text:list text:style-name="L7">
              <text:list-item>
                <text:p text:style-name="P62"><text:span text:style-name="T91">Is the actual resource expenditure versus planned expenditure acceptable?</text:span></text:p>
              </text:list-item>
            </text:list>
            <text:list text:style-name="L7">
              <text:list-item>
                <text:p text:style-name="P63"><text:span text:style-name="T91"/></text:p>
              </text:list-item>
            </text:list>
          </draw:text-box>
        </draw:frame>
        <draw:custom-shape draw:style-name="gr58" draw:text-style-name="P2" draw:layer="layout" svg:width="18.531cm" svg:height="2.541cm" svg:x="1.473cm" svg:y="2.006cm">
          <text:p text:style-name="P7"><text:span text:style-name="T52">This milestone tell help to determine if project plane, vision , architecture</text:span></text:p>
          <text:p text:style-name="P7"><text:span text:style-name="T52">Are enough good to achieve project goals? If not Abort the project or </text:span></text:p>
          <text:p text:style-name="P7"><text:span text:style-name="T52">reconsider it very seriously</text:span></text:p>
          <draw:enhanced-geometry svg:viewBox="0 0 21600 21600" draw:type="mso-spt202" draw:enhanced-path="M 0 0 L 21600 0 21600 21600 0 21600 0 0 Z N"/>
        </draw:custom-shape>
        <draw:line draw:style-name="gr71" draw:text-style-name="P8" draw:layer="layout" svg:x1="1.46cm" svg:y1="15.377cm" svg:x2="19.147cm" svg:y2="15.377cm">
          <text:p text:style-name="P34"/>
        </draw:line>
        <draw:custom-shape draw:style-name="gr72" draw:text-style-name="P2" draw:layer="layout" svg:width="1.708cm" svg:height="1.019cm" svg:x="9.41cm" svg:y="14.437cm">
          <text:p text:style-name="P1"><text:span text:style-name="T71">time</text:span></text:p>
          <draw:enhanced-geometry svg:viewBox="0 0 21600 21600" draw:type="rectangle" draw:enhanced-path="M 0 0 L 21600 0 21600 21600 0 21600 0 0 Z N"/>
        </draw:custom-shape>
        <draw:custom-shape draw:style-name="gr73" draw:text-style-name="P2" draw:layer="layout" svg:width="18.658cm" svg:height="1.089cm" svg:x="1.221cm" svg:y="13.41cm">
          <text:p text:style-name="P34"/>
          <draw:enhanced-geometry svg:viewBox="0 0 21600 21600" draw:type="rectangle" draw:enhanced-path="M 0 0 L 21600 0 21600 21600 0 21600 0 0 Z N"/>
        </draw:custom-shape>
        <draw:line draw:style-name="gr74" draw:text-style-name="P8" draw:layer="layout" svg:x1="15.258cm" svg:y1="14.499cm" svg:x2="15.258cm" svg:y2="13.481cm">
          <text:p text:style-name="P34"/>
        </draw:line>
        <draw:custom-shape draw:style-name="gr75" draw:text-style-name="P2" draw:layer="layout" svg:width="2.529cm" svg:height="0.849cm" svg:x="1.244cm" svg:y="13.573cm">
          <text:p text:style-name="P4"><text:span text:style-name="T72">Inception</text:span></text:p>
          <draw:enhanced-geometry svg:viewBox="0 0 21600 21600" draw:type="rectangle" draw:enhanced-path="M 0 0 L 21600 0 21600 21600 0 21600 0 0 Z N"/>
        </draw:custom-shape>
        <draw:custom-shape draw:style-name="gr75" draw:text-style-name="P2" draw:id="id26" draw:layer="layout" svg:width="3.401cm" svg:height="0.933cm" svg:x="4.494cm" svg:y="13.586cm">
          <text:p text:style-name="P4"><text:span text:style-name="T73">Elaboration</text:span></text:p>
          <draw:enhanced-geometry svg:viewBox="0 0 21600 21600" draw:type="rectangle" draw:enhanced-path="M 0 0 L 21600 0 21600 21600 0 21600 0 0 Z N"/>
        </draw:custom-shape>
        <draw:custom-shape draw:style-name="gr75" draw:text-style-name="P2" draw:layer="layout" svg:width="3.676cm" svg:height="0.933cm" svg:x="9.803cm" svg:y="13.547cm">
          <text:p text:style-name="P4"><text:span text:style-name="T73">Construction</text:span></text:p>
          <draw:enhanced-geometry svg:viewBox="0 0 21600 21600" draw:type="rectangle" draw:enhanced-path="M 0 0 L 21600 0 21600 21600 0 21600 0 0 Z N"/>
        </draw:custom-shape>
        <draw:custom-shape draw:style-name="gr75" draw:text-style-name="P2" draw:layer="layout" svg:width="3.054cm" svg:height="0.933cm" svg:x="16.197cm" svg:y="13.511cm">
          <text:p text:style-name="P4"><text:span text:style-name="T73">Transition</text:span></text:p>
          <draw:enhanced-geometry svg:viewBox="0 0 21600 21600" draw:type="rectangle" draw:enhanced-path="M 0 0 L 21600 0 21600 21600 0 21600 0 0 Z N"/>
        </draw:custom-shape>
        <draw:custom-shape draw:style-name="gr78" draw:text-style-name="P2" draw:id="id27" draw:layer="layout" svg:width="3.736cm" svg:height="1.951cm" svg:x="8.907cm" svg:y="11.289cm">
          <text:p text:style-name="P56"><text:span text:style-name="T92">Major </text:span><text:span text:style-name="T92"><text:line-break/></text:span><text:span text:style-name="T92">Milestones</text:span></text:p>
          <draw:enhanced-geometry svg:viewBox="0 0 21600 21600" draw:type="rectangle" draw:enhanced-path="M 0 0 L 21600 0 21600 21600 0 21600 0 0 Z N"/>
        </draw:custom-shape>
        <draw:custom-shape draw:style-name="gr79" draw:text-style-name="P2" draw:id="id28" draw:layer="layout" svg:width="10.098cm" svg:height="2.487cm" svg:x="8.201cm" svg:y="12.045cm">
          <text:p text:style-name="P34"/>
          <draw:enhanced-geometry draw:text-areas="10799 4571 21599 11392" svg:viewBox="0 0 21600 21600" draw:mirror-horizontal="true" draw:type="mso-spt100" draw:modifiers="-35.5830078125 3.8992919921875 0 1256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74" draw:text-style-name="P8" draw:layer="layout" svg:x1="8.264cm" svg:y1="14.499cm" svg:x2="8.264cm" svg:y2="13.481cm">
          <text:p text:style-name="P34"/>
        </draw:line>
        <draw:line draw:style-name="gr74" draw:text-style-name="P8" draw:layer="layout" svg:x1="3.792cm" svg:y1="14.499cm" svg:x2="3.792cm" svg:y2="13.481cm">
          <text:p text:style-name="P34"/>
        </draw:line>
        <anim:par smil:dur="indefinite" smil:restart="never" presentation:node-type="timing-root">
          <anim:seq smil:dur="indefinite" presentation:node-type="main-sequence">
            <anim:par smil:begin="0s" smil:fill="hold">
              <anim:par smil:begin="0s" smil:fill="hold">
                <anim:iterate smil:begin="0s" smil:fill="hold" smil:repeatCount="indefinite" presentation:node-type="after-previous" presentation:group-id="0" presentation:preset-class="emphasis" presentation:preset-id="ooo-emphasis-color-over-by-word" smil:targetElement="id26" anim:iterate-type="by-letter" anim:iterate-interval="0.08s">
                  <anim:set smil:dur="2s" smil:fill="hold" smil:attributeName="color" smil:to="#ffff66"/>
                  <anim:set smil:dur="2s" smil:fill="hold" smil:attributeName="fill-color" smil:to="#ffff66"/>
                  <anim:set smil:dur="2s" smil:fill="hold" smil:attributeName="fill" smil:to="solid"/>
                </anim:iterate>
              </anim:par>
              <anim:par smil:begin="2.8s" smil:fill="hold">
                <anim:iterate smil:begin="0s" smil:fill="hold" smil:repeatCount="indefinite" presentation:node-type="after-previous" presentation:group-id="0" presentation:preset-class="emphasis" presentation:preset-id="ooo-emphasis-color-over-by-word" smil:targetElement="id27" anim:iterate-type="by-letter" anim:iterate-interval="0.04s">
                  <anim:set smil:dur="1s" smil:fill="hold" smil:attributeName="color" smil:to="#339966"/>
                  <anim:set smil:dur="1s" smil:fill="hold" smil:attributeName="fill-color" smil:to="#339966"/>
                  <anim:set smil:dur="1s" smil:fill="hold" smil:attributeName="fill" smil:to="solid"/>
                </anim:iterate>
              </anim:par>
              <anim:par smil:begin="4.4s" smil:fill="hold">
                <anim:par smil:begin="0s" smil:fill="hold" presentation:node-type="after-previous" presentation:preset-class="emphasis" presentation:preset-id="ooo-emphasis-flash-bulb">
                  <anim:transitionFilter smil:dur="2s" smil:targetElement="id28" smil:keySplines="0,0;0.2,0.5;0.8,0.5;1,0" smil:type="fade" smil:subtype="crossfade" smil:mode="out"/>
                  <anim:animateTransform smil:dur="1s" smil:fill="hold" smil:autoReverse="true" smil:targetElement="id28" smil:to="1.05,1.05" presentation:additive="base" svg:type="scale"/>
                </anim:par>
              </anim:par>
            </anim:par>
          </anim:seq>
        </anim:par>
        <presentation:notes draw:style-name="dp2">
          <draw:page-thumbnail draw:layer="layout" svg:width="13.238cm" svg:height="9.961cm" svg:x="3.537cm" svg:y="2.02cm" draw:page-number="22"/>
          <draw:frame presentation:style-name="pr6" draw:text-style-name="P2" draw:layer="layout" svg:width="13.776cm" svg:height="11.885cm" svg:x="3.197cm" svg:y="13.481cm" presentation:class="notes" presentation:user-transformed="true">
            <draw:text-box>
              <text:p text:style-name="P4">At the end of the elaboration phase is the second important project milestone, the Life Cycle Architecture</text:p>
              <text:p text:style-name="P4">Milestone. At this point, you examine the detailed system objectives and scope, the choice of architecture, and the</text:p>
              <text:p text:style-name="P4">resolution of the major risks.</text:p>
              <text:p text:style-name="P4"/>
            </draw:text-box>
          </draw:frame>
        </presentation:notes>
      </draw:page>
      <draw:page draw:name="Artifact of Elaboration phase In order of importance" draw:style-name="dp4" draw:master-page-name="Default" presentation:presentation-page-layout-name="AL6T3" presentation:use-footer-name="ftr1" presentation:use-date-time-name="dtd1">
        <draw:frame presentation:style-name="pr4" draw:text-style-name="P2" draw:layer="layout" svg:width="20.324cm" svg:height="2.978cm" svg:x="1.129cm" svg:y="0.605cm" presentation:class="title" presentation:user-transformed="true">
          <draw:text-box>
            <text:p text:style-name="P4"><text:span text:style-name="T5">Artifact of Elaboration phase</text:span><text:span text:style-name="T5"><text:line-break/></text:span><text:span text:style-name="T75">I</text:span><text:span text:style-name="T76">n order of importance</text:span></text:p>
          </draw:text-box>
        </draw:frame>
        <draw:frame presentation:style-name="pr10" draw:text-style-name="P2" draw:layer="layout" svg:width="11.077cm" svg:height="11.215cm" svg:x="-0.001cm" svg:y="3.964cm" presentation:class="outline" presentation:user-transformed="true">
          <draw:text-box>
            <text:list text:style-name="L7">
              <text:list-item>
                <text:p text:style-name="P64"><text:span text:style-name="T93">Prototypes</text:span></text:p>
              </text:list-item>
            </text:list>
            <text:list text:style-name="L7">
              <text:list-item>
                <text:p text:style-name="P64"><text:span text:style-name="T93">Risk List</text:span></text:p>
              </text:list-item>
            </text:list>
            <text:list text:style-name="L7">
              <text:list-item>
                <text:p text:style-name="P64"><text:span text:style-name="T93">Development Process</text:span></text:p>
              </text:list-item>
            </text:list>
            <text:list text:style-name="L7">
              <text:list-item>
                <text:p text:style-name="P64"><text:span text:style-name="T93"><text:s/></text:span><text:span text:style-name="T93">Development Infrastructure</text:span></text:p>
              </text:list-item>
            </text:list>
            <text:list text:style-name="L7">
              <text:list-item>
                <text:p text:style-name="P64"><text:span text:style-name="T93"><text:s/></text:span><text:span text:style-name="T93">Software Architecture Document</text:span></text:p>
              </text:list-item>
            </text:list>
            <text:list text:style-name="L7">
              <text:list-item>
                <text:p text:style-name="P64"><text:span text:style-name="T93">Design Model (and all constituent artifacts)</text:span></text:p>
              </text:list-item>
            </text:list>
            <text:list text:style-name="L7">
              <text:list-item>
                <text:p text:style-name="P64"><text:span text:style-name="T93">Data Model</text:span></text:p>
              </text:list-item>
            </text:list>
            <text:list text:style-name="L7">
              <text:list-item>
                <text:p text:style-name="P64"><text:span text:style-name="T93">Implementation Model</text:span></text:p>
              </text:list-item>
            </text:list>
          </draw:text-box>
        </draw:frame>
        <draw:frame presentation:style-name="pr10" draw:text-style-name="P2" draw:layer="layout" svg:width="10.16cm" svg:height="11.215cm" svg:x="11.501cm" svg:y="3.964cm" presentation:class="outline" presentation:user-transformed="true">
          <draw:text-box>
            <text:list text:style-name="L7">
              <text:list-item>
                <text:p text:style-name="P64"><text:span text:style-name="T93">Software Development <text:s/>Plan</text:span></text:p>
              </text:list-item>
            </text:list>
            <text:list text:style-name="L7">
              <text:list-item>
                <text:p text:style-name="P64"><text:span text:style-name="T93">Iteration Plan</text:span></text:p>
              </text:list-item>
            </text:list>
            <text:list text:style-name="L7">
              <text:list-item>
                <text:p text:style-name="P64"><text:span text:style-name="T93">Use-Case Model (Actors, Use Cases)</text:span></text:p>
              </text:list-item>
            </text:list>
            <text:list text:style-name="L7">
              <text:list-item>
                <text:p text:style-name="P64"><text:span text:style-name="T93">Supplementary Specifications</text:span></text:p>
              </text:list-item>
            </text:list>
            <text:list text:style-name="L7">
              <text:list-item>
                <text:p text:style-name="P64"><text:span text:style-name="T94">Optional Artifacts</text:span></text:p>
              </text:list-item>
            </text:list>
            <text:list text:style-name="L7">
              <text:list-item>
                <text:list>
                  <text:list-item>
                    <text:p text:style-name="P65"><text:span text:style-name="T95">Business Case</text:span></text:p>
                  </text:list-item>
                </text:list>
              </text:list-item>
            </text:list>
            <text:list text:style-name="L7">
              <text:list-item>
                <text:list>
                  <text:list-item>
                    <text:p text:style-name="P65"><text:span text:style-name="T95">Analysis Model</text:span></text:p>
                  </text:list-item>
                </text:list>
              </text:list-item>
            </text:list>
            <text:list text:style-name="L7">
              <text:list-item>
                <text:p text:style-name="P66"><text:span text:style-name="T95"/></text:p>
              </text:list-item>
            </text:list>
          </draw:text-box>
        </draw:frame>
        <presentation:notes draw:style-name="dp2">
          <draw:page-thumbnail draw:layer="layout" svg:width="13.238cm" svg:height="9.961cm" svg:x="3.537cm" svg:y="2.02cm" draw:page-number="23"/>
          <draw:frame presentation:style-name="pr6" draw:text-style-name="P2" draw:layer="layout" svg:width="13.776cm" svg:height="11.885cm" svg:x="3.197cm" svg:y="13.481cm" presentation:class="notes" presentation:user-transformed="true">
            <draw:text-box>
              <text:p text:style-name="P4"><text:span text:style-name="T96">Prototypes</text:span><text:span text:style-name="T97"> :</text:span><text:span text:style-name="T98">One or more executable architectural prototypes have been created to explore critical functionality and architecturally significant scenarios. See the note below on </text:span><text:span text:style-name="T99"><text:a>the role of prototyping</text:a></text:span></text:p>
              <text:p text:style-name="P4"><text:span text:style-name="T96">Risk List:</text:span><text:span text:style-name="T98">Updated and reviewed. New risks are likely to be architectural in nature, primarily relating to the handling of non-functional requirements.</text:span></text:p>
              <text:p text:style-name="P4"><text:span text:style-name="T96">Development Process</text:span><text:span text:style-name="T97"> :</text:span><text:span text:style-name="T98">The development process, including any project-specific guidelines and templates, has been refined based on early project experience, and is sufficiently defined for the construction phase to proceed.</text:span></text:p>
              <text:p text:style-name="P4"><text:span text:style-name="T96">Development Infrastructure</text:span><text:span text:style-name="T98"> :The development environment for construction is in place, including all tools and automation support for the process.</text:span></text:p>
              <text:p text:style-name="P4"><text:span text:style-name="T96">Software Architecture Document</text:span><text:span text:style-name="T97"> :</text:span><text:span text:style-name="T98">Created and base lined, including detailed descriptions for the architecturally significant use cases (use-case view), identification of key mechanisms and design elements (logical view), plus definition of the process view and the deployment view if the system is distributed or must deal with concurrency issues.</text:span></text:p>
              <text:p text:style-name="P4"><text:span text:style-name="T96">Design Model </text:span><text:span text:style-name="T97">:</text:span><text:span text:style-name="T98">Defined and base lined. Design use-case realizations for architecturally significant scenarios have been defined and required behavior has been allocated to appropriate design elements. Components have been identified and the make/buy/reuse decisions sufficiently understood to determine the construction phase cost and schedule with confidence. The selected architectural components are integrated and assessed against the primary scenarios. Lessons learned from these activities may well result in a redesign of the architecture, taking into consideration alternative designs or reconsideration of the requirements.</text:span></text:p>
              <text:p text:style-name="P4"><text:span text:style-name="T96">Data Model: </text:span><text:span text:style-name="T98">Defined and base lined. Major data model elements (e.g. important entities, relationships, tables) defined and reviewed.</text:span></text:p>
              <text:p text:style-name="P4"><text:span text:style-name="T96">Implementation Model Vision</text:span><text:span text:style-name="T97"> :</text:span><text:span text:style-name="T98">Initial structure created and major components prototyped.</text:span></text:p>
              <text:p text:style-name="P4"><text:span text:style-name="T97">Vision : </text:span><text:span text:style-name="T98">Refined, based on new information obtained during the phase, establishing a solid understanding of the most critical use cases that drive the architectural and planning decisions.</text:span></text:p>
              <text:p text:style-name="P4"><text:span text:style-name="T96">Software Development :</text:span><text:span text:style-name="T98">Updated and expanded to cover the Construction and Transition phases.</text:span></text:p>
              <text:p text:style-name="P4"><text:span text:style-name="T97">Iteration plan: </text:span><text:span text:style-name="T98">Iteration plan for the construction phase completed and reviewed.</text:span></text:p>
              <text:p text:style-name="P4"><text:span text:style-name="T96">Use-Case Model</text:span><text:span text:style-name="T100"> : </text:span><text:span text:style-name="T98">A use-case model (approximately 80% complete)-all use cases having been identified in the use-case model survey, all actors having been identified, and </text:span><text:span text:style-name="T97">most</text:span><text:span text:style-name="T98"> use-case descriptions (requirements capture) have been developed.</text:span></text:p>
              <text:p text:style-name="P4"><text:span text:style-name="T96">Supplementary Specifications: </text:span><text:span text:style-name="T98">Supplementary requirements capturing the non functional requirements are documented and </text:span></text:p>
              <text:p text:style-name="P4"><text:span text:style-name="T96">Business Case : </text:span><text:span text:style-name="T98">Updated if architectural investigations uncover issues that change fundamental project assumptions.</text:span></text:p>
              <text:p text:style-name="P4"><text:span text:style-name="T96">Analysis Model:</text:span><text:span text:style-name="T98">May be developed as a formal artifact; frequently not formally maintained, evolving into an early version of the Design Model instead.</text:span></text:p>
            </draw:text-box>
          </draw:frame>
        </presentation:notes>
      </draw:page>
      <draw:page draw:name="Construction Phase " draw:style-name="dp13" draw:master-page-name="Default" presentation:presentation-page-layout-name="AL2T1" presentation:use-footer-name="ftr1" presentation:use-date-time-name="dtd1">
        <draw:frame presentation:style-name="pr36" draw:text-style-name="P2" draw:layer="layout" svg:width="20.324cm" svg:height="1.709cm" svg:x="1.129cm" svg:y="0.322cm" presentation:class="title" presentation:user-transformed="true">
          <draw:text-box>
            <text:p text:style-name="P4"><text:span text:style-name="T5">Construction Phase </text:span></text:p>
          </draw:text-box>
        </draw:frame>
        <draw:frame presentation:style-name="pr37" draw:text-style-name="P2" draw:layer="layout" svg:width="20.924cm" svg:height="8.594cm" svg:x="0.741cm" svg:y="6.75cm" presentation:class="outline" presentation:user-transformed="true">
          <draw:text-box>
            <text:list text:style-name="L7">
              <text:list-item>
                <text:p text:style-name="P30"><text:span text:style-name="T101">Minimize development costs and achieve some degree of parallelism</text:span><text:span text:style-name="T102"> </text:span></text:p>
              </text:list-item>
            </text:list>
            <text:list text:style-name="L7">
              <text:list-item>
                <text:p text:style-name="P30"><text:span text:style-name="T101">Iteratively develop a complete product that is ready to transition to its user community</text:span><text:span text:style-name="T102"> </text:span></text:p>
              </text:list-item>
            </text:list>
            <text:list text:style-name="L7">
              <text:list-item>
                <text:p text:style-name="P30"><text:span text:style-name="T101">The software product integrated on the adequate platforms.</text:span></text:p>
              </text:list-item>
            </text:list>
            <text:list text:style-name="L7">
              <text:list-item>
                <text:p text:style-name="P30"><text:span text:style-name="T101">The user manuals.</text:span></text:p>
              </text:list-item>
            </text:list>
            <text:list text:style-name="L7">
              <text:list-item>
                <text:p text:style-name="P30"><text:span text:style-name="T101">A description of the current release.</text:span></text:p>
              </text:list-item>
            </text:list>
            <text:list text:style-name="L5">
              <text:list-item>
                <text:p text:style-name="P67"><text:span text:style-name="T101"/></text:p>
              </text:list-item>
            </text:list>
          </draw:text-box>
        </draw:frame>
        <draw:custom-shape draw:style-name="gr1" draw:text-style-name="P2" draw:layer="layout" svg:width="19.509cm" svg:height="2.541cm" svg:x="1.79cm" svg:y="2.677cm">
          <text:p text:style-name="P7"><text:span text:style-name="T52">Construction is really about cost-efficient development of a complete product—an operational version of your system—that can be deployed in the user community </text:span></text:p>
          <draw:enhanced-geometry svg:viewBox="0 0 21600 21600" draw:type="mso-spt202" draw:enhanced-path="M 0 0 L 21600 0 21600 21600 0 21600 0 0 Z N"/>
        </draw:custom-shape>
        <draw:custom-shape draw:style-name="gr1" draw:text-style-name="P2" draw:layer="layout" svg:width="5.393cm" svg:height="1.186cm" svg:x="0.917cm" svg:y="5.569cm">
          <text:p text:style-name="P7"><text:span text:style-name="T103">Objectives:</text:span></text:p>
          <draw:enhanced-geometry svg:viewBox="0 0 21600 21600" draw:type="mso-spt202" draw:enhanced-path="M 0 0 L 21600 0 21600 21600 0 21600 0 0 Z N"/>
        </draw:custom-shape>
        <presentation:notes draw:style-name="dp2">
          <draw:page-thumbnail draw:layer="layout" svg:width="13.238cm" svg:height="9.961cm" svg:x="3.537cm" svg:y="2.02cm" draw:page-number="24"/>
          <draw:frame presentation:style-name="pr6" draw:text-style-name="P2" draw:layer="layout" svg:width="13.776cm" svg:height="11.885cm" svg:x="3.197cm" svg:y="13.481cm" presentation:class="notes" presentation:user-transformed="true">
            <draw:text-box>
              <text:p text:style-name="P52">During the construction phase, all remaining components and application features are developed and integrated into</text:p>
              <text:p text:style-name="P52">the product, and all features are thoroughly tested. The construction phase is, in one sense, a manufacturing process</text:p>
              <text:p text:style-name="P52">where emphasis is placed on managing resources and controlling operations to optimize costs, schedules, and</text:p>
              <text:p text:style-name="P52">quality. In this sense, the management mindset undergoes a transition from the development of intellectual property</text:p>
              <text:p text:style-name="P52">during inception and elaboration, to the development of deployable products during construction and transition.</text:p>
              <text:p text:style-name="P52">Many projects are large enough that parallel construction increments can be spawned. These parallel activities can</text:p>
              <text:p text:style-name="P52">significantly accelerate the availability of deployable releases; they can also increase the complexity of resource</text:p>
              <text:p text:style-name="P52">management and workflow synchronization. A robust architecture and an understandable plan are highly correlated.</text:p>
              <text:p text:style-name="P52">In other words, one of the critical qualities of the architecture is its ease of construction. This is one reason why the</text:p>
              <text:p text:style-name="P52">balanced development of the architecture and the plan is stressed during the elaboration phase. The outcome of the</text:p>
              <text:p text:style-name="P52">construction phase is a product ready to put in hands of its end-users.</text:p>
            </draw:text-box>
          </draw:frame>
        </presentation:notes>
      </draw:page>
      <draw:page draw:name="Milestone : Initial Operational Capability" draw:style-name="dp14" draw:master-page-name="Default" presentation:presentation-page-layout-name="AL2T1" presentation:use-footer-name="ftr1" presentation:use-date-time-name="dtd1">
        <draw:frame presentation:style-name="pr38" draw:text-style-name="P2" draw:layer="layout" svg:width="20.324cm" svg:height="1.709cm" svg:x="1.129cm" svg:y="0.658cm" presentation:class="title" presentation:user-transformed="true">
          <draw:text-box>
            <text:p text:style-name="P4"><text:span text:style-name="T89">Milestone : Initial Operational Capability</text:span></text:p>
          </draw:text-box>
        </draw:frame>
        <draw:frame presentation:style-name="pr39" draw:text-style-name="P2" draw:layer="layout" svg:width="20.324cm" svg:height="5.494cm" svg:x="1.27cm" svg:y="6.221cm" presentation:class="outline" presentation:user-transformed="true">
          <draw:text-box>
            <text:list text:style-name="L7">
              <text:list-item>
                <text:p text:style-name="P57"><text:span text:style-name="T86">Is this product release stable and mature enough to be deployed in the user community?</text:span></text:p>
              </text:list-item>
            </text:list>
            <text:list text:style-name="L7">
              <text:list-item>
                <text:p text:style-name="P57"><text:span text:style-name="T86">Are all the stakeholders ready for the transition into the user community?</text:span></text:p>
              </text:list-item>
            </text:list>
            <text:list text:style-name="L7">
              <text:list-item>
                <text:p text:style-name="P57"><text:span text:style-name="T86">Are actual resource expenditures versus planned expenditures still acceptable?</text:span></text:p>
              </text:list-item>
            </text:list>
            <text:list text:style-name="L5">
              <text:list-item>
                <text:p text:style-name="P68"><text:span text:style-name="T86"/></text:p>
              </text:list-item>
            </text:list>
          </draw:text-box>
        </draw:frame>
        <draw:line draw:style-name="gr71" draw:text-style-name="P8" draw:layer="layout" svg:x1="1.46cm" svg:y1="15.377cm" svg:x2="19.147cm" svg:y2="15.377cm">
          <text:p text:style-name="P34"/>
        </draw:line>
        <draw:custom-shape draw:style-name="gr72" draw:text-style-name="P2" draw:layer="layout" svg:width="1.708cm" svg:height="1.019cm" svg:x="9.41cm" svg:y="14.437cm">
          <text:p text:style-name="P1"><text:span text:style-name="T71">time</text:span></text:p>
          <draw:enhanced-geometry svg:viewBox="0 0 21600 21600" draw:type="rectangle" draw:enhanced-path="M 0 0 L 21600 0 21600 21600 0 21600 0 0 Z N"/>
        </draw:custom-shape>
        <draw:custom-shape draw:style-name="gr73" draw:text-style-name="P2" draw:layer="layout" svg:width="18.658cm" svg:height="1.089cm" svg:x="1.221cm" svg:y="13.41cm">
          <text:p text:style-name="P34"/>
          <draw:enhanced-geometry svg:viewBox="0 0 21600 21600" draw:type="rectangle" draw:enhanced-path="M 0 0 L 21600 0 21600 21600 0 21600 0 0 Z N"/>
        </draw:custom-shape>
        <draw:line draw:style-name="gr74" draw:text-style-name="P8" draw:layer="layout" svg:x1="15.258cm" svg:y1="14.499cm" svg:x2="15.258cm" svg:y2="13.481cm">
          <text:p text:style-name="P34"/>
        </draw:line>
        <draw:custom-shape draw:style-name="gr75" draw:text-style-name="P2" draw:layer="layout" svg:width="2.529cm" svg:height="0.849cm" svg:x="1.244cm" svg:y="13.573cm">
          <text:p text:style-name="P4"><text:span text:style-name="T72">Inception</text:span></text:p>
          <draw:enhanced-geometry svg:viewBox="0 0 21600 21600" draw:type="rectangle" draw:enhanced-path="M 0 0 L 21600 0 21600 21600 0 21600 0 0 Z N"/>
        </draw:custom-shape>
        <draw:custom-shape draw:style-name="gr75" draw:text-style-name="P2" draw:layer="layout" svg:width="3.401cm" svg:height="0.933cm" svg:x="4.494cm" svg:y="13.586cm">
          <text:p text:style-name="P4"><text:span text:style-name="T73">Elaboration</text:span></text:p>
          <draw:enhanced-geometry svg:viewBox="0 0 21600 21600" draw:type="rectangle" draw:enhanced-path="M 0 0 L 21600 0 21600 21600 0 21600 0 0 Z N"/>
        </draw:custom-shape>
        <draw:custom-shape draw:style-name="gr75" draw:text-style-name="P2" draw:id="id29" draw:layer="layout" svg:width="3.676cm" svg:height="0.933cm" svg:x="9.803cm" svg:y="13.547cm">
          <text:p text:style-name="P4"><text:span text:style-name="T73">Construction</text:span></text:p>
          <draw:enhanced-geometry svg:viewBox="0 0 21600 21600" draw:type="rectangle" draw:enhanced-path="M 0 0 L 21600 0 21600 21600 0 21600 0 0 Z N"/>
        </draw:custom-shape>
        <draw:custom-shape draw:style-name="gr75" draw:text-style-name="P2" draw:layer="layout" svg:width="3.054cm" svg:height="0.933cm" svg:x="16.197cm" svg:y="13.511cm">
          <text:p text:style-name="P4"><text:span text:style-name="T73">Transition</text:span></text:p>
          <draw:enhanced-geometry svg:viewBox="0 0 21600 21600" draw:type="rectangle" draw:enhanced-path="M 0 0 L 21600 0 21600 21600 0 21600 0 0 Z N"/>
        </draw:custom-shape>
        <draw:custom-shape draw:style-name="gr78" draw:text-style-name="P2" draw:id="id31" draw:layer="layout" svg:width="3.736cm" svg:height="1.951cm" svg:x="8.907cm" svg:y="11.289cm">
          <text:p text:style-name="P56"><text:span text:style-name="T92">Major </text:span><text:span text:style-name="T92"><text:line-break/></text:span><text:span text:style-name="T92">Milestones</text:span></text:p>
          <draw:enhanced-geometry svg:viewBox="0 0 21600 21600" draw:type="rectangle" draw:enhanced-path="M 0 0 L 21600 0 21600 21600 0 21600 0 0 Z N"/>
        </draw:custom-shape>
        <draw:custom-shape draw:style-name="gr80" draw:text-style-name="P2" draw:id="id30" draw:layer="layout" svg:width="8.494cm" svg:height="2.442cm" svg:x="6.41cm" svg:y="11.952cm">
          <text:p text:style-name="P34"/>
          <draw:enhanced-geometry draw:text-areas="10799 1474 21599 10799" svg:viewBox="0 0 21600 21600" draw:type="mso-spt100" draw:modifiers="0 0 0 18868"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74" draw:text-style-name="P8" draw:layer="layout" svg:x1="8.264cm" svg:y1="14.499cm" svg:x2="8.264cm" svg:y2="13.481cm">
          <text:p text:style-name="P34"/>
        </draw:line>
        <draw:line draw:style-name="gr74" draw:text-style-name="P8" draw:layer="layout" svg:x1="3.792cm" svg:y1="14.499cm" svg:x2="3.792cm" svg:y2="13.481cm">
          <text:p text:style-name="P34"/>
        </draw:line>
        <draw:custom-shape draw:style-name="gr58" draw:text-style-name="P2" draw:layer="layout" svg:width="18.781cm" svg:height="3.303cm" svg:x="1.402cm" svg:y="2.536cm">
          <text:p text:style-name="P7"><text:span text:style-name="T52">The Construction phase ends with an important project milestone,</text:span></text:p>
          <text:p text:style-name="P7"><text:span text:style-name="T52"><text:s/></text:span><text:span text:style-name="T52">the Initial Operational Capability Milestone, which is used to determine</text:span></text:p>
          <text:p text:style-name="P7"><text:span text:style-name="T52"><text:s/></text:span><text:span text:style-name="T52">whether the product is ready to be deployed into a beta test environment </text:span></text:p>
          <text:p text:style-name="P7"><text:span text:style-name="T52">by answering (among others) the following questions </text:span></text:p>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0s" smil:fill="hold">
              <anim:par smil:begin="0s" smil:fill="hold">
                <anim:iterate smil:begin="0s" smil:fill="hold" smil:repeatCount="indefinite" presentation:node-type="after-previous" presentation:group-id="0" presentation:preset-class="emphasis" presentation:preset-id="ooo-emphasis-color-over-by-word" smil:targetElement="id29" anim:iterate-type="by-letter" anim:iterate-interval="0.08s">
                  <anim:set smil:dur="2s" smil:fill="hold" smil:attributeName="color" smil:to="#ffff66"/>
                  <anim:set smil:dur="2s" smil:fill="hold" smil:attributeName="fill-color" smil:to="#ffff66"/>
                  <anim:set smil:dur="2s" smil:fill="hold" smil:attributeName="fill" smil:to="solid"/>
                </anim:iterate>
              </anim:par>
              <anim:par smil:begin="2.88s" smil:fill="hold">
                <anim:par smil:begin="0s" smil:fill="hold" smil:repeatCount="indefinite" presentation:node-type="after-previous" presentation:preset-class="emphasis" presentation:preset-id="ooo-emphasis-flash-bulb">
                  <anim:transitionFilter smil:dur="2s" smil:targetElement="id30" smil:keySplines="0,0;0.2,0.5;0.8,0.5;1,0" smil:type="fade" smil:subtype="crossfade" smil:mode="out"/>
                  <anim:animateTransform smil:dur="1s" smil:fill="hold" smil:autoReverse="true" smil:targetElement="id30" smil:to="1.05,1.05" presentation:additive="base" svg:type="scale"/>
                </anim:par>
              </anim:par>
              <anim:par smil:begin="4.88s" smil:fill="hold">
                <anim:iterate smil:begin="0s" smil:fill="hold" smil:repeatCount="indefinite" presentation:node-type="after-previous" presentation:group-id="0" presentation:preset-class="emphasis" presentation:preset-id="ooo-emphasis-color-over-by-word" smil:targetElement="id31" anim:iterate-type="by-letter" anim:iterate-interval="0.04s">
                  <anim:set smil:dur="1s" smil:fill="hold" smil:attributeName="color" smil:to="#339966"/>
                  <anim:set smil:dur="1s" smil:fill="hold" smil:attributeName="fill-color" smil:to="#339966"/>
                  <anim:set smil:dur="1s" smil:fill="hold" smil:attributeName="fill" smil:to="solid"/>
                </anim:iterate>
              </anim:par>
            </anim:par>
          </anim:seq>
        </anim:par>
        <presentation:notes draw:style-name="dp2">
          <draw:page-thumbnail draw:layer="layout" svg:width="13.238cm" svg:height="9.961cm" svg:x="3.537cm" svg:y="2.02cm" draw:page-number="25"/>
          <draw:frame presentation:style-name="pr6" draw:text-style-name="P2" draw:layer="layout" svg:width="13.776cm" svg:height="11.885cm" svg:x="3.197cm" svg:y="13.481cm" presentation:class="notes" presentation:user-transformed="true">
            <draw:text-box>
              <text:p text:style-name="P4">At the end of the construction phase is the third major project milestone (Initial Operational Capability Milestone).</text:p>
              <text:p text:style-name="P4">At this point, you decide if the software, the sites, and the users are ready to go operational, without exposing the</text:p>
              <text:p text:style-name="P4">project to high risks. This release is often called a “beta” release.</text:p>
            </draw:text-box>
          </draw:frame>
        </presentation:notes>
      </draw:page>
      <draw:page draw:name="Artifacts of Construction phase In order of importance" draw:style-name="dp4" draw:master-page-name="Default" presentation:presentation-page-layout-name="AL2T1" presentation:use-footer-name="ftr1" presentation:use-date-time-name="dtd1">
        <draw:frame presentation:style-name="pr38" draw:text-style-name="P2" draw:layer="layout" svg:width="20.324cm" svg:height="2.978cm" svg:x="1.129cm" svg:y="0.023cm" presentation:class="title" presentation:user-transformed="true">
          <draw:text-box>
            <text:p text:style-name="P4"><text:span text:style-name="T5">Artifacts of Construction phase</text:span><text:span text:style-name="T5"><text:line-break/></text:span><text:span text:style-name="T75">I</text:span><text:span text:style-name="T76">n order of importance</text:span></text:p>
          </draw:text-box>
        </draw:frame>
        <draw:frame presentation:style-name="pr40" draw:text-style-name="P2" draw:layer="layout" svg:width="20.324cm" svg:height="12.097cm" svg:x="1.129cm" svg:y="3.082cm" presentation:class="outline" presentation:user-transformed="true">
          <draw:text-box>
            <text:list text:style-name="L7">
              <text:list-item>
                <text:p text:style-name="P9"><text:span text:style-name="T36">"The System“</text:span></text:p>
              </text:list-item>
            </text:list>
            <text:list text:style-name="L7">
              <text:list-item>
                <text:p text:style-name="P9"><text:span text:style-name="T77">Implementation Model</text:span></text:p>
              </text:list-item>
            </text:list>
            <text:list text:style-name="L7">
              <text:list-item>
                <text:p text:style-name="P9"><text:span text:style-name="T77">Iteration Plan</text:span></text:p>
              </text:list-item>
            </text:list>
            <text:list text:style-name="L7">
              <text:list-item>
                <text:p text:style-name="P9"><text:span text:style-name="T77">Design Model </text:span></text:p>
              </text:list-item>
            </text:list>
            <text:list text:style-name="L7">
              <text:list-item>
                <text:p text:style-name="P9"><text:span text:style-name="T77">Development Process</text:span></text:p>
              </text:list-item>
            </text:list>
            <text:list text:style-name="L7">
              <text:list-item>
                <text:p text:style-name="P9"><text:span text:style-name="T77"><text:s/></text:span><text:span text:style-name="T77">Development Infrastructure </text:span></text:p>
              </text:list-item>
            </text:list>
            <text:list text:style-name="L7">
              <text:list-item>
                <text:p text:style-name="P9"><text:span text:style-name="T77">Data Model</text:span></text:p>
              </text:list-item>
            </text:list>
            <text:list text:style-name="L7">
              <text:list-item>
                <text:p text:style-name="P9"><text:span text:style-name="T36">Optional Artifacts</text:span></text:p>
              </text:list-item>
            </text:list>
            <text:list text:style-name="L7">
              <text:list-item>
                <text:list>
                  <text:list-item>
                    <text:p text:style-name="P10"><text:span text:style-name="T93">Supplementary Specifications</text:span></text:p>
                  </text:list-item>
                </text:list>
              </text:list-item>
            </text:list>
            <text:list text:style-name="L7">
              <text:list-item>
                <text:list>
                  <text:list-item>
                    <text:p text:style-name="P10"><text:span text:style-name="T93">Use-Case Model (Actors, Use Cases)</text:span></text:p>
                  </text:list-item>
                </text:list>
              </text:list-item>
            </text:list>
          </draw:text-box>
        </draw:frame>
        <presentation:notes draw:style-name="dp2">
          <draw:page-thumbnail draw:layer="layout" svg:width="13.238cm" svg:height="9.961cm" svg:x="3.537cm" svg:y="2.02cm" draw:page-number="26"/>
          <draw:frame presentation:style-name="pr6" draw:text-style-name="P2" draw:layer="layout" svg:width="13.776cm" svg:height="11.885cm" svg:x="3.197cm" svg:y="13.481cm" presentation:class="notes" presentation:user-transformed="true">
            <draw:text-box>
              <text:p text:style-name="P4"><text:span text:style-name="T104">"The System“</text:span> : The executable system itself, ready to begin "beta" testing.</text:p>
              <text:p text:style-name="P4"><text:span text:style-name="T78">Implementation Model</text:span><text:span text:style-name="T68"> :</text:span>Expanded from that created during the elaboration phase; all implementation elements created by the end of the construction phase.</text:p>
              <text:p text:style-name="P4"><text:span text:style-name="T78">Iteration Plan:</text:span><text:span text:style-name="T79"> </text:span>Iteration plan for the transition phase completed and reviewed.</text:p>
              <text:p text:style-name="P4"><text:span text:style-name="T78">Design Model :</text:span>Updated with new design elements identified during the completion of all requirements.</text:p>
              <text:p text:style-name="P4"><text:span text:style-name="T78">Development Process: The</text:span> development process, including the development case and any project-specific guidelines and templates, has been refined based on project experience, and is sufficiently defined for the next phase to proceed.</text:p>
              <text:p text:style-name="P4"><text:span text:style-name="T78">Development Infrastructure :</text:span>The development environment for transition is in place, including all tools and automation support for the process.</text:p>
              <text:p text:style-name="P4"><text:span text:style-name="T78">Data Model: Updated</text:span> with all elements needed to support the persistence implementation (e.g. tables, indexes, object-to-relational mappings, etc.)<text:span text:style-name="T68"> </text:span></text:p>
              <text:p text:style-name="P4"><text:span text:style-name="T78">Supplementary Specifications: Updated</text:span> with new requirements (if any) discovered during the construction phase.</text:p>
              <text:p text:style-name="P4"><text:span text:style-name="T78">Use-Case Model : </text:span>Updated with new use cases (if any) discovered during the construction phase.</text:p>
            </draw:text-box>
          </draw:frame>
        </presentation:notes>
      </draw:page>
      <draw:page draw:name="Transition Phase" draw:style-name="dp15" draw:master-page-name="Default" presentation:presentation-page-layout-name="AL2T1" presentation:use-footer-name="ftr1" presentation:use-date-time-name="dtd1">
        <draw:frame presentation:style-name="pr41" draw:text-style-name="P2" draw:layer="layout" svg:width="20.324cm" svg:height="1.709cm" svg:x="1.129cm" svg:y="0.394cm" presentation:class="title" presentation:user-transformed="true">
          <draw:text-box>
            <text:p text:style-name="P4"><text:span text:style-name="T105">Transition Phase</text:span></text:p>
          </draw:text-box>
        </draw:frame>
        <draw:frame presentation:style-name="pr42" draw:text-style-name="P2" draw:layer="layout" svg:width="20.324cm" svg:height="6.17cm" svg:x="0.988cm" svg:y="8.585cm" presentation:class="outline" presentation:user-transformed="true">
          <draw:text-box>
            <text:list text:style-name="L7">
              <text:list-item>
                <text:p text:style-name="P69"><text:span text:style-name="T106">“</text:span><text:span text:style-name="T106">beta testing” to validate the new system against user expectations</text:span></text:p>
              </text:list-item>
            </text:list>
            <text:list text:style-name="L7">
              <text:list-item>
                <text:p text:style-name="P69"><text:span text:style-name="T106">parallel operation with a legacy system that it is replacing</text:span></text:p>
              </text:list-item>
            </text:list>
            <text:list text:style-name="L7">
              <text:list-item>
                <text:p text:style-name="P69"><text:span text:style-name="T106">conversion of operational databases</text:span></text:p>
              </text:list-item>
            </text:list>
            <text:list text:style-name="L7">
              <text:list-item>
                <text:p text:style-name="P69"><text:span text:style-name="T106">training of users and maintainers</text:span></text:p>
              </text:list-item>
            </text:list>
            <text:list text:style-name="L7">
              <text:list-item>
                <text:p text:style-name="P69"><text:span text:style-name="T106">roll-out the product to the marketing, distribution, and sales teams</text:span></text:p>
              </text:list-item>
            </text:list>
            <text:list text:style-name="L7">
              <text:list-item>
                <text:p text:style-name="P69"><text:span text:style-name="T106">Improve future project performance through lessons learned</text:span><text:span text:style-name="T107"> </text:span></text:p>
              </text:list-item>
            </text:list>
          </draw:text-box>
        </draw:frame>
        <draw:custom-shape draw:style-name="gr1" draw:text-style-name="P2" draw:layer="layout" svg:width="20.726cm" svg:height="3.303cm" svg:x="1.014cm" svg:y="2.253cm">
          <text:p text:style-name="P7"><text:span text:style-name="T52">The purpose of the transition phase is to transition the software product to the user community. Once the product has been given to the end user, issues usually arise that require you to develop new releases, correct some problems, or finish the features that were postponed.</text:span></text:p>
          <draw:enhanced-geometry svg:viewBox="0 0 21600 21600" draw:type="mso-spt202" draw:enhanced-path="M 0 0 L 21600 0 21600 21600 0 21600 0 0 Z N"/>
        </draw:custom-shape>
        <draw:custom-shape draw:style-name="gr1" draw:text-style-name="P2" draw:layer="layout" svg:width="5.287cm" svg:height="1.186cm" svg:x="0.988cm" svg:y="7.122cm">
          <text:p text:style-name="P7"><text:span text:style-name="T108">Objectives:</text:span></text:p>
          <draw:enhanced-geometry svg:viewBox="0 0 21600 21600" draw:type="mso-spt202" draw:enhanced-path="M 0 0 L 21600 0 21600 21600 0 21600 0 0 Z N"/>
        </draw:custom-shape>
        <presentation:notes draw:style-name="dp2">
          <draw:page-thumbnail draw:layer="layout" svg:width="13.238cm" svg:height="9.961cm" svg:x="3.537cm" svg:y="2.02cm" draw:page-number="27"/>
          <draw:frame presentation:style-name="pr6" draw:text-style-name="P2" draw:layer="layout" svg:width="13.776cm" svg:height="11.885cm" svg:x="3.197cm" svg:y="13.481cm" presentation:class="notes" presentation:user-transformed="true">
            <draw:text-box>
              <text:p text:style-name="P4"><text:span text:style-name="T68">The focus of the Transition Phase is to ensure that software is available for its end users. The Transition Phase can span several iterations, and includes testing the product in preparation for release, and making minor adjustments based on user feedback. At this point in the Life Cycle, user feedback should focus mainly on fine tuning the product, configuring, installing and usability issues, all the major structural issues should have been worked out much earlier in the project Life Cycle.</text:span></text:p>
              <text:p text:style-name="P4"/>
              <text:p text:style-name="P4">The purpose of the transition phase is to transition the software product to the user community. Once the product has been given to the end user, issues usually arise that require you to develop new releases, correct some problems, or finish the features that were postponed.</text:p>
              <text:p text:style-name="P4">The transition phase is entered when a baseline is mature enough to be deployed in the end-user domain.</text:p>
              <text:p text:style-name="P4">This typically requires that some usable subset of the system has been completed to an acceptable level of quality</text:p>
              <text:p text:style-name="P4">and that user documentation is available so that the transition to the user will provide positive results for all parties.</text:p>
              <text:p text:style-name="P4">The transition phase focuses on the activities required to place the software into the hands of the users. Typically,</text:p>
              <text:p text:style-name="P4">this phase includes several iterations, including beta releases, general availability releases, as well as bug-fix and</text:p>
              <text:p text:style-name="P4">enhancement releases. Considerable effort is expended in developing user-oriented documentation, training users,</text:p>
              <text:p text:style-name="P4">supporting users in their initial product use, and reacting to user feedback. At this point in the Life Cycle, however,</text:p>
              <text:p text:style-name="P4">user feedback should be confined primarily to product tuning, configuring, installation, and usability issues.</text:p>
              <text:p text:style-name="P4"/>
            </draw:text-box>
          </draw:frame>
        </presentation:notes>
      </draw:page>
      <draw:page draw:name="Milestone: Product Release" draw:style-name="dp16" draw:master-page-name="Default" presentation:presentation-page-layout-name="AL2T1" presentation:use-footer-name="ftr1" presentation:use-date-time-name="dtd1">
        <draw:frame presentation:style-name="pr43" draw:text-style-name="P2" draw:layer="layout" svg:width="20.324cm" svg:height="1.709cm" svg:x="1.129cm" svg:y="0.499cm" presentation:class="title" presentation:user-transformed="true">
          <draw:text-box>
            <text:p text:style-name="P4"><text:span text:style-name="T89">Milestone: Product Release</text:span></text:p>
          </draw:text-box>
        </draw:frame>
        <draw:frame presentation:style-name="pr44" draw:text-style-name="P2" draw:layer="layout" svg:width="20.219cm" svg:height="3.897cm" svg:x="0.881cm" svg:y="7.175cm" presentation:class="outline" presentation:user-transformed="true">
          <draw:text-box>
            <text:list text:style-name="L7">
              <text:list-item>
                <text:p text:style-name="P70"><text:span text:style-name="T109">Is the user satisfied?</text:span></text:p>
              </text:list-item>
            </text:list>
            <text:list text:style-name="L7">
              <text:list-item>
                <text:p text:style-name="P70"><text:span text:style-name="T109">Are the actual resources expenditures versus planned expenditures still acceptable?</text:span></text:p>
              </text:list-item>
            </text:list>
            <text:list text:style-name="L7">
              <text:list-item>
                <text:p text:style-name="P35"><text:span text:style-name="T109"/></text:p>
              </text:list-item>
            </text:list>
          </draw:text-box>
        </draw:frame>
        <draw:custom-shape draw:style-name="gr1" draw:text-style-name="P2" draw:layer="layout" svg:width="20.973cm" svg:height="4.065cm" svg:x="1.014cm" svg:y="2.183cm">
          <text:p text:style-name="P7"><text:span text:style-name="T52">Transition ends with the fourth major project milestone, the Product Release Milestone, to determine whether the objectives were met and if you should start another development cycle. (Several development cycles may have been already planned during Inception.) In some cases this milestone may coincide with the end of the Inception phase for the next cycle </text:span></text:p>
          <draw:enhanced-geometry svg:viewBox="0 0 21600 21600" draw:type="mso-spt202" draw:enhanced-path="M 0 0 L 21600 0 21600 21600 0 21600 0 0 Z N"/>
        </draw:custom-shape>
        <draw:line draw:style-name="gr71" draw:text-style-name="P8" draw:layer="layout" svg:x1="1.46cm" svg:y1="15.377cm" svg:x2="19.711cm" svg:y2="15.377cm">
          <text:p text:style-name="P34"/>
        </draw:line>
        <draw:custom-shape draw:style-name="gr72" draw:text-style-name="P2" draw:layer="layout" svg:width="1.708cm" svg:height="1.019cm" svg:x="9.41cm" svg:y="14.437cm">
          <text:p text:style-name="P1"><text:span text:style-name="T71">time</text:span></text:p>
          <draw:enhanced-geometry svg:viewBox="0 0 21600 21600" draw:type="rectangle" draw:enhanced-path="M 0 0 L 21600 0 21600 21600 0 21600 0 0 Z N"/>
        </draw:custom-shape>
        <draw:custom-shape draw:style-name="gr73" draw:text-style-name="P2" draw:layer="layout" svg:width="18.658cm" svg:height="1.089cm" svg:x="1.221cm" svg:y="13.41cm">
          <text:p text:style-name="P34"/>
          <draw:enhanced-geometry svg:viewBox="0 0 21600 21600" draw:type="rectangle" draw:enhanced-path="M 0 0 L 21600 0 21600 21600 0 21600 0 0 Z N"/>
        </draw:custom-shape>
        <draw:line draw:style-name="gr74" draw:text-style-name="P8" draw:layer="layout" svg:x1="15.258cm" svg:y1="14.499cm" svg:x2="15.258cm" svg:y2="13.481cm">
          <text:p text:style-name="P34"/>
        </draw:line>
        <draw:custom-shape draw:style-name="gr75" draw:text-style-name="P2" draw:layer="layout" svg:width="2.529cm" svg:height="0.849cm" svg:x="1.244cm" svg:y="13.573cm">
          <text:p text:style-name="P4"><text:span text:style-name="T72">Inception</text:span></text:p>
          <draw:enhanced-geometry svg:viewBox="0 0 21600 21600" draw:type="rectangle" draw:enhanced-path="M 0 0 L 21600 0 21600 21600 0 21600 0 0 Z N"/>
        </draw:custom-shape>
        <draw:custom-shape draw:style-name="gr75" draw:text-style-name="P2" draw:layer="layout" svg:width="3.401cm" svg:height="0.933cm" svg:x="4.494cm" svg:y="13.586cm">
          <text:p text:style-name="P4"><text:span text:style-name="T73">Elaboration</text:span></text:p>
          <draw:enhanced-geometry svg:viewBox="0 0 21600 21600" draw:type="rectangle" draw:enhanced-path="M 0 0 L 21600 0 21600 21600 0 21600 0 0 Z N"/>
        </draw:custom-shape>
        <draw:custom-shape draw:style-name="gr75" draw:text-style-name="P2" draw:layer="layout" svg:width="3.676cm" svg:height="0.933cm" svg:x="9.803cm" svg:y="13.547cm">
          <text:p text:style-name="P4"><text:span text:style-name="T73">Construction</text:span></text:p>
          <draw:enhanced-geometry svg:viewBox="0 0 21600 21600" draw:type="rectangle" draw:enhanced-path="M 0 0 L 21600 0 21600 21600 0 21600 0 0 Z N"/>
        </draw:custom-shape>
        <draw:custom-shape draw:style-name="gr75" draw:text-style-name="P2" draw:layer="layout" svg:width="3.054cm" svg:height="0.933cm" svg:x="16.197cm" svg:y="13.511cm">
          <text:p text:id="id32" text:style-name="P4"><text:span text:style-name="T73">Transition</text:span></text:p>
          <draw:enhanced-geometry svg:viewBox="0 0 21600 21600" draw:type="rectangle" draw:enhanced-path="M 0 0 L 21600 0 21600 21600 0 21600 0 0 Z N"/>
        </draw:custom-shape>
        <draw:custom-shape draw:style-name="gr78" draw:text-style-name="P2" draw:id="id34" draw:layer="layout" svg:width="3.736cm" svg:height="1.951cm" svg:x="8.907cm" svg:y="11.289cm">
          <text:p text:style-name="P56"><text:span text:style-name="T92">Major </text:span><text:span text:style-name="T92"><text:line-break/></text:span><text:span text:style-name="T92">Milestones</text:span></text:p>
          <draw:enhanced-geometry svg:viewBox="0 0 21600 21600" draw:type="rectangle" draw:enhanced-path="M 0 0 L 21600 0 21600 21600 0 21600 0 0 Z N"/>
        </draw:custom-shape>
        <draw:custom-shape draw:style-name="gr81" draw:text-style-name="P2" draw:id="id33" draw:layer="layout" svg:width="12.938cm" svg:height="2.768cm" svg:x="6.208cm" svg:y="11.783cm">
          <text:p text:style-name="P34"/>
          <draw:enhanced-geometry draw:text-areas="10799 0 21599 10799" svg:viewBox="0 0 21600 21600"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74" draw:text-style-name="P8" draw:layer="layout" svg:x1="8.264cm" svg:y1="14.499cm" svg:x2="8.264cm" svg:y2="13.481cm">
          <text:p text:style-name="P34"/>
        </draw:line>
        <draw:line draw:style-name="gr74" draw:text-style-name="P8" draw:layer="layout" svg:x1="3.792cm" svg:y1="14.499cm" svg:x2="3.792cm" svg:y2="13.481cm">
          <text:p text:style-name="P34"/>
        </draw:line>
        <anim:par smil:dur="indefinite" smil:restart="never" presentation:node-type="timing-root">
          <anim:seq smil:dur="indefinite" presentation:node-type="main-sequence">
            <anim:par smil:begin="0s" smil:fill="hold">
              <anim:par smil:begin="0s" smil:fill="hold">
                <anim:iterate smil:begin="0s" smil:fill="hold" smil:repeatCount="indefinite" presentation:node-type="after-previous" presentation:preset-class="emphasis" presentation:preset-id="ooo-emphasis-color-over-by-word" smil:targetElement="id32" anim:iterate-type="by-letter" anim:iterate-interval="0.08s">
                  <anim:set smil:dur="2s" smil:fill="hold" anim:sub-item="text" smil:attributeName="color" smil:to="#ffff66"/>
                  <anim:set smil:dur="2s" smil:fill="hold" anim:sub-item="text" smil:attributeName="fill-color" smil:to="#ffff66"/>
                  <anim:set smil:dur="2s" smil:fill="hold" anim:sub-item="text" smil:attributeName="fill" smil:to="solid"/>
                </anim:iterate>
              </anim:par>
              <anim:par smil:begin="2.72s" smil:fill="hold">
                <anim:par smil:begin="0s" smil:fill="hold" smil:repeatCount="indefinite" presentation:node-type="after-previous" presentation:preset-class="emphasis" presentation:preset-id="ooo-emphasis-flash-bulb">
                  <anim:transitionFilter smil:dur="2s" smil:targetElement="id33" smil:keySplines="0,0;0.2,0.5;0.8,0.5;1,0" smil:type="fade" smil:subtype="crossfade" smil:mode="out"/>
                  <anim:animateTransform smil:dur="1s" smil:fill="hold" smil:autoReverse="true" smil:targetElement="id33" smil:to="1.05,1.05" presentation:additive="base" svg:type="scale"/>
                </anim:par>
              </anim:par>
              <anim:par smil:begin="4.72s" smil:fill="hold">
                <anim:iterate smil:begin="0s" smil:fill="hold" smil:repeatCount="indefinite" presentation:node-type="after-previous" presentation:group-id="0" presentation:preset-class="emphasis" presentation:preset-id="ooo-emphasis-color-over-by-word" smil:targetElement="id34" anim:iterate-type="by-letter" anim:iterate-interval="0.04s">
                  <anim:set smil:dur="1s" smil:fill="hold" smil:attributeName="color" smil:to="#339966"/>
                  <anim:set smil:dur="1s" smil:fill="hold" smil:attributeName="fill-color" smil:to="#339966"/>
                  <anim:set smil:dur="1s" smil:fill="hold" smil:attributeName="fill" smil:to="solid"/>
                </anim:iterate>
              </anim:par>
            </anim:par>
          </anim:seq>
        </anim:par>
        <presentation:notes draw:style-name="dp2">
          <draw:page-thumbnail draw:layer="layout" svg:width="13.238cm" svg:height="9.961cm" svg:x="3.537cm" svg:y="2.02cm" draw:page-number="28"/>
          <draw:frame presentation:style-name="pr6" draw:text-style-name="P2" draw:layer="layout" svg:width="13.776cm" svg:height="11.885cm" svg:x="3.197cm" svg:y="13.481cm" presentation:class="notes" presentation:user-transformed="true">
            <draw:text-box>
              <text:p text:style-name="P4">At the end of the transition phase is the fourth important project milestone, the Product Release Milestone.</text:p>
              <text:p text:style-name="P4">At this point, you decide if the objectives were met, and if you should start another development cycle. In</text:p>
              <text:p text:style-name="P4">some cases, this milestone may coincide with the end of the inception phase for the next cycle.</text:p>
            </draw:text-box>
          </draw:frame>
        </presentation:notes>
      </draw:page>
      <draw:page draw:name="Artifacts of Transition phase  In order of importance" draw:style-name="dp4" draw:master-page-name="Default" presentation:presentation-page-layout-name="AL2T1" presentation:use-footer-name="ftr1" presentation:use-date-time-name="dtd1">
        <draw:frame presentation:style-name="pr4" draw:text-style-name="P2" draw:layer="layout" svg:width="20.324cm" svg:height="3.191cm" svg:x="1.129cm" svg:y="0.499cm" presentation:class="title" presentation:user-transformed="true">
          <draw:text-box>
            <text:p text:style-name="P4"><text:span text:style-name="T5">Artifacts of Transition phase</text:span><text:span text:style-name="T5"><text:line-break/></text:span><text:span text:style-name="T5"> </text:span><text:span text:style-name="T75">I</text:span><text:span text:style-name="T76">n order of importance</text:span></text:p>
          </draw:text-box>
        </draw:frame>
        <draw:frame presentation:style-name="pr10" draw:text-style-name="P2" draw:layer="layout" svg:width="20.324cm" svg:height="11.215cm" svg:x="1.129cm" svg:y="3.964cm" presentation:class="outline" presentation:user-transformed="true">
          <draw:text-box>
            <text:list text:style-name="L7">
              <text:list-item>
                <text:p text:style-name="P13"><text:span text:style-name="T110">Implementation Elements</text:span></text:p>
              </text:list-item>
            </text:list>
            <text:list text:style-name="L7">
              <text:list-item>
                <text:list>
                  <text:list-item>
                    <text:list>
                      <text:list-item>
                        <text:p text:style-name="P14">The implementation is complete and base lined, and the deployable elements have been incorporated in the final product</text:p>
                      </text:list-item>
                    </text:list>
                  </text:list-item>
                </text:list>
              </text:list-item>
            </text:list>
            <text:list text:style-name="L7">
              <text:list-item>
                <text:p text:style-name="P13"><text:span text:style-name="T110">Shrink-wrap Product Packaging (Optional</text:span><text:span text:style-name="T111"> </text:span><text:span text:style-name="T110">)</text:span></text:p>
              </text:list-item>
            </text:list>
            <text:list text:style-name="L7">
              <text:list-item>
                <text:list>
                  <text:list-item>
                    <text:list>
                      <text:list-item>
                        <text:p text:style-name="P14">In the case of creating a shrink-wrap product, the contractor will need the necessary packaging artifacts to help retail the product.</text:p>
                      </text:list-item>
                    </text:list>
                  </text:list-item>
                </text:list>
              </text:list-item>
            </text:list>
          </draw:text-box>
        </draw:frame>
        <presentation:notes draw:style-name="dp5">
          <draw:page-thumbnail draw:style-name="gr3" draw:layer="layout" svg:width="13.238cm" svg:height="9.962cm" svg:x="3.537cm" svg:y="2.019cm" draw:page-number="29" presentation:class="page"/>
          <draw:frame presentation:style-name="pr9" draw:layer="layout" svg:width="13.776cm" svg:height="11.886cm" svg:x="3.197cm" svg:y="13.481cm" presentation:class="notes" presentation:placeholder="true">
            <draw:text-box/>
          </draw:frame>
        </presentation:notes>
      </draw:page>
      <draw:page draw:name="Dynamic Elements Phases and Milestones , a Review" draw:style-name="dp17" draw:master-page-name="Default" presentation:presentation-page-layout-name="AL4T19" presentation:use-footer-name="ftr1" presentation:use-date-time-name="dtd1">
        <draw:frame presentation:style-name="pr26" draw:text-style-name="P2" draw:layer="layout" svg:width="20.289cm" svg:height="2.935cm" svg:x="1.128cm" svg:y="-0.149cm" presentation:class="title" presentation:user-transformed="true">
          <draw:text-box>
            <text:p text:style-name="P4"><text:span text:style-name="T112">Dynamic Elements Phases and Milestones , a Review</text:span></text:p>
          </draw:text-box>
        </draw:frame>
        <draw:line draw:style-name="gr82" draw:text-style-name="P8" draw:layer="layout" svg:x1="1.305cm" svg:y1="6.703cm" svg:x2="22.335cm" svg:y2="6.703cm">
          <text:p text:style-name="P34"/>
        </draw:line>
        <draw:custom-shape draw:style-name="gr1" draw:text-style-name="P2" draw:layer="layout" svg:width="3.069cm" svg:height="0.931cm" svg:x="19.266cm" svg:y="5.398cm">
          <text:p text:style-name="P71"><text:span text:style-name="T113">time</text:span></text:p>
          <draw:enhanced-geometry svg:viewBox="0 0 21600 21600" draw:type="mso-spt202" draw:enhanced-path="M 0 0 L 21600 0 21600 21600 0 21600 0 0 Z N"/>
        </draw:custom-shape>
        <draw:g draw:id="id35">
          <draw:custom-shape draw:style-name="gr83" draw:text-style-name="P2" draw:layer="layout" svg:width="4.163cm" svg:height="1.102cm" svg:x="0.669cm" svg:y="7.373cm">
            <text:p text:style-name="P72"><text:span text:style-name="T114">Inception</text:span></text:p>
            <draw:enhanced-geometry svg:viewBox="0 0 21600 21600" draw:type="mso-spt202" draw:enhanced-path="M 0 0 L 21600 0 21600 21600 0 21600 0 0 Z N"/>
          </draw:custom-shape>
          <draw:custom-shape draw:style-name="gr1" draw:text-style-name="P2" draw:layer="layout" svg:width="4.762cm" svg:height="1.949cm" svg:x="0.705cm" svg:y="8.996cm">
            <text:p text:style-name="P73"><text:span text:style-name="T114">Define scope of project</text:span></text:p>
            <draw:enhanced-geometry svg:viewBox="0 0 21600 21600" draw:type="mso-spt202" draw:enhanced-path="M 0 0 L 21600 0 21600 21600 0 21600 0 0 Z N"/>
          </draw:custom-shape>
          <draw:custom-shape draw:style-name="gr84" draw:text-style-name="P2" draw:layer="layout" svg:width="3.775cm" svg:height="1.779cm" svg:x="3.95cm" svg:y="3.598cm">
            <text:p text:style-name="P74"><text:span text:style-name="T115">Life Cycle Objectives</text:span></text:p>
            <draw:enhanced-geometry svg:viewBox="0 0 21600 21600" draw:type="mso-spt202" draw:enhanced-path="M 0 0 L 21600 0 21600 21600 0 21600 0 0 Z N"/>
          </draw:custom-shape>
          <draw:line draw:style-name="gr85" draw:text-style-name="P8" draw:layer="layout" svg:x1="5.291cm" svg:y1="5.856cm" svg:x2="5.291cm" svg:y2="14.182cm">
            <text:p text:style-name="P34"/>
          </draw:line>
          <draw:g>
            <draw:custom-shape draw:style-name="gr86" draw:text-style-name="P2" draw:layer="layout" svg:width="0.85cm" svg:height="0.328cm" draw:transform="rotate (0.16022122533305) translate (1.246cm 13.43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cm" svg:height="0.328cm" draw:transform="rotate (-1.27007609667722) translate (2.407cm 13.514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cm" svg:height="0.328cm" draw:transform="rotate (-3.0794589322194) translate (2.461cm 14.705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cm" svg:height="0.328cm" draw:transform="rotate (1.88652638848032) translate (1.327cm 14.583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3cm" svg:height="0.328cm" draw:transform="rotate (1.42139614282391) translate (1.048cm 13.655cm)">
              <text:p text:style-name="P34"/>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cm" svg:height="0.327cm" draw:transform="rotate (1.16413461108) translate (2.827cm 15.527cm)">
              <text:p text:style-name="P34"/>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86" draw:text-style-name="P2" draw:layer="layout" svg:width="0.85cm" svg:height="0.328cm" draw:transform="rotate (0.16022122533305) translate (3.83cm 13.43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cm" svg:height="0.328cm" draw:transform="rotate (-1.27007609667722) translate (4.991cm 13.514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cm" svg:height="0.328cm" draw:transform="rotate (-3.0794589322194) translate (5.045cm 14.705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cm" svg:height="0.328cm" draw:transform="rotate (1.88652638848032) translate (3.911cm 14.583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3cm" svg:height="0.328cm" draw:transform="rotate (1.42139614282391) translate (3.632cm 13.655cm)">
              <text:p text:style-name="P34"/>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cm" svg:height="0.327cm" draw:transform="rotate (1.16413461108) translate (5.411cm 15.527cm)">
              <text:p text:style-name="P34"/>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 draw:text-style-name="P2" draw:layer="layout" svg:width="1.587cm" svg:height="1.948cm" svg:x="2.363cm" svg:y="13.159cm">
            <text:p text:style-name="P75"><text:span text:style-name="T116">…</text:span></text:p>
            <draw:enhanced-geometry svg:viewBox="0 0 21600 21600" draw:type="mso-spt202" draw:enhanced-path="M 0 0 L 21600 0 21600 21600 0 21600 0 0 Z N"/>
          </draw:custom-shape>
        </draw:g>
        <draw:g draw:id="id36">
          <draw:custom-shape draw:style-name="gr83" draw:text-style-name="P2" draw:layer="layout" svg:width="4.163cm" svg:height="1.102cm" svg:x="6.006cm" svg:y="7.338cm">
            <text:p text:style-name="P72"><text:span text:style-name="T114">Elaboration</text:span></text:p>
            <draw:enhanced-geometry svg:viewBox="0 0 21600 21600" draw:type="mso-spt202" draw:enhanced-path="M 0 0 L 21600 0 21600 21600 0 21600 0 0 Z N"/>
          </draw:custom-shape>
          <draw:custom-shape draw:style-name="gr1" draw:text-style-name="P2" draw:layer="layout" svg:width="5.821cm" svg:height="3.643cm" svg:x="5.477cm" svg:y="8.996cm">
            <text:p text:style-name="P73"><text:span text:style-name="T114">Plan project, specify features, baseline architecture</text:span></text:p>
            <draw:enhanced-geometry svg:viewBox="0 0 21600 21600" draw:type="mso-spt202" draw:enhanced-path="M 0 0 L 21600 0 21600 21600 0 21600 0 0 Z N"/>
          </draw:custom-shape>
          <draw:custom-shape draw:style-name="gr84" draw:text-style-name="P2" draw:layer="layout" svg:width="4.551cm" svg:height="1.779cm" svg:x="8.749cm" svg:y="3.422cm">
            <text:p text:style-name="P74"><text:span text:style-name="T115">Life Cycle Architecture</text:span></text:p>
            <draw:enhanced-geometry svg:viewBox="0 0 21600 21600" draw:type="mso-spt202" draw:enhanced-path="M 0 0 L 21600 0 21600 21600 0 21600 0 0 Z N"/>
          </draw:custom-shape>
          <draw:line draw:style-name="gr85" draw:text-style-name="P8" draw:layer="layout" svg:x1="11.113cm" svg:y1="5.856cm" svg:x2="11.113cm" svg:y2="14.182cm">
            <text:p text:style-name="P34"/>
          </draw:line>
          <draw:g>
            <draw:custom-shape draw:style-name="gr86" draw:text-style-name="P2" draw:layer="layout" svg:width="0.85cm" svg:height="0.328cm" draw:transform="rotate (0.16022122533305) translate (6.062cm 13.43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cm" svg:height="0.328cm" draw:transform="rotate (-1.27007609667722) translate (7.223cm 13.514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cm" svg:height="0.328cm" draw:transform="rotate (-3.0794589322194) translate (7.277cm 14.705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cm" svg:height="0.328cm" draw:transform="rotate (1.88652638848032) translate (6.143cm 14.583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3cm" svg:height="0.328cm" draw:transform="rotate (1.42139614282391) translate (5.864cm 13.655cm)">
              <text:p text:style-name="P34"/>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cm" svg:height="0.327cm" draw:transform="rotate (1.16413461108) translate (7.643cm 15.527cm)">
              <text:p text:style-name="P34"/>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86" draw:text-style-name="P2" draw:layer="layout" svg:width="0.851cm" svg:height="0.328cm" draw:transform="rotate (0.16022122533305) translate (9.457cm 13.429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1cm" svg:height="0.328cm" draw:transform="rotate (-1.27007609667722) translate (10.618cm 13.514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1cm" svg:height="0.328cm" draw:transform="rotate (-3.0794589322194) translate (10.673cm 14.705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1cm" svg:height="0.328cm" draw:transform="rotate (1.88652638848032) translate (9.539cm 14.583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3cm" svg:height="0.328cm" draw:transform="rotate (1.42139614282391) translate (9.26cm 13.654cm)">
              <text:p text:style-name="P34"/>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2cm" svg:height="0.328cm" draw:transform="rotate (1.16413461108) translate (11.04cm 15.526cm)">
              <text:p text:style-name="P34"/>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 draw:text-style-name="P2" draw:layer="layout" svg:width="1.587cm" svg:height="1.948cm" svg:x="7.444cm" svg:y="13.229cm">
            <text:p text:style-name="P75"><text:span text:style-name="T116">…</text:span></text:p>
            <draw:enhanced-geometry svg:viewBox="0 0 21600 21600" draw:type="mso-spt202" draw:enhanced-path="M 0 0 L 21600 0 21600 21600 0 21600 0 0 Z N"/>
          </draw:custom-shape>
        </draw:g>
        <draw:g draw:id="id37">
          <draw:custom-shape draw:style-name="gr84" draw:text-style-name="P2" draw:layer="layout" svg:width="4.057cm" svg:height="2.541cm" svg:x="14.146cm" svg:y="2.963cm">
            <text:p text:style-name="P74"><text:span text:style-name="T115">Initial Operational Capability</text:span></text:p>
            <draw:enhanced-geometry svg:viewBox="0 0 21600 21600" draw:type="mso-spt202" draw:enhanced-path="M 0 0 L 21600 0 21600 21600 0 21600 0 0 Z N"/>
          </draw:custom-shape>
          <draw:custom-shape draw:style-name="gr83" draw:text-style-name="P2" draw:layer="layout" svg:width="4.904cm" svg:height="1.102cm" svg:x="11.381cm" svg:y="7.338cm">
            <text:p text:style-name="P72"><text:span text:style-name="T114">Construction</text:span></text:p>
            <draw:enhanced-geometry svg:viewBox="0 0 21600 21600" draw:type="mso-spt202" draw:enhanced-path="M 0 0 L 21600 0 21600 21600 0 21600 0 0 Z N"/>
          </draw:custom-shape>
          <draw:custom-shape draw:style-name="gr1" draw:text-style-name="P2" draw:layer="layout" svg:width="4.762cm" svg:height="1.102cm" svg:x="11.558cm" svg:y="8.996cm">
            <text:p text:style-name="P73"><text:span text:style-name="T114">Build product</text:span></text:p>
            <draw:enhanced-geometry svg:viewBox="0 0 21600 21600" draw:type="mso-spt202" draw:enhanced-path="M 0 0 L 21600 0 21600 21600 0 21600 0 0 Z N"/>
          </draw:custom-shape>
          <draw:line draw:style-name="gr85" draw:text-style-name="P8" draw:layer="layout" svg:x1="16.616cm" svg:y1="5.856cm" svg:x2="16.616cm" svg:y2="14.182cm">
            <text:p text:style-name="P34"/>
          </draw:line>
          <draw:g>
            <draw:custom-shape draw:style-name="gr86" draw:text-style-name="P2" draw:layer="layout" svg:width="0.851cm" svg:height="0.328cm" draw:transform="rotate (0.16022122533305) translate (11.803cm 13.429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1cm" svg:height="0.328cm" draw:transform="rotate (-1.27007609667722) translate (12.964cm 13.514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1cm" svg:height="0.328cm" draw:transform="rotate (-3.0794589322194) translate (13.019cm 14.705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1cm" svg:height="0.328cm" draw:transform="rotate (1.88652638848032) translate (11.885cm 14.583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3cm" svg:height="0.328cm" draw:transform="rotate (1.42139614282391) translate (11.606cm 13.654cm)">
              <text:p text:style-name="P34"/>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2cm" svg:height="0.328cm" draw:transform="rotate (1.16413461108) translate (13.386cm 15.526cm)">
              <text:p text:style-name="P34"/>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86" draw:text-style-name="P2" draw:layer="layout" svg:width="0.851cm" svg:height="0.328cm" draw:transform="rotate (0.16022122533305) translate (15.022cm 13.429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1cm" svg:height="0.328cm" draw:transform="rotate (-1.27007609667722) translate (16.183cm 13.514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1cm" svg:height="0.328cm" draw:transform="rotate (-3.0794589322194) translate (16.238cm 14.705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1cm" svg:height="0.328cm" draw:transform="rotate (1.88652638848032) translate (15.104cm 14.583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3cm" svg:height="0.328cm" draw:transform="rotate (1.42139614282391) translate (14.825cm 13.654cm)">
              <text:p text:style-name="P34"/>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2cm" svg:height="0.328cm" draw:transform="rotate (1.16413461108) translate (16.605cm 15.526cm)">
              <text:p text:style-name="P34"/>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 draw:text-style-name="P2" draw:layer="layout" svg:width="1.588cm" svg:height="1.948cm" svg:x="13.37cm" svg:y="13.264cm">
            <text:p text:style-name="P75"><text:span text:style-name="T116">…</text:span></text:p>
            <draw:enhanced-geometry svg:viewBox="0 0 21600 21600" draw:type="mso-spt202" draw:enhanced-path="M 0 0 L 21600 0 21600 21600 0 21600 0 0 Z N"/>
          </draw:custom-shape>
        </draw:g>
        <draw:g>
          <draw:custom-shape draw:style-name="gr87" draw:text-style-name="P2" draw:layer="layout" svg:width="2.256cm" svg:height="1.35cm" svg:x="1.76cm" svg:y="3.704cm">
            <text:p text:style-name="P34"/>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8" draw:text-style-name="P2" draw:layer="layout" svg:width="3.257cm" svg:height="1.607cm" svg:x="0.176cm" svg:y="3.606cm">
            <text:p text:style-name="P16"><text:span text:style-name="T117">Major Milestones</text:span></text:p>
            <draw:enhanced-geometry svg:viewBox="0 0 21600 21600" draw:type="rectangle" draw:enhanced-path="M 0 0 L 21600 0 21600 21600 0 21600 0 0 Z N"/>
          </draw:custom-shape>
        </draw:g>
        <draw:g draw:id="id38">
          <draw:custom-shape draw:style-name="gr83" draw:text-style-name="P2" draw:layer="layout" svg:width="4.163cm" svg:height="1.102cm" svg:x="17.074cm" svg:y="7.338cm">
            <text:p text:style-name="P72"><text:span text:style-name="T114">Transition</text:span></text:p>
            <draw:enhanced-geometry svg:viewBox="0 0 21600 21600" draw:type="mso-spt202" draw:enhanced-path="M 0 0 L 21600 0 21600 21600 0 21600 0 0 Z N"/>
          </draw:custom-shape>
          <draw:custom-shape draw:style-name="gr1" draw:text-style-name="P2" draw:layer="layout" svg:width="4.763cm" svg:height="3.643cm" svg:x="17.039cm" svg:y="8.996cm">
            <text:p text:style-name="P73"><text:span text:style-name="T114">Transition product to end user community</text:span></text:p>
            <draw:enhanced-geometry svg:viewBox="0 0 21600 21600" draw:type="mso-spt202" draw:enhanced-path="M 0 0 L 21600 0 21600 21600 0 21600 0 0 Z N"/>
          </draw:custom-shape>
          <draw:g>
            <draw:custom-shape draw:style-name="gr86" draw:text-style-name="P2" draw:layer="layout" svg:width="0.85cm" svg:height="0.328cm" draw:transform="rotate (0.16022122533305) translate (17.289cm 13.43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cm" svg:height="0.328cm" draw:transform="rotate (-1.27007609667722) translate (18.45cm 13.514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cm" svg:height="0.328cm" draw:transform="rotate (-3.0794589322194) translate (18.504cm 14.705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cm" svg:height="0.328cm" draw:transform="rotate (1.88652638848032) translate (17.37cm 14.583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3cm" svg:height="0.328cm" draw:transform="rotate (1.42139614282391) translate (17.091cm 13.655cm)">
              <text:p text:style-name="P34"/>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cm" svg:height="0.327cm" draw:transform="rotate (1.16413461108) translate (18.87cm 15.527cm)">
              <text:p text:style-name="P34"/>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86" draw:text-style-name="P2" draw:layer="layout" svg:width="0.85cm" svg:height="0.328cm" draw:transform="rotate (0.16022122533305) translate (19.838cm 13.43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cm" svg:height="0.328cm" draw:transform="rotate (-1.27007609667722) translate (20.999cm 13.514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cm" svg:height="0.328cm" draw:transform="rotate (-3.0794589322194) translate (21.053cm 14.705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cm" svg:height="0.328cm" draw:transform="rotate (1.88652638848032) translate (19.919cm 14.583cm)">
              <text:p text:style-name="P34"/>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3cm" svg:height="0.328cm" draw:transform="rotate (1.42139614282391) translate (19.64cm 13.655cm)">
              <text:p text:style-name="P34"/>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2" draw:layer="layout" svg:width="0.85cm" svg:height="0.327cm" draw:transform="rotate (1.16413461108) translate (21.419cm 15.527cm)">
              <text:p text:style-name="P34"/>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 draw:text-style-name="P2" draw:layer="layout" svg:width="1.587cm" svg:height="1.948cm" svg:x="18.38cm" svg:y="13.264cm">
            <text:p text:style-name="P75"><text:span text:style-name="T116">…</text:span></text:p>
            <draw:enhanced-geometry svg:viewBox="0 0 21600 21600" draw:type="mso-spt202" draw:enhanced-path="M 0 0 L 21600 0 21600 21600 0 21600 0 0 Z N"/>
          </draw:custom-shape>
          <draw:line draw:style-name="gr85" draw:text-style-name="P8" draw:layer="layout" svg:x1="21.555cm" svg:y1="5.997cm" svg:x2="21.555cm" svg:y2="14.323cm">
            <text:p text:style-name="P34"/>
          </draw:line>
          <draw:custom-shape draw:style-name="gr84" draw:text-style-name="P2" draw:layer="layout" svg:width="3.065cm" svg:height="1.779cm" svg:x="19.694cm" svg:y="3.669cm">
            <text:p text:style-name="P74"><text:span text:style-name="T115">Product Release</text:span></text:p>
            <draw:enhanced-geometry svg:viewBox="0 0 21600 21600" draw:type="mso-spt202"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amond" presentation:preset-sub-type="in">
                  <anim:set smil:begin="0s" smil:dur="0.001s" smil:fill="hold" smil:targetElement="id35" smil:attributeName="visibility" smil:to="visible"/>
                  <anim:transitionFilter smil:dur="2s" smil:targetElement="id35" smil:type="irisWipe" smil:subtype="diamond" smil:direction="rever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6" smil:attributeName="visibility" smil:to="visible"/>
                  <anim:animate smil:dur="2s" smil:fill="hold" smil:targetElement="id36" smil:attributeName="x" smil:values="x;x" smil:keyTimes="0;1" presentation:additive="base"/>
                  <anim:animate smil:dur="2s" smil:fill="hold" smil:targetElement="id36" smil:attributeName="y" smil:values="1+height/2;y" smil:keyTimes="0;1" presentation: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7" smil:attributeName="visibility" smil:to="visible"/>
                  <anim:animate smil:dur="2s" smil:fill="hold" smil:targetElement="id37" smil:attributeName="x" smil:values="x;x" smil:keyTimes="0;1" presentation:additive="base"/>
                  <anim:animate smil:dur="2s" smil:fill="hold" smil:targetElement="id37" smil:attributeName="y" smil:values="1+height/2;y" smil:keyTimes="0;1" presentation:additive="bas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38" smil:attributeName="visibility" smil:to="visible"/>
                  <anim:transitionFilter smil:dur="2s" smil:targetElement="id38" smil:type="blindsWipe" smil:subtype="horizontal"/>
                </anim:par>
              </anim:par>
            </anim:par>
          </anim:seq>
        </anim:par>
        <presentation:notes draw:style-name="dp2">
          <draw:page-thumbnail draw:layer="layout" svg:width="13.238cm" svg:height="9.961cm" svg:x="3.537cm" svg:y="2.02cm" draw:page-number="30"/>
          <draw:frame presentation:style-name="pr23" draw:text-style-name="P34" draw:layer="layout" svg:width="13.776cm" svg:height="11.886cm" svg:x="3.197cm" svg:y="13.481cm" presentation:class="notes" presentation:placeholder="true">
            <draw:text-box/>
          </draw:frame>
        </presentation:notes>
      </draw:page>
      <draw:page draw:name="System Evolution" draw:style-name="dp18" draw:master-page-name="Default" presentation:presentation-page-layout-name="AL2T1" presentation:use-footer-name="ftr1" presentation:use-date-time-name="dtd1">
        <draw:frame presentation:style-name="pr26" draw:text-style-name="P2" draw:layer="layout" svg:width="20.324cm" svg:height="1.709cm" svg:x="1.129cm" svg:y="0.464cm" presentation:class="title" presentation:user-transformed="true">
          <draw:text-box>
            <text:p text:style-name="P4"><text:span text:style-name="T5">System Evolution</text:span></text:p>
          </draw:text-box>
        </draw:frame>
        <draw:frame presentation:style-name="pr45" draw:text-style-name="P2" draw:layer="layout" svg:width="19.553cm" svg:height="4.159cm" svg:x="1.375cm" svg:y="7.36cm" presentation:class="outline" presentation:user-transformed="true">
          <draw:text-box>
            <text:list text:style-name="L7">
              <text:list-item>
                <text:list>
                  <text:list-item>
                    <text:p text:style-name="P76"><text:span text:style-name="T118">Four phases form one </text:span><text:span text:style-name="T119">development cycle</text:span><text:span text:style-name="T118"> and produce a </text:span><text:span text:style-name="T119">generation</text:span><text:span text:style-name="T118"> of the system</text:span></text:p>
                  </text:list-item>
                </text:list>
              </text:list-item>
            </text:list>
            <text:list text:style-name="L7">
              <text:list-item>
                <text:list>
                  <text:list-item>
                    <text:p text:style-name="P76"><text:span text:style-name="T118">Significant user enhancement, business or mission changes, or technology changes trigger a new generation</text:span><text:span text:style-name="T120"> </text:span></text:p>
                  </text:list-item>
                </text:list>
              </text:list-item>
            </text:list>
            <text:list text:style-name="L7">
              <text:list-item>
                <text:list>
                  <text:list-item>
                    <text:p text:style-name="P76"><text:span text:style-name="T118">the </text:span><text:span text:style-name="T121">inception</text:span><text:span text:style-name="T118"> and </text:span><text:span text:style-name="T121">elaboration</text:span><text:span text:style-name="T118"> phases would be considerably </text:span><text:span text:style-name="T121">smaller</text:span><text:span text:style-name="T118"> </text:span></text:p>
                  </text:list-item>
                </text:list>
              </text:list-item>
            </text:list>
          </draw:text-box>
        </draw:frame>
        <draw:custom-shape draw:style-name="gr1" draw:text-style-name="P2" draw:layer="layout" svg:width="1.464cm" svg:height="1.102cm" svg:x="6.976cm" svg:y="11.289cm">
          <text:p text:style-name="P73"><text:span text:style-name="T114">V1</text:span></text:p>
          <draw:enhanced-geometry svg:viewBox="0 0 21600 21600" draw:type="mso-spt202" draw:enhanced-path="M 0 0 L 21600 0 21600 21600 0 21600 0 0 Z N"/>
        </draw:custom-shape>
        <draw:custom-shape draw:style-name="gr1" draw:text-style-name="P2" draw:layer="layout" svg:width="1.464cm" svg:height="1.102cm" svg:x="16.316cm" svg:y="14.459cm">
          <text:p text:style-name="P73"><text:span text:style-name="T114">V3</text:span></text:p>
          <draw:enhanced-geometry svg:viewBox="0 0 21600 21600" draw:type="mso-spt202" draw:enhanced-path="M 0 0 L 21600 0 21600 21600 0 21600 0 0 Z N"/>
        </draw:custom-shape>
        <draw:line draw:style-name="gr89" draw:text-style-name="P8" draw:id="id14" draw:layer="layout" svg:x1="5.94cm" svg:y1="11.836cm" svg:x2="6.945cm" svg:y2="11.836cm">
          <draw:glue-point draw:id="4" svg:x="0cm" svg:y="0cm"/>
          <text:p text:style-name="P34"/>
        </draw:line>
        <draw:line draw:style-name="gr90" draw:text-style-name="P8" draw:id="id16" draw:layer="layout" svg:x1="10.795cm" svg:y1="13.392cm" svg:x2="11.8cm" svg:y2="13.392cm">
          <draw:glue-point draw:id="4" svg:x="0cm" svg:y="0cm"/>
          <text:p text:style-name="P34"/>
        </draw:line>
        <draw:line draw:style-name="gr91" draw:text-style-name="P8" draw:layer="layout" svg:x1="15.368cm" svg:y1="15.068cm" svg:x2="16.373cm" svg:y2="15.068cm">
          <text:p text:style-name="P34"/>
        </draw:line>
        <draw:g>
          <draw:custom-shape draw:style-name="gr92" draw:text-style-name="P2" draw:layer="layout" svg:width="5.059cm" svg:height="0.791cm" svg:x="0.882cm" svg:y="11.473cm">
            <text:p text:style-name="P34"/>
            <draw:enhanced-geometry svg:viewBox="0 0 21600 21600" draw:type="rectangle" draw:enhanced-path="M 0 0 L 21600 0 21600 21600 0 21600 0 0 Z N"/>
          </draw:custom-shape>
          <draw:line draw:style-name="gr93" draw:text-style-name="P8" draw:layer="layout" svg:x1="1.687cm" svg:y1="11.473cm" svg:x2="1.687cm" svg:y2="12.294cm">
            <text:p text:style-name="P34"/>
          </draw:line>
          <draw:line draw:style-name="gr93" draw:text-style-name="P8" draw:layer="layout" svg:x1="3.008cm" svg:y1="11.473cm" svg:x2="3.008cm" svg:y2="12.294cm">
            <text:p text:style-name="P34"/>
          </draw:line>
          <draw:line draw:style-name="gr93" draw:text-style-name="P8" draw:layer="layout" svg:x1="4.733cm" svg:y1="11.473cm" svg:x2="4.733cm" svg:y2="12.294cm">
            <text:p text:style-name="P34"/>
          </draw:line>
          <draw:custom-shape draw:style-name="gr1" draw:text-style-name="P2" draw:layer="layout" svg:width="6.953cm" svg:height="0.931cm" svg:x="0.913cm" svg:y="11.443cm">
            <text:p text:style-name="P71"><text:span text:style-name="T122">I <text:s text:c="4"/>E <text:s text:c="5"/>C <text:s text:c="7"/>T</text:span></text:p>
            <draw:enhanced-geometry svg:viewBox="0 0 21600 21600" draw:type="mso-spt202" draw:enhanced-path="M 0 0 L 21600 0 21600 21600 0 21600 0 0 Z N"/>
          </draw:custom-shape>
        </draw:g>
        <draw:g>
          <draw:custom-shape draw:style-name="gr92" draw:text-style-name="P2" draw:layer="layout" svg:width="5.059cm" svg:height="0.795cm" svg:x="5.68cm" svg:y="13.025cm">
            <text:p text:style-name="P34"/>
            <draw:enhanced-geometry svg:viewBox="0 0 21600 21600" draw:type="rectangle" draw:enhanced-path="M 0 0 L 21600 0 21600 21600 0 21600 0 0 Z N"/>
          </draw:custom-shape>
          <draw:line draw:style-name="gr93" draw:text-style-name="P8" draw:layer="layout" svg:x1="6.485cm" svg:y1="13.025cm" svg:x2="6.485cm" svg:y2="13.85cm">
            <text:p text:style-name="P34"/>
          </draw:line>
          <draw:line draw:style-name="gr93" draw:text-style-name="P8" draw:layer="layout" svg:x1="7.806cm" svg:y1="13.025cm" svg:x2="7.806cm" svg:y2="13.85cm">
            <text:p text:style-name="P34"/>
          </draw:line>
          <draw:line draw:style-name="gr93" draw:text-style-name="P8" draw:layer="layout" svg:x1="9.531cm" svg:y1="13.025cm" svg:x2="9.531cm" svg:y2="13.85cm">
            <text:p text:style-name="P34"/>
          </draw:line>
          <draw:custom-shape draw:style-name="gr1" draw:text-style-name="P2" draw:id="id15" draw:layer="layout" svg:width="6.953cm" svg:height="0.931cm" svg:x="5.711cm" svg:y="12.995cm">
            <text:p text:style-name="P71"><text:span text:style-name="T122">I <text:s text:c="4"/>E <text:s text:c="6"/>C <text:s text:c="7"/>T</text:span></text:p>
            <draw:enhanced-geometry svg:viewBox="0 0 21600 21600" draw:type="mso-spt202" draw:enhanced-path="M 0 0 L 21600 0 21600 21600 0 21600 0 0 Z N"/>
          </draw:custom-shape>
        </draw:g>
        <draw:g>
          <draw:custom-shape draw:style-name="gr92" draw:text-style-name="P2" draw:id="id17" draw:layer="layout" svg:width="5.059cm" svg:height="0.791cm" svg:x="10.279cm" svg:y="14.644cm">
            <text:p text:style-name="P34"/>
            <draw:enhanced-geometry svg:viewBox="0 0 21600 21600" draw:type="rectangle" draw:enhanced-path="M 0 0 L 21600 0 21600 21600 0 21600 0 0 Z N"/>
          </draw:custom-shape>
          <draw:line draw:style-name="gr93" draw:text-style-name="P8" draw:layer="layout" svg:x1="11.084cm" svg:y1="14.644cm" svg:x2="11.084cm" svg:y2="15.465cm">
            <text:p text:style-name="P34"/>
          </draw:line>
          <draw:line draw:style-name="gr93" draw:text-style-name="P8" draw:layer="layout" svg:x1="12.405cm" svg:y1="14.644cm" svg:x2="12.405cm" svg:y2="15.465cm">
            <text:p text:style-name="P34"/>
          </draw:line>
          <draw:line draw:style-name="gr93" draw:text-style-name="P8" draw:layer="layout" svg:x1="14.13cm" svg:y1="14.644cm" svg:x2="14.13cm" svg:y2="15.465cm">
            <text:p text:style-name="P34"/>
          </draw:line>
          <draw:custom-shape draw:style-name="gr1" draw:text-style-name="P2" draw:layer="layout" svg:width="6.953cm" svg:height="0.931cm" svg:x="10.31cm" svg:y="14.614cm">
            <text:p text:style-name="P71"><text:span text:style-name="T122">I <text:s text:c="5"/>E <text:s text:c="5"/>C <text:s text:c="6"/>T</text:span></text:p>
            <draw:enhanced-geometry svg:viewBox="0 0 21600 21600" draw:type="mso-spt202" draw:enhanced-path="M 0 0 L 21600 0 21600 21600 0 21600 0 0 Z N"/>
          </draw:custom-shape>
        </draw:g>
        <draw:custom-shape draw:style-name="gr1" draw:text-style-name="P2" draw:layer="layout" svg:width="1.465cm" svg:height="1.102cm" svg:x="11.919cm" svg:y="12.815cm">
          <text:p text:style-name="P73"><text:span text:style-name="T114">V2</text:span></text:p>
          <draw:enhanced-geometry svg:viewBox="0 0 21600 21600" draw:type="mso-spt202" draw:enhanced-path="M 0 0 L 21600 0 21600 21600 0 21600 0 0 Z N"/>
        </draw:custom-shape>
        <draw:connector draw:style-name="gr94" draw:text-style-name="P8" draw:id="id39" draw:layer="layout" draw:type="curve" svg:x1="5.94cm" svg:y1="11.836cm" svg:x2="5.711cm" svg:y2="13.46cm" draw:start-shape="id14" draw:start-glue-point="4" draw:end-shape="id15" draw:end-glue-point="3">
          <text:p text:style-name="P34"/>
        </draw:connector>
        <draw:connector draw:style-name="gr95" draw:text-style-name="P8" draw:id="id40" draw:layer="layout" draw:type="curve" svg:x1="10.795cm" svg:y1="13.392cm" svg:x2="10.279cm" svg:y2="15.039cm" draw:start-shape="id16" draw:start-glue-point="4" draw:end-shape="id17" draw:end-glue-point="3">
          <text:p text:style-name="P34"/>
        </draw:connector>
        <draw:custom-shape draw:style-name="gr96" draw:text-style-name="P2" draw:layer="layout" svg:width="3.846cm" svg:height="1.779cm" svg:x="1.21cm" svg:y="12.554cm">
          <text:p text:style-name="P16"><text:span text:style-name="T52">Initial Project</text:span></text:p>
          <text:p text:style-name="P16"><text:span text:style-name="T52">Cycle</text:span></text:p>
          <draw:enhanced-geometry svg:viewBox="0 0 21600 21600" draw:type="mso-spt202" draw:enhanced-path="M 0 0 L 21600 0 21600 21600 0 21600 0 0 Z N"/>
        </draw:custom-shape>
        <draw:custom-shape draw:style-name="gr97" draw:text-style-name="P2" draw:layer="layout" svg:width="3.143cm" svg:height="1.779cm" svg:x="5.922cm" svg:y="13.746cm">
          <text:p text:style-name="P17"><text:span text:style-name="T52">Evolution </text:span></text:p>
          <text:p text:style-name="P17"><text:span text:style-name="T52">Cycles </text:span></text:p>
          <draw:enhanced-geometry svg:viewBox="0 0 21600 21600" draw:type="rectangle" draw:enhanced-path="M 0 0 L 21600 0 21600 21600 0 21600 0 0 Z N"/>
        </draw:custom-shape>
        <draw:custom-shape draw:style-name="gr1" draw:text-style-name="P2" draw:layer="layout" svg:width="22.582cm" svg:height="4.065cm" svg:x="0cm" svg:y="2.536cm">
          <text:p text:style-name="P7"><text:span text:style-name="T52">RUP is So flexible , you finish the project and deliver it’s final <text:s/>operational <text:s/>version.</text:span></text:p>
          <text:p text:style-name="P7"><text:span text:style-name="T52">But after a while you or your customer find some new requirement that will be better <text:s/>to add to project in this condition evolution cycles start .</text:span></text:p>
          <text:p text:style-name="P7"><text:span text:style-name="T52">In each evolution you made some new feature or enhance some already available feature and announce a new version. its the </text:span><text:span text:style-name="T123">evolutionary aspect or software generation</text:span></text:p>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0s" smil:fill="hold">
              <anim:par smil:begin="0s" smil:fill="hold">
                <anim:par smil:begin="0s" smil:fill="hold" smil:accelerate="0.5" smil:decelerate="0.5" smil:autoReverse="true" smil:repeatCount="indefinite" presentation:node-type="after-previous" presentation:preset-class="emphasis" presentation:preset-id="ooo-emphasis-line-color" presentation:preset-sub-type="2">
                  <anim:animateColor smil:dur="2s" smil:fill="hold" smil:targetElement="id39" smil:attributeName="stroke-color" smil:to="#ffff66" presentation:additive="base" anim:color-interpolation="rgb" anim:color-interpolation-direction="clockwise"/>
                  <anim:set smil:dur="2s" smil:fill="hold" smil:targetElement="id39" smil:attributeName="stroke" smil:to="solid"/>
                </anim:par>
              </anim:par>
              <anim:par smil:begin="4s" smil:fill="hold">
                <anim:par smil:begin="0s" smil:fill="hold" smil:accelerate="0.5" smil:decelerate="0.5" smil:autoReverse="true" smil:repeatCount="indefinite" presentation:node-type="after-previous" presentation:preset-class="emphasis" presentation:preset-id="ooo-emphasis-line-color" presentation:preset-sub-type="2">
                  <anim:animateColor smil:dur="2s" smil:fill="hold" smil:targetElement="id40" smil:attributeName="stroke-color" smil:to="#ffff66" presentation:additive="base" anim:color-interpolation="rgb" anim:color-interpolation-direction="clockwise"/>
                  <anim:set smil:dur="2s" smil:fill="hold" smil:targetElement="id40" smil:attributeName="stroke" smil:to="solid"/>
                </anim:par>
              </anim:par>
            </anim:par>
          </anim:seq>
        </anim:par>
        <presentation:notes draw:style-name="dp2">
          <draw:page-thumbnail draw:layer="layout" svg:width="13.238cm" svg:height="9.961cm" svg:x="3.537cm" svg:y="2.02cm" draw:page-number="31"/>
          <draw:frame presentation:style-name="pr6" draw:text-style-name="P2" draw:layer="layout" svg:width="13.776cm" svg:height="11.885cm" svg:x="3.197cm" svg:y="13.481cm" presentation:class="notes" presentation:user-transformed="true">
            <draw:text-box>
              <text:p text:style-name="P4">The four phases (I, E, C, and T) constitute a development <text:span text:style-name="T124">cycle</text:span> and produce a software <text:span text:style-name="T124">generation.</text:span> A software product is created in an <text:span text:style-name="T124">initial development cycle.</text:span> Unless the life of the product stops at this point, a product will evolve into its next generation by a repetition of the sequence of inception, elaboration, construction, and transition phases, but with different emphases on the various phases. We call these periods <text:span text:style-name="T124">evolution cycles</text:span> </text:p>
              <text:p text:style-name="P4">As the product goes through several evolution cycles, new generations of the product are produced. Evolution cycles can be triggered by user-suggested enhancements, changes in the user's context, changes in the underlying technology, or reaction to the competition. In practice, cycles may overlap slightly: the inception and elaboration phase may begin during the final part of the transition phase of the previous cycle.</text:p>
            </draw:text-box>
          </draw:frame>
        </presentation:notes>
      </draw:page>
      <draw:page draw:name="EUP (RUP evolution)" draw:style-name="dp4" draw:master-page-name="Default" presentation:presentation-page-layout-name="AL2T1" presentation:use-footer-name="ftr1" presentation:use-date-time-name="dtd1">
        <draw:frame presentation:style-name="pr21" draw:text-style-name="P2" draw:layer="layout" svg:width="20.324cm" svg:height="1.709cm" svg:x="1.129cm" svg:y="0.235cm" presentation:class="title" presentation:user-transformed="true">
          <draw:text-box>
            <text:p text:style-name="P4"><text:span text:style-name="T5">EUP (RUP evolution)</text:span></text:p>
          </draw:text-box>
        </draw:frame>
        <draw:frame presentation:style-name="pr46" draw:text-style-name="P2" draw:layer="layout" svg:width="20.324cm" svg:height="13.223cm" svg:x="1.129cm" svg:y="1.988cm" presentation:class="outline" presentation:user-transformed="true">
          <draw:text-box>
            <text:list text:style-name="L5">
              <text:list-item>
                <text:p text:style-name="P77"><text:span text:style-name="T68">Additional phases</text:span></text:p>
              </text:list-item>
            </text:list>
            <text:list text:style-name="L7">
              <text:list-item>
                <text:p text:style-name="P13"><text:span text:style-name="T10">Production Phase</text:span></text:p>
              </text:list-item>
            </text:list>
            <text:list text:style-name="L7">
              <text:list-item>
                <text:list>
                  <text:list-item>
                    <text:list>
                      <text:list-item>
                        <text:p text:style-name="P14">Ensure that the system is available to end users. </text:p>
                      </text:list-item>
                    </text:list>
                  </text:list-item>
                </text:list>
              </text:list-item>
            </text:list>
            <text:list text:style-name="L7">
              <text:list-item>
                <text:list>
                  <text:list-item>
                    <text:list>
                      <text:list-item>
                        <text:p text:style-name="P14">Modify the system to address minor defects. </text:p>
                      </text:list-item>
                    </text:list>
                  </text:list-item>
                </text:list>
              </text:list-item>
            </text:list>
            <text:list text:style-name="L7">
              <text:list-item>
                <text:list>
                  <text:list-item>
                    <text:list>
                      <text:list-item>
                        <text:p text:style-name="P14">Support users in using the system. </text:p>
                      </text:list-item>
                    </text:list>
                  </text:list-item>
                </text:list>
              </text:list-item>
            </text:list>
            <text:list text:style-name="L7">
              <text:list-item>
                <text:list>
                  <text:list-item>
                    <text:list>
                      <text:list-item>
                        <text:p text:style-name="P14">Manage defect reports and enhancement requests. </text:p>
                      </text:list-item>
                    </text:list>
                  </text:list-item>
                </text:list>
              </text:list-item>
            </text:list>
            <text:list text:style-name="L7">
              <text:list-item>
                <text:p text:style-name="P13"><text:span text:style-name="T10">Retirement Phase</text:span></text:p>
              </text:list-item>
            </text:list>
            <text:list text:style-name="L7">
              <text:list-item>
                <text:list>
                  <text:list-item>
                    <text:list>
                      <text:list-item>
                        <text:p text:style-name="P14">Complete the removal of the system. </text:p>
                      </text:list-item>
                    </text:list>
                  </text:list-item>
                </text:list>
              </text:list-item>
            </text:list>
            <text:list text:style-name="L7">
              <text:list-item>
                <text:list>
                  <text:list-item>
                    <text:list>
                      <text:list-item>
                        <text:p text:style-name="P14">Ensure minimal interruption to users. </text:p>
                      </text:list-item>
                    </text:list>
                  </text:list-item>
                </text:list>
              </text:list-item>
            </text:list>
            <text:list text:style-name="L7">
              <text:list-item>
                <text:list>
                  <text:list-item>
                    <text:list>
                      <text:list-item>
                        <text:p text:style-name="P14">Ensure minimal impact to business operations. </text:p>
                      </text:list-item>
                    </text:list>
                  </text:list-item>
                </text:list>
              </text:list-item>
            </text:list>
            <text:list text:style-name="L5">
              <text:list-item>
                <text:p text:style-name="P6"/>
              </text:list-item>
            </text:list>
          </draw:text-box>
        </draw:frame>
        <presentation:notes draw:style-name="dp5">
          <draw:page-thumbnail draw:style-name="gr3" draw:layer="layout" svg:width="13.238cm" svg:height="9.962cm" svg:x="3.537cm" svg:y="2.019cm" draw:page-number="32" presentation:class="page"/>
          <draw:frame presentation:style-name="pr9" draw:layer="layout" svg:width="13.776cm" svg:height="11.886cm" svg:x="3.197cm" svg:y="13.481cm" presentation:class="notes" presentation:placeholder="true">
            <draw:text-box/>
          </draw:frame>
        </presentation:notes>
      </draw:page>
      <draw:page draw:name="References" draw:style-name="dp6" draw:master-page-name="Default" presentation:presentation-page-layout-name="AL2T1" presentation:use-footer-name="ftr1" presentation:use-date-time-name="dtd1">
        <draw:frame presentation:style-name="pr47" draw:text-style-name="P2" draw:layer="layout" svg:width="20.324cm" svg:height="1.709cm" svg:x="1.129cm" svg:y="0.588cm" presentation:class="title" presentation:user-transformed="true">
          <draw:text-box>
            <text:p text:style-name="P4"><text:span text:style-name="T5">References</text:span></text:p>
          </draw:text-box>
        </draw:frame>
        <draw:frame presentation:style-name="pr48" draw:text-style-name="P2" draw:layer="layout" svg:width="20.324cm" svg:height="12.661cm" svg:x="1.129cm" svg:y="2.588cm" presentation:class="outline" presentation:user-transformed="true">
          <draw:text-box>
            <text:list text:style-name="L7">
              <text:list-item>
                <text:p text:style-name="P78"><text:span text:style-name="T125">The Rational Unified Process An Introduction, Second Edition Philippe Kruchten , Publisher: Addison Wesley </text:span></text:p>
              </text:list-item>
            </text:list>
            <text:list text:style-name="L7">
              <text:list-item>
                <text:p text:style-name="P78"><text:span text:style-name="T125">Rational Unified Process Best Practices for Software Development Teams Rational Software White Paper TP026B, Rev 11/01</text:span></text:p>
              </text:list-item>
            </text:list>
            <text:list text:style-name="L7">
              <text:list-item>
                <text:p text:style-name="P78"><text:span text:style-name="T126">MSF Process Model v. 3.1 , Microsoft June 2002</text:span></text:p>
              </text:list-item>
            </text:list>
            <text:list text:style-name="L7">
              <text:list-item>
                <text:p text:style-name="P78"><text:span text:style-name="T126">Software Development for Small Teams: A RUP-Centric Approach <text:s/>By Gary Pollice, Liz Augustine, Chris Lowe, Jas Madhur .Publisher : Addison Wesley </text:span></text:p>
              </text:list-item>
            </text:list>
            <text:list text:style-name="L7">
              <text:list-item>
                <text:p text:style-name="P78"><text:span text:style-name="T126">The Rational Unified Process Made Easy: A Practitioner's Guide to the RUP, By Per Kroll, Philippe Kruchten. Publisher : Addison Wesley</text:span><text:span text:style-name="T125"> </text:span></text:p>
              </text:list-item>
            </text:list>
            <text:list text:style-name="L7">
              <text:list-item>
                <text:p text:style-name="P78"><text:span text:style-name="T125">The Rational Unified Process An Introduction, Second Edition Philippe Kruchten. <text:s/>Publisher: Addison Wesley </text:span></text:p>
              </text:list-item>
            </text:list>
            <text:list text:style-name="L7">
              <text:list-item>
                <text:p text:style-name="P78"><text:span text:style-name="T125">From Waterfall to Iterative Life Cycle – A tough transition for project managers</text:span></text:p>
              </text:list-item>
            </text:list>
            <text:list text:style-name="L7">
              <text:list-item>
                <text:p text:style-name="P78"><text:span text:style-name="T125">P. Krutchen, Architectural Blueprints - The "4+1" View Model of Software </text:span></text:p>
              </text:list-item>
            </text:list>
            <text:list text:style-name="L7">
              <text:list-item>
                <text:p text:style-name="P78"><text:span text:style-name="T125">Architecture, </text:span><text:span text:style-name="T127"><text:a xlink:href="http://www.rational.com/">www.rational.com</text:a></text:span></text:p>
              </text:list-item>
            </text:list>
            <text:list text:style-name="L7">
              <text:list-item>
                <text:p text:style-name="P78"><text:span text:style-name="T125">RUP 2005 product documentation.</text:span></text:p>
              </text:list-item>
            </text:list>
            <text:list text:style-name="L7">
              <text:list-item>
                <text:p text:style-name="P78"><text:span text:style-name="T125">Extreme methodology</text:span></text:p>
              </text:list-item>
            </text:list>
          </draw:text-box>
        </draw:frame>
        <presentation:notes draw:style-name="dp5">
          <draw:page-thumbnail draw:style-name="gr3" draw:layer="layout" svg:width="13.238cm" svg:height="9.962cm" svg:x="3.537cm" svg:y="2.019cm" draw:page-number="33" presentation:class="page"/>
          <draw:frame presentation:style-name="pr9" draw:layer="layout" svg:width="13.776cm" svg:height="11.886cm" svg:x="3.197cm" svg:y="13.481cm" presentation:class="notes" presentation:placeholder="true">
            <draw:text-box/>
          </draw:frame>
        </presentation:notes>
      </draw:page>
      <draw:page draw:name="Thank you" draw:style-name="dp6" draw:master-page-name="Default" presentation:presentation-page-layout-name="AL2T1" presentation:use-footer-name="ftr1" presentation:use-date-time-name="dtd1">
        <draw:frame presentation:style-name="pr4" draw:text-style-name="P2" draw:layer="layout" svg:width="20.324cm" svg:height="2.832cm" svg:x="1.129cm" svg:y="0.678cm" presentation:class="title" presentation:user-transformed="true">
          <draw:text-box>
            <text:p text:style-name="P4">Thank you</text:p>
          </draw:text-box>
        </draw:frame>
        <draw:frame presentation:style-name="pr49" draw:text-style-name="P2" draw:layer="layout" svg:width="20.324cm" svg:height="5.888cm" svg:x="1.129cm" svg:y="3.963cm" presentation:class="outline" presentation:user-transformed="true">
          <draw:text-box>
            <text:list text:style-name="L5">
              <text:list-item>
                <text:p text:style-name="P6"><text:span text:style-name="T98">Thank you for your attentions.</text:span></text:p>
              </text:list-item>
            </text:list>
            <text:list text:style-name="L5">
              <text:list-item>
                <text:p text:style-name="P6"><text:span text:style-name="T98">All your suggestion and comment are welcome.</text:span></text:p>
              </text:list-item>
            </text:list>
            <text:list text:style-name="L5">
              <text:list-item>
                <text:p text:style-name="P6"><text:span text:style-name="T98">You can contact me via :</text:span></text:p>
              </text:list-item>
            </text:list>
            <text:list text:style-name="L5">
              <text:list-item>
                <text:p text:style-name="P79"><text:span text:style-name="T128"><text:a xlink:href="mailto:Kalali@gmail.com?subject=About%20RUP%20presentation">kalali@gmail.com</text:a></text:span></text:p>
              </text:list-item>
            </text:list>
          </draw:text-box>
        </draw:frame>
        <draw:custom-shape draw:style-name="gr4" draw:text-style-name="P2" draw:layer="layout" svg:width="10.611cm" svg:height="3.267cm" svg:x="5.676cm" svg:y="11.862cm">
          <text:p text:style-name="P16"><text:span text:style-name="T129">Masoud Kalali</text:span></text:p>
          <text:p text:style-name="P16"><text:span text:style-name="T130"><text:a xlink:href="http://weblogs.java.net/blog/kalali/">http://</text:a></text:span><text:span text:style-name="T130"><text:a xlink:href="http://weblogs.java.net/blog/kalali/">weblogs.java.net/blog/kalali</text:a></text:span><text:span text:style-name="T130"><text:a xlink:href="http://weblogs.java.net/blog/kalali/">/</text:a></text:span></text:p>
          <text:p text:style-name="P16"><text:span text:style-name="T23">March <text:s/>2005</text:span></text:p>
          <draw:enhanced-geometry svg:viewBox="0 0 21600 21600" draw:type="mso-spt202" draw:enhanced-path="M 0 0 L 21600 0 21600 21600 0 21600 0 0 Z N"/>
        </draw:custom-shape>
        <presentation:notes draw:style-name="dp5">
          <draw:page-thumbnail draw:style-name="gr3" draw:layer="layout" svg:width="13.238cm" svg:height="9.962cm" svg:x="3.537cm" svg:y="2.019cm" draw:page-number="34" presentation:class="page"/>
          <draw:frame presentation:style-name="pr9" draw:layer="layout" svg:width="13.776cm" svg:height="11.886cm" svg:x="3.197cm" svg:y="13.481cm" presentation:class="notes" presentation:placeholder="true">
            <draw:text-box/>
          </draw:frame>
        </presentation:notes>
      </draw:page>
      <presentation:settings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51596d" draw:end-color="#464d5f" draw:start-intensity="100%" draw:end-intensity="100%" draw:angle="2250" draw:border="0%"/>
    <draw:gradient draw:name="Gradient_20_11" draw:display-name="Gradient 11" draw:style="linear" draw:start-color="#51596d" draw:end-color="#444b5b" draw:start-intensity="100%" draw:end-intensity="100%" draw:angle="2250" draw:border="0%"/>
    <draw:gradient draw:name="Gradient_20_12" draw:display-name="Gradient 12" draw:style="linear" draw:start-color="#000000" draw:end-color="#51596d" draw:start-intensity="100%" draw:end-intensity="100%" draw:angle="0" draw:border="0%"/>
    <draw:gradient draw:name="Gradient_20_13" draw:display-name="Gradient 13" draw:style="linear" draw:start-color="#00c8b5" draw:end-color="#baefea" draw:start-intensity="100%" draw:end-intensity="100%" draw:angle="2700" draw:border="0%"/>
    <draw:gradient draw:name="Gradient_20_14" draw:display-name="Gradient 14" draw:style="rectangular" draw:cx="50%" draw:cy="50%" draw:start-color="#990099" draw:end-color="#bd5bbd" draw:start-intensity="100%" draw:end-intensity="100%" draw:angle="0" draw:border="0%"/>
    <draw:gradient draw:name="Gradient_20_7" draw:display-name="Gradient 7" draw:style="linear" draw:start-color="#495062" draw:end-color="#51596d" draw:start-intensity="100%" draw:end-intensity="100%" draw:angle="2700" draw:border="0%"/>
    <draw:gradient draw:name="Gradient_20_8" draw:display-name="Gradient 8" draw:style="linear" draw:start-color="#495062" draw:end-color="#51596d" draw:start-intensity="100%" draw:end-intensity="100%" draw:angle="2250" draw:border="0%"/>
    <draw:gradient draw:name="Gradient_20_9" draw:display-name="Gradient 9" draw:style="linear" draw:start-color="#424858" draw:end-color="#51596d" draw:start-intensity="100%" draw:end-intensity="100%" draw:angle="0" draw:border="0%"/>
    <draw:marker draw:name="Arrow" svg:viewBox="0 0 20 30" svg:d="m10 0-10 30h20z"/>
    <draw:marker draw:name="Arrowheads_20_1" draw:display-name="Arrowheads 1" svg:viewBox="0 0 237 237" svg:d="m118 0 119 237h-237z"/>
    <draw:marker draw:name="Arrowheads_20_10" draw:display-name="Arrowheads 10" svg:viewBox="0 0 530 530" svg:d="m265 0 265 530-265-212-265 212z"/>
    <draw:marker draw:name="Arrowheads_20_11" draw:display-name="Arrowheads 11" svg:viewBox="0 0 395 395" svg:d="m197 0 198 395-198-158-197 158z"/>
    <draw:marker draw:name="Arrowheads_20_12" draw:display-name="Arrowheads 12" svg:viewBox="0 0 395 395" svg:d="m197 0 198 395-198-158-197 158z"/>
    <draw:marker draw:name="Arrowheads_20_13" draw:display-name="Arrowheads 13" svg:viewBox="0 0 395 395" svg:d="m197 0 198 395-198-158-197 158z"/>
    <draw:marker draw:name="Arrowheads_20_14" draw:display-name="Arrowheads 14" svg:viewBox="0 0 395 395" svg:d="m197 0 198 395-198-158-197 158z"/>
    <draw:marker draw:name="Arrowheads_20_15" draw:display-name="Arrowheads 15" svg:viewBox="0 0 213 213" svg:d="m106 0 107 213h-213z"/>
    <draw:marker draw:name="Arrowheads_20_16" draw:display-name="Arrowheads 16" svg:viewBox="0 0 213 213" svg:d="m106 0 107 213h-213z"/>
    <draw:marker draw:name="Arrowheads_20_17" draw:display-name="Arrowheads 17" svg:viewBox="0 0 213 213" svg:d="m106 0 107 213h-213z"/>
    <draw:marker draw:name="Arrowheads_20_18" draw:display-name="Arrowheads 18" svg:viewBox="0 0 213 213" svg:d="m106 0 107 213h-213z"/>
    <draw:marker draw:name="Arrowheads_20_19" draw:display-name="Arrowheads 19" svg:viewBox="0 0 318 318" svg:d="m159 0 159 318h-318z"/>
    <draw:marker draw:name="Arrowheads_20_2" draw:display-name="Arrowheads 2" svg:viewBox="0 0 237 237" svg:d="m118 0 119 237h-237z"/>
    <draw:marker draw:name="Arrowheads_20_20" draw:display-name="Arrowheads 20" svg:viewBox="0 0 237 237" svg:d="m118 0 119 237h-237z"/>
    <draw:marker draw:name="Arrowheads_20_21" draw:display-name="Arrowheads 21" svg:viewBox="0 0 237 237" svg:d="m118 0 119 237h-237z"/>
    <draw:marker draw:name="Arrowheads_20_22" draw:display-name="Arrowheads 22" svg:viewBox="0 0 237 237" svg:d="m118 0 119 237h-237z"/>
    <draw:marker draw:name="Arrowheads_20_23" draw:display-name="Arrowheads 23" svg:viewBox="0 0 395 395" svg:d="m197 0 198 395-198-158-197 158z"/>
    <draw:marker draw:name="Arrowheads_20_24" draw:display-name="Arrowheads 24" svg:viewBox="0 0 395 395" svg:d="m197 0 198 395-198-158-197 158z"/>
    <draw:marker draw:name="Arrowheads_20_3" draw:display-name="Arrowheads 3" svg:viewBox="0 0 237 237" svg:d="m118 0 119 237h-237z"/>
    <draw:marker draw:name="Arrowheads_20_4" draw:display-name="Arrowheads 4" svg:viewBox="0 0 237 237" svg:d="m118 0 119 237h-237z"/>
    <draw:marker draw:name="Arrowheads_20_5" draw:display-name="Arrowheads 5" svg:viewBox="0 0 350 350" svg:d="m175 0 175 350-175-140-175 140z"/>
    <draw:marker draw:name="Arrowheads_20_6" draw:display-name="Arrowheads 6" svg:viewBox="0 0 350 350" svg:d="m175 0 175 350-175-140-175 140z"/>
    <draw:marker draw:name="Arrowheads_20_7" draw:display-name="Arrowheads 7" svg:viewBox="0 0 350 350" svg:d="m175 0 175 350-175-140-175 140z"/>
    <draw:marker draw:name="Arrowheads_20_8" draw:display-name="Arrowheads 8" svg:viewBox="0 0 350 350" svg:d="m175 0 175 350-175-140-175 140z"/>
    <draw:marker draw:name="Arrowheads_20_9" draw:display-name="Arrowheads 9" svg:viewBox="0 0 530 530" svg:d="m265 0 265 530-265-212-265 212z"/>
    <draw:marker draw:name="msArrowEnd_20_5" draw:display-name="msArrowEnd 5" svg:viewBox="0 0 210 210" svg:d="m105 0 105 210h-210z"/>
    <draw:marker draw:name="msArrowEnd_20_6" draw:display-name="msArrowEnd 6" svg:viewBox="0 0 210 350" svg:d="m105 0 105 350h-210z"/>
    <draw:marker draw:name="msArrowStealthEnd_20_6" draw:display-name="msArrowStealthEnd 6" svg:viewBox="0 0 210 350" svg:d="m105 0 105 350-105-140-105 140z"/>
    <draw:marker draw:name="msArrowStealthEnd_20_9" draw:display-name="msArrowStealthEnd 9" svg:viewBox="0 0 355 355" svg:d="m177 0 178 355-178-142-177 142z"/>
    <draw:stroke-dash draw:name="Dash_20_2" draw:display-name="Dash 2" draw:style="rect" draw:dots1="1" draw:distance="0cm"/>
    <draw:stroke-dash draw:name="Dash_20_3" draw:display-name="Dash 3" draw:style="rect" draw:dots2="1" draw:dots2-length="0.035cm" draw:distance="0.026cm"/>
    <draw:stroke-dash draw:name="Dash_20_4" draw:display-name="Dash 4" draw:style="rect" draw:dots1="1" draw:dots1-length="0.07cm" draw:distance="0.0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Garamond" style:font-family-generic="roman" style:font-pitch="variable" fo:color="#dddddd" fo:font-size="100%"/>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writing-mode="lr-tb">
        <style:tab-stops>
          <style:tab-stop style:position="0cm"/>
          <style:tab-stop style:position="2.262cm"/>
          <style:tab-stop style:position="4.524cm"/>
          <style:tab-stop style:position="6.786cm"/>
          <style:tab-stop style:position="9.048cm"/>
          <style:tab-stop style:position="11.31cm"/>
          <style:tab-stop style:position="13.573cm"/>
          <style:tab-stop style:position="15.835cm"/>
          <style:tab-stop style:position="18.097cm"/>
          <style:tab-stop style:position="20.359cm"/>
          <style:tab-stop style:position="22.621cm"/>
          <style:tab-stop style:position="24.884cm"/>
          <style:tab-stop style:position="27.146cm"/>
          <style:tab-stop style:position="29.408cm"/>
        </style:tab-stops>
      </style:paragraph-properties>
      <style:text-properties fo:color="#dddddd" style:text-outline="false" style:text-line-through-style="none" style:text-position="0% 100%" fo:font-family="Garamond" style:font-family-generic="roman" style:font-pitch="variable" fo:font-size="39pt" fo:font-style="normal" fo:text-shadow="1pt 1pt" style:text-underline-style="none" fo:font-weight="bold" style:font-family-asian="Arial" style:font-pitch-asian="variable" style:font-size-asian="39pt" style:font-style-asian="normal" style:font-weight-asian="normal" style:font-family-complex="Arial" style:font-pitch-complex="variable" style:font-size-complex="39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00ffff" fo:font-size="70%"/>
          </text:list-level-style-bullet>
          <text:list-level-style-bullet text:level="2" text:bullet-char="">
            <style:list-level-properties text:space-before="1.128cm"/>
            <style:text-properties fo:font-family="Wingdings" style:font-pitch="variable" style:font-charset="x-symbol" fo:color="#339966" fo:font-size="70%"/>
          </text:list-level-style-bullet>
          <text:list-level-style-bullet text:level="3" text:bullet-char="">
            <style:list-level-properties text:space-before="2.262cm"/>
            <style:text-properties fo:font-family="Wingdings" style:font-pitch="variable" style:font-charset="x-symbol" fo:color="#dddddd" fo:font-size="70%"/>
          </text:list-level-style-bullet>
          <text:list-level-style-bullet text:level="4" text:bullet-char="">
            <style:list-level-properties text:space-before="3.391cm"/>
            <style:text-properties fo:font-family="Wingdings" style:font-pitch="variable" style:font-charset="x-symbol" fo:color="#339966" fo:font-size="70%"/>
          </text:list-level-style-bullet>
          <text:list-level-style-bullet text:level="5" text:bullet-char="">
            <style:list-level-properties text:space-before="4.524cm"/>
            <style:text-properties fo:font-family="Wingdings" style:font-pitch="variable" style:font-charset="x-symbol" fo:color="#00ffff" fo:font-size="70%"/>
          </text:list-level-style-bullet>
          <text:list-level-style-bullet text:level="6" text:bullet-char="">
            <style:list-level-properties text:space-before="4.524cm"/>
            <style:text-properties fo:font-family="Wingdings" style:font-pitch="variable" style:font-charset="x-symbol" fo:color="#00ffff" fo:font-size="70%"/>
          </text:list-level-style-bullet>
          <text:list-level-style-bullet text:level="7" text:bullet-char="">
            <style:list-level-properties text:space-before="4.524cm"/>
            <style:text-properties fo:font-family="Wingdings" style:font-pitch="variable" style:font-charset="x-symbol" fo:color="#00ffff" fo:font-size="70%"/>
          </text:list-level-style-bullet>
          <text:list-level-style-bullet text:level="8" text:bullet-char="">
            <style:list-level-properties text:space-before="4.524cm"/>
            <style:text-properties fo:font-family="Wingdings" style:font-pitch="variable" style:font-charset="x-symbol" fo:color="#00ffff" fo:font-size="70%"/>
          </text:list-level-style-bullet>
          <text:list-level-style-bullet text:level="9" text:bullet-char="">
            <style:list-level-properties text:space-before="4.524cm"/>
            <style:text-properties fo:font-family="Wingdings" style:font-pitch="variable" style:font-charset="x-symbol" fo:color="#00ffff" fo:font-size="70%"/>
          </text:list-level-style-bullet>
        </text:list-style>
      </style:graphic-properties>
      <style:paragraph-properties fo:margin-left="0cm" fo:margin-right="0cm" fo:margin-top="0.246cm" fo:margin-bottom="0cm" fo:line-height="100%" fo:text-align="center" text:enable-numbering="false" fo:text-indent="0cm" style:punctuation-wrap="hanging" style:line-break="strict" style:writing-mode="lr-tb">
        <style:tab-stops>
          <style:tab-stop style:position="0cm"/>
          <style:tab-stop style:position="2.262cm"/>
          <style:tab-stop style:position="4.524cm"/>
          <style:tab-stop style:position="6.786cm"/>
          <style:tab-stop style:position="9.048cm"/>
          <style:tab-stop style:position="11.31cm"/>
          <style:tab-stop style:position="13.573cm"/>
          <style:tab-stop style:position="15.835cm"/>
          <style:tab-stop style:position="18.097cm"/>
          <style:tab-stop style:position="20.359cm"/>
          <style:tab-stop style:position="22.621cm"/>
          <style:tab-stop style:position="24.884cm"/>
          <style:tab-stop style:position="27.146cm"/>
          <style:tab-stop style:position="29.408cm"/>
        </style:tab-stops>
      </style:paragraph-properties>
      <style:text-properties fo:color="#ffffff" style:text-outline="false" style:text-line-through-style="none" style:text-position="0% 100%" fo:font-family="Garamond" style:font-family-generic="roman" style:font-pitch="variable" fo:font-size="28pt" fo:font-style="normal" fo:text-shadow="1pt 1pt"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Default-background" style:family="presentation">
      <style:graphic-properties draw:stroke="none" draw:fill="solid" draw:fill-color="#51596d"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0.317cm" text:min-label-width="0.318cm"/>
            <style:text-properties fo:font-family="Arial" style:font-pitch="variable" fo:color="#000000" fo:font-size="100%"/>
          </text:list-level-style-bullet>
          <text:list-level-style-bullet text:level="3" text:bullet-char="•">
            <style:list-level-properties text:space-before="0.952cm" text:min-label-width="0.318cm"/>
            <style:text-properties fo:font-family="Arial" style:font-pitch="variable" fo:color="#000000" fo:font-size="100%"/>
          </text:list-level-style-bullet>
          <text:list-level-style-bullet text:level="4" text:bullet-char="•">
            <style:list-level-properties text:space-before="1.587cm" text:min-label-width="0.318cm"/>
            <style:text-properties fo:font-family="Arial" style:font-pitch="variable" fo:color="#000000" fo:font-size="100%"/>
          </text:list-level-style-bullet>
          <text:list-level-style-bullet text:level="5" text:bullet-char="•">
            <style:list-level-properties text:space-before="2.222cm" text:min-label-width="0.318cm"/>
            <style:text-properties fo:font-family="Arial" style:font-pitch="variable" fo:color="#000000" fo:font-size="100%"/>
          </text:list-level-style-bullet>
          <text:list-level-style-bullet text:level="6" text:bullet-char="•">
            <style:list-level-properties text:space-before="2.222cm" text:min-label-width="0.318cm"/>
            <style:text-properties fo:font-family="Arial" style:font-pitch="variable" fo:color="#000000" fo:font-size="100%"/>
          </text:list-level-style-bullet>
          <text:list-level-style-bullet text:level="7" text:bullet-char="•">
            <style:list-level-properties text:space-before="2.222cm" text:min-label-width="0.318cm"/>
            <style:text-properties fo:font-family="Arial" style:font-pitch="variable" fo:color="#000000" fo:font-size="100%"/>
          </text:list-level-style-bullet>
          <text:list-level-style-bullet text:level="8" text:bullet-char="•">
            <style:list-level-properties text:space-before="2.222cm" text:min-label-width="0.318cm"/>
            <style:text-properties fo:font-family="Arial" style:font-pitch="variable" fo:color="#000000" fo:font-size="100%"/>
          </text:list-level-style-bullet>
          <text:list-level-style-bullet text:level="9" text:bullet-char="•">
            <style:list-level-properties text:space-before="2.222cm" text:min-label-width="0.318cm"/>
            <style:text-properties fo:font-family="Arial" style:font-pitch="variable" fo:color="#000000" fo:font-size="100%"/>
          </text:list-level-style-bullet>
          <text:list-level-style-bullet text:level="10" text:bullet-char="•">
            <style:list-level-properties text:space-before="2.222cm" text:min-label-width="0.318cm"/>
            <style:text-properties fo:font-family="Arial" style:font-pitch="variable" fo:color="#000000" fo:font-size="100%"/>
          </text:list-level-style-bullet>
        </text:list-style>
      </style:graphic-properties>
      <style:paragraph-properties fo:margin-left="0cm" fo:margin-right="0cm" fo:margin-top="0cm" fo:margin-bottom="0cm" fo:line-height="89%"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8pt" fo:font-style="normal" fo:text-shadow="none" style:text-underline-style="none" fo:font-weight="normal" style:font-family-asian="Arial" style:font-pitch-asian="variable" style:font-size-asian="8pt" style:font-style-asian="normal" style:font-weight-asian="normal" style:font-family-complex="Arial" style:font-pitch-complex="variable" style:font-size-complex="8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846cm"/>
            <style:text-properties fo:font-family="Wingdings" style:font-pitch="variable" style:font-charset="x-symbol" fo:color="#00ffff" fo:font-size="70%"/>
          </text:list-level-style-bullet>
          <text:list-level-style-bullet text:level="2" text:bullet-char="">
            <style:list-level-properties text:space-before="1.128cm" text:min-label-width="0.71cm"/>
            <style:text-properties fo:font-family="Wingdings" style:font-pitch="variable" style:font-charset="x-symbol" fo:color="#339966" fo:font-size="70%"/>
          </text:list-level-style-bullet>
          <text:list-level-style-bullet text:level="3" text:bullet-char="">
            <style:list-level-properties text:space-before="2.262cm" text:min-label-width="0.564cm"/>
            <style:text-properties fo:font-family="Wingdings" style:font-pitch="variable" style:font-charset="x-symbol" fo:color="#dddddd" fo:font-size="70%"/>
          </text:list-level-style-bullet>
          <text:list-level-style-bullet text:level="4" text:bullet-char="">
            <style:list-level-properties text:space-before="3.391cm" text:min-label-width="0.564cm"/>
            <style:text-properties fo:font-family="Wingdings" style:font-pitch="variable" style:font-charset="x-symbol" fo:color="#339966" fo:font-size="70%"/>
          </text:list-level-style-bullet>
          <text:list-level-style-bullet text:level="5" text:bullet-char="">
            <style:list-level-properties text:space-before="4.524cm" text:min-label-width="0.564cm"/>
            <style:text-properties fo:font-family="Wingdings" style:font-pitch="variable" style:font-charset="x-symbol" fo:color="#339966" fo:font-size="70%"/>
          </text:list-level-style-bullet>
          <text:list-level-style-bullet text:level="6" text:bullet-char="">
            <style:list-level-properties text:space-before="4.524cm" text:min-label-width="0.564cm"/>
            <style:text-properties fo:font-family="Wingdings" style:font-pitch="variable" style:font-charset="x-symbol" fo:color="#339966" fo:font-size="70%"/>
          </text:list-level-style-bullet>
          <text:list-level-style-bullet text:level="7" text:bullet-char="">
            <style:list-level-properties text:space-before="4.524cm" text:min-label-width="0.564cm"/>
            <style:text-properties fo:font-family="Wingdings" style:font-pitch="variable" style:font-charset="x-symbol" fo:color="#339966" fo:font-size="70%"/>
          </text:list-level-style-bullet>
          <text:list-level-style-bullet text:level="8" text:bullet-char="">
            <style:list-level-properties text:space-before="4.524cm" text:min-label-width="0.564cm"/>
            <style:text-properties fo:font-family="Wingdings" style:font-pitch="variable" style:font-charset="x-symbol" fo:color="#339966" fo:font-size="70%"/>
          </text:list-level-style-bullet>
        </text:list-style>
      </style:graphic-properties>
      <style:paragraph-properties fo:margin-left="0.846cm" fo:margin-right="0cm" fo:margin-top="0.246cm" fo:margin-bottom="0cm" fo:line-height="100%" fo:text-align="start" text:enable-numbering="true" fo:text-indent="0cm" style:punctuation-wrap="hanging" style:line-break="strict" style:writing-mode="lr-tb">
        <style:tab-stops>
          <style:tab-stop style:position="1.415cm"/>
          <style:tab-stop style:position="3.677cm"/>
          <style:tab-stop style:position="5.939cm"/>
          <style:tab-stop style:position="8.202cm"/>
          <style:tab-stop style:position="10.464cm"/>
          <style:tab-stop style:position="12.726cm"/>
          <style:tab-stop style:position="14.988cm"/>
          <style:tab-stop style:position="17.25cm"/>
          <style:tab-stop style:position="19.513cm"/>
          <style:tab-stop style:position="21.775cm"/>
          <style:tab-stop style:position="24.037cm"/>
          <style:tab-stop style:position="26.299cm"/>
          <style:tab-stop style:position="28.561cm"/>
        </style:tab-stops>
      </style:paragraph-properties>
      <style:text-properties fo:color="#ffffff" style:text-outline="false" style:text-line-through-style="none" style:text-position="0% 100%" fo:font-family="Garamond" style:font-family-generic="roman" style:font-pitch="variable" fo:font-size="28pt" fo:font-style="normal" fo:text-shadow="1pt 1pt"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1.838cm" fo:margin-right="0cm" fo:margin-top="0.22cm" fo:margin-bottom="0cm" fo:line-height="100%" fo:text-align="start" text:enable-numbering="true" fo:text-indent="0cm" style:punctuation-wrap="hanging" style:line-break="strict" style:writing-mode="lr-tb">
        <style:tab-stops>
          <style:tab-stop style:position="0.423cm"/>
          <style:tab-stop style:position="2.685cm"/>
          <style:tab-stop style:position="4.947cm"/>
          <style:tab-stop style:position="7.209cm"/>
          <style:tab-stop style:position="9.472cm"/>
          <style:tab-stop style:position="11.734cm"/>
          <style:tab-stop style:position="13.996cm"/>
          <style:tab-stop style:position="16.258cm"/>
          <style:tab-stop style:position="18.52cm"/>
          <style:tab-stop style:position="20.783cm"/>
          <style:tab-stop style:position="23.045cm"/>
          <style:tab-stop style:position="25.307cm"/>
          <style:tab-stop style:position="27.569cm"/>
        </style:tab-stops>
      </style:paragraph-properties>
      <style:text-properties fo:color="#ffffff" style:text-line-through-style="none" style:text-position="0% 100%" fo:font-family="Garamond" style:font-family-generic="roman" style:font-pitch="variable" fo:font-size="25pt" fo:font-style="normal" fo:text-shadow="1pt 1pt" style:text-underline-style="none" fo:font-weight="normal" style:font-family-asian="Arial" style:font-pitch-asian="variable" style:font-size-asian="25pt" style:font-family-complex="Arial" style:font-pitch-complex="variable" style:font-size-complex="25pt" style:font-relief="none"/>
    </style:style>
    <style:style style:name="Default-outline3" style:family="presentation" style:parent-style-name="Default-outline2">
      <style:paragraph-properties fo:margin-left="2.826cm" fo:margin-right="0cm" fo:margin-top="0.185cm" fo:margin-bottom="0cm" fo:line-height="100%" fo:text-align="start" text:enable-numbering="true" fo:text-indent="0cm" style:punctuation-wrap="hanging" style:line-break="strict" style:writing-mode="lr-tb">
        <style:tab-stops>
          <style:tab-stop style:position="1.697cm"/>
          <style:tab-stop style:position="3.959cm"/>
          <style:tab-stop style:position="6.222cm"/>
          <style:tab-stop style:position="8.484cm"/>
          <style:tab-stop style:position="10.746cm"/>
          <style:tab-stop style:position="13.008cm"/>
          <style:tab-stop style:position="15.27cm"/>
          <style:tab-stop style:position="17.533cm"/>
          <style:tab-stop style:position="19.795cm"/>
          <style:tab-stop style:position="22.057cm"/>
          <style:tab-stop style:position="24.319cm"/>
          <style:tab-stop style:position="26.581cm"/>
        </style:tab-stops>
      </style:paragraph-properties>
      <style:text-properties fo:color="#ffffff" style:text-line-through-style="none" style:text-position="0% 100%" fo:font-family="Garamond" style:font-family-generic="roman" style:font-pitch="variable" fo:font-size="21pt" fo:font-style="normal" fo:text-shadow="1pt 1pt" style:text-underline-style="none" fo:font-weight="normal" style:font-family-asian="Arial" style:font-pitch-asian="variable" style:font-size-asian="21pt" style:font-family-complex="Arial" style:font-pitch-complex="variable" style:font-size-complex="21pt" style:font-relief="none"/>
    </style:style>
    <style:style style:name="Default-outline4" style:family="presentation" style:parent-style-name="Default-outline3">
      <style:paragraph-properties fo:margin-left="3.955cm" fo:margin-right="0cm" fo:margin-top="0.158cm" fo:margin-bottom="0cm" fo:line-height="100%" fo:text-align="start" text:enable-numbering="true" fo:text-indent="0cm" style:punctuation-wrap="hanging" style:line-break="strict" style:writing-mode="lr-tb">
        <style:tab-stops>
          <style:tab-stop style:position="0.568cm"/>
          <style:tab-stop style:position="2.831cm"/>
          <style:tab-stop style:position="5.093cm"/>
          <style:tab-stop style:position="7.355cm"/>
          <style:tab-stop style:position="9.617cm"/>
          <style:tab-stop style:position="11.879cm"/>
          <style:tab-stop style:position="14.141cm"/>
          <style:tab-stop style:position="16.404cm"/>
          <style:tab-stop style:position="18.666cm"/>
          <style:tab-stop style:position="20.928cm"/>
          <style:tab-stop style:position="23.19cm"/>
          <style:tab-stop style:position="25.452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family-complex="Arial" style:font-pitch-complex="variable" style:font-size-complex="18pt" style:font-relief="none"/>
    </style:style>
    <style:style style:name="Default-outline5" style:family="presentation" style:parent-style-name="Default-outline4">
      <style:paragraph-properties fo:margin-left="5.088cm" fo:margin-right="0cm" fo:margin-top="0.158cm" fo:margin-bottom="0cm" fo:line-height="100%" fo:text-align="start" text:enable-numbering="true" fo:text-indent="0cm" style:punctuation-wrap="hanging" style:line-break="strict" style:writing-mode="lr-tb">
        <style:tab-stops>
          <style:tab-stop style:position="1.697cm"/>
          <style:tab-stop style:position="3.959cm"/>
          <style:tab-stop style:position="6.222cm"/>
          <style:tab-stop style:position="8.484cm"/>
          <style:tab-stop style:position="10.746cm"/>
          <style:tab-stop style:position="13.008cm"/>
          <style:tab-stop style:position="15.27cm"/>
          <style:tab-stop style:position="17.533cm"/>
          <style:tab-stop style:position="19.795cm"/>
          <style:tab-stop style:position="22.057cm"/>
          <style:tab-stop style:position="24.319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family-complex="Arial" style:font-pitch-complex="variable" style:font-size-complex="18pt" style:font-relief="none"/>
    </style:style>
    <style:style style:name="Default-outline6" style:family="presentation" style:parent-style-name="Default-outline5">
      <style:paragraph-properties fo:margin-left="5.088cm" fo:margin-right="0cm" fo:margin-top="0.158cm" fo:margin-bottom="0cm" fo:line-height="100%" fo:text-align="start" text:enable-numbering="true" fo:text-indent="0cm" style:punctuation-wrap="hanging" style:line-break="strict" style:writing-mode="lr-tb">
        <style:tab-stops>
          <style:tab-stop style:position="1.697cm"/>
          <style:tab-stop style:position="3.959cm"/>
          <style:tab-stop style:position="6.222cm"/>
          <style:tab-stop style:position="8.484cm"/>
          <style:tab-stop style:position="10.746cm"/>
          <style:tab-stop style:position="13.008cm"/>
          <style:tab-stop style:position="15.27cm"/>
          <style:tab-stop style:position="17.533cm"/>
          <style:tab-stop style:position="19.795cm"/>
          <style:tab-stop style:position="22.057cm"/>
          <style:tab-stop style:position="24.319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family-complex="Arial" style:font-pitch-complex="variable" style:font-size-complex="18pt" style:font-relief="none"/>
    </style:style>
    <style:style style:name="Default-outline7" style:family="presentation" style:parent-style-name="Default-outline6">
      <style:paragraph-properties fo:margin-left="5.088cm" fo:margin-right="0cm" fo:margin-top="0.158cm" fo:margin-bottom="0cm" fo:line-height="100%" fo:text-align="start" text:enable-numbering="true" fo:text-indent="0cm" style:punctuation-wrap="hanging" style:line-break="strict" style:writing-mode="lr-tb">
        <style:tab-stops>
          <style:tab-stop style:position="1.697cm"/>
          <style:tab-stop style:position="3.959cm"/>
          <style:tab-stop style:position="6.222cm"/>
          <style:tab-stop style:position="8.484cm"/>
          <style:tab-stop style:position="10.746cm"/>
          <style:tab-stop style:position="13.008cm"/>
          <style:tab-stop style:position="15.27cm"/>
          <style:tab-stop style:position="17.533cm"/>
          <style:tab-stop style:position="19.795cm"/>
          <style:tab-stop style:position="22.057cm"/>
          <style:tab-stop style:position="24.319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family-complex="Arial" style:font-pitch-complex="variable" style:font-size-complex="18pt" style:font-relief="none"/>
    </style:style>
    <style:style style:name="Default-outline8" style:family="presentation" style:parent-style-name="Default-outline7">
      <style:paragraph-properties fo:margin-left="5.088cm" fo:margin-right="0cm" fo:margin-top="0.158cm" fo:margin-bottom="0cm" fo:line-height="100%" fo:text-align="start" text:enable-numbering="true" fo:text-indent="0cm" style:punctuation-wrap="hanging" style:line-break="strict" style:writing-mode="lr-tb">
        <style:tab-stops>
          <style:tab-stop style:position="1.697cm"/>
          <style:tab-stop style:position="3.959cm"/>
          <style:tab-stop style:position="6.222cm"/>
          <style:tab-stop style:position="8.484cm"/>
          <style:tab-stop style:position="10.746cm"/>
          <style:tab-stop style:position="13.008cm"/>
          <style:tab-stop style:position="15.27cm"/>
          <style:tab-stop style:position="17.533cm"/>
          <style:tab-stop style:position="19.795cm"/>
          <style:tab-stop style:position="22.057cm"/>
          <style:tab-stop style:position="24.319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family-complex="Arial" style:font-pitch-complex="variable" style:font-size-complex="18pt" style:font-relief="none"/>
    </style:style>
    <style:style style:name="Default-outline9" style:family="presentation" style:parent-style-name="Default-outline8">
      <style:paragraph-properties fo:margin-left="5.088cm" fo:margin-right="0cm" fo:margin-top="0.158cm" fo:margin-bottom="0cm" fo:line-height="100%" fo:text-align="start" text:enable-numbering="true" fo:text-indent="0cm" style:punctuation-wrap="hanging" style:line-break="strict" style:writing-mode="lr-tb">
        <style:tab-stops>
          <style:tab-stop style:position="1.697cm"/>
          <style:tab-stop style:position="3.959cm"/>
          <style:tab-stop style:position="6.222cm"/>
          <style:tab-stop style:position="8.484cm"/>
          <style:tab-stop style:position="10.746cm"/>
          <style:tab-stop style:position="13.008cm"/>
          <style:tab-stop style:position="15.27cm"/>
          <style:tab-stop style:position="17.533cm"/>
          <style:tab-stop style:position="19.795cm"/>
          <style:tab-stop style:position="22.057cm"/>
          <style:tab-stop style:position="24.319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family-complex="Arial" style:font-pitch-complex="variable" style:font-size-complex="18pt" style:font-relief="none"/>
    </style:style>
    <style:style style:name="Title1-title" style:family="presentation">
      <style:graphic-properties draw:stroke="none" draw:fill="none" draw:textarea-vertical-align="middle">
        <text:list-style>
          <text:list-level-style-bullet text:level="1" text:bullet-char="•">
            <style:text-properties fo:font-family="Garamond" style:font-family-generic="roman" style:font-pitch="variable" fo:color="#dddddd" fo:font-size="100%"/>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writing-mode="lr-tb">
        <style:tab-stops>
          <style:tab-stop style:position="0cm"/>
          <style:tab-stop style:position="2.262cm"/>
          <style:tab-stop style:position="4.524cm"/>
          <style:tab-stop style:position="6.786cm"/>
          <style:tab-stop style:position="9.048cm"/>
          <style:tab-stop style:position="11.31cm"/>
          <style:tab-stop style:position="13.573cm"/>
          <style:tab-stop style:position="15.835cm"/>
          <style:tab-stop style:position="18.097cm"/>
          <style:tab-stop style:position="20.359cm"/>
          <style:tab-stop style:position="22.621cm"/>
          <style:tab-stop style:position="24.884cm"/>
          <style:tab-stop style:position="27.146cm"/>
          <style:tab-stop style:position="29.408cm"/>
        </style:tab-stops>
      </style:paragraph-properties>
      <style:text-properties fo:color="#dddddd" style:text-outline="false" style:text-line-through-style="none" style:text-position="0% 100%" fo:font-family="Garamond" style:font-family-generic="roman" style:font-pitch="variable" fo:font-size="39pt" fo:font-style="normal" fo:text-shadow="1pt 1pt" style:text-underline-style="none" fo:font-weight="bold" style:font-family-asian="Arial" style:font-pitch-asian="variable" style:font-size-asian="39pt" style:font-style-asian="normal" style:font-weight-asian="normal" style:font-family-complex="Arial" style:font-pitch-complex="variable" style:font-size-complex="39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00ffff" fo:font-size="70%"/>
          </text:list-level-style-bullet>
          <text:list-level-style-bullet text:level="2" text:bullet-char="">
            <style:list-level-properties text:space-before="1.128cm"/>
            <style:text-properties fo:font-family="Wingdings" style:font-pitch="variable" style:font-charset="x-symbol" fo:color="#339966" fo:font-size="70%"/>
          </text:list-level-style-bullet>
          <text:list-level-style-bullet text:level="3" text:bullet-char="">
            <style:list-level-properties text:space-before="2.262cm"/>
            <style:text-properties fo:font-family="Wingdings" style:font-pitch="variable" style:font-charset="x-symbol" fo:color="#dddddd" fo:font-size="70%"/>
          </text:list-level-style-bullet>
          <text:list-level-style-bullet text:level="4" text:bullet-char="">
            <style:list-level-properties text:space-before="3.391cm"/>
            <style:text-properties fo:font-family="Wingdings" style:font-pitch="variable" style:font-charset="x-symbol" fo:color="#339966" fo:font-size="70%"/>
          </text:list-level-style-bullet>
          <text:list-level-style-bullet text:level="5" text:bullet-char="">
            <style:list-level-properties text:space-before="4.524cm"/>
            <style:text-properties fo:font-family="Wingdings" style:font-pitch="variable" style:font-charset="x-symbol" fo:color="#00ffff" fo:font-size="70%"/>
          </text:list-level-style-bullet>
          <text:list-level-style-bullet text:level="6" text:bullet-char="">
            <style:list-level-properties text:space-before="4.524cm"/>
            <style:text-properties fo:font-family="Wingdings" style:font-pitch="variable" style:font-charset="x-symbol" fo:color="#00ffff" fo:font-size="70%"/>
          </text:list-level-style-bullet>
          <text:list-level-style-bullet text:level="7" text:bullet-char="">
            <style:list-level-properties text:space-before="4.524cm"/>
            <style:text-properties fo:font-family="Wingdings" style:font-pitch="variable" style:font-charset="x-symbol" fo:color="#00ffff" fo:font-size="70%"/>
          </text:list-level-style-bullet>
          <text:list-level-style-bullet text:level="8" text:bullet-char="">
            <style:list-level-properties text:space-before="4.524cm"/>
            <style:text-properties fo:font-family="Wingdings" style:font-pitch="variable" style:font-charset="x-symbol" fo:color="#00ffff" fo:font-size="70%"/>
          </text:list-level-style-bullet>
          <text:list-level-style-bullet text:level="9" text:bullet-char="">
            <style:list-level-properties text:space-before="4.524cm"/>
            <style:text-properties fo:font-family="Wingdings" style:font-pitch="variable" style:font-charset="x-symbol" fo:color="#00ffff" fo:font-size="70%"/>
          </text:list-level-style-bullet>
        </text:list-style>
      </style:graphic-properties>
      <style:paragraph-properties fo:margin-left="0cm" fo:margin-right="0cm" fo:margin-top="0.246cm" fo:margin-bottom="0cm" fo:line-height="100%" fo:text-align="center" text:enable-numbering="false" fo:text-indent="0cm" style:punctuation-wrap="hanging" style:line-break="strict" style:writing-mode="lr-tb">
        <style:tab-stops>
          <style:tab-stop style:position="0cm"/>
          <style:tab-stop style:position="2.262cm"/>
          <style:tab-stop style:position="4.524cm"/>
          <style:tab-stop style:position="6.786cm"/>
          <style:tab-stop style:position="9.048cm"/>
          <style:tab-stop style:position="11.31cm"/>
          <style:tab-stop style:position="13.573cm"/>
          <style:tab-stop style:position="15.835cm"/>
          <style:tab-stop style:position="18.097cm"/>
          <style:tab-stop style:position="20.359cm"/>
          <style:tab-stop style:position="22.621cm"/>
          <style:tab-stop style:position="24.884cm"/>
          <style:tab-stop style:position="27.146cm"/>
          <style:tab-stop style:position="29.408cm"/>
        </style:tab-stops>
      </style:paragraph-properties>
      <style:text-properties fo:color="#ffffff" style:text-outline="false" style:text-line-through-style="none" style:text-position="0% 100%" fo:font-family="Garamond" style:font-family-generic="roman" style:font-pitch="variable" fo:font-size="28pt" fo:font-style="normal" fo:text-shadow="1pt 1pt"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Title1-background" style:family="presentation">
      <style:graphic-properties draw:stroke="none" draw:fill="solid" draw:fill-color="#51596d"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0.317cm" text:min-label-width="0.318cm"/>
            <style:text-properties fo:font-family="Arial" style:font-pitch="variable" fo:color="#000000" fo:font-size="100%"/>
          </text:list-level-style-bullet>
          <text:list-level-style-bullet text:level="3" text:bullet-char="•">
            <style:list-level-properties text:space-before="0.952cm" text:min-label-width="0.318cm"/>
            <style:text-properties fo:font-family="Arial" style:font-pitch="variable" fo:color="#000000" fo:font-size="100%"/>
          </text:list-level-style-bullet>
          <text:list-level-style-bullet text:level="4" text:bullet-char="•">
            <style:list-level-properties text:space-before="1.587cm" text:min-label-width="0.318cm"/>
            <style:text-properties fo:font-family="Arial" style:font-pitch="variable" fo:color="#000000" fo:font-size="100%"/>
          </text:list-level-style-bullet>
          <text:list-level-style-bullet text:level="5" text:bullet-char="•">
            <style:list-level-properties text:space-before="2.222cm" text:min-label-width="0.318cm"/>
            <style:text-properties fo:font-family="Arial" style:font-pitch="variable" fo:color="#000000" fo:font-size="100%"/>
          </text:list-level-style-bullet>
          <text:list-level-style-bullet text:level="6" text:bullet-char="•">
            <style:list-level-properties text:space-before="2.222cm" text:min-label-width="0.318cm"/>
            <style:text-properties fo:font-family="Arial" style:font-pitch="variable" fo:color="#000000" fo:font-size="100%"/>
          </text:list-level-style-bullet>
          <text:list-level-style-bullet text:level="7" text:bullet-char="•">
            <style:list-level-properties text:space-before="2.222cm" text:min-label-width="0.318cm"/>
            <style:text-properties fo:font-family="Arial" style:font-pitch="variable" fo:color="#000000" fo:font-size="100%"/>
          </text:list-level-style-bullet>
          <text:list-level-style-bullet text:level="8" text:bullet-char="•">
            <style:list-level-properties text:space-before="2.222cm" text:min-label-width="0.318cm"/>
            <style:text-properties fo:font-family="Arial" style:font-pitch="variable" fo:color="#000000" fo:font-size="100%"/>
          </text:list-level-style-bullet>
          <text:list-level-style-bullet text:level="9" text:bullet-char="•">
            <style:list-level-properties text:space-before="2.222cm" text:min-label-width="0.318cm"/>
            <style:text-properties fo:font-family="Arial" style:font-pitch="variable" fo:color="#000000" fo:font-size="100%"/>
          </text:list-level-style-bullet>
          <text:list-level-style-bullet text:level="10" text:bullet-char="•">
            <style:list-level-properties text:space-before="2.222cm" text:min-label-width="0.318cm"/>
            <style:text-properties fo:font-family="Arial" style:font-pitch="variable" fo:color="#000000" fo:font-size="100%"/>
          </text:list-level-style-bullet>
        </text:list-style>
      </style:graphic-properties>
      <style:paragraph-properties fo:margin-left="0cm" fo:margin-right="0cm" fo:margin-top="0cm" fo:margin-bottom="0cm" fo:line-height="89%"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8pt" fo:font-style="normal" fo:text-shadow="none" style:text-underline-style="none" fo:font-weight="normal" style:font-family-asian="Arial" style:font-pitch-asian="variable" style:font-size-asian="8pt" style:font-style-asian="normal" style:font-weight-asian="normal" style:font-family-complex="Arial" style:font-pitch-complex="variable" style:font-size-complex="8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846cm"/>
            <style:text-properties fo:font-family="Wingdings" style:font-pitch="variable" style:font-charset="x-symbol" fo:color="#00ffff" fo:font-size="70%"/>
          </text:list-level-style-bullet>
          <text:list-level-style-bullet text:level="2" text:bullet-char="">
            <style:list-level-properties text:space-before="1.128cm" text:min-label-width="0.71cm"/>
            <style:text-properties fo:font-family="Wingdings" style:font-pitch="variable" style:font-charset="x-symbol" fo:color="#339966" fo:font-size="70%"/>
          </text:list-level-style-bullet>
          <text:list-level-style-bullet text:level="3" text:bullet-char="">
            <style:list-level-properties text:space-before="2.262cm" text:min-label-width="0.564cm"/>
            <style:text-properties fo:font-family="Wingdings" style:font-pitch="variable" style:font-charset="x-symbol" fo:color="#dddddd" fo:font-size="70%"/>
          </text:list-level-style-bullet>
          <text:list-level-style-bullet text:level="4" text:bullet-char="">
            <style:list-level-properties text:space-before="3.391cm" text:min-label-width="0.564cm"/>
            <style:text-properties fo:font-family="Wingdings" style:font-pitch="variable" style:font-charset="x-symbol" fo:color="#339966" fo:font-size="70%"/>
          </text:list-level-style-bullet>
          <text:list-level-style-bullet text:level="5" text:bullet-char="">
            <style:list-level-properties text:space-before="4.524cm" text:min-label-width="0.564cm"/>
            <style:text-properties fo:font-family="Wingdings" style:font-pitch="variable" style:font-charset="x-symbol" fo:color="#339966" fo:font-size="70%"/>
          </text:list-level-style-bullet>
          <text:list-level-style-bullet text:level="6" text:bullet-char="">
            <style:list-level-properties text:space-before="4.524cm" text:min-label-width="0.564cm"/>
            <style:text-properties fo:font-family="Wingdings" style:font-pitch="variable" style:font-charset="x-symbol" fo:color="#339966" fo:font-size="70%"/>
          </text:list-level-style-bullet>
          <text:list-level-style-bullet text:level="7" text:bullet-char="">
            <style:list-level-properties text:space-before="4.524cm" text:min-label-width="0.564cm"/>
            <style:text-properties fo:font-family="Wingdings" style:font-pitch="variable" style:font-charset="x-symbol" fo:color="#339966" fo:font-size="70%"/>
          </text:list-level-style-bullet>
          <text:list-level-style-bullet text:level="8" text:bullet-char="">
            <style:list-level-properties text:space-before="4.524cm" text:min-label-width="0.564cm"/>
            <style:text-properties fo:font-family="Wingdings" style:font-pitch="variable" style:font-charset="x-symbol" fo:color="#339966" fo:font-size="70%"/>
          </text:list-level-style-bullet>
        </text:list-style>
      </style:graphic-properties>
      <style:paragraph-properties fo:margin-left="0.846cm" fo:margin-right="0cm" fo:margin-top="0.246cm" fo:margin-bottom="0cm" fo:line-height="100%" fo:text-align="start" text:enable-numbering="true" fo:text-indent="0cm" style:punctuation-wrap="hanging" style:line-break="strict" style:writing-mode="lr-tb">
        <style:tab-stops>
          <style:tab-stop style:position="1.415cm"/>
          <style:tab-stop style:position="3.677cm"/>
          <style:tab-stop style:position="5.939cm"/>
          <style:tab-stop style:position="8.202cm"/>
          <style:tab-stop style:position="10.464cm"/>
          <style:tab-stop style:position="12.726cm"/>
          <style:tab-stop style:position="14.988cm"/>
          <style:tab-stop style:position="17.25cm"/>
          <style:tab-stop style:position="19.513cm"/>
          <style:tab-stop style:position="21.775cm"/>
          <style:tab-stop style:position="24.037cm"/>
          <style:tab-stop style:position="26.299cm"/>
          <style:tab-stop style:position="28.561cm"/>
        </style:tab-stops>
      </style:paragraph-properties>
      <style:text-properties fo:color="#ffffff" style:text-outline="false" style:text-line-through-style="none" style:text-position="0% 100%" fo:font-family="Garamond" style:font-family-generic="roman" style:font-pitch="variable" fo:font-size="28pt" fo:font-style="normal" fo:text-shadow="1pt 1pt"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1.838cm" fo:margin-right="0cm" fo:margin-top="0.22cm" fo:margin-bottom="0cm" fo:line-height="100%" fo:text-align="start" text:enable-numbering="true" fo:text-indent="0cm" style:punctuation-wrap="hanging" style:line-break="strict" style:writing-mode="lr-tb">
        <style:tab-stops>
          <style:tab-stop style:position="0.423cm"/>
          <style:tab-stop style:position="2.685cm"/>
          <style:tab-stop style:position="4.947cm"/>
          <style:tab-stop style:position="7.209cm"/>
          <style:tab-stop style:position="9.472cm"/>
          <style:tab-stop style:position="11.734cm"/>
          <style:tab-stop style:position="13.996cm"/>
          <style:tab-stop style:position="16.258cm"/>
          <style:tab-stop style:position="18.52cm"/>
          <style:tab-stop style:position="20.783cm"/>
          <style:tab-stop style:position="23.045cm"/>
          <style:tab-stop style:position="25.307cm"/>
          <style:tab-stop style:position="27.569cm"/>
        </style:tab-stops>
      </style:paragraph-properties>
      <style:text-properties fo:color="#ffffff" style:text-line-through-style="none" style:text-position="0% 100%" fo:font-family="Garamond" style:font-family-generic="roman" style:font-pitch="variable" fo:font-size="25pt" fo:font-style="normal" fo:text-shadow="1pt 1pt" style:text-underline-style="none" fo:font-weight="normal" style:font-family-asian="Arial" style:font-pitch-asian="variable" style:font-size-asian="25pt" style:font-family-complex="Arial" style:font-pitch-complex="variable" style:font-size-complex="25pt" style:font-relief="none"/>
    </style:style>
    <style:style style:name="Title1-outline3" style:family="presentation" style:parent-style-name="Title1-outline2">
      <style:paragraph-properties fo:margin-left="2.826cm" fo:margin-right="0cm" fo:margin-top="0.185cm" fo:margin-bottom="0cm" fo:line-height="100%" fo:text-align="start" text:enable-numbering="true" fo:text-indent="0cm" style:punctuation-wrap="hanging" style:line-break="strict" style:writing-mode="lr-tb">
        <style:tab-stops>
          <style:tab-stop style:position="1.697cm"/>
          <style:tab-stop style:position="3.959cm"/>
          <style:tab-stop style:position="6.222cm"/>
          <style:tab-stop style:position="8.484cm"/>
          <style:tab-stop style:position="10.746cm"/>
          <style:tab-stop style:position="13.008cm"/>
          <style:tab-stop style:position="15.27cm"/>
          <style:tab-stop style:position="17.533cm"/>
          <style:tab-stop style:position="19.795cm"/>
          <style:tab-stop style:position="22.057cm"/>
          <style:tab-stop style:position="24.319cm"/>
          <style:tab-stop style:position="26.581cm"/>
        </style:tab-stops>
      </style:paragraph-properties>
      <style:text-properties fo:color="#ffffff" style:text-line-through-style="none" style:text-position="0% 100%" fo:font-family="Garamond" style:font-family-generic="roman" style:font-pitch="variable" fo:font-size="21pt" fo:font-style="normal" fo:text-shadow="1pt 1pt" style:text-underline-style="none" fo:font-weight="normal" style:font-family-asian="Arial" style:font-pitch-asian="variable" style:font-size-asian="21pt" style:font-family-complex="Arial" style:font-pitch-complex="variable" style:font-size-complex="21pt" style:font-relief="none"/>
    </style:style>
    <style:style style:name="Title1-outline4" style:family="presentation" style:parent-style-name="Title1-outline3">
      <style:paragraph-properties fo:margin-left="3.955cm" fo:margin-right="0cm" fo:margin-top="0.158cm" fo:margin-bottom="0cm" fo:line-height="100%" fo:text-align="start" text:enable-numbering="true" fo:text-indent="0cm" style:punctuation-wrap="hanging" style:line-break="strict" style:writing-mode="lr-tb">
        <style:tab-stops>
          <style:tab-stop style:position="0.568cm"/>
          <style:tab-stop style:position="2.831cm"/>
          <style:tab-stop style:position="5.093cm"/>
          <style:tab-stop style:position="7.355cm"/>
          <style:tab-stop style:position="9.617cm"/>
          <style:tab-stop style:position="11.879cm"/>
          <style:tab-stop style:position="14.141cm"/>
          <style:tab-stop style:position="16.404cm"/>
          <style:tab-stop style:position="18.666cm"/>
          <style:tab-stop style:position="20.928cm"/>
          <style:tab-stop style:position="23.19cm"/>
          <style:tab-stop style:position="25.452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family-complex="Arial" style:font-pitch-complex="variable" style:font-size-complex="18pt" style:font-relief="none"/>
    </style:style>
    <style:style style:name="Title1-outline5" style:family="presentation" style:parent-style-name="Title1-outline4">
      <style:paragraph-properties fo:margin-left="5.088cm" fo:margin-right="0cm" fo:margin-top="0.158cm" fo:margin-bottom="0cm" fo:line-height="100%" fo:text-align="start" text:enable-numbering="true" fo:text-indent="0cm" style:punctuation-wrap="hanging" style:line-break="strict" style:writing-mode="lr-tb">
        <style:tab-stops>
          <style:tab-stop style:position="1.697cm"/>
          <style:tab-stop style:position="3.959cm"/>
          <style:tab-stop style:position="6.222cm"/>
          <style:tab-stop style:position="8.484cm"/>
          <style:tab-stop style:position="10.746cm"/>
          <style:tab-stop style:position="13.008cm"/>
          <style:tab-stop style:position="15.27cm"/>
          <style:tab-stop style:position="17.533cm"/>
          <style:tab-stop style:position="19.795cm"/>
          <style:tab-stop style:position="22.057cm"/>
          <style:tab-stop style:position="24.319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family-complex="Arial" style:font-pitch-complex="variable" style:font-size-complex="18pt" style:font-relief="none"/>
    </style:style>
    <style:style style:name="Title1-outline6" style:family="presentation" style:parent-style-name="Title1-outline5">
      <style:paragraph-properties fo:margin-left="5.088cm" fo:margin-right="0cm" fo:margin-top="0.158cm" fo:margin-bottom="0cm" fo:line-height="100%" fo:text-align="start" text:enable-numbering="true" fo:text-indent="0cm" style:punctuation-wrap="hanging" style:line-break="strict" style:writing-mode="lr-tb">
        <style:tab-stops>
          <style:tab-stop style:position="1.697cm"/>
          <style:tab-stop style:position="3.959cm"/>
          <style:tab-stop style:position="6.222cm"/>
          <style:tab-stop style:position="8.484cm"/>
          <style:tab-stop style:position="10.746cm"/>
          <style:tab-stop style:position="13.008cm"/>
          <style:tab-stop style:position="15.27cm"/>
          <style:tab-stop style:position="17.533cm"/>
          <style:tab-stop style:position="19.795cm"/>
          <style:tab-stop style:position="22.057cm"/>
          <style:tab-stop style:position="24.319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family-complex="Arial" style:font-pitch-complex="variable" style:font-size-complex="18pt" style:font-relief="none"/>
    </style:style>
    <style:style style:name="Title1-outline7" style:family="presentation" style:parent-style-name="Title1-outline6">
      <style:paragraph-properties fo:margin-left="5.088cm" fo:margin-right="0cm" fo:margin-top="0.158cm" fo:margin-bottom="0cm" fo:line-height="100%" fo:text-align="start" text:enable-numbering="true" fo:text-indent="0cm" style:punctuation-wrap="hanging" style:line-break="strict" style:writing-mode="lr-tb">
        <style:tab-stops>
          <style:tab-stop style:position="1.697cm"/>
          <style:tab-stop style:position="3.959cm"/>
          <style:tab-stop style:position="6.222cm"/>
          <style:tab-stop style:position="8.484cm"/>
          <style:tab-stop style:position="10.746cm"/>
          <style:tab-stop style:position="13.008cm"/>
          <style:tab-stop style:position="15.27cm"/>
          <style:tab-stop style:position="17.533cm"/>
          <style:tab-stop style:position="19.795cm"/>
          <style:tab-stop style:position="22.057cm"/>
          <style:tab-stop style:position="24.319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family-complex="Arial" style:font-pitch-complex="variable" style:font-size-complex="18pt" style:font-relief="none"/>
    </style:style>
    <style:style style:name="Title1-outline8" style:family="presentation" style:parent-style-name="Title1-outline7">
      <style:paragraph-properties fo:margin-left="5.088cm" fo:margin-right="0cm" fo:margin-top="0.158cm" fo:margin-bottom="0cm" fo:line-height="100%" fo:text-align="start" text:enable-numbering="true" fo:text-indent="0cm" style:punctuation-wrap="hanging" style:line-break="strict" style:writing-mode="lr-tb">
        <style:tab-stops>
          <style:tab-stop style:position="1.697cm"/>
          <style:tab-stop style:position="3.959cm"/>
          <style:tab-stop style:position="6.222cm"/>
          <style:tab-stop style:position="8.484cm"/>
          <style:tab-stop style:position="10.746cm"/>
          <style:tab-stop style:position="13.008cm"/>
          <style:tab-stop style:position="15.27cm"/>
          <style:tab-stop style:position="17.533cm"/>
          <style:tab-stop style:position="19.795cm"/>
          <style:tab-stop style:position="22.057cm"/>
          <style:tab-stop style:position="24.319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family-complex="Arial" style:font-pitch-complex="variable" style:font-size-complex="18pt" style:font-relief="none"/>
    </style:style>
    <style:style style:name="Title1-outline9" style:family="presentation" style:parent-style-name="Title1-outline8">
      <style:paragraph-properties fo:margin-left="5.088cm" fo:margin-right="0cm" fo:margin-top="0.158cm" fo:margin-bottom="0cm" fo:line-height="100%" fo:text-align="start" text:enable-numbering="true" fo:text-indent="0cm" style:punctuation-wrap="hanging" style:line-break="strict" style:writing-mode="lr-tb">
        <style:tab-stops>
          <style:tab-stop style:position="1.697cm"/>
          <style:tab-stop style:position="3.959cm"/>
          <style:tab-stop style:position="6.222cm"/>
          <style:tab-stop style:position="8.484cm"/>
          <style:tab-stop style:position="10.746cm"/>
          <style:tab-stop style:position="13.008cm"/>
          <style:tab-stop style:position="15.27cm"/>
          <style:tab-stop style:position="17.533cm"/>
          <style:tab-stop style:position="19.795cm"/>
          <style:tab-stop style:position="22.057cm"/>
          <style:tab-stop style:position="24.319cm"/>
        </style:tab-stops>
      </style:paragraph-properties>
      <style:text-properties fo:color="#ffffff" style:text-line-through-style="none" style:text-position="0% 100%" fo:font-family="Garamond" style:font-family-generic="roman" style:font-pitch="variable" fo:font-size="18pt" fo:font-style="normal" fo:text-shadow="1pt 1pt" style:text-underline-style="none" fo:font-weight="normal" style:font-family-asian="Arial" style:font-pitch-asian="variable" style:font-size-asian="18pt" style:font-family-complex="Arial" style:font-pitch-complex="variable" style:font-size-complex="18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9">
      <presentation:placeholder presentation:object="title" svg:x="2.058cm" svg:y="1.743cm" svg:width="23.912cm" svg:height="3.507cm"/>
    </style:presentation-page-layout>
    <style:presentation-page-layout style:name="AL5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2.58cm" fo:page-height="16.99cm" style:print-orientation="landscape"/>
    </style:page-layout>
    <style:style style:name="dp1" style:family="drawing-page">
      <style:drawing-page-properties draw:background-size="border" draw:fill="solid" draw:fill-color="#51596d"/>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gradient" draw:fill-color="#51596d" draw:fill-gradient-name="Gradient_20_7"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none" draw:fill="gradient" draw:fill-color="#51596d" draw:fill-gradient-name="Gradient_20_8"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gradient" draw:fill-color="#51596d" draw:fill-gradient-name="Gradient_20_9" draw:opacity="100%"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solid" draw:fill-color="#51596d"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51596d"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gradient" draw:fill-color="#51596d"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0000" draw:fill-gradient-name="Gradient_20_12"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solid" draw:fill-color="#ffffff" draw:textarea-horizontal-align="center" draw:textarea-vertical-align="middle" draw:shadow="hidden" style:protect="position size"/>
    </style:style>
    <style:style style:name="gr11" style:family="graphic" style:parent-style-name="standard">
      <style:graphic-properties draw:stroke="none" draw:fill="none" draw:fill-color="#618ffd" draw:textarea-horizontal-align="justify" draw:textarea-vertical-align="top" draw:auto-grow-height="true" fo:padding-top="0.121cm" fo:padding-bottom="0.121cm" fo:padding-left="0.242cm" fo:padding-right="0.242cm" fo:wrap-option="wrap" draw:shadow="hidden" draw:shadow-color="#919191"/>
    </style:style>
    <style:style style:name="gr12"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gr14" style:family="graphic" style:parent-style-name="standard">
      <style:graphic-properties draw:stroke="none" draw:fill="none" draw:fill-color="#ffffff" draw:textarea-horizontal-align="left" draw:textarea-vertical-align="top" draw:auto-grow-height="true" fo:padding-top="0cm" fo:padding-bottom="0cm" fo:padding-left="0cm" fo:padding-right="0cm" fo:wrap-option="wrap" draw:shadow="hidden"/>
    </style:style>
    <style:style style:name="pr1" style:family="presentation" style:parent-style-name="Default-backgroundobjects" style:list-style-name="L2">
      <style:graphic-properties draw:stroke="none" draw:fill="none" draw:fill-color="#787e8a" draw:textarea-horizontal-align="left" draw:textarea-vertical-align="bottom" draw:auto-grow-height="false" draw:auto-grow-width="false" fo:min-height="1.184cm" fo:min-width="0cm" fo:padding-top="0.113cm" fo:padding-bottom="0.113cm" fo:padding-left="0.226cm" fo:padding-right="0.226cm" fo:wrap-option="no-wrap" draw:shadow="hidden" draw:shadow-color="#000000"/>
    </style:style>
    <style:style style:name="pr2" style:family="presentation" style:parent-style-name="Default-backgroundobjects" style:list-style-name="L2">
      <style:graphic-properties draw:stroke="none" draw:fill="none" draw:fill-color="#787e8a" draw:textarea-horizontal-align="right" draw:textarea-vertical-align="bottom" draw:auto-grow-height="false" draw:auto-grow-width="false" fo:min-height="1.179cm" fo:min-width="0cm" fo:padding-top="0.113cm" fo:padding-bottom="0.113cm" fo:padding-left="0.226cm" fo:padding-right="0.226cm" fo:wrap-option="no-wrap" draw:shadow="hidden" draw:shadow-color="#000000"/>
    </style:style>
    <style:style style:name="pr3" style:family="presentation" style:parent-style-name="Default-backgroundobjects" style:list-style-name="L2">
      <style:graphic-properties draw:stroke="none" draw:fill="none" draw:fill-color="#787e8a" draw:textarea-horizontal-align="justify" draw:textarea-vertical-align="bottom" draw:auto-grow-height="false" draw:auto-grow-width="false" fo:min-height="1.179cm" fo:min-width="0cm" fo:padding-top="0.113cm" fo:padding-bottom="0.113cm" fo:padding-left="0.226cm" fo:padding-right="0.226cm" fo:wrap-option="no-wrap" draw:shadow="hidden" draw:shadow-color="#000000"/>
    </style:style>
    <style:style style:name="pr4" style:family="presentation" style:parent-style-name="Title1-backgroundobjects" style:list-style-name="L2">
      <style:graphic-properties draw:stroke="none" draw:fill="none" draw:fill-color="#787e8a" draw:textarea-horizontal-align="left" draw:textarea-vertical-align="bottom" draw:auto-grow-height="false" draw:auto-grow-width="false" fo:min-height="1.179cm" fo:min-width="0cm" fo:padding-top="0.113cm" fo:padding-bottom="0.113cm" fo:padding-left="0.226cm" fo:padding-right="0.226cm" fo:wrap-option="no-wrap" draw:shadow="hidden" draw:shadow-color="#000000"/>
    </style:style>
    <style:style style:name="pr5" style:family="presentation" style:parent-style-name="Title1-backgroundobjects" style:list-style-name="L2">
      <style:graphic-properties draw:stroke="none" draw:fill="none" draw:fill-color="#787e8a" draw:textarea-horizontal-align="justify" draw:textarea-vertical-align="bottom" draw:auto-grow-height="false" draw:auto-grow-width="false" fo:min-height="1.184cm" fo:min-width="0cm" fo:padding-top="0.113cm" fo:padding-bottom="0.113cm" fo:padding-left="0.226cm" fo:padding-right="0.226cm" fo:wrap-option="no-wrap" draw:shadow="hidden" draw:shadow-color="#000000"/>
    </style:style>
    <style:style style:name="pr6" style:family="presentation" style:parent-style-name="Title1-backgroundobjects" style:list-style-name="L2">
      <style:graphic-properties draw:stroke="none" draw:fill="none" draw:fill-color="#787e8a" draw:textarea-horizontal-align="right" draw:textarea-vertical-align="bottom" draw:auto-grow-height="false" draw:auto-grow-width="false" fo:min-height="1.184cm" fo:min-width="0cm" fo:padding-top="0.113cm" fo:padding-bottom="0.113cm" fo:padding-left="0.226cm" fo:padding-right="0.226cm" fo:wrap-option="no-wrap" draw:shadow="hidden" draw:shadow-color="#00000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100%" text:enable-numbering="false" fo:text-indent="0cm" style:punctuation-wrap="hanging" style:line-break="strict"/>
    </style:style>
    <style:style style:name="P4" style:family="paragraph">
      <style:paragraph-properties fo:margin-left="0cm" fo:margin-right="0cm" fo:line-height="100%" text:enable-numbering="false" fo:text-indent="0cm" style:punctuation-wrap="hanging" style:line-break="strict" style:writing-mode="lr-tb"/>
    </style:style>
    <style:style style:name="P5" style:family="paragraph">
      <style:paragraph-properties fo:margin-left="0cm" fo:margin-right="0cm" fo:line-height="100%" fo:text-align="end" text:enable-numbering="false" fo:text-indent="0cm" style:punctuation-wrap="hanging" style:line-break="strict"/>
    </style:style>
    <style:style style:name="P6" style:family="paragraph">
      <style:paragraph-properties fo:margin-left="0cm" fo:margin-right="0cm" fo:line-height="100%" fo:text-align="end" text:enable-numbering="false" fo:text-indent="0cm" style:punctuation-wrap="hanging" style:line-break="strict" style:writing-mode="lr-tb"/>
    </style:style>
    <style:style style:name="P7" style:family="paragraph">
      <style:paragraph-properties style:writing-mode="lr-tb"/>
    </style:style>
    <style:style style:name="P8" style:family="paragraph">
      <style:paragraph-properties fo:margin-left="0cm" fo:margin-right="0cm" fo:line-height="100%" fo:text-align="center" text:enable-numbering="false" fo:text-indent="0cm" style:punctuation-wrap="hanging" style:line-break="strict"/>
    </style:style>
    <style:style style:name="P9" style:family="paragraph">
      <style:paragraph-properties fo:margin-left="0cm" fo:margin-right="0cm" fo:line-height="100%" fo:text-align="center" text:enable-numbering="false" fo:text-indent="0cm" style:punctuation-wrap="hanging" style:line-break="strict" style:writing-mode="lr-tb"/>
    </style:style>
    <style:style style:name="P10" style:family="paragraph">
      <style:paragraph-properties fo:text-align="center"/>
    </style:style>
    <style:style style:name="P11" style:family="paragraph">
      <style:paragraph-properties fo:margin-left="0cm" fo:margin-right="0cm" fo:line-height="90%" fo:text-align="center" text:enable-numbering="false" fo:text-indent="0cm"/>
    </style:style>
    <style:style style:name="P12" style:family="paragraph">
      <style:paragraph-properties fo:text-align="center" style:writing-mode="lr-tb"/>
      <style:text-properties fo:font-size="24pt"/>
    </style:style>
    <style:style style:name="P13" style:family="paragraph">
      <style:paragraph-properties fo:margin-left="0cm" fo:margin-right="0cm" fo:line-height="100%" text:enable-numbering="false" fo:text-indent="0cm"/>
    </style:style>
    <style:style style:name="T1" style:family="text">
      <style:text-properties fo:color="#ffffff" fo:font-family="Arial" style:font-pitch="variable" fo:font-size="11pt" style:font-family-asian="Arial" style:font-pitch-asian="variable" style:font-size-asian="11pt" style:font-family-complex="Arial" style:font-pitch-complex="variable" style:font-size-complex="11pt"/>
    </style:style>
    <style:style style:name="T2" style:family="text">
      <style:text-properties fo:color="#ffffff" fo:font-family="Arial" style:font-pitch="variable" fo:font-size="11pt" style:font-size-asian="11pt" style:font-size-complex="11pt"/>
    </style:style>
    <style:style style:name="T3" style:family="text">
      <style:text-properties fo:font-family="Arial" style:font-pitch="variable" fo:font-size="11pt" fo:language="en" fo:country="US" fo:font-weight="bold" style:font-size-asian="11pt" style:font-size-complex="11pt"/>
    </style:style>
    <style:style style:name="T4" style:family="text">
      <style:text-properties fo:color="#000000" fo:font-family="Arial" style:font-pitch="variable" fo:font-size="11pt" fo:font-weight="bold" style:font-size-asian="11pt" style:font-size-complex="11pt"/>
    </style:style>
    <text:list-style style:name="L1">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
      <text:list-level-style-bullet text:level="1" text:bullet-char="•">
        <style:text-properties fo:font-family="Arial"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379cm" svg:height="4.8cm" svg:x="2.398cm" svg:y="3.733cm" draw:page-number="1"/>
      <draw:page-thumbnail draw:layer="backgroundobjects" svg:width="6.379cm" svg:height="4.8cm" svg:x="11.542cm" svg:y="3.733cm" draw:page-number="2"/>
      <draw:page-thumbnail draw:layer="backgroundobjects" svg:width="6.379cm" svg:height="4.8cm" svg:x="2.398cm" svg:y="10.934cm" draw:page-number="3"/>
      <draw:page-thumbnail draw:layer="backgroundobjects" svg:width="6.379cm" svg:height="4.8cm" svg:x="11.542cm" svg:y="10.934cm" draw:page-number="4"/>
      <draw:page-thumbnail draw:layer="backgroundobjects" svg:width="6.379cm" svg:height="4.8cm" svg:x="2.398cm" svg:y="18.135cm" draw:page-number="5"/>
      <draw:page-thumbnail draw:layer="backgroundobjects" svg:width="6.379cm" svg:height="4.8cm" svg:x="11.542cm" svg:y="18.135cm" draw:page-number="6"/>
      <draw:frame draw:style-name="gr1" draw:text-style-name="P1" draw:layer="backgroundobjects" svg:width="8.817cm" svg:height="1.332cm" svg:x="0cm" svg:y="0cm" presentation:class="header">
        <draw:text-box>
          <text:p text:style-name="P1"><presentation:header/></text:p>
        </draw:text-box>
      </draw:frame>
      <draw:frame draw:style-name="gr1" draw:text-style-name="P2" draw:layer="backgroundobjects" svg:width="8.817cm" svg:height="1.332cm" svg:x="11.502cm" svg:y="0cm" presentation:class="date-time">
        <draw:text-box>
          <text:p text:style-name="P2"><presentation:date-time/></text:p>
        </draw:text-box>
      </draw:frame>
      <draw:frame draw:style-name="gr2" draw:text-style-name="P1" draw:layer="backgroundobjects" svg:width="8.817cm" svg:height="1.332cm" svg:x="0cm" svg:y="25.337cm" presentation:class="footer">
        <draw:text-box>
          <text:p text:style-name="P1"><presentation:footer/></text:p>
        </draw:text-box>
      </draw:frame>
      <draw:frame draw:style-name="gr2" draw:text-style-name="P2" draw:layer="backgroundobjects" svg:width="8.817cm" svg:height="1.332cm" svg:x="11.502cm" svg:y="25.337cm" presentation:class="page-number">
        <draw:text-box>
          <text:p text:style-name="P2"><text:page-number>1</text:page-number></text:p>
        </draw:text-box>
      </draw:frame>
    </style:handout-master>
    <style:master-page style:name="Default" style:page-layout-name="PM1" draw:style-name="dp1">
      <draw:frame presentation:style-name="pr1" draw:text-style-name="P4" draw:layer="backgroundobjects" svg:width="5.27cm" svg:height="1.183cm" svg:x="1.129cm" svg:y="15.486cm" presentation:class="date-time">
        <draw:text-box>
          <text:p text:style-name="P3"><text:span text:style-name="T1"><presentation:date-time/></text:span></text:p>
        </draw:text-box>
      </draw:frame>
      <draw:frame presentation:style-name="pr2" draw:text-style-name="P6" draw:layer="backgroundobjects" svg:width="5.269cm" svg:height="1.178cm" svg:x="16.183cm" svg:y="15.481cm" presentation:class="page-number">
        <draw:text-box>
          <text:p text:style-name="P5"><text:span text:style-name="T2"><text:page-number>1</text:page-number></text:span></text:p>
        </draw:text-box>
      </draw:frame>
      <draw:g>
        <draw:g>
          <draw:custom-shape draw:style-name="gr3" draw:text-style-name="P7" draw:layer="backgroundobjects" svg:width="11.298cm" svg:height="6.573cm" svg:x="6.774cm" svg:y="10.398cm">
            <text:p/>
            <draw:enhanced-geometry svg:viewBox="0 0 2882 1671" draw:type="non-primitive" draw:enhanced-path="M 2773 544  L 2740 528  L 2692 506  L 2632 484  L 2561 457  L 2480 424  L 2388 397  L 2203 343  L 2078 310  L 1970 277  L 1878 245  L 1807 212  L 1742 179  L 1693 152  L 1655 125  L 1628 103  L 1606 81  L 1590 60  L 1585 43  L 1579 27  L 1585 5  L 1585 0  L 1568 27  L 1557 49  L 1557 76  L 1568 98  L 1590 120  L 1617 141  L 1650 163  L 1688 185  L 1737 207  L 1791 228  L 1905 267  L 2040 310  L 2182 348  L 2285 381  L 2382 408  L 2464 435  L 2540 462  L 2605 484  L 2659 506  L 2708 528  L 2740 544  L 2768 560  L 2784 577  L 2795 593  L 2800 615  L 2795 642  L 2784 664  L 2762 691  L 2730 713  L 2692 735  L 2643 756  L 2589 778  L 2529 800  L 2458 822  L 2382 843  L 2301 865  L 2214 887  L 2030 930  L 1823 979  L 1606 1034  L 1378 1094  L 1145 1164  L 912 1241  L 673 1328  L 440 1431  L 217 1545  L 0 1671  L 353 1671  L 554 1567  L 754 1469  L 955 1388  L 1145 1311  L 1335 1241  L 1519 1186  L 1693 1132  L 1861 1083  L 2019 1045  L 2165 1007  L 2301 974  L 2426 947  L 2534 914  L 2626 892  L 2702 865  L 2762 838  L 2800 816  L 2827 794  L 2849 767  L 2865 745  L 2876 724  L 2882 702  L 2876 658  L 2854 620  L 2833 588  L 2800 560  L 2773 544  L 2773 544  Z N"/>
          </draw:custom-shape>
          <draw:custom-shape draw:style-name="gr4" draw:text-style-name="P7" draw:layer="backgroundobjects" svg:width="4.934cm" svg:height="3.19cm" svg:x="16.347cm" svg:y="10.505cm">
            <text:p/>
            <draw:enhanced-geometry svg:viewBox="0 0 1259 811" draw:type="non-primitive" draw:enhanced-path="M 1259 615  L 1248 588  L 1237 566  L 1216 539  L 1188 517  L 1123 479  L 1042 441  L 944 408  L 841 381  L 727 348  L 613 321  L 499 294  L 391 261  L 288 229  L 195 196  L 119 152  L 54 109  L 33 87  L 16 60  L 5 33  L 0 0  L 0 6  L 0 11  L 0 38  L 5 60  L 16 87  L 33 114  L 54 142  L 87 174  L 125 207  L 179 240  L 244 278  L 326 310  L 418 348  L 526 381  L 657 414  L 749 435  L 830 463  L 901 490  L 966 512  L 1015 539  L 1053 566  L 1080 593  L 1102 620  L 1112 648  L 1118 675  L 1112 697  L 1096 724  L 1080 746  L 1053 767  L 1015 789  L 977 811  L 1047 789  L 1107 767  L 1156 746  L 1199 724  L 1226 702  L 1248 675  L 1259 648  L 1259 615  L 1259 615  Z N"/>
          </draw:custom-shape>
          <draw:custom-shape draw:style-name="gr5" draw:text-style-name="P7" draw:layer="backgroundobjects" svg:width="11.168cm" svg:height="3.811cm" svg:x="11.368cm" svg:y="13.16cm">
            <text:p/>
            <draw:enhanced-geometry svg:viewBox="0 0 2849 969" draw:type="non-primitive" draw:enhanced-path="M 92 958  L 0 969  L 391 969  L 434 947  L 483 914  L 554 876  L 635 838  L 727 794  L 836 745  L 961 696  L 1102 642  L 1259 582  L 1433 522  L 1623 462  L 1829 403  L 2057 343  L 2301 283  L 2567 223  L 2849 163  L 2849 0  L 2817 16  L 2773 33  L 2719 54  L 2648 76  L 2572 98  L 2491 120  L 2399 147  L 2301 169  L 2095 223  L 1889 277  L 1688 326  L 1590 354  L 1503 381  L 1107 506  L 912 577  L 727 647  L 548 718  L 380 794  L 228 876  L 92 958  L 92 958  Z N"/>
          </draw:custom-shape>
          <draw:custom-shape draw:style-name="gr6" draw:text-style-name="P7" draw:layer="backgroundobjects" svg:width="11.788cm" svg:height="8.201cm" svg:x="10.772cm" svg:y="8.771cm">
            <text:p/>
            <draw:enhanced-geometry svg:viewBox="0 0 3007 2085" draw:type="non-primitive" draw:enhanced-path="M 1427 441  L 1433 474  L 1444 501  L 1460 528  L 1482 550  L 1541 593  L 1623 637  L 1715 670  L 1818 702  L 1927 735  L 2041 762  L 2155 789  L 2269 822  L 2372 849  L 2464 882  L 2551 920  L 2616 958  L 2638 980  L 2659 1007  L 2676 1029  L 2681 1056  L 2681 1083  L 2676 1105  L 2665 1127  L 2643 1149  L 2616 1170  L 2583 1187  L 2545 1208  L 2502 1225  L 2448 1241  L 2388 1257  L 2328 1274  L 2258 1290  L 2106 1328  L 1932 1372  L 1742 1421  L 1531 1475  L 1308 1540  L 1069 1617  L 820 1709  L 554 1818  L 282 1943  L 0 2085  L 152 2085  L 244 2074  L 386 1992  L 537 1910  L 700 1834  L 879 1763  L 1064 1693  L 1259 1622  L 1661 1497  L 1748 1470  L 1845 1442  L 2046 1393  L 2252 1339  L 2458 1285  L 2551 1263  L 2643 1236  L 2730 1214  L 2806 1192  L 2876 1170  L 2931 1149  L 2974 1132  L 3007 1116  L 3007 871  L 2941 860  L 2860 844  L 2773 827  L 2670 806  L 2567 784  L 2458 757  L 2241 702  L 2138 670  L 2046 637  L 1959 604  L 1883 566  L 1824 534  L 1780 495  L 1769 474  L 1758 457  L 1753 436  L 1758 419  L 1780 381  L 1813 343  L 1862 316  L 1921 289  L 1986 267  L 2062 245  L 2149 229  L 2236 213  L 2431 180  L 2627 158  L 2827 125  L 2920 109  L 3007 87  L 3007 0  L 2909 22  L 2795 44  L 2676 66  L 2551 82  L 2285 120  L 2155 136  L 2030 158  L 1905 174  L 1791 202  L 1688 229  L 1601 261  L 1525 300  L 1471 338  L 1455 359  L 1438 387  L 1427 414  L 1427 441  L 1427 441  Z N"/>
          </draw:custom-shape>
          <draw:custom-shape draw:style-name="gr7" draw:text-style-name="P7" draw:layer="backgroundobjects" svg:width="4.892cm" svg:height="2.12cm" svg:x="17.644cm" svg:y="9.112cm">
            <text:p/>
            <draw:enhanced-geometry svg:viewBox="0 0 1248 539" draw:type="non-primitive" draw:enhanced-path="M 0 332  L 0 360  L 5 387  L 27 414  L 54 436  L 92 463  L 141 490  L 195 512  L 255 539  L 212 517  L 179 490  L 157 468  L 141 447  L 136 425  L 136 403  L 141 381  L 157 365  L 179 343  L 201 327  L 266 294  L 353 262  L 445 234  L 554 213  L 662 191  L 890 153  L 993 136  L 1091 120  L 1178 115  L 1248 104  L 1248 0  L 1161 22  L 1069 38  L 874 71  L 673 93  L 483 126  L 391 142  L 309 158  L 228 180  L 163 202  L 103 229  L 54 256  L 22 294  L 0 332  L 0 332  Z N"/>
          </draw:custom-shape>
        </draw:g>
        <draw:custom-shape draw:style-name="gr8" draw:text-style-name="P7" draw:layer="backgroundobjects" svg:width="7.154cm" svg:height="6.046cm" svg:x="13.023cm" svg:y="5.274cm">
          <text:p/>
          <draw:enhanced-geometry svg:viewBox="0 0 2296 1469" draw:type="non-primitive" draw:enhanced-path="M 771 1088  L 982 1061  L 1178 1034  L 1357 1012  L 1520 985  L 1666 957  L 1796 930  L 1916 897  L 2013 870  L 2100 832  L 2171 800  L 2220 756  L 2263 712  L 2285 669  L 2296 614  L 2290 560  L 2269 500  L 2241 457  L 2198 408  L 2144 364  L 2079 321  L 2008 277  L 1927 234  L 1769 157  L 1688 125  L 1612 92  L 1536 65  L 1476 43  L 1422 27  L 1384 10  L 1357 5  L 1346 0  L 1498 54  L 1655 119  L 1807 185  L 1948 255  L 2013 288  L 2068 326  L 2122 364  L 2171 402  L 2209 440  L 2236 478  L 2252 522  L 2263 560  L 2258 598  L 2241 636  L 2214 669  L 2171 702  L 2122 729  L 2062 756  L 1997 778  L 1921 800  L 1834 821  L 1748 843  L 1552 876  L 1351 908  L 1134 941  L 923 968  L 716 995  L 521 1028  L 434 1044  L 353 1066  L 277 1082  L 206 1104  L 147 1126  L 92 1148  L 54 1175  L 22 1202  L 6 1229  L 0 1262  L 11 1295  L 27 1327  L 54 1355  L 98 1382  L 141 1404  L 196 1425  L 261 1447  L 326 1469  L 266 1442  L 217 1414  L 174 1387  L 147 1360  L 125 1333  L 120 1306  L 125 1278  L 141 1257  L 174 1229  L 212 1208  L 272 1186  L 342 1164  L 423 1142  L 527 1121  L 641 1104  L 771 1088  L 771 1088  Z N"/>
        </draw:custom-shape>
        <draw:custom-shape draw:style-name="gr9" draw:text-style-name="P7" draw:layer="backgroundobjects" svg:width="22.573cm" svg:height="6.986cm" svg:x="0cm" svg:y="0cm">
          <text:p/>
          <draw:enhanced-geometry svg:viewBox="0 0 5740 1906" draw:type="non-primitive" draw:enhanced-path="M 0 0  L 0 1906  L 5740 1906  L 5740 0  L 0 0  L 0 0  Z N"/>
        </draw:custom-shape>
      </draw:g>
      <draw:frame presentation:style-name="Default-title" draw:layer="backgroundobjects" svg:width="20.324cm" svg:height="2.832cm" svg:x="1.129cm" svg:y="0.678cm" presentation:class="title" presentation:placeholder="true">
        <draw:text-box/>
      </draw:frame>
      <draw:frame presentation:style-name="pr3" draw:text-style-name="P9" draw:layer="backgroundobjects" svg:width="7.148cm" svg:height="1.178cm" svg:x="7.717cm" svg:y="15.481cm" presentation:class="footer">
        <draw:text-box>
          <text:p text:style-name="P8"><text:span text:style-name="T2"><presentation:footer/></text:span></text:p>
        </draw:text-box>
      </draw:frame>
      <draw:frame presentation:style-name="Default-outline1" draw:layer="backgroundobjects" svg:width="20.324cm" svg:height="11.215cm" svg:x="1.129cm" svg:y="3.964cm" presentation:class="outline" presentation:placeholder="true">
        <draw:text-box/>
      </draw:frame>
      <presentation:notes style:page-layout-name="PM0">
        <office:forms form:automatic-focus="false" form:apply-design-mode="false"/>
        <draw:rect draw:style-name="gr10" draw:text-style-name="P10" draw:layer="backgroundobjects" svg:width="20.32cm" svg:height="26.67cm" svg:x="0cm" svg:y="0cm">
          <text:p/>
        </draw:rect>
        <draw:custom-shape draw:style-name="gr11" draw:text-style-name="P7" draw:layer="backgroundobjects" svg:width="3.407cm" svg:height="0.661cm" svg:x="8.466cm" svg:y="25.365cm">
          <text:p text:style-name="P11"><text:span text:style-name="T3">Page </text:span><text:span text:style-name="T3"><text:page-number>1</text:page-number></text:span></text:p>
          <draw:enhanced-geometry svg:viewBox="0 0 21600 21600" draw:type="rectangle" draw:enhanced-path="M 0 0 L 21600 0 21600 21600 0 21600 0 0 Z N"/>
        </draw:custom-shape>
        <draw:page-thumbnail presentation:style-name="Default-title" draw:layer="backgroundobjects" svg:width="13.238cm" svg:height="9.962cm" svg:x="3.537cm" svg:y="2.019cm" presentation:class="page"/>
        <draw:frame presentation:style-name="Default-notes" draw:layer="backgroundobjects" svg:width="13.776cm" svg:height="11.885cm" svg:x="3.197cm" svg:y="13.481cm" presentation:class="notes" presentation:placeholder="true">
          <draw:text-box/>
        </draw:frame>
        <draw:line draw:style-name="gr12" draw:text-style-name="P12" draw:layer="backgroundobjects" svg:x1="3.488cm" svg:y1="13.115cm" svg:x2="17.057cm" svg:y2="13.119cm">
          <text:p/>
        </draw:line>
        <draw:custom-shape draw:style-name="gr13" draw:text-style-name="P7" draw:layer="backgroundobjects" svg:width="6.818cm" svg:height="0.718cm" svg:x="3.241cm" svg:y="12.383cm">
          <text:p/>
          <draw:enhanced-geometry svg:viewBox="0 0 21600 21600" draw:type="rectangle" draw:enhanced-path="M 0 0 L 21600 0 21600 21600 0 21600 0 0 Z N"/>
        </draw:custom-shape>
        <draw:custom-shape draw:style-name="gr13" draw:text-style-name="P7" draw:layer="backgroundobjects" svg:width="1.124cm" svg:height="0.476cm" svg:x="3.497cm" svg:y="12.515cm">
          <text:p/>
          <draw:enhanced-geometry svg:viewBox="0 0 21600 21600" draw:type="rectangle" draw:enhanced-path="M 0 0 L 21600 0 21600 21600 0 21600 0 0 Z N"/>
        </draw:custom-shape>
        <draw:custom-shape draw:style-name="gr14" draw:text-style-name="P7" draw:layer="backgroundobjects" svg:width="1.082cm" svg:height="0.466cm" svg:x="3.497cm" svg:y="12.532cm">
          <text:p text:style-name="P13"><text:span text:style-name="T4">Notes</text:span></text:p>
          <draw:enhanced-geometry svg:viewBox="0 0 21600 21600" draw:type="rectangle" draw:enhanced-path="M 0 0 L 21600 0 21600 21600 0 21600 0 0 Z N"/>
        </draw:custom-shape>
      </presentation:notes>
    </style:master-page>
    <style:master-page style:name="Title1" style:page-layout-name="PM1" draw:style-name="dp1">
      <draw:g>
        <draw:g>
          <draw:custom-shape draw:style-name="gr3" draw:text-style-name="P7" draw:layer="backgroundobjects" svg:width="11.298cm" svg:height="6.573cm" svg:x="6.774cm" svg:y="10.398cm">
            <text:p/>
            <draw:enhanced-geometry svg:viewBox="0 0 2882 1671" draw:type="non-primitive" draw:enhanced-path="M 2773 544  L 2740 528  L 2692 506  L 2632 484  L 2561 457  L 2480 424  L 2388 397  L 2203 343  L 2078 310  L 1970 277  L 1878 245  L 1807 212  L 1742 179  L 1693 152  L 1655 125  L 1628 103  L 1606 81  L 1590 60  L 1585 43  L 1579 27  L 1585 5  L 1585 0  L 1568 27  L 1557 49  L 1557 76  L 1568 98  L 1590 120  L 1617 141  L 1650 163  L 1688 185  L 1737 207  L 1791 228  L 1905 267  L 2040 310  L 2182 348  L 2285 381  L 2382 408  L 2464 435  L 2540 462  L 2605 484  L 2659 506  L 2708 528  L 2740 544  L 2768 560  L 2784 577  L 2795 593  L 2800 615  L 2795 642  L 2784 664  L 2762 691  L 2730 713  L 2692 735  L 2643 756  L 2589 778  L 2529 800  L 2458 822  L 2382 843  L 2301 865  L 2214 887  L 2030 930  L 1823 979  L 1606 1034  L 1378 1094  L 1145 1164  L 912 1241  L 673 1328  L 440 1431  L 217 1545  L 0 1671  L 353 1671  L 554 1567  L 754 1469  L 955 1388  L 1145 1311  L 1335 1241  L 1519 1186  L 1693 1132  L 1861 1083  L 2019 1045  L 2165 1007  L 2301 974  L 2426 947  L 2534 914  L 2626 892  L 2702 865  L 2762 838  L 2800 816  L 2827 794  L 2849 767  L 2865 745  L 2876 724  L 2882 702  L 2876 658  L 2854 620  L 2833 588  L 2800 560  L 2773 544  L 2773 544  Z N"/>
          </draw:custom-shape>
          <draw:custom-shape draw:style-name="gr4" draw:text-style-name="P7" draw:layer="backgroundobjects" svg:width="4.934cm" svg:height="3.19cm" svg:x="16.347cm" svg:y="10.505cm">
            <text:p/>
            <draw:enhanced-geometry svg:viewBox="0 0 1259 811" draw:type="non-primitive" draw:enhanced-path="M 1259 615  L 1248 588  L 1237 566  L 1216 539  L 1188 517  L 1123 479  L 1042 441  L 944 408  L 841 381  L 727 348  L 613 321  L 499 294  L 391 261  L 288 229  L 195 196  L 119 152  L 54 109  L 33 87  L 16 60  L 5 33  L 0 0  L 0 6  L 0 11  L 0 38  L 5 60  L 16 87  L 33 114  L 54 142  L 87 174  L 125 207  L 179 240  L 244 278  L 326 310  L 418 348  L 526 381  L 657 414  L 749 435  L 830 463  L 901 490  L 966 512  L 1015 539  L 1053 566  L 1080 593  L 1102 620  L 1112 648  L 1118 675  L 1112 697  L 1096 724  L 1080 746  L 1053 767  L 1015 789  L 977 811  L 1047 789  L 1107 767  L 1156 746  L 1199 724  L 1226 702  L 1248 675  L 1259 648  L 1259 615  L 1259 615  Z N"/>
          </draw:custom-shape>
          <draw:custom-shape draw:style-name="gr5" draw:text-style-name="P7" draw:layer="backgroundobjects" svg:width="11.168cm" svg:height="3.811cm" svg:x="11.368cm" svg:y="13.16cm">
            <text:p/>
            <draw:enhanced-geometry svg:viewBox="0 0 2849 969" draw:type="non-primitive" draw:enhanced-path="M 92 958  L 0 969  L 391 969  L 434 947  L 483 914  L 554 876  L 635 838  L 727 794  L 836 745  L 961 696  L 1102 642  L 1259 582  L 1433 522  L 1623 462  L 1829 403  L 2057 343  L 2301 283  L 2567 223  L 2849 163  L 2849 0  L 2817 16  L 2773 33  L 2719 54  L 2648 76  L 2572 98  L 2491 120  L 2399 147  L 2301 169  L 2095 223  L 1889 277  L 1688 326  L 1590 354  L 1503 381  L 1107 506  L 912 577  L 727 647  L 548 718  L 380 794  L 228 876  L 92 958  L 92 958  Z N"/>
          </draw:custom-shape>
          <draw:custom-shape draw:style-name="gr6" draw:text-style-name="P7" draw:layer="backgroundobjects" svg:width="11.788cm" svg:height="8.201cm" svg:x="10.772cm" svg:y="8.771cm">
            <text:p/>
            <draw:enhanced-geometry svg:viewBox="0 0 3007 2085" draw:type="non-primitive" draw:enhanced-path="M 1427 441  L 1433 474  L 1444 501  L 1460 528  L 1482 550  L 1541 593  L 1623 637  L 1715 670  L 1818 702  L 1927 735  L 2041 762  L 2155 789  L 2269 822  L 2372 849  L 2464 882  L 2551 920  L 2616 958  L 2638 980  L 2659 1007  L 2676 1029  L 2681 1056  L 2681 1083  L 2676 1105  L 2665 1127  L 2643 1149  L 2616 1170  L 2583 1187  L 2545 1208  L 2502 1225  L 2448 1241  L 2388 1257  L 2328 1274  L 2258 1290  L 2106 1328  L 1932 1372  L 1742 1421  L 1531 1475  L 1308 1540  L 1069 1617  L 820 1709  L 554 1818  L 282 1943  L 0 2085  L 152 2085  L 244 2074  L 386 1992  L 537 1910  L 700 1834  L 879 1763  L 1064 1693  L 1259 1622  L 1661 1497  L 1748 1470  L 1845 1442  L 2046 1393  L 2252 1339  L 2458 1285  L 2551 1263  L 2643 1236  L 2730 1214  L 2806 1192  L 2876 1170  L 2931 1149  L 2974 1132  L 3007 1116  L 3007 871  L 2941 860  L 2860 844  L 2773 827  L 2670 806  L 2567 784  L 2458 757  L 2241 702  L 2138 670  L 2046 637  L 1959 604  L 1883 566  L 1824 534  L 1780 495  L 1769 474  L 1758 457  L 1753 436  L 1758 419  L 1780 381  L 1813 343  L 1862 316  L 1921 289  L 1986 267  L 2062 245  L 2149 229  L 2236 213  L 2431 180  L 2627 158  L 2827 125  L 2920 109  L 3007 87  L 3007 0  L 2909 22  L 2795 44  L 2676 66  L 2551 82  L 2285 120  L 2155 136  L 2030 158  L 1905 174  L 1791 202  L 1688 229  L 1601 261  L 1525 300  L 1471 338  L 1455 359  L 1438 387  L 1427 414  L 1427 441  L 1427 441  Z N"/>
          </draw:custom-shape>
          <draw:custom-shape draw:style-name="gr7" draw:text-style-name="P7" draw:layer="backgroundobjects" svg:width="4.892cm" svg:height="2.12cm" svg:x="17.644cm" svg:y="9.112cm">
            <text:p/>
            <draw:enhanced-geometry svg:viewBox="0 0 1248 539" draw:type="non-primitive" draw:enhanced-path="M 0 332  L 0 360  L 5 387  L 27 414  L 54 436  L 92 463  L 141 490  L 195 512  L 255 539  L 212 517  L 179 490  L 157 468  L 141 447  L 136 425  L 136 403  L 141 381  L 157 365  L 179 343  L 201 327  L 266 294  L 353 262  L 445 234  L 554 213  L 662 191  L 890 153  L 993 136  L 1091 120  L 1178 115  L 1248 104  L 1248 0  L 1161 22  L 1069 38  L 874 71  L 673 93  L 483 126  L 391 142  L 309 158  L 228 180  L 163 202  L 103 229  L 54 256  L 22 294  L 0 332  L 0 332  Z N"/>
          </draw:custom-shape>
        </draw:g>
        <draw:custom-shape draw:style-name="gr8" draw:text-style-name="P7" draw:layer="backgroundobjects" svg:width="7.154cm" svg:height="6.046cm" svg:x="13.023cm" svg:y="5.274cm">
          <text:p/>
          <draw:enhanced-geometry svg:viewBox="0 0 2296 1469" draw:type="non-primitive" draw:enhanced-path="M 771 1088  L 982 1061  L 1178 1034  L 1357 1012  L 1520 985  L 1666 957  L 1796 930  L 1916 897  L 2013 870  L 2100 832  L 2171 800  L 2220 756  L 2263 712  L 2285 669  L 2296 614  L 2290 560  L 2269 500  L 2241 457  L 2198 408  L 2144 364  L 2079 321  L 2008 277  L 1927 234  L 1769 157  L 1688 125  L 1612 92  L 1536 65  L 1476 43  L 1422 27  L 1384 10  L 1357 5  L 1346 0  L 1498 54  L 1655 119  L 1807 185  L 1948 255  L 2013 288  L 2068 326  L 2122 364  L 2171 402  L 2209 440  L 2236 478  L 2252 522  L 2263 560  L 2258 598  L 2241 636  L 2214 669  L 2171 702  L 2122 729  L 2062 756  L 1997 778  L 1921 800  L 1834 821  L 1748 843  L 1552 876  L 1351 908  L 1134 941  L 923 968  L 716 995  L 521 1028  L 434 1044  L 353 1066  L 277 1082  L 206 1104  L 147 1126  L 92 1148  L 54 1175  L 22 1202  L 6 1229  L 0 1262  L 11 1295  L 27 1327  L 54 1355  L 98 1382  L 141 1404  L 196 1425  L 261 1447  L 326 1469  L 266 1442  L 217 1414  L 174 1387  L 147 1360  L 125 1333  L 120 1306  L 125 1278  L 141 1257  L 174 1229  L 212 1208  L 272 1186  L 342 1164  L 423 1142  L 527 1121  L 641 1104  L 771 1088  L 771 1088  Z N"/>
        </draw:custom-shape>
        <draw:custom-shape draw:style-name="gr9" draw:text-style-name="P7" draw:layer="backgroundobjects" svg:width="22.573cm" svg:height="6.986cm" svg:x="0cm" svg:y="0cm">
          <text:p/>
          <draw:enhanced-geometry svg:viewBox="0 0 5740 1906" draw:type="non-primitive" draw:enhanced-path="M 0 0  L 0 1906  L 5740 1906  L 5740 0  L 0 0  L 0 0  Z N"/>
        </draw:custom-shape>
      </draw:g>
      <draw:frame presentation:style-name="Title1-title" draw:layer="backgroundobjects" svg:width="19.196cm" svg:height="4.759cm" svg:x="1.693cm" svg:y="4.304cm" presentation:class="title" presentation:placeholder="true">
        <draw:text-box/>
      </draw:frame>
      <draw:frame presentation:style-name="pr4" draw:text-style-name="P4" draw:layer="backgroundobjects" svg:width="5.27cm" svg:height="1.178cm" svg:x="1.129cm" svg:y="15.481cm" presentation:class="date-time">
        <draw:text-box>
          <text:p text:style-name="P3"><text:span text:style-name="T1"><presentation:date-time/></text:span></text:p>
        </draw:text-box>
      </draw:frame>
      <draw:frame presentation:style-name="pr5" draw:text-style-name="P9" draw:layer="backgroundobjects" svg:width="7.148cm" svg:height="1.183cm" svg:x="7.717cm" svg:y="15.486cm" presentation:class="footer">
        <draw:text-box>
          <text:p text:style-name="P8"><text:span text:style-name="T2"><presentation:footer/></text:span></text:p>
        </draw:text-box>
      </draw:frame>
      <draw:frame presentation:style-name="pr6" draw:text-style-name="P6" draw:layer="backgroundobjects" svg:width="5.269cm" svg:height="1.183cm" svg:x="16.183cm" svg:y="15.495cm" presentation:class="page-number">
        <draw:text-box>
          <text:p text:style-name="P5"><text:span text:style-name="T2"><text:page-number>1</text:page-number></text:span></text:p>
        </draw:text-box>
      </draw:frame>
      <draw:frame presentation:style-name="Title1-outline1" draw:layer="backgroundobjects" svg:width="20.321cm" svg:height="11.212cm" svg:x="1.129cm" svg:y="3.975cm" presentation:class="outline" presentation:placeholder="true">
        <draw:text-box/>
      </draw:frame>
      <presentation:notes style:page-layout-name="PM0">
        <office:forms form:automatic-focus="false" form:apply-design-mode="false"/>
        <draw:rect draw:style-name="gr10" draw:text-style-name="P10" draw:layer="backgroundobjects" svg:width="20.32cm" svg:height="26.67cm" svg:x="0cm" svg:y="0cm">
          <text:p/>
        </draw:rect>
        <draw:custom-shape draw:style-name="gr11" draw:text-style-name="P7" draw:layer="backgroundobjects" svg:width="3.407cm" svg:height="0.661cm" svg:x="8.466cm" svg:y="25.365cm">
          <text:p text:style-name="P11"><text:span text:style-name="T3">Page </text:span><text:span text:style-name="T3"><text:page-number>1</text:page-number></text:span></text:p>
          <draw:enhanced-geometry svg:viewBox="0 0 21600 21600" draw:type="rectangle" draw:enhanced-path="M 0 0 L 21600 0 21600 21600 0 21600 0 0 Z N"/>
        </draw:custom-shape>
        <draw:page-thumbnail presentation:style-name="Title1-title" draw:layer="backgroundobjects" svg:width="13.238cm" svg:height="9.962cm" svg:x="3.537cm" svg:y="2.019cm" presentation:class="page"/>
        <draw:frame presentation:style-name="Title1-notes" draw:layer="backgroundobjects" svg:width="13.776cm" svg:height="11.885cm" svg:x="3.197cm" svg:y="13.481cm" presentation:class="notes" presentation:placeholder="true" presentation:user-transformed="true">
          <draw:text-box/>
        </draw:frame>
        <draw:line draw:style-name="gr12" draw:text-style-name="P12" draw:layer="backgroundobjects" svg:x1="3.488cm" svg:y1="13.115cm" svg:x2="17.057cm" svg:y2="13.119cm">
          <text:p/>
        </draw:line>
        <draw:custom-shape draw:style-name="gr13" draw:text-style-name="P7" draw:layer="backgroundobjects" svg:width="6.818cm" svg:height="0.718cm" svg:x="3.241cm" svg:y="12.383cm">
          <text:p/>
          <draw:enhanced-geometry svg:viewBox="0 0 21600 21600" draw:type="rectangle" draw:enhanced-path="M 0 0 L 21600 0 21600 21600 0 21600 0 0 Z N"/>
        </draw:custom-shape>
        <draw:custom-shape draw:style-name="gr13" draw:text-style-name="P7" draw:layer="backgroundobjects" svg:width="1.124cm" svg:height="0.476cm" svg:x="3.497cm" svg:y="12.515cm">
          <text:p/>
          <draw:enhanced-geometry svg:viewBox="0 0 21600 21600" draw:type="rectangle" draw:enhanced-path="M 0 0 L 21600 0 21600 21600 0 21600 0 0 Z N"/>
        </draw:custom-shape>
        <draw:custom-shape draw:style-name="gr14" draw:text-style-name="P7" draw:layer="backgroundobjects" svg:width="1.082cm" svg:height="0.466cm" svg:x="3.497cm" svg:y="12.532cm">
          <text:p text:style-name="P13"><text:span text:style-name="T4">Notes</text:span></text:p>
          <draw:enhanced-geometry svg:viewBox="0 0 21600 21600" draw:type="rectangle" draw:enhanced-path="M 0 0 L 21600 0 21600 21600 0 21600 0 0 Z N"/>
        </draw:custom-shap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RUP Deep overview</dc:title>
    <dc:subject>Rational</dc:subject>
    <meta:initial-creator>Masoud Kalali</meta:initial-creator>
    <meta:creation-date>2004-08-12T02:50:03</meta:creation-date>
    <dc:creator>Masoud Kalali</dc:creator>
    <dc:date>2006-03-04T13:38:04</dc:date>
    <meta:print-date>2001-04-16T18:23:05</meta:print-date>
    <meta:keyword>rational unified process RUP MSF microsoft solutions framework</meta:keyword>
    <dc:language>en-US</dc:language>
    <meta:editing-cycles>1959</meta:editing-cycles>
    <meta:editing-duration>PT11H47M45S</meta:editing-duration>
    <meta:user-defined meta:name="Info 1"/>
    <meta:user-defined meta:name="Info 2"/>
    <meta:user-defined meta:name="Info 3"/>
    <meta:user-defined meta:name="Info 4"/>
    <meta:document-statistic meta:object-count="575"/>
  </office:meta>
</office:document-meta>
</file>